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sos_Modelo_Theta_v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Quarentin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ositive_undetect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ositive_medic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Poblacion ini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1-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N$2]-[.H2]" office:value-type="float" office:value="127575528" calcext:value-type="float">
            <text:p>127575528</text:p>
          </table:table-cell>
          <table:table-cell table:formula="of:=ROUND([.K2]*0.8)" office:value-type="float" office:value="102060422" calcext:value-type="float">
            <text:p>102060422</text:p>
          </table:table-cell>
          <table:table-cell table:formula="of:=[.K2]-[.L2]-[.F2]-[.H2]" office:value-type="float" office:value="25515106" calcext:value-type="float">
            <text:p>25515106</text:p>
          </table:table-cell>
          <table:table-cell office:value-type="float" office:value="127575528" calcext:value-type="float">
            <text:p>12757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1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N$2]-[.H3]" office:value-type="float" office:value="127575528" calcext:value-type="float">
            <text:p>127575528</text:p>
          </table:table-cell>
          <table:table-cell table:formula="of:=ROUND([.K3]*0.8)" office:value-type="float" office:value="102060422" calcext:value-type="float">
            <text:p>102060422</text:p>
          </table:table-cell>
          <table:table-cell table:formula="of:=[.K3]-[.L3]-[.F3]-[.H3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N$2]-[.H4]" office:value-type="float" office:value="127575528" calcext:value-type="float">
            <text:p>127575528</text:p>
          </table:table-cell>
          <table:table-cell table:formula="of:=ROUND([.K4]*0.8)" office:value-type="float" office:value="102060422" calcext:value-type="float">
            <text:p>102060422</text:p>
          </table:table-cell>
          <table:table-cell table:formula="of:=[.K4]-[.L4]-[.F4]-[.H4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N$2]-[.H5]" office:value-type="float" office:value="127575528" calcext:value-type="float">
            <text:p>127575528</text:p>
          </table:table-cell>
          <table:table-cell table:formula="of:=ROUND([.K5]*0.8)" office:value-type="float" office:value="102060422" calcext:value-type="float">
            <text:p>102060422</text:p>
          </table:table-cell>
          <table:table-cell table:formula="of:=[.K5]-[.L5]-[.F5]-[.H5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N$2]-[.H6]" office:value-type="float" office:value="127575528" calcext:value-type="float">
            <text:p>127575528</text:p>
          </table:table-cell>
          <table:table-cell table:formula="of:=ROUND([.K6]*0.8)" office:value-type="float" office:value="102060422" calcext:value-type="float">
            <text:p>102060422</text:p>
          </table:table-cell>
          <table:table-cell table:formula="of:=[.K6]-[.L6]-[.F6]-[.H6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7]" office:value-type="float" office:value="127575528" calcext:value-type="float">
            <text:p>127575528</text:p>
          </table:table-cell>
          <table:table-cell table:formula="of:=ROUND([.K7]*0.8)" office:value-type="float" office:value="102060422" calcext:value-type="float">
            <text:p>102060422</text:p>
          </table:table-cell>
          <table:table-cell table:formula="of:=[.K7]-[.L7]-[.F7]-[.H7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8]" office:value-type="float" office:value="127575528" calcext:value-type="float">
            <text:p>127575528</text:p>
          </table:table-cell>
          <table:table-cell table:formula="of:=ROUND([.K8]*0.8)" office:value-type="float" office:value="102060422" calcext:value-type="float">
            <text:p>102060422</text:p>
          </table:table-cell>
          <table:table-cell table:formula="of:=[.K8]-[.L8]-[.F8]-[.H8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9]" office:value-type="float" office:value="127575528" calcext:value-type="float">
            <text:p>127575528</text:p>
          </table:table-cell>
          <table:table-cell table:formula="of:=ROUND([.K9]*0.8)" office:value-type="float" office:value="102060422" calcext:value-type="float">
            <text:p>102060422</text:p>
          </table:table-cell>
          <table:table-cell table:formula="of:=[.K9]-[.L9]-[.F9]-[.H9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10]" office:value-type="float" office:value="127575528" calcext:value-type="float">
            <text:p>127575528</text:p>
          </table:table-cell>
          <table:table-cell table:formula="of:=ROUND([.K10]*0.8)" office:value-type="float" office:value="102060422" calcext:value-type="float">
            <text:p>102060422</text:p>
          </table:table-cell>
          <table:table-cell table:formula="of:=[.K10]-[.L10]-[.F10]-[.H10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11]" office:value-type="float" office:value="127575528" calcext:value-type="float">
            <text:p>127575528</text:p>
          </table:table-cell>
          <table:table-cell table:formula="of:=ROUND([.K11]*0.8)" office:value-type="float" office:value="102060422" calcext:value-type="float">
            <text:p>102060422</text:p>
          </table:table-cell>
          <table:table-cell table:formula="of:=[.K11]-[.L11]-[.F11]-[.H11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12]" office:value-type="float" office:value="127575528" calcext:value-type="float">
            <text:p>127575528</text:p>
          </table:table-cell>
          <table:table-cell table:formula="of:=ROUND([.K12]*0.8)" office:value-type="float" office:value="102060422" calcext:value-type="float">
            <text:p>102060422</text:p>
          </table:table-cell>
          <table:table-cell table:formula="of:=[.K12]-[.L12]-[.F12]-[.H12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N$2]-[.H13]" office:value-type="float" office:value="127575528" calcext:value-type="float">
            <text:p>127575528</text:p>
          </table:table-cell>
          <table:table-cell table:formula="of:=ROUND([.K13]*0.8)" office:value-type="float" office:value="102060422" calcext:value-type="float">
            <text:p>102060422</text:p>
          </table:table-cell>
          <table:table-cell table:formula="of:=[.K13]-[.L13]-[.F13]-[.H13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4]" office:value-type="float" office:value="127575528" calcext:value-type="float">
            <text:p>127575528</text:p>
          </table:table-cell>
          <table:table-cell table:formula="of:=ROUND([.K14]*0.8)" office:value-type="float" office:value="102060422" calcext:value-type="float">
            <text:p>102060422</text:p>
          </table:table-cell>
          <table:table-cell table:formula="of:=[.K14]-[.L14]-[.F14]-[.H14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5]" office:value-type="float" office:value="127575528" calcext:value-type="float">
            <text:p>127575528</text:p>
          </table:table-cell>
          <table:table-cell table:formula="of:=ROUND([.K15]*0.8)" office:value-type="float" office:value="102060422" calcext:value-type="float">
            <text:p>102060422</text:p>
          </table:table-cell>
          <table:table-cell table:formula="of:=[.K15]-[.L15]-[.F15]-[.H15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6]" office:value-type="float" office:value="127575528" calcext:value-type="float">
            <text:p>127575528</text:p>
          </table:table-cell>
          <table:table-cell table:formula="of:=ROUND([.K16]*0.8)" office:value-type="float" office:value="102060422" calcext:value-type="float">
            <text:p>102060422</text:p>
          </table:table-cell>
          <table:table-cell table:formula="of:=[.K16]-[.L16]-[.F16]-[.H16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7]" office:value-type="float" office:value="127575528" calcext:value-type="float">
            <text:p>127575528</text:p>
          </table:table-cell>
          <table:table-cell table:formula="of:=ROUND([.K17]*0.8)" office:value-type="float" office:value="102060422" calcext:value-type="float">
            <text:p>102060422</text:p>
          </table:table-cell>
          <table:table-cell table:formula="of:=[.K17]-[.L17]-[.F17]-[.H17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8]" office:value-type="float" office:value="127575528" calcext:value-type="float">
            <text:p>127575528</text:p>
          </table:table-cell>
          <table:table-cell table:formula="of:=ROUND([.K18]*0.8)" office:value-type="float" office:value="102060422" calcext:value-type="float">
            <text:p>102060422</text:p>
          </table:table-cell>
          <table:table-cell table:formula="of:=[.K18]-[.L18]-[.F18]-[.H18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19]" office:value-type="float" office:value="127575528" calcext:value-type="float">
            <text:p>127575528</text:p>
          </table:table-cell>
          <table:table-cell table:formula="of:=ROUND([.K19]*0.8)" office:value-type="float" office:value="102060422" calcext:value-type="float">
            <text:p>102060422</text:p>
          </table:table-cell>
          <table:table-cell table:formula="of:=[.K19]-[.L19]-[.F19]-[.H19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N$2]-[.H20]" office:value-type="float" office:value="127575528" calcext:value-type="float">
            <text:p>127575528</text:p>
          </table:table-cell>
          <table:table-cell table:formula="of:=ROUND([.K20]*0.8)" office:value-type="float" office:value="102060422" calcext:value-type="float">
            <text:p>102060422</text:p>
          </table:table-cell>
          <table:table-cell table:formula="of:=[.K20]-[.L20]-[.F20]-[.H20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1]" office:value-type="float" office:value="127575528" calcext:value-type="float">
            <text:p>127575528</text:p>
          </table:table-cell>
          <table:table-cell table:formula="of:=ROUND([.K21]*0.8)" office:value-type="float" office:value="102060422" calcext:value-type="float">
            <text:p>102060422</text:p>
          </table:table-cell>
          <table:table-cell table:formula="of:=[.K21]-[.L21]-[.F21]-[.H21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2]" office:value-type="float" office:value="127575528" calcext:value-type="float">
            <text:p>127575528</text:p>
          </table:table-cell>
          <table:table-cell table:formula="of:=ROUND([.K22]*0.8)" office:value-type="float" office:value="102060422" calcext:value-type="float">
            <text:p>102060422</text:p>
          </table:table-cell>
          <table:table-cell table:formula="of:=[.K22]-[.L22]-[.F22]-[.H22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3]" office:value-type="float" office:value="127575528" calcext:value-type="float">
            <text:p>127575528</text:p>
          </table:table-cell>
          <table:table-cell table:formula="of:=ROUND([.K23]*0.8)" office:value-type="float" office:value="102060422" calcext:value-type="float">
            <text:p>102060422</text:p>
          </table:table-cell>
          <table:table-cell table:formula="of:=[.K23]-[.L23]-[.F23]-[.H23]" office:value-type="float" office:value="25515106" calcext:value-type="float">
            <text:p>2551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9" calcext:value-type="float">
            <text:p>41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4]" office:value-type="float" office:value="127575528" calcext:value-type="float">
            <text:p>127575528</text:p>
          </table:table-cell>
          <table:table-cell table:formula="of:=ROUND([.K24]*0.8)" office:value-type="float" office:value="102060422" calcext:value-type="float">
            <text:p>102060422</text:p>
          </table:table-cell>
          <table:table-cell table:formula="of:=[.K24]-[.L24]-[.F24]-[.H24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5]" office:value-type="float" office:value="127575528" calcext:value-type="float">
            <text:p>127575528</text:p>
          </table:table-cell>
          <table:table-cell table:formula="of:=ROUND([.K25]*0.8)" office:value-type="float" office:value="102060422" calcext:value-type="float">
            <text:p>102060422</text:p>
          </table:table-cell>
          <table:table-cell table:formula="of:=[.K25]-[.L25]-[.F25]-[.H25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1" calcext:value-type="float">
            <text:p>45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6]" office:value-type="float" office:value="127575528" calcext:value-type="float">
            <text:p>127575528</text:p>
          </table:table-cell>
          <table:table-cell table:formula="of:=ROUND([.K26]*0.8)" office:value-type="float" office:value="102060422" calcext:value-type="float">
            <text:p>102060422</text:p>
          </table:table-cell>
          <table:table-cell table:formula="of:=[.K26]-[.L26]-[.F26]-[.H26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" calcext:value-type="float">
            <text:p>46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7]" office:value-type="float" office:value="127575528" calcext:value-type="float">
            <text:p>127575528</text:p>
          </table:table-cell>
          <table:table-cell table:formula="of:=ROUND([.K27]*0.8)" office:value-type="float" office:value="102060422" calcext:value-type="float">
            <text:p>102060422</text:p>
          </table:table-cell>
          <table:table-cell table:formula="of:=[.K27]-[.L27]-[.F27]-[.H27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2" calcext:value-type="float">
            <text:p>49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8]" office:value-type="float" office:value="127575528" calcext:value-type="float">
            <text:p>127575528</text:p>
          </table:table-cell>
          <table:table-cell table:formula="of:=ROUND([.K28]*0.8)" office:value-type="float" office:value="102060422" calcext:value-type="float">
            <text:p>102060422</text:p>
          </table:table-cell>
          <table:table-cell table:formula="of:=[.K28]-[.L28]-[.F28]-[.H28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9" calcext:value-type="float">
            <text:p>53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29]" office:value-type="float" office:value="127575528" calcext:value-type="float">
            <text:p>127575528</text:p>
          </table:table-cell>
          <table:table-cell table:formula="of:=ROUND([.K29]*0.8)" office:value-type="float" office:value="102060422" calcext:value-type="float">
            <text:p>102060422</text:p>
          </table:table-cell>
          <table:table-cell table:formula="of:=[.K29]-[.L29]-[.F29]-[.H29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3" calcext:value-type="float">
            <text:p>56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30]" office:value-type="float" office:value="127575528" calcext:value-type="float">
            <text:p>127575528</text:p>
          </table:table-cell>
          <table:table-cell table:formula="of:=ROUND([.K30]*0.8)" office:value-type="float" office:value="102060422" calcext:value-type="float">
            <text:p>102060422</text:p>
          </table:table-cell>
          <table:table-cell table:formula="of:=[.K30]-[.L30]-[.F30]-[.H30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3" calcext:value-type="float">
            <text:p>60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31]" office:value-type="float" office:value="127575528" calcext:value-type="float">
            <text:p>127575528</text:p>
          </table:table-cell>
          <table:table-cell table:formula="of:=ROUND([.K31]*0.8)" office:value-type="float" office:value="102060422" calcext:value-type="float">
            <text:p>102060422</text:p>
          </table:table-cell>
          <table:table-cell table:formula="of:=[.K31]-[.L31]-[.F31]-[.H31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32]" office:value-type="float" office:value="127575528" calcext:value-type="float">
            <text:p>127575528</text:p>
          </table:table-cell>
          <table:table-cell table:formula="of:=ROUND([.K32]*0.8)" office:value-type="float" office:value="102060422" calcext:value-type="float">
            <text:p>102060422</text:p>
          </table:table-cell>
          <table:table-cell table:formula="of:=[.K32]-[.L32]-[.F32]-[.H32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73" calcext:value-type="float">
            <text:p>62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33]" office:value-type="float" office:value="127575528" calcext:value-type="float">
            <text:p>127575528</text:p>
          </table:table-cell>
          <table:table-cell table:formula="of:=ROUND([.K33]*0.8)" office:value-type="float" office:value="102060422" calcext:value-type="float">
            <text:p>102060422</text:p>
          </table:table-cell>
          <table:table-cell table:formula="of:=[.K33]-[.L33]-[.F33]-[.H33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7" calcext:value-type="float">
            <text:p>63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N$2]-[.H34]" office:value-type="float" office:value="127575528" calcext:value-type="float">
            <text:p>127575528</text:p>
          </table:table-cell>
          <table:table-cell table:formula="of:=ROUND([.K34]*0.8)" office:value-type="float" office:value="102060422" calcext:value-type="float">
            <text:p>102060422</text:p>
          </table:table-cell>
          <table:table-cell table:formula="of:=[.K34]-[.L34]-[.F34]-[.H34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35]" office:value-type="float" office:value="127575528" calcext:value-type="float">
            <text:p>127575528</text:p>
          </table:table-cell>
          <table:table-cell table:formula="of:=ROUND([.K35]*0.8)" office:value-type="float" office:value="102060422" calcext:value-type="float">
            <text:p>102060422</text:p>
          </table:table-cell>
          <table:table-cell table:formula="of:=[.K35]-[.L35]-[.F35]-[.H35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" calcext:value-type="float">
            <text:p>6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36]" office:value-type="float" office:value="127575528" calcext:value-type="float">
            <text:p>127575528</text:p>
          </table:table-cell>
          <table:table-cell table:formula="of:=ROUND([.K36]*0.8)" office:value-type="float" office:value="102060422" calcext:value-type="float">
            <text:p>102060422</text:p>
          </table:table-cell>
          <table:table-cell table:formula="of:=[.K36]-[.L36]-[.F36]-[.H36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37]" office:value-type="float" office:value="127575528" calcext:value-type="float">
            <text:p>127575528</text:p>
          </table:table-cell>
          <table:table-cell table:formula="of:=ROUND([.K37]*0.8)" office:value-type="float" office:value="102060422" calcext:value-type="float">
            <text:p>102060422</text:p>
          </table:table-cell>
          <table:table-cell table:formula="of:=[.K37]-[.L37]-[.F37]-[.H37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79" calcext:value-type="float">
            <text:p>74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38]" office:value-type="float" office:value="127575528" calcext:value-type="float">
            <text:p>127575528</text:p>
          </table:table-cell>
          <table:table-cell table:formula="of:=ROUND([.K38]*0.8)" office:value-type="float" office:value="102060422" calcext:value-type="float">
            <text:p>102060422</text:p>
          </table:table-cell>
          <table:table-cell table:formula="of:=[.K38]-[.L38]-[.F38]-[.H38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39]" office:value-type="float" office:value="127575528" calcext:value-type="float">
            <text:p>127575528</text:p>
          </table:table-cell>
          <table:table-cell table:formula="of:=ROUND([.K39]*0.8)" office:value-type="float" office:value="102060422" calcext:value-type="float">
            <text:p>102060422</text:p>
          </table:table-cell>
          <table:table-cell table:formula="of:=[.K39]-[.L39]-[.F39]-[.H39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87" calcext:value-type="float">
            <text:p>77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40]" office:value-type="float" office:value="127575528" calcext:value-type="float">
            <text:p>127575528</text:p>
          </table:table-cell>
          <table:table-cell table:formula="of:=ROUND([.K40]*0.8)" office:value-type="float" office:value="102060422" calcext:value-type="float">
            <text:p>102060422</text:p>
          </table:table-cell>
          <table:table-cell table:formula="of:=[.K40]-[.L40]-[.F40]-[.H40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N$2]-[.H41]" office:value-type="float" office:value="127575528" calcext:value-type="float">
            <text:p>127575528</text:p>
          </table:table-cell>
          <table:table-cell table:formula="of:=ROUND([.K41]*0.8)" office:value-type="float" office:value="102060422" calcext:value-type="float">
            <text:p>102060422</text:p>
          </table:table-cell>
          <table:table-cell table:formula="of:=[.K41]-[.L41]-[.F41]-[.H41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7" calcext:value-type="float">
            <text:p>82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2]" office:value-type="float" office:value="127575528" calcext:value-type="float">
            <text:p>127575528</text:p>
          </table:table-cell>
          <table:table-cell table:formula="of:=ROUND([.K42]*0.8)" office:value-type="float" office:value="102060422" calcext:value-type="float">
            <text:p>102060422</text:p>
          </table:table-cell>
          <table:table-cell table:formula="of:=[.K42]-[.L42]-[.F42]-[.H42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6" calcext:value-type="float">
            <text:p>85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3]" office:value-type="float" office:value="127575528" calcext:value-type="float">
            <text:p>127575528</text:p>
          </table:table-cell>
          <table:table-cell table:formula="of:=ROUND([.K43]*0.8)" office:value-type="float" office:value="102060422" calcext:value-type="float">
            <text:p>102060422</text:p>
          </table:table-cell>
          <table:table-cell table:formula="of:=[.K43]-[.L43]-[.F43]-[.H43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10" calcext:value-type="float">
            <text:p>88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4]" office:value-type="float" office:value="127575528" calcext:value-type="float">
            <text:p>127575528</text:p>
          </table:table-cell>
          <table:table-cell table:formula="of:=ROUND([.K44]*0.8)" office:value-type="float" office:value="102060422" calcext:value-type="float">
            <text:p>102060422</text:p>
          </table:table-cell>
          <table:table-cell table:formula="of:=[.K44]-[.L44]-[.F44]-[.H44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9" calcext:value-type="float">
            <text:p>90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5]" office:value-type="float" office:value="127575528" calcext:value-type="float">
            <text:p>127575528</text:p>
          </table:table-cell>
          <table:table-cell table:formula="of:=ROUND([.K45]*0.8)" office:value-type="float" office:value="102060422" calcext:value-type="float">
            <text:p>102060422</text:p>
          </table:table-cell>
          <table:table-cell table:formula="of:=[.K45]-[.L45]-[.F45]-[.H45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71" calcext:value-type="float">
            <text:p>92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6]" office:value-type="float" office:value="127575528" calcext:value-type="float">
            <text:p>127575528</text:p>
          </table:table-cell>
          <table:table-cell table:formula="of:=ROUND([.K46]*0.8)" office:value-type="float" office:value="102060422" calcext:value-type="float">
            <text:p>102060422</text:p>
          </table:table-cell>
          <table:table-cell table:formula="of:=[.K46]-[.L46]-[.F46]-[.H46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5" calcext:value-type="float">
            <text:p>93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7]" office:value-type="float" office:value="127575528" calcext:value-type="float">
            <text:p>127575528</text:p>
          </table:table-cell>
          <table:table-cell table:formula="of:=ROUND([.K47]*0.8)" office:value-type="float" office:value="102060422" calcext:value-type="float">
            <text:p>102060422</text:p>
          </table:table-cell>
          <table:table-cell table:formula="of:=[.K47]-[.L47]-[.F47]-[.H47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" calcext:value-type="float">
            <text:p>94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N$2]-[.H48]" office:value-type="float" office:value="127575528" calcext:value-type="float">
            <text:p>127575528</text:p>
          </table:table-cell>
          <table:table-cell table:formula="of:=ROUND([.K48]*0.8)" office:value-type="float" office:value="102060422" calcext:value-type="float">
            <text:p>102060422</text:p>
          </table:table-cell>
          <table:table-cell table:formula="of:=[.K48]-[.L48]-[.F48]-[.H48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49]" office:value-type="float" office:value="127575528" calcext:value-type="float">
            <text:p>127575528</text:p>
          </table:table-cell>
          <table:table-cell table:formula="of:=ROUND([.K49]*0.8)" office:value-type="float" office:value="102060422" calcext:value-type="float">
            <text:p>102060422</text:p>
          </table:table-cell>
          <table:table-cell table:formula="of:=[.K49]-[.L49]-[.F49]-[.H49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6" calcext:value-type="float">
            <text:p>100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0]" office:value-type="float" office:value="127575528" calcext:value-type="float">
            <text:p>127575528</text:p>
          </table:table-cell>
          <table:table-cell table:formula="of:=ROUND([.K50]*0.8)" office:value-type="float" office:value="102060422" calcext:value-type="float">
            <text:p>102060422</text:p>
          </table:table-cell>
          <table:table-cell table:formula="of:=[.K50]-[.L50]-[.F50]-[.H50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84" calcext:value-type="float">
            <text:p>103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1]" office:value-type="float" office:value="127575528" calcext:value-type="float">
            <text:p>127575528</text:p>
          </table:table-cell>
          <table:table-cell table:formula="of:=ROUND([.K51]*0.8)" office:value-type="float" office:value="102060422" calcext:value-type="float">
            <text:p>102060422</text:p>
          </table:table-cell>
          <table:table-cell table:formula="of:=[.K51]-[.L51]-[.F51]-[.H51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91" calcext:value-type="float">
            <text:p>106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2]" office:value-type="float" office:value="127575528" calcext:value-type="float">
            <text:p>127575528</text:p>
          </table:table-cell>
          <table:table-cell table:formula="of:=ROUND([.K52]*0.8)" office:value-type="float" office:value="102060422" calcext:value-type="float">
            <text:p>102060422</text:p>
          </table:table-cell>
          <table:table-cell table:formula="of:=[.K52]-[.L52]-[.F52]-[.H52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71" calcext:value-type="float">
            <text:p>109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3]" office:value-type="float" office:value="127575528" calcext:value-type="float">
            <text:p>127575528</text:p>
          </table:table-cell>
          <table:table-cell table:formula="of:=ROUND([.K53]*0.8)" office:value-type="float" office:value="102060422" calcext:value-type="float">
            <text:p>102060422</text:p>
          </table:table-cell>
          <table:table-cell table:formula="of:=[.K53]-[.L53]-[.F53]-[.H53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28" calcext:value-type="float">
            <text:p>110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4]" office:value-type="float" office:value="127575528" calcext:value-type="float">
            <text:p>127575528</text:p>
          </table:table-cell>
          <table:table-cell table:formula="of:=ROUND([.K54]*0.8)" office:value-type="float" office:value="102060422" calcext:value-type="float">
            <text:p>102060422</text:p>
          </table:table-cell>
          <table:table-cell table:formula="of:=[.K54]-[.L54]-[.F54]-[.H54]" office:value-type="float" office:value="25515105" calcext:value-type="float">
            <text:p>2551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21" calcext:value-type="float">
            <text:p>111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N$2]-[.H55]" office:value-type="float" office:value="127575528" calcext:value-type="float">
            <text:p>127575528</text:p>
          </table:table-cell>
          <table:table-cell table:formula="of:=ROUND([.K55]*0.8)" office:value-type="float" office:value="102060422" calcext:value-type="float">
            <text:p>102060422</text:p>
          </table:table-cell>
          <table:table-cell table:formula="of:=[.K55]-[.L55]-[.F55]-[.H55]" office:value-type="float" office:value="25515104" calcext:value-type="float">
            <text:p>25515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53" calcext:value-type="float">
            <text:p>1145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56]" office:value-type="float" office:value="127575527" calcext:value-type="float">
            <text:p>127575527</text:p>
          </table:table-cell>
          <table:table-cell table:formula="of:=ROUND([.K56]*0.8)" office:value-type="float" office:value="102060422" calcext:value-type="float">
            <text:p>102060422</text:p>
          </table:table-cell>
          <table:table-cell table:formula="of:=[.K56]-[.L56]-[.F56]-[.H56]" office:value-type="float" office:value="25515100" calcext:value-type="float">
            <text:p>25515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775" calcext:value-type="float">
            <text:p>117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57]" office:value-type="float" office:value="127575527" calcext:value-type="float">
            <text:p>127575527</text:p>
          </table:table-cell>
          <table:table-cell table:formula="of:=ROUND([.K57]*0.8)" office:value-type="float" office:value="102060422" calcext:value-type="float">
            <text:p>102060422</text:p>
          </table:table-cell>
          <table:table-cell table:formula="of:=[.K57]-[.L57]-[.F57]-[.H57]" office:value-type="float" office:value="25515100" calcext:value-type="float">
            <text:p>25515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79" calcext:value-type="float">
            <text:p>12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58]" office:value-type="float" office:value="127575527" calcext:value-type="float">
            <text:p>127575527</text:p>
          </table:table-cell>
          <table:table-cell table:formula="of:=ROUND([.K58]*0.8)" office:value-type="float" office:value="102060422" calcext:value-type="float">
            <text:p>102060422</text:p>
          </table:table-cell>
          <table:table-cell table:formula="of:=[.K58]-[.L58]-[.F58]-[.H58]" office:value-type="float" office:value="25515100" calcext:value-type="float">
            <text:p>25515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346" calcext:value-type="float">
            <text:p>123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59]" office:value-type="float" office:value="127575526" calcext:value-type="float">
            <text:p>127575526</text:p>
          </table:table-cell>
          <table:table-cell table:formula="of:=ROUND([.K59]*0.8)" office:value-type="float" office:value="102060421" calcext:value-type="float">
            <text:p>102060421</text:p>
          </table:table-cell>
          <table:table-cell table:formula="of:=[.K59]-[.L59]-[.F59]-[.H59]" office:value-type="float" office:value="25515095" calcext:value-type="float">
            <text:p>25515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608" calcext:value-type="float">
            <text:p>126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60]" office:value-type="float" office:value="127575526" calcext:value-type="float">
            <text:p>127575526</text:p>
          </table:table-cell>
          <table:table-cell table:formula="of:=ROUND([.K60]*0.8)" office:value-type="float" office:value="102060421" calcext:value-type="float">
            <text:p>102060421</text:p>
          </table:table-cell>
          <table:table-cell table:formula="of:=[.K60]-[.L60]-[.F60]-[.H60]" office:value-type="float" office:value="25515093" calcext:value-type="float">
            <text:p>25515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73" calcext:value-type="float">
            <text:p>1267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61]" office:value-type="float" office:value="127575526" calcext:value-type="float">
            <text:p>127575526</text:p>
          </table:table-cell>
          <table:table-cell table:formula="of:=ROUND([.K61]*0.8)" office:value-type="float" office:value="102060421" calcext:value-type="float">
            <text:p>102060421</text:p>
          </table:table-cell>
          <table:table-cell table:formula="of:=[.K61]-[.L61]-[.F61]-[.H61]" office:value-type="float" office:value="25515092" calcext:value-type="float">
            <text:p>25515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763" calcext:value-type="float">
            <text:p>127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N$2]-[.H62]" office:value-type="float" office:value="127575526" calcext:value-type="float">
            <text:p>127575526</text:p>
          </table:table-cell>
          <table:table-cell table:formula="of:=ROUND([.K62]*0.8)" office:value-type="float" office:value="102060421" calcext:value-type="float">
            <text:p>102060421</text:p>
          </table:table-cell>
          <table:table-cell table:formula="of:=[.K62]-[.L62]-[.F62]-[.H62]" office:value-type="float" office:value="25515092" calcext:value-type="float">
            <text:p>25515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149" calcext:value-type="float">
            <text:p>1314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3]" office:value-type="float" office:value="127575525" calcext:value-type="float">
            <text:p>127575525</text:p>
          </table:table-cell>
          <table:table-cell table:formula="of:=ROUND([.K63]*0.8)" office:value-type="float" office:value="102060420" calcext:value-type="float">
            <text:p>102060420</text:p>
          </table:table-cell>
          <table:table-cell table:formula="of:=[.K63]-[.L63]-[.F63]-[.H63]" office:value-type="float" office:value="25515090" calcext:value-type="float">
            <text:p>25515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24" calcext:value-type="float">
            <text:p>135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4]" office:value-type="float" office:value="127575525" calcext:value-type="float">
            <text:p>127575525</text:p>
          </table:table-cell>
          <table:table-cell table:formula="of:=ROUND([.K64]*0.8)" office:value-type="float" office:value="102060420" calcext:value-type="float">
            <text:p>102060420</text:p>
          </table:table-cell>
          <table:table-cell table:formula="of:=[.K64]-[.L64]-[.F64]-[.H64]" office:value-type="float" office:value="25515090" calcext:value-type="float">
            <text:p>25515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93" calcext:value-type="float">
            <text:p>1389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5]" office:value-type="float" office:value="127575524" calcext:value-type="float">
            <text:p>127575524</text:p>
          </table:table-cell>
          <table:table-cell table:formula="of:=ROUND([.K65]*0.8)" office:value-type="float" office:value="102060419" calcext:value-type="float">
            <text:p>102060419</text:p>
          </table:table-cell>
          <table:table-cell table:formula="of:=[.K65]-[.L65]-[.F65]-[.H65]" office:value-type="float" office:value="25515087" calcext:value-type="float">
            <text:p>25515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239" calcext:value-type="float">
            <text:p>1423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6]" office:value-type="float" office:value="127575524" calcext:value-type="float">
            <text:p>127575524</text:p>
          </table:table-cell>
          <table:table-cell table:formula="of:=ROUND([.K66]*0.8)" office:value-type="float" office:value="102060419" calcext:value-type="float">
            <text:p>102060419</text:p>
          </table:table-cell>
          <table:table-cell table:formula="of:=[.K66]-[.L66]-[.F66]-[.H66]" office:value-type="float" office:value="25515085" calcext:value-type="float">
            <text:p>25515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510" calcext:value-type="float">
            <text:p>145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7]" office:value-type="float" office:value="127575524" calcext:value-type="float">
            <text:p>127575524</text:p>
          </table:table-cell>
          <table:table-cell table:formula="of:=ROUND([.K67]*0.8)" office:value-type="float" office:value="102060419" calcext:value-type="float">
            <text:p>102060419</text:p>
          </table:table-cell>
          <table:table-cell table:formula="of:=[.K67]-[.L67]-[.F67]-[.H67]" office:value-type="float" office:value="25515085" calcext:value-type="float">
            <text:p>25515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573" calcext:value-type="float">
            <text:p>145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8]" office:value-type="float" office:value="127575524" calcext:value-type="float">
            <text:p>127575524</text:p>
          </table:table-cell>
          <table:table-cell table:formula="of:=ROUND([.K68]*0.8)" office:value-type="float" office:value="102060419" calcext:value-type="float">
            <text:p>102060419</text:p>
          </table:table-cell>
          <table:table-cell table:formula="of:=[.K68]-[.L68]-[.F68]-[.H68]" office:value-type="float" office:value="25515084" calcext:value-type="float">
            <text:p>25515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648" calcext:value-type="float">
            <text:p>146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N$2]-[.H69]" office:value-type="float" office:value="127575524" calcext:value-type="float">
            <text:p>127575524</text:p>
          </table:table-cell>
          <table:table-cell table:formula="of:=ROUND([.K69]*0.8)" office:value-type="float" office:value="102060419" calcext:value-type="float">
            <text:p>102060419</text:p>
          </table:table-cell>
          <table:table-cell table:formula="of:=[.K69]-[.L69]-[.F69]-[.H69]" office:value-type="float" office:value="25515080" calcext:value-type="float">
            <text:p>25515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917" calcext:value-type="float">
            <text:p>149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$N$2]-[.H70]" office:value-type="float" office:value="127575524" calcext:value-type="float">
            <text:p>127575524</text:p>
          </table:table-cell>
          <table:table-cell table:formula="of:=ROUND([.K70]*0.8)" office:value-type="float" office:value="102060419" calcext:value-type="float">
            <text:p>102060419</text:p>
          </table:table-cell>
          <table:table-cell table:formula="of:=[.K70]-[.L70]-[.F70]-[.H70]" office:value-type="float" office:value="25515078" calcext:value-type="float">
            <text:p>25515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247" calcext:value-type="float">
            <text:p>1524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$N$2]-[.H71]" office:value-type="float" office:value="127575523" calcext:value-type="float">
            <text:p>127575523</text:p>
          </table:table-cell>
          <table:table-cell table:formula="of:=ROUND([.K71]*0.8)" office:value-type="float" office:value="102060418" calcext:value-type="float">
            <text:p>102060418</text:p>
          </table:table-cell>
          <table:table-cell table:formula="of:=[.K71]-[.L71]-[.F71]-[.H71]" office:value-type="float" office:value="25515068" calcext:value-type="float">
            <text:p>25515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578" calcext:value-type="float">
            <text:p>1557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$N$2]-[.H72]" office:value-type="float" office:value="127575523" calcext:value-type="float">
            <text:p>127575523</text:p>
          </table:table-cell>
          <table:table-cell table:formula="of:=ROUND([.K72]*0.8)" office:value-type="float" office:value="102060418" calcext:value-type="float">
            <text:p>102060418</text:p>
          </table:table-cell>
          <table:table-cell table:formula="of:=[.K72]-[.L72]-[.F72]-[.H72]" office:value-type="float" office:value="25515040" calcext:value-type="float">
            <text:p>25515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890" calcext:value-type="float">
            <text:p>1589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$N$2]-[.H73]" office:value-type="float" office:value="127575522" calcext:value-type="float">
            <text:p>127575522</text:p>
          </table:table-cell>
          <table:table-cell table:formula="of:=ROUND([.K73]*0.8)" office:value-type="float" office:value="102060418" calcext:value-type="float">
            <text:p>102060418</text:p>
          </table:table-cell>
          <table:table-cell table:formula="of:=[.K73]-[.L73]-[.F73]-[.H73]" office:value-type="float" office:value="25515009" calcext:value-type="float">
            <text:p>25515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6187" calcext:value-type="float">
            <text:p>1618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$N$2]-[.H74]" office:value-type="float" office:value="127575522" calcext:value-type="float">
            <text:p>127575522</text:p>
          </table:table-cell>
          <table:table-cell table:formula="of:=ROUND([.K74]*0.8)" office:value-type="float" office:value="102060418" calcext:value-type="float">
            <text:p>102060418</text:p>
          </table:table-cell>
          <table:table-cell table:formula="of:=[.K74]-[.L74]-[.F74]-[.H74]" office:value-type="float" office:value="25514950" calcext:value-type="float">
            <text:p>25514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6257" calcext:value-type="float">
            <text:p>1625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$N$2]-[.H75]" office:value-type="float" office:value="127575522" calcext:value-type="float">
            <text:p>127575522</text:p>
          </table:table-cell>
          <table:table-cell table:formula="of:=ROUND([.K75]*0.8)" office:value-type="float" office:value="102060418" calcext:value-type="float">
            <text:p>102060418</text:p>
          </table:table-cell>
          <table:table-cell table:formula="of:=[.K75]-[.L75]-[.F75]-[.H75]" office:value-type="float" office:value="25514900" calcext:value-type="float">
            <text:p>25514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6342" calcext:value-type="float">
            <text:p>1634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$N$2]-[.H76]" office:value-type="float" office:value="127575518" calcext:value-type="float">
            <text:p>127575518</text:p>
          </table:table-cell>
          <table:table-cell table:formula="of:=ROUND([.K76]*0.8)" office:value-type="float" office:value="102060414" calcext:value-type="float">
            <text:p>102060414</text:p>
          </table:table-cell>
          <table:table-cell table:formula="of:=[.K76]-[.L76]-[.F76]-[.H76]" office:value-type="float" office:value="25514860" calcext:value-type="float">
            <text:p>25514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44" calcext:value-type="float">
            <text:p>44</text:p>
          </table:table-cell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6523" calcext:value-type="float">
            <text:p>16523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77]" office:value-type="float" office:value="127575512" calcext:value-type="float">
            <text:p>127575512</text:p>
          </table:table-cell>
          <table:table-cell table:formula="of:=ROUND([.K77]*0.8)" office:value-type="float" office:value="102060410" calcext:value-type="float">
            <text:p>102060410</text:p>
          </table:table-cell>
          <table:table-cell table:formula="of:=[.K77]-[.L77]-[.F77]-[.H77]" office:value-type="float" office:value="25514783" calcext:value-type="float">
            <text:p>25514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51" calcext:value-type="float">
            <text:p>51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7006" calcext:value-type="float">
            <text:p>17006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78]" office:value-type="float" office:value="127575510" calcext:value-type="float">
            <text:p>127575510</text:p>
          </table:table-cell>
          <table:table-cell table:formula="of:=ROUND([.K78]*0.8)" office:value-type="float" office:value="102060408" calcext:value-type="float">
            <text:p>102060408</text:p>
          </table:table-cell>
          <table:table-cell table:formula="of:=[.K78]-[.L78]-[.F78]-[.H78]" office:value-type="float" office:value="25514689" calcext:value-type="float">
            <text:p>255146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60" calcext:value-type="float">
            <text:p>60</text:p>
          </table:table-cell>
          <table:table-cell office:value-type="float" office:value="437" calcext:value-type="float">
            <text:p>43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7482" calcext:value-type="float">
            <text:p>17482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79]" office:value-type="float" office:value="127575506" calcext:value-type="float">
            <text:p>127575506</text:p>
          </table:table-cell>
          <table:table-cell table:formula="of:=ROUND([.K79]*0.8)" office:value-type="float" office:value="102060405" calcext:value-type="float">
            <text:p>102060405</text:p>
          </table:table-cell>
          <table:table-cell table:formula="of:=[.K79]-[.L79]-[.F79]-[.H79]" office:value-type="float" office:value="25514582" calcext:value-type="float">
            <text:p>25514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79" calcext:value-type="float">
            <text:p>79</text:p>
          </table:table-cell>
          <table:table-cell office:value-type="float" office:value="529" calcext:value-type="float">
            <text:p>5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7952" calcext:value-type="float">
            <text:p>17952</text:p>
          </table:table-cell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80]" office:value-type="float" office:value="127575497" calcext:value-type="float">
            <text:p>127575497</text:p>
          </table:table-cell>
          <table:table-cell table:formula="of:=ROUND([.K80]*0.8)" office:value-type="float" office:value="102060398" calcext:value-type="float">
            <text:p>102060398</text:p>
          </table:table-cell>
          <table:table-cell table:formula="of:=[.K80]-[.L80]-[.F80]-[.H80]" office:value-type="float" office:value="25514460" calcext:value-type="float">
            <text:p>25514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97" calcext:value-type="float">
            <text:p>97</text:p>
          </table:table-cell>
          <table:table-cell office:value-type="float" office:value="611" calcext:value-type="float">
            <text:p>6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18339" calcext:value-type="float">
            <text:p>18339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81]" office:value-type="float" office:value="127575488" calcext:value-type="float">
            <text:p>127575488</text:p>
          </table:table-cell>
          <table:table-cell table:formula="of:=ROUND([.K81]*0.8)" office:value-type="float" office:value="102060390" calcext:value-type="float">
            <text:p>102060390</text:p>
          </table:table-cell>
          <table:table-cell table:formula="of:=[.K81]-[.L81]-[.F81]-[.H81]" office:value-type="float" office:value="25514350" calcext:value-type="float">
            <text:p>25514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117" calcext:value-type="float">
            <text:p>117</text:p>
          </table:table-cell>
          <table:table-cell office:value-type="float" office:value="657" calcext:value-type="float">
            <text:p>65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18471" calcext:value-type="float">
            <text:p>18471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82]" office:value-type="float" office:value="127575478" calcext:value-type="float">
            <text:p>127575478</text:p>
          </table:table-cell>
          <table:table-cell table:formula="of:=ROUND([.K82]*0.8)" office:value-type="float" office:value="102060382" calcext:value-type="float">
            <text:p>102060382</text:p>
          </table:table-cell>
          <table:table-cell table:formula="of:=[.K82]-[.L82]-[.F82]-[.H82]" office:value-type="float" office:value="25514272" calcext:value-type="float">
            <text:p>25514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136" calcext:value-type="float">
            <text:p>136</text:p>
          </table:table-cell>
          <table:table-cell office:value-type="float" office:value="685" calcext:value-type="float">
            <text:p>68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18599" calcext:value-type="float">
            <text:p>18599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$N$2]-[.H83]" office:value-type="float" office:value="127575465" calcext:value-type="float">
            <text:p>127575465</text:p>
          </table:table-cell>
          <table:table-cell table:formula="of:=ROUND([.K83]*0.8)" office:value-type="float" office:value="102060372" calcext:value-type="float">
            <text:p>102060372</text:p>
          </table:table-cell>
          <table:table-cell table:formula="of:=[.K83]-[.L83]-[.F83]-[.H83]" office:value-type="float" office:value="25514209" calcext:value-type="float">
            <text:p>25514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75" calcext:value-type="float">
            <text:p>175</text:p>
          </table:table-cell>
          <table:table-cell office:value-type="float" office:value="776" calcext:value-type="float">
            <text:p>77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19023" calcext:value-type="float">
            <text:p>19023</text:p>
          </table:table-cell>
          <table:table-cell office:value-type="float" office:value="81" calcext:value-type="float">
            <text:p>81</text:p>
          </table:table-cell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$N$2]-[.H84]" office:value-type="float" office:value="127575447" calcext:value-type="float">
            <text:p>127575447</text:p>
          </table:table-cell>
          <table:table-cell table:formula="of:=ROUND([.K84]*0.8)" office:value-type="float" office:value="102060358" calcext:value-type="float">
            <text:p>102060358</text:p>
          </table:table-cell>
          <table:table-cell table:formula="of:=[.K84]-[.L84]-[.F84]-[.H84]" office:value-type="float" office:value="25514057" calcext:value-type="float">
            <text:p>255140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226" calcext:value-type="float">
            <text:p>226</text:p>
          </table:table-cell>
          <table:table-cell office:value-type="float" office:value="891" calcext:value-type="float">
            <text:p>89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9430" calcext:value-type="float">
            <text:p>19430</text:p>
          </table:table-cell>
          <table:table-cell office:value-type="float" office:value="107" calcext:value-type="float">
            <text:p>107</text:p>
          </table:table-cell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$N$2]-[.H85]" office:value-type="float" office:value="127575421" calcext:value-type="float">
            <text:p>127575421</text:p>
          </table:table-cell>
          <table:table-cell table:formula="of:=ROUND([.K85]*0.8)" office:value-type="float" office:value="102060337" calcext:value-type="float">
            <text:p>102060337</text:p>
          </table:table-cell>
          <table:table-cell table:formula="of:=[.K85]-[.L85]-[.F85]-[.H85]" office:value-type="float" office:value="25513860" calcext:value-type="float">
            <text:p>25513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266" calcext:value-type="float">
            <text:p>26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20169" calcext:value-type="float">
            <text:p>20169</text:p>
          </table:table-cell>
          <table:table-cell office:value-type="float" office:value="125" calcext:value-type="float">
            <text:p>125</text:p>
          </table:table-cell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$N$2]-[.H86]" office:value-type="float" office:value="127575403" calcext:value-type="float">
            <text:p>127575403</text:p>
          </table:table-cell>
          <table:table-cell table:formula="of:=ROUND([.K86]*0.8)" office:value-type="float" office:value="102060322" calcext:value-type="float">
            <text:p>102060322</text:p>
          </table:table-cell>
          <table:table-cell table:formula="of:=[.K86]-[.L86]-[.F86]-[.H86]" office:value-type="float" office:value="25513698" calcext:value-type="float">
            <text:p>25513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330" calcext:value-type="float">
            <text:p>330</text:p>
          </table:table-cell>
          <table:table-cell office:value-type="float" office:value="1102" calcext:value-type="float">
            <text:p>110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21265" calcext:value-type="float">
            <text:p>21265</text:p>
          </table:table-cell>
          <table:table-cell office:value-type="float" office:value="156" calcext:value-type="float">
            <text:p>156</text:p>
          </table:table-cell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$N$2]-[.H87]" office:value-type="float" office:value="127575372" calcext:value-type="float">
            <text:p>127575372</text:p>
          </table:table-cell>
          <table:table-cell table:formula="of:=ROUND([.K87]*0.8)" office:value-type="float" office:value="102060298" calcext:value-type="float">
            <text:p>102060298</text:p>
          </table:table-cell>
          <table:table-cell table:formula="of:=[.K87]-[.L87]-[.F87]-[.H87]" office:value-type="float" office:value="25513486" calcext:value-type="float">
            <text:p>25513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418" calcext:value-type="float">
            <text:p>418</text:p>
          </table:table-cell>
          <table:table-cell office:value-type="float" office:value="1227" calcext:value-type="float">
            <text:p>12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22729" calcext:value-type="float">
            <text:p>22729</text:p>
          </table:table-cell>
          <table:table-cell office:value-type="float" office:value="194" calcext:value-type="float">
            <text:p>194</text:p>
          </table:table-cell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$N$2]-[.H88]" office:value-type="float" office:value="127575334" calcext:value-type="float">
            <text:p>127575334</text:p>
          </table:table-cell>
          <table:table-cell table:formula="of:=ROUND([.K88]*0.8)" office:value-type="float" office:value="102060267" calcext:value-type="float">
            <text:p>102060267</text:p>
          </table:table-cell>
          <table:table-cell table:formula="of:=[.K88]-[.L88]-[.F88]-[.H88]" office:value-type="float" office:value="25513228" calcext:value-type="float">
            <text:p>2551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498" calcext:value-type="float">
            <text:p>498</text:p>
          </table:table-cell>
          <table:table-cell office:value-type="float" office:value="1308" calcext:value-type="float">
            <text:p>13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23064" calcext:value-type="float">
            <text:p>23064</text:p>
          </table:table-cell>
          <table:table-cell office:value-type="float" office:value="231" calcext:value-type="float">
            <text:p>231</text:p>
          </table:table-cell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table:formula="of:=[.$N$2]-[.H89]" office:value-type="float" office:value="127575297" calcext:value-type="float">
            <text:p>127575297</text:p>
          </table:table-cell>
          <table:table-cell table:formula="of:=ROUND([.K89]*0.8)" office:value-type="float" office:value="102060238" calcext:value-type="float">
            <text:p>102060238</text:p>
          </table:table-cell>
          <table:table-cell table:formula="of:=[.K89]-[.L89]-[.F89]-[.H89]" office:value-type="float" office:value="25513022" calcext:value-type="float">
            <text:p>25513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563" calcext:value-type="float">
            <text:p>563</text:p>
          </table:table-cell>
          <table:table-cell office:value-type="float" office:value="1385" calcext:value-type="float">
            <text:p>138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23380" calcext:value-type="float">
            <text:p>23380</text:p>
          </table:table-cell>
          <table:table-cell office:value-type="float" office:value="265" calcext:value-type="float">
            <text:p>265</text:p>
          </table:table-cell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table:formula="of:=[.$N$2]-[.H90]" office:value-type="float" office:value="127575263" calcext:value-type="float">
            <text:p>127575263</text:p>
          </table:table-cell>
          <table:table-cell table:formula="of:=ROUND([.K90]*0.8)" office:value-type="float" office:value="102060210" calcext:value-type="float">
            <text:p>102060210</text:p>
          </table:table-cell>
          <table:table-cell table:formula="of:=[.K90]-[.L90]-[.F90]-[.H90]" office:value-type="float" office:value="25512840" calcext:value-type="float">
            <text:p>25512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659" calcext:value-type="float">
            <text:p>659</text:p>
          </table:table-cell>
          <table:table-cell office:value-type="float" office:value="1602" calcext:value-type="float">
            <text:p>160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float" office:value="25097" calcext:value-type="float">
            <text:p>25097</text:p>
          </table:table-cell>
          <table:table-cell office:value-type="float" office:value="310" calcext:value-type="float">
            <text:p>310</text:p>
          </table:table-cell>
          <table:table-cell office:value-type="float" office:value="1280" calcext:value-type="float">
            <text:p>1280</text:p>
          </table:table-cell>
          <table:table-cell office:value-type="float" office:value="35" calcext:value-type="float">
            <text:p>35</text:p>
          </table:table-cell>
          <table:table-cell table:formula="of:=[.$N$2]-[.H91]" office:value-type="float" office:value="127575218" calcext:value-type="float">
            <text:p>127575218</text:p>
          </table:table-cell>
          <table:table-cell table:formula="of:=ROUND([.K91]*0.8)" office:value-type="float" office:value="102060174" calcext:value-type="float">
            <text:p>102060174</text:p>
          </table:table-cell>
          <table:table-cell table:formula="of:=[.K91]-[.L91]-[.F91]-[.H91]" office:value-type="float" office:value="25512473" calcext:value-type="float">
            <text:p>25512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751" calcext:value-type="float">
            <text:p>751</text:p>
          </table:table-cell>
          <table:table-cell office:value-type="float" office:value="1793" calcext:value-type="float">
            <text:p>17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26821" calcext:value-type="float">
            <text:p>26821</text:p>
          </table:table-cell>
          <table:table-cell office:value-type="float" office:value="357" calcext:value-type="float">
            <text:p>357</text:p>
          </table:table-cell>
          <table:table-cell office:value-type="float" office:value="1280" calcext:value-type="float">
            <text:p>1280</text:p>
          </table:table-cell>
          <table:table-cell office:value-type="float" office:value="35" calcext:value-type="float">
            <text:p>35</text:p>
          </table:table-cell>
          <table:table-cell table:formula="of:=[.$N$2]-[.H92]" office:value-type="float" office:value="127575171" calcext:value-type="float">
            <text:p>127575171</text:p>
          </table:table-cell>
          <table:table-cell table:formula="of:=ROUND([.K92]*0.8)" office:value-type="float" office:value="102060137" calcext:value-type="float">
            <text:p>102060137</text:p>
          </table:table-cell>
          <table:table-cell table:formula="of:=[.K92]-[.L92]-[.F92]-[.H92]" office:value-type="float" office:value="25512133" calcext:value-type="float">
            <text:p>25512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909" calcext:value-type="float">
            <text:p>909</text:p>
          </table:table-cell>
          <table:table-cell office:value-type="float" office:value="1968" calcext:value-type="float">
            <text:p>196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28530" calcext:value-type="float">
            <text:p>28530</text:p>
          </table:table-cell>
          <table:table-cell office:value-type="float" office:value="433" calcext:value-type="float">
            <text:p>433</text:p>
          </table:table-cell>
          <table:table-cell office:value-type="float" office:value="1280" calcext:value-type="float">
            <text:p>1280</text:p>
          </table:table-cell>
          <table:table-cell office:value-type="float" office:value="633" calcext:value-type="float">
            <text:p>633</text:p>
          </table:table-cell>
          <table:table-cell table:formula="of:=[.$N$2]-[.H93]" office:value-type="float" office:value="127575095" calcext:value-type="float">
            <text:p>127575095</text:p>
          </table:table-cell>
          <table:table-cell table:formula="of:=ROUND([.K93]*0.8)" office:value-type="float" office:value="102060076" calcext:value-type="float">
            <text:p>102060076</text:p>
          </table:table-cell>
          <table:table-cell table:formula="of:=[.K93]-[.L93]-[.F93]-[.H93]" office:value-type="float" office:value="25511709" calcext:value-type="float">
            <text:p>2551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1031" calcext:value-type="float">
            <text:p>1031</text:p>
          </table:table-cell>
          <table:table-cell office:value-type="float" office:value="2158" calcext:value-type="float">
            <text:p>215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0143" calcext:value-type="float">
            <text:p>30143</text:p>
          </table:table-cell>
          <table:table-cell office:value-type="float" office:value="498" calcext:value-type="float">
            <text:p>498</text:p>
          </table:table-cell>
          <table:table-cell office:value-type="float" office:value="1280" calcext:value-type="float">
            <text:p>1280</text:p>
          </table:table-cell>
          <table:table-cell office:value-type="float" office:value="633" calcext:value-type="float">
            <text:p>633</text:p>
          </table:table-cell>
          <table:table-cell table:formula="of:=[.$N$2]-[.H94]" office:value-type="float" office:value="127575030" calcext:value-type="float">
            <text:p>127575030</text:p>
          </table:table-cell>
          <table:table-cell table:formula="of:=ROUND([.K94]*0.8)" office:value-type="float" office:value="102060024" calcext:value-type="float">
            <text:p>102060024</text:p>
          </table:table-cell>
          <table:table-cell table:formula="of:=[.K94]-[.L94]-[.F94]-[.H94]" office:value-type="float" office:value="25511319" calcext:value-type="float">
            <text:p>25511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1158" calcext:value-type="float">
            <text:p>1158</text:p>
          </table:table-cell>
          <table:table-cell office:value-type="float" office:value="2373" calcext:value-type="float">
            <text:p>237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31723" calcext:value-type="float">
            <text:p>31723</text:p>
          </table:table-cell>
          <table:table-cell office:value-type="float" office:value="556" calcext:value-type="float">
            <text:p>556</text:p>
          </table:table-cell>
          <table:table-cell office:value-type="float" office:value="1280" calcext:value-type="float">
            <text:p>1280</text:p>
          </table:table-cell>
          <table:table-cell office:value-type="float" office:value="633" calcext:value-type="float">
            <text:p>633</text:p>
          </table:table-cell>
          <table:table-cell table:formula="of:=[.$N$2]-[.H95]" office:value-type="float" office:value="127574972" calcext:value-type="float">
            <text:p>127574972</text:p>
          </table:table-cell>
          <table:table-cell table:formula="of:=ROUND([.K95]*0.8)" office:value-type="float" office:value="102059978" calcext:value-type="float">
            <text:p>102059978</text:p>
          </table:table-cell>
          <table:table-cell table:formula="of:=[.K95]-[.L95]-[.F95]-[.H95]" office:value-type="float" office:value="25510907" calcext:value-type="float">
            <text:p>25510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1281" calcext:value-type="float">
            <text:p>1281</text:p>
          </table:table-cell>
          <table:table-cell office:value-type="float" office:value="2473" calcext:value-type="float">
            <text:p>2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2152" calcext:value-type="float">
            <text:p>32152</text:p>
          </table:table-cell>
          <table:table-cell office:value-type="float" office:value="618" calcext:value-type="float">
            <text:p>618</text:p>
          </table:table-cell>
          <table:table-cell office:value-type="float" office:value="1280" calcext:value-type="float">
            <text:p>1280</text:p>
          </table:table-cell>
          <table:table-cell office:value-type="float" office:value="633" calcext:value-type="float">
            <text:p>633</text:p>
          </table:table-cell>
          <table:table-cell table:formula="of:=[.$N$2]-[.H96]" office:value-type="float" office:value="127574910" calcext:value-type="float">
            <text:p>127574910</text:p>
          </table:table-cell>
          <table:table-cell table:formula="of:=ROUND([.K96]*0.8)" office:value-type="float" office:value="102059928" calcext:value-type="float">
            <text:p>102059928</text:p>
          </table:table-cell>
          <table:table-cell table:formula="of:=[.K96]-[.L96]-[.F96]-[.H96]" office:value-type="float" office:value="25510610" calcext:value-type="float">
            <text:p>25510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424" calcext:value-type="float">
            <text:p>1424</text:p>
          </table:table-cell>
          <table:table-cell office:value-type="float" office:value="2556" calcext:value-type="float">
            <text:p>255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32501" calcext:value-type="float">
            <text:p>32501</text:p>
          </table:table-cell>
          <table:table-cell office:value-type="float" office:value="679" calcext:value-type="float">
            <text:p>679</text:p>
          </table:table-cell>
          <table:table-cell office:value-type="float" office:value="1280" calcext:value-type="float">
            <text:p>1280</text:p>
          </table:table-cell>
          <table:table-cell office:value-type="float" office:value="633" calcext:value-type="float">
            <text:p>633</text:p>
          </table:table-cell>
          <table:table-cell table:formula="of:=[.$N$2]-[.H97]" office:value-type="float" office:value="127574849" calcext:value-type="float">
            <text:p>127574849</text:p>
          </table:table-cell>
          <table:table-cell table:formula="of:=ROUND([.K97]*0.8)" office:value-type="float" office:value="102059879" calcext:value-type="float">
            <text:p>102059879</text:p>
          </table:table-cell>
          <table:table-cell table:formula="of:=[.K97]-[.L97]-[.F97]-[.H97]" office:value-type="float" office:value="25510311" calcext:value-type="float">
            <text:p>25510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51" calcext:value-type="float">
            <text:p>1651</text:p>
          </table:table-cell>
          <table:table-cell office:value-type="float" office:value="2883" calcext:value-type="float">
            <text:p>288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534" calcext:value-type="float">
            <text:p>4534</text:p>
          </table:table-cell>
          <table:table-cell office:value-type="float" office:value="34156" calcext:value-type="float">
            <text:p>34156</text:p>
          </table:table-cell>
          <table:table-cell office:value-type="float" office:value="785" calcext:value-type="float">
            <text:p>785</text:p>
          </table:table-cell>
          <table:table-cell office:value-type="float" office:value="2444" calcext:value-type="float">
            <text:p>2444</text:p>
          </table:table-cell>
          <table:table-cell office:value-type="float" office:value="633" calcext:value-type="float">
            <text:p>633</text:p>
          </table:table-cell>
          <table:table-cell table:formula="of:=[.$N$2]-[.H98]" office:value-type="float" office:value="127574743" calcext:value-type="float">
            <text:p>127574743</text:p>
          </table:table-cell>
          <table:table-cell table:formula="of:=ROUND([.K98]*0.8)" office:value-type="float" office:value="102059794" calcext:value-type="float">
            <text:p>102059794</text:p>
          </table:table-cell>
          <table:table-cell table:formula="of:=[.K98]-[.L98]-[.F98]-[.H98]" office:value-type="float" office:value="25509630" calcext:value-type="float">
            <text:p>25509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46" calcext:value-type="float">
            <text:p>1846</text:p>
          </table:table-cell>
          <table:table-cell office:value-type="float" office:value="3154" calcext:value-type="float">
            <text:p>31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676" calcext:value-type="float">
            <text:p>35676</text:p>
          </table:table-cell>
          <table:table-cell office:value-type="float" office:value="882" calcext:value-type="float">
            <text:p>882</text:p>
          </table:table-cell>
          <table:table-cell office:value-type="float" office:value="2444" calcext:value-type="float">
            <text:p>2444</text:p>
          </table:table-cell>
          <table:table-cell office:value-type="float" office:value="633" calcext:value-type="float">
            <text:p>633</text:p>
          </table:table-cell>
          <table:table-cell table:formula="of:=[.$N$2]-[.H99]" office:value-type="float" office:value="127574646" calcext:value-type="float">
            <text:p>127574646</text:p>
          </table:table-cell>
          <table:table-cell table:formula="of:=ROUND([.K99]*0.8)" office:value-type="float" office:value="102059717" calcext:value-type="float">
            <text:p>102059717</text:p>
          </table:table-cell>
          <table:table-cell table:formula="of:=[.K99]-[.L99]-[.F99]-[.H99]" office:value-type="float" office:value="25509047" calcext:value-type="float">
            <text:p>25509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2051" calcext:value-type="float">
            <text:p>2051</text:p>
          </table:table-cell>
          <table:table-cell office:value-type="float" office:value="3472" calcext:value-type="float">
            <text:p>347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523" calcext:value-type="float">
            <text:p>5523</text:p>
          </table:table-cell>
          <table:table-cell office:value-type="float" office:value="37183" calcext:value-type="float">
            <text:p>37183</text:p>
          </table:table-cell>
          <table:table-cell office:value-type="float" office:value="980" calcext:value-type="float">
            <text:p>980</text:p>
          </table:table-cell>
          <table:table-cell office:value-type="float" office:value="2444" calcext:value-type="float">
            <text:p>2444</text:p>
          </table:table-cell>
          <table:table-cell office:value-type="float" office:value="633" calcext:value-type="float">
            <text:p>633</text:p>
          </table:table-cell>
          <table:table-cell table:formula="of:=[.$N$2]-[.H100]" office:value-type="float" office:value="127574548" calcext:value-type="float">
            <text:p>127574548</text:p>
          </table:table-cell>
          <table:table-cell table:formula="of:=ROUND([.K100]*0.8)" office:value-type="float" office:value="102059638" calcext:value-type="float">
            <text:p>102059638</text:p>
          </table:table-cell>
          <table:table-cell table:formula="of:=[.K100]-[.L100]-[.F100]-[.H100]" office:value-type="float" office:value="25508407" calcext:value-type="float">
            <text:p>25508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2251" calcext:value-type="float">
            <text:p>2251</text:p>
          </table:table-cell>
          <table:table-cell office:value-type="float" office:value="3689" calcext:value-type="float">
            <text:p>368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940" calcext:value-type="float">
            <text:p>5940</text:p>
          </table:table-cell>
          <table:table-cell office:value-type="float" office:value="37820" calcext:value-type="float">
            <text:p>37820</text:p>
          </table:table-cell>
          <table:table-cell office:value-type="float" office:value="1068" calcext:value-type="float">
            <text:p>1068</text:p>
          </table:table-cell>
          <table:table-cell office:value-type="float" office:value="2444" calcext:value-type="float">
            <text:p>2444</text:p>
          </table:table-cell>
          <table:table-cell office:value-type="float" office:value="633" calcext:value-type="float">
            <text:p>633</text:p>
          </table:table-cell>
          <table:table-cell table:formula="of:=[.$N$2]-[.H101]" office:value-type="float" office:value="127574460" calcext:value-type="float">
            <text:p>127574460</text:p>
          </table:table-cell>
          <table:table-cell table:formula="of:=ROUND([.K101]*0.8)" office:value-type="float" office:value="102059568" calcext:value-type="float">
            <text:p>102059568</text:p>
          </table:table-cell>
          <table:table-cell table:formula="of:=[.K101]-[.L101]-[.F101]-[.H101]" office:value-type="float" office:value="25507884" calcext:value-type="float">
            <text:p>25507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2502" calcext:value-type="float">
            <text:p>2502</text:p>
          </table:table-cell>
          <table:table-cell office:value-type="float" office:value="3945" calcext:value-type="float">
            <text:p>394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447" calcext:value-type="float">
            <text:p>6447</text:p>
          </table:table-cell>
          <table:table-cell office:value-type="float" office:value="38545" calcext:value-type="float">
            <text:p>38545</text:p>
          </table:table-cell>
          <table:table-cell office:value-type="float" office:value="1188" calcext:value-type="float">
            <text:p>1188</text:p>
          </table:table-cell>
          <table:table-cell office:value-type="float" office:value="2444" calcext:value-type="float">
            <text:p>2444</text:p>
          </table:table-cell>
          <table:table-cell office:value-type="float" office:value="633" calcext:value-type="float">
            <text:p>633</text:p>
          </table:table-cell>
          <table:table-cell table:formula="of:=[.$N$2]-[.H102]" office:value-type="float" office:value="127574340" calcext:value-type="float">
            <text:p>127574340</text:p>
          </table:table-cell>
          <table:table-cell table:formula="of:=ROUND([.K102]*0.8)" office:value-type="float" office:value="102059472" calcext:value-type="float">
            <text:p>102059472</text:p>
          </table:table-cell>
          <table:table-cell table:formula="of:=[.K102]-[.L102]-[.F102]-[.H102]" office:value-type="float" office:value="25507233" calcext:value-type="float">
            <text:p>25507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2715" calcext:value-type="float">
            <text:p>2715</text:p>
          </table:table-cell>
          <table:table-cell office:value-type="float" office:value="4149" calcext:value-type="float">
            <text:p>414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39000" calcext:value-type="float">
            <text:p>39000</text:p>
          </table:table-cell>
          <table:table-cell office:value-type="float" office:value="1279" calcext:value-type="float">
            <text:p>1279</text:p>
          </table:table-cell>
          <table:table-cell office:value-type="float" office:value="2444" calcext:value-type="float">
            <text:p>2444</text:p>
          </table:table-cell>
          <table:table-cell office:value-type="float" office:value="634" calcext:value-type="float">
            <text:p>634</text:p>
          </table:table-cell>
          <table:table-cell table:formula="of:=[.$N$2]-[.H103]" office:value-type="float" office:value="127574249" calcext:value-type="float">
            <text:p>127574249</text:p>
          </table:table-cell>
          <table:table-cell table:formula="of:=ROUND([.K103]*0.8)" office:value-type="float" office:value="102059399" calcext:value-type="float">
            <text:p>102059399</text:p>
          </table:table-cell>
          <table:table-cell table:formula="of:=[.K103]-[.L103]-[.F103]-[.H103]" office:value-type="float" office:value="25506707" calcext:value-type="float">
            <text:p>25506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2964" calcext:value-type="float">
            <text:p>2964</text:p>
          </table:table-cell>
          <table:table-cell office:value-type="float" office:value="4330" calcext:value-type="float">
            <text:p>43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7294" calcext:value-type="float">
            <text:p>7294</text:p>
          </table:table-cell>
          <table:table-cell office:value-type="float" office:value="39314" calcext:value-type="float">
            <text:p>39314</text:p>
          </table:table-cell>
          <table:table-cell office:value-type="float" office:value="1393" calcext:value-type="float">
            <text:p>1393</text:p>
          </table:table-cell>
          <table:table-cell office:value-type="float" office:value="2444" calcext:value-type="float">
            <text:p>2444</text:p>
          </table:table-cell>
          <table:table-cell office:value-type="float" office:value="1722" calcext:value-type="float">
            <text:p>1722</text:p>
          </table:table-cell>
          <table:table-cell table:formula="of:=[.$N$2]-[.H104]" office:value-type="float" office:value="127574135" calcext:value-type="float">
            <text:p>127574135</text:p>
          </table:table-cell>
          <table:table-cell table:formula="of:=ROUND([.K104]*0.8)" office:value-type="float" office:value="102059308" calcext:value-type="float">
            <text:p>102059308</text:p>
          </table:table-cell>
          <table:table-cell table:formula="of:=[.K104]-[.L104]-[.F104]-[.H104]" office:value-type="float" office:value="25506140" calcext:value-type="float">
            <text:p>25506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3291" calcext:value-type="float">
            <text:p>3291</text:p>
          </table:table-cell>
          <table:table-cell office:value-type="float" office:value="4872" calcext:value-type="float">
            <text:p>48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163" calcext:value-type="float">
            <text:p>8163</text:p>
          </table:table-cell>
          <table:table-cell office:value-type="float" office:value="41093" calcext:value-type="float">
            <text:p>41093</text:p>
          </table:table-cell>
          <table:table-cell office:value-type="float" office:value="1564" calcext:value-type="float">
            <text:p>1564</text:p>
          </table:table-cell>
          <table:table-cell office:value-type="float" office:value="4070" calcext:value-type="float">
            <text:p>4070</text:p>
          </table:table-cell>
          <table:table-cell office:value-type="float" office:value="1964" calcext:value-type="float">
            <text:p>1964</text:p>
          </table:table-cell>
          <table:table-cell table:formula="of:=[.$N$2]-[.H105]" office:value-type="float" office:value="127573964" calcext:value-type="float">
            <text:p>127573964</text:p>
          </table:table-cell>
          <table:table-cell table:formula="of:=ROUND([.K105]*0.8)" office:value-type="float" office:value="102059171" calcext:value-type="float">
            <text:p>102059171</text:p>
          </table:table-cell>
          <table:table-cell table:formula="of:=[.K105]-[.L105]-[.F105]-[.H105]" office:value-type="float" office:value="25505066" calcext:value-type="float">
            <text:p>25505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3621" calcext:value-type="float">
            <text:p>3621</text:p>
          </table:table-cell>
          <table:table-cell office:value-type="float" office:value="5385" calcext:value-type="float">
            <text:p>538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9006" calcext:value-type="float">
            <text:p>9006</text:p>
          </table:table-cell>
          <table:table-cell office:value-type="float" office:value="42683" calcext:value-type="float">
            <text:p>42683</text:p>
          </table:table-cell>
          <table:table-cell office:value-type="float" office:value="1718" calcext:value-type="float">
            <text:p>1718</text:p>
          </table:table-cell>
          <table:table-cell office:value-type="float" office:value="4070" calcext:value-type="float">
            <text:p>4070</text:p>
          </table:table-cell>
          <table:table-cell office:value-type="float" office:value="2125" calcext:value-type="float">
            <text:p>2125</text:p>
          </table:table-cell>
          <table:table-cell table:formula="of:=[.$N$2]-[.H106]" office:value-type="float" office:value="127573810" calcext:value-type="float">
            <text:p>127573810</text:p>
          </table:table-cell>
          <table:table-cell table:formula="of:=ROUND([.K106]*0.8)" office:value-type="float" office:value="102059048" calcext:value-type="float">
            <text:p>102059048</text:p>
          </table:table-cell>
          <table:table-cell table:formula="of:=[.K106]-[.L106]-[.F106]-[.H106]" office:value-type="float" office:value="25504038" calcext:value-type="float">
            <text:p>25504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3963" calcext:value-type="float">
            <text:p>3963</text:p>
          </table:table-cell>
          <table:table-cell office:value-type="float" office:value="5933" calcext:value-type="float">
            <text:p>593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9896" calcext:value-type="float">
            <text:p>9896</text:p>
          </table:table-cell>
          <table:table-cell office:value-type="float" office:value="44144" calcext:value-type="float">
            <text:p>44144</text:p>
          </table:table-cell>
          <table:table-cell office:value-type="float" office:value="1877" calcext:value-type="float">
            <text:p>1877</text:p>
          </table:table-cell>
          <table:table-cell office:value-type="float" office:value="4070" calcext:value-type="float">
            <text:p>4070</text:p>
          </table:table-cell>
          <table:table-cell office:value-type="float" office:value="2282" calcext:value-type="float">
            <text:p>2282</text:p>
          </table:table-cell>
          <table:table-cell table:formula="of:=[.$N$2]-[.H107]" office:value-type="float" office:value="127573651" calcext:value-type="float">
            <text:p>127573651</text:p>
          </table:table-cell>
          <table:table-cell table:formula="of:=ROUND([.K107]*0.8)" office:value-type="float" office:value="102058921" calcext:value-type="float">
            <text:p>102058921</text:p>
          </table:table-cell>
          <table:table-cell table:formula="of:=[.K107]-[.L107]-[.F107]-[.H107]" office:value-type="float" office:value="25502957" calcext:value-type="float">
            <text:p>25502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4368" calcext:value-type="float">
            <text:p>4368</text:p>
          </table:table-cell>
          <table:table-cell office:value-type="float" office:value="6438" calcext:value-type="float">
            <text:p>643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0806" calcext:value-type="float">
            <text:p>10806</text:p>
          </table:table-cell>
          <table:table-cell office:value-type="float" office:value="45738" calcext:value-type="float">
            <text:p>45738</text:p>
          </table:table-cell>
          <table:table-cell office:value-type="float" office:value="2083" calcext:value-type="float">
            <text:p>2083</text:p>
          </table:table-cell>
          <table:table-cell office:value-type="float" office:value="4070" calcext:value-type="float">
            <text:p>4070</text:p>
          </table:table-cell>
          <table:table-cell office:value-type="float" office:value="2451" calcext:value-type="float">
            <text:p>2451</text:p>
          </table:table-cell>
          <table:table-cell table:formula="of:=[.$N$2]-[.H108]" office:value-type="float" office:value="127573445" calcext:value-type="float">
            <text:p>127573445</text:p>
          </table:table-cell>
          <table:table-cell table:formula="of:=ROUND([.K108]*0.8)" office:value-type="float" office:value="102058756" calcext:value-type="float">
            <text:p>102058756</text:p>
          </table:table-cell>
          <table:table-cell table:formula="of:=[.K108]-[.L108]-[.F108]-[.H108]" office:value-type="float" office:value="25501800" calcext:value-type="float">
            <text:p>2550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4726" calcext:value-type="float">
            <text:p>4726</text:p>
          </table:table-cell>
          <table:table-cell office:value-type="float" office:value="7132" calcext:value-type="float">
            <text:p>713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1858" calcext:value-type="float">
            <text:p>11858</text:p>
          </table:table-cell>
          <table:table-cell office:value-type="float" office:value="47462" calcext:value-type="float">
            <text:p>47462</text:p>
          </table:table-cell>
          <table:table-cell office:value-type="float" office:value="2291" calcext:value-type="float">
            <text:p>2291</text:p>
          </table:table-cell>
          <table:table-cell office:value-type="float" office:value="4070" calcext:value-type="float">
            <text:p>4070</text:p>
          </table:table-cell>
          <table:table-cell office:value-type="float" office:value="2627" calcext:value-type="float">
            <text:p>2627</text:p>
          </table:table-cell>
          <table:table-cell table:formula="of:=[.$N$2]-[.H109]" office:value-type="float" office:value="127573237" calcext:value-type="float">
            <text:p>127573237</text:p>
          </table:table-cell>
          <table:table-cell table:formula="of:=ROUND([.K109]*0.8)" office:value-type="float" office:value="102058590" calcext:value-type="float">
            <text:p>102058590</text:p>
          </table:table-cell>
          <table:table-cell table:formula="of:=[.K109]-[.L109]-[.F109]-[.H109]" office:value-type="float" office:value="25500498" calcext:value-type="float">
            <text:p>25500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5157" calcext:value-type="float">
            <text:p>5157</text:p>
          </table:table-cell>
          <table:table-cell office:value-type="float" office:value="7440" calcext:value-type="float">
            <text:p>744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597" calcext:value-type="float">
            <text:p>12597</text:p>
          </table:table-cell>
          <table:table-cell office:value-type="float" office:value="48133" calcext:value-type="float">
            <text:p>48133</text:p>
          </table:table-cell>
          <table:table-cell office:value-type="float" office:value="2512" calcext:value-type="float">
            <text:p>2512</text:p>
          </table:table-cell>
          <table:table-cell office:value-type="float" office:value="4070" calcext:value-type="float">
            <text:p>4070</text:p>
          </table:table-cell>
          <table:table-cell office:value-type="float" office:value="2847" calcext:value-type="float">
            <text:p>2847</text:p>
          </table:table-cell>
          <table:table-cell table:formula="of:=[.$N$2]-[.H110]" office:value-type="float" office:value="127573016" calcext:value-type="float">
            <text:p>127573016</text:p>
          </table:table-cell>
          <table:table-cell table:formula="of:=ROUND([.K110]*0.8)" office:value-type="float" office:value="102058413" calcext:value-type="float">
            <text:p>102058413</text:p>
          </table:table-cell>
          <table:table-cell table:formula="of:=[.K110]-[.L110]-[.F110]-[.H110]" office:value-type="float" office:value="25499494" calcext:value-type="float">
            <text:p>25499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5557" calcext:value-type="float">
            <text:p>5557</text:p>
          </table:table-cell>
          <table:table-cell office:value-type="float" office:value="7722" calcext:value-type="float">
            <text:p>772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279" calcext:value-type="float">
            <text:p>13279</text:p>
          </table:table-cell>
          <table:table-cell office:value-type="float" office:value="48631" calcext:value-type="float">
            <text:p>48631</text:p>
          </table:table-cell>
          <table:table-cell office:value-type="float" office:value="2721" calcext:value-type="float">
            <text:p>2721</text:p>
          </table:table-cell>
          <table:table-cell office:value-type="float" office:value="4070" calcext:value-type="float">
            <text:p>4070</text:p>
          </table:table-cell>
          <table:table-cell office:value-type="float" office:value="3087" calcext:value-type="float">
            <text:p>3087</text:p>
          </table:table-cell>
          <table:table-cell table:formula="of:=[.$N$2]-[.H111]" office:value-type="float" office:value="127572807" calcext:value-type="float">
            <text:p>127572807</text:p>
          </table:table-cell>
          <table:table-cell table:formula="of:=ROUND([.K111]*0.8)" office:value-type="float" office:value="102058246" calcext:value-type="float">
            <text:p>102058246</text:p>
          </table:table-cell>
          <table:table-cell table:formula="of:=[.K111]-[.L111]-[.F111]-[.H111]" office:value-type="float" office:value="25498561" calcext:value-type="float">
            <text:p>25498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6119" calcext:value-type="float">
            <text:p>6119</text:p>
          </table:table-cell>
          <table:table-cell office:value-type="float" office:value="8549" calcext:value-type="float">
            <text:p>854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668" calcext:value-type="float">
            <text:p>14668</text:p>
          </table:table-cell>
          <table:table-cell office:value-type="float" office:value="50544" calcext:value-type="float">
            <text:p>50544</text:p>
          </table:table-cell>
          <table:table-cell office:value-type="float" office:value="2994" calcext:value-type="float">
            <text:p>2994</text:p>
          </table:table-cell>
          <table:table-cell office:value-type="float" office:value="6319" calcext:value-type="float">
            <text:p>6319</text:p>
          </table:table-cell>
          <table:table-cell office:value-type="float" office:value="3087" calcext:value-type="float">
            <text:p>3087</text:p>
          </table:table-cell>
          <table:table-cell table:formula="of:=[.$N$2]-[.H112]" office:value-type="float" office:value="127572534" calcext:value-type="float">
            <text:p>127572534</text:p>
          </table:table-cell>
          <table:table-cell table:formula="of:=ROUND([.K112]*0.8)" office:value-type="float" office:value="102058027" calcext:value-type="float">
            <text:p>102058027</text:p>
          </table:table-cell>
          <table:table-cell table:formula="of:=[.K112]-[.L112]-[.F112]-[.H112]" office:value-type="float" office:value="25496845" calcext:value-type="float">
            <text:p>25496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6660" calcext:value-type="float">
            <text:p>6660</text:p>
          </table:table-cell>
          <table:table-cell office:value-type="float" office:value="9367" calcext:value-type="float">
            <text:p>936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6027" calcext:value-type="float">
            <text:p>16027</text:p>
          </table:table-cell>
          <table:table-cell office:value-type="float" office:value="52399" calcext:value-type="float">
            <text:p>52399</text:p>
          </table:table-cell>
          <table:table-cell office:value-type="float" office:value="3249" calcext:value-type="float">
            <text:p>3249</text:p>
          </table:table-cell>
          <table:table-cell office:value-type="float" office:value="6319" calcext:value-type="float">
            <text:p>6319</text:p>
          </table:table-cell>
          <table:table-cell office:value-type="float" office:value="3087" calcext:value-type="float">
            <text:p>3087</text:p>
          </table:table-cell>
          <table:table-cell table:formula="of:=[.$N$2]-[.H113]" office:value-type="float" office:value="127572279" calcext:value-type="float">
            <text:p>127572279</text:p>
          </table:table-cell>
          <table:table-cell table:formula="of:=ROUND([.K113]*0.8)" office:value-type="float" office:value="102057823" calcext:value-type="float">
            <text:p>102057823</text:p>
          </table:table-cell>
          <table:table-cell table:formula="of:=[.K113]-[.L113]-[.F113]-[.H113]" office:value-type="float" office:value="25495180" calcext:value-type="float">
            <text:p>25495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7199" calcext:value-type="float">
            <text:p>7199</text:p>
          </table:table-cell>
          <table:table-cell office:value-type="float" office:value="10105" calcext:value-type="float">
            <text:p>1010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7304" calcext:value-type="float">
            <text:p>17304</text:p>
          </table:table-cell>
          <table:table-cell office:value-type="float" office:value="54190" calcext:value-type="float">
            <text:p>54190</text:p>
          </table:table-cell>
          <table:table-cell office:value-type="float" office:value="3525" calcext:value-type="float">
            <text:p>3525</text:p>
          </table:table-cell>
          <table:table-cell office:value-type="float" office:value="6319" calcext:value-type="float">
            <text:p>6319</text:p>
          </table:table-cell>
          <table:table-cell office:value-type="float" office:value="3087" calcext:value-type="float">
            <text:p>3087</text:p>
          </table:table-cell>
          <table:table-cell table:formula="of:=[.$N$2]-[.H114]" office:value-type="float" office:value="127572003" calcext:value-type="float">
            <text:p>127572003</text:p>
          </table:table-cell>
          <table:table-cell table:formula="of:=ROUND([.K114]*0.8)" office:value-type="float" office:value="102057602" calcext:value-type="float">
            <text:p>102057602</text:p>
          </table:table-cell>
          <table:table-cell table:formula="of:=[.K114]-[.L114]-[.F114]-[.H114]" office:value-type="float" office:value="25493572" calcext:value-type="float">
            <text:p>25493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7764" calcext:value-type="float">
            <text:p>7764</text:p>
          </table:table-cell>
          <table:table-cell office:value-type="float" office:value="10905" calcext:value-type="float">
            <text:p>1090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8669" calcext:value-type="float">
            <text:p>18669</text:p>
          </table:table-cell>
          <table:table-cell office:value-type="float" office:value="55861" calcext:value-type="float">
            <text:p>55861</text:p>
          </table:table-cell>
          <table:table-cell office:value-type="float" office:value="3803" calcext:value-type="float">
            <text:p>3803</text:p>
          </table:table-cell>
          <table:table-cell office:value-type="float" office:value="6319" calcext:value-type="float">
            <text:p>6319</text:p>
          </table:table-cell>
          <table:table-cell office:value-type="float" office:value="3087" calcext:value-type="float">
            <text:p>3087</text:p>
          </table:table-cell>
          <table:table-cell table:formula="of:=[.$N$2]-[.H115]" office:value-type="float" office:value="127571725" calcext:value-type="float">
            <text:p>127571725</text:p>
          </table:table-cell>
          <table:table-cell table:formula="of:=ROUND([.K115]*0.8)" office:value-type="float" office:value="102057380" calcext:value-type="float">
            <text:p>102057380</text:p>
          </table:table-cell>
          <table:table-cell table:formula="of:=[.K115]-[.L115]-[.F115]-[.H115]" office:value-type="float" office:value="25491873" calcext:value-type="float">
            <text:p>25491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8348" calcext:value-type="float">
            <text:p>8348</text:p>
          </table:table-cell>
          <table:table-cell office:value-type="float" office:value="11876" calcext:value-type="float">
            <text:p>1187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0224" calcext:value-type="float">
            <text:p>20224</text:p>
          </table:table-cell>
          <table:table-cell office:value-type="float" office:value="57632" calcext:value-type="float">
            <text:p>57632</text:p>
          </table:table-cell>
          <table:table-cell office:value-type="float" office:value="4092" calcext:value-type="float">
            <text:p>4092</text:p>
          </table:table-cell>
          <table:table-cell office:value-type="float" office:value="6319" calcext:value-type="float">
            <text:p>6319</text:p>
          </table:table-cell>
          <table:table-cell office:value-type="float" office:value="3087" calcext:value-type="float">
            <text:p>3087</text:p>
          </table:table-cell>
          <table:table-cell table:formula="of:=[.$N$2]-[.H116]" office:value-type="float" office:value="127571436" calcext:value-type="float">
            <text:p>127571436</text:p>
          </table:table-cell>
          <table:table-cell table:formula="of:=ROUND([.K116]*0.8)" office:value-type="float" office:value="102057149" calcext:value-type="float">
            <text:p>102057149</text:p>
          </table:table-cell>
          <table:table-cell table:formula="of:=[.K116]-[.L116]-[.F116]-[.H116]" office:value-type="float" office:value="25489971" calcext:value-type="float">
            <text:p>25489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8889" calcext:value-type="float">
            <text:p>8889</text:p>
          </table:table-cell>
          <table:table-cell office:value-type="float" office:value="12325" calcext:value-type="float">
            <text:p>1232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214" calcext:value-type="float">
            <text:p>21214</text:p>
          </table:table-cell>
          <table:table-cell office:value-type="float" office:value="58502" calcext:value-type="float">
            <text:p>58502</text:p>
          </table:table-cell>
          <table:table-cell office:value-type="float" office:value="4366" calcext:value-type="float">
            <text:p>4366</text:p>
          </table:table-cell>
          <table:table-cell office:value-type="float" office:value="6319" calcext:value-type="float">
            <text:p>6319</text:p>
          </table:table-cell>
          <table:table-cell office:value-type="float" office:value="7149" calcext:value-type="float">
            <text:p>7149</text:p>
          </table:table-cell>
          <table:table-cell table:formula="of:=[.$N$2]-[.H117]" office:value-type="float" office:value="127571162" calcext:value-type="float">
            <text:p>127571162</text:p>
          </table:table-cell>
          <table:table-cell table:formula="of:=ROUND([.K117]*0.8)" office:value-type="float" office:value="102056930" calcext:value-type="float">
            <text:p>102056930</text:p>
          </table:table-cell>
          <table:table-cell table:formula="of:=[.K117]-[.L117]-[.F117]-[.H117]" office:value-type="float" office:value="25488652" calcext:value-type="float">
            <text:p>25488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9489" calcext:value-type="float">
            <text:p>9489</text:p>
          </table:table-cell>
          <table:table-cell office:value-type="float" office:value="12689" calcext:value-type="float">
            <text:p>126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2178" calcext:value-type="float">
            <text:p>22178</text:p>
          </table:table-cell>
          <table:table-cell office:value-type="float" office:value="59243" calcext:value-type="float">
            <text:p>59243</text:p>
          </table:table-cell>
          <table:table-cell office:value-type="float" office:value="4687" calcext:value-type="float">
            <text:p>4687</text:p>
          </table:table-cell>
          <table:table-cell office:value-type="float" office:value="6319" calcext:value-type="float">
            <text:p>6319</text:p>
          </table:table-cell>
          <table:table-cell office:value-type="float" office:value="8354" calcext:value-type="float">
            <text:p>8354</text:p>
          </table:table-cell>
          <table:table-cell table:formula="of:=[.$N$2]-[.H118]" office:value-type="float" office:value="127570841" calcext:value-type="float">
            <text:p>127570841</text:p>
          </table:table-cell>
          <table:table-cell table:formula="of:=ROUND([.K118]*0.8)" office:value-type="float" office:value="102056673" calcext:value-type="float">
            <text:p>102056673</text:p>
          </table:table-cell>
          <table:table-cell table:formula="of:=[.K118]-[.L118]-[.F118]-[.H118]" office:value-type="float" office:value="25487303" calcext:value-type="float">
            <text:p>25487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10180" calcext:value-type="float">
            <text:p>10180</text:p>
          </table:table-cell>
          <table:table-cell office:value-type="float" office:value="13758" calcext:value-type="float">
            <text:p>1375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938" calcext:value-type="float">
            <text:p>23938</text:p>
          </table:table-cell>
          <table:table-cell office:value-type="float" office:value="61170" calcext:value-type="float">
            <text:p>61170</text:p>
          </table:table-cell>
          <table:table-cell office:value-type="float" office:value="5028" calcext:value-type="float">
            <text:p>5028</text:p>
          </table:table-cell>
          <table:table-cell office:value-type="float" office:value="9111" calcext:value-type="float">
            <text:p>9111</text:p>
          </table:table-cell>
          <table:table-cell office:value-type="float" office:value="9086" calcext:value-type="float">
            <text:p>9086</text:p>
          </table:table-cell>
          <table:table-cell table:formula="of:=[.$N$2]-[.H119]" office:value-type="float" office:value="127570500" calcext:value-type="float">
            <text:p>127570500</text:p>
          </table:table-cell>
          <table:table-cell table:formula="of:=ROUND([.K119]*0.8)" office:value-type="float" office:value="102056400" calcext:value-type="float">
            <text:p>102056400</text:p>
          </table:table-cell>
          <table:table-cell table:formula="of:=[.K119]-[.L119]-[.F119]-[.H119]" office:value-type="float" office:value="25485134" calcext:value-type="float">
            <text:p>25485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10866" calcext:value-type="float">
            <text:p>10866</text:p>
          </table:table-cell>
          <table:table-cell office:value-type="float" office:value="14822" calcext:value-type="float">
            <text:p>1482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5688" calcext:value-type="float">
            <text:p>25688</text:p>
          </table:table-cell>
          <table:table-cell office:value-type="float" office:value="62995" calcext:value-type="float">
            <text:p>62995</text:p>
          </table:table-cell>
          <table:table-cell office:value-type="float" office:value="5354" calcext:value-type="float">
            <text:p>5354</text:p>
          </table:table-cell>
          <table:table-cell office:value-type="float" office:value="9111" calcext:value-type="float">
            <text:p>9111</text:p>
          </table:table-cell>
          <table:table-cell office:value-type="float" office:value="9854" calcext:value-type="float">
            <text:p>9854</text:p>
          </table:table-cell>
          <table:table-cell table:formula="of:=[.$N$2]-[.H120]" office:value-type="float" office:value="127570174" calcext:value-type="float">
            <text:p>127570174</text:p>
          </table:table-cell>
          <table:table-cell table:formula="of:=ROUND([.K120]*0.8)" office:value-type="float" office:value="102056139" calcext:value-type="float">
            <text:p>102056139</text:p>
          </table:table-cell>
          <table:table-cell table:formula="of:=[.K120]-[.L120]-[.F120]-[.H120]" office:value-type="float" office:value="25482993" calcext:value-type="float">
            <text:p>25482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11569" calcext:value-type="float">
            <text:p>11569</text:p>
          </table:table-cell>
          <table:table-cell office:value-type="float" office:value="15846" calcext:value-type="float">
            <text:p>15846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415" calcext:value-type="float">
            <text:p>27415</text:p>
          </table:table-cell>
          <table:table-cell office:value-type="float" office:value="64670" calcext:value-type="float">
            <text:p>64670</text:p>
          </table:table-cell>
          <table:table-cell office:value-type="float" office:value="5725" calcext:value-type="float">
            <text:p>5725</text:p>
          </table:table-cell>
          <table:table-cell office:value-type="float" office:value="9111" calcext:value-type="float">
            <text:p>9111</text:p>
          </table:table-cell>
          <table:table-cell office:value-type="float" office:value="10623" calcext:value-type="float">
            <text:p>10623</text:p>
          </table:table-cell>
          <table:table-cell table:formula="of:=[.$N$2]-[.H121]" office:value-type="float" office:value="127569803" calcext:value-type="float">
            <text:p>127569803</text:p>
          </table:table-cell>
          <table:table-cell table:formula="of:=ROUND([.K121]*0.8)" office:value-type="float" office:value="102055842" calcext:value-type="float">
            <text:p>102055842</text:p>
          </table:table-cell>
          <table:table-cell table:formula="of:=[.K121]-[.L121]-[.F121]-[.H121]" office:value-type="float" office:value="25480821" calcext:value-type="float">
            <text:p>25480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2241" calcext:value-type="float">
            <text:p>12241</text:p>
          </table:table-cell>
          <table:table-cell office:value-type="float" office:value="16909" calcext:value-type="float">
            <text:p>1690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9150" calcext:value-type="float">
            <text:p>29150</text:p>
          </table:table-cell>
          <table:table-cell office:value-type="float" office:value="65671" calcext:value-type="float">
            <text:p>65671</text:p>
          </table:table-cell>
          <table:table-cell office:value-type="float" office:value="6040" calcext:value-type="float">
            <text:p>6040</text:p>
          </table:table-cell>
          <table:table-cell office:value-type="float" office:value="9111" calcext:value-type="float">
            <text:p>9111</text:p>
          </table:table-cell>
          <table:table-cell office:value-type="float" office:value="11423" calcext:value-type="float">
            <text:p>11423</text:p>
          </table:table-cell>
          <table:table-cell table:formula="of:=[.$N$2]-[.H122]" office:value-type="float" office:value="127569488" calcext:value-type="float">
            <text:p>127569488</text:p>
          </table:table-cell>
          <table:table-cell table:formula="of:=ROUND([.K122]*0.8)" office:value-type="float" office:value="102055590" calcext:value-type="float">
            <text:p>102055590</text:p>
          </table:table-cell>
          <table:table-cell table:formula="of:=[.K122]-[.L122]-[.F122]-[.H122]" office:value-type="float" office:value="25478708" calcext:value-type="float">
            <text:p>25478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12929" calcext:value-type="float">
            <text:p>12929</text:p>
          </table:table-cell>
          <table:table-cell office:value-type="float" office:value="17572" calcext:value-type="float">
            <text:p>1757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0501" calcext:value-type="float">
            <text:p>30501</text:p>
          </table:table-cell>
          <table:table-cell office:value-type="float" office:value="66522" calcext:value-type="float">
            <text:p>66522</text:p>
          </table:table-cell>
          <table:table-cell office:value-type="float" office:value="6405" calcext:value-type="float">
            <text:p>6405</text:p>
          </table:table-cell>
          <table:table-cell office:value-type="float" office:value="9111" calcext:value-type="float">
            <text:p>9111</text:p>
          </table:table-cell>
          <table:table-cell office:value-type="float" office:value="12377" calcext:value-type="float">
            <text:p>12377</text:p>
          </table:table-cell>
          <table:table-cell table:formula="of:=[.$N$2]-[.H123]" office:value-type="float" office:value="127569123" calcext:value-type="float">
            <text:p>127569123</text:p>
          </table:table-cell>
          <table:table-cell table:formula="of:=ROUND([.K123]*0.8)" office:value-type="float" office:value="102055298" calcext:value-type="float">
            <text:p>102055298</text:p>
          </table:table-cell>
          <table:table-cell table:formula="of:=[.K123]-[.L123]-[.F123]-[.H123]" office:value-type="float" office:value="25476919" calcext:value-type="float">
            <text:p>25476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13553" calcext:value-type="float">
            <text:p>13553</text:p>
          </table:table-cell>
          <table:table-cell office:value-type="float" office:value="18279" calcext:value-type="float">
            <text:p>1827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1832" calcext:value-type="float">
            <text:p>31832</text:p>
          </table:table-cell>
          <table:table-cell office:value-type="float" office:value="67235" calcext:value-type="float">
            <text:p>67235</text:p>
          </table:table-cell>
          <table:table-cell office:value-type="float" office:value="6718" calcext:value-type="float">
            <text:p>6718</text:p>
          </table:table-cell>
          <table:table-cell office:value-type="float" office:value="9111" calcext:value-type="float">
            <text:p>9111</text:p>
          </table:table-cell>
          <table:table-cell office:value-type="float" office:value="13447" calcext:value-type="float">
            <text:p>13447</text:p>
          </table:table-cell>
          <table:table-cell table:formula="of:=[.$N$2]-[.H124]" office:value-type="float" office:value="127568810" calcext:value-type="float">
            <text:p>127568810</text:p>
          </table:table-cell>
          <table:table-cell table:formula="of:=ROUND([.K124]*0.8)" office:value-type="float" office:value="102055048" calcext:value-type="float">
            <text:p>102055048</text:p>
          </table:table-cell>
          <table:table-cell table:formula="of:=[.K124]-[.L124]-[.F124]-[.H124]" office:value-type="float" office:value="25475212" calcext:value-type="float">
            <text:p>25475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14178" calcext:value-type="float">
            <text:p>14178</text:p>
          </table:table-cell>
          <table:table-cell office:value-type="float" office:value="18870" calcext:value-type="float">
            <text:p>1887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3048" calcext:value-type="float">
            <text:p>33048</text:p>
          </table:table-cell>
          <table:table-cell office:value-type="float" office:value="67856" calcext:value-type="float">
            <text:p>67856</text:p>
          </table:table-cell>
          <table:table-cell office:value-type="float" office:value="7026" calcext:value-type="float">
            <text:p>7026</text:p>
          </table:table-cell>
          <table:table-cell office:value-type="float" office:value="9111" calcext:value-type="float">
            <text:p>9111</text:p>
          </table:table-cell>
          <table:table-cell office:value-type="float" office:value="14384" calcext:value-type="float">
            <text:p>14384</text:p>
          </table:table-cell>
          <table:table-cell table:formula="of:=[.$N$2]-[.H125]" office:value-type="float" office:value="127568502" calcext:value-type="float">
            <text:p>127568502</text:p>
          </table:table-cell>
          <table:table-cell table:formula="of:=ROUND([.K125]*0.8)" office:value-type="float" office:value="102054802" calcext:value-type="float">
            <text:p>102054802</text:p>
          </table:table-cell>
          <table:table-cell table:formula="of:=[.K125]-[.L125]-[.F125]-[.H125]" office:value-type="float" office:value="25473626" calcext:value-type="float">
            <text:p>25473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14902" calcext:value-type="float">
            <text:p>14902</text:p>
          </table:table-cell>
          <table:table-cell office:value-type="float" office:value="20606" calcext:value-type="float">
            <text:p>2060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5508" calcext:value-type="float">
            <text:p>35508</text:p>
          </table:table-cell>
          <table:table-cell office:value-type="float" office:value="69051" calcext:value-type="float">
            <text:p>69051</text:p>
          </table:table-cell>
          <table:table-cell office:value-type="float" office:value="7383" calcext:value-type="float">
            <text:p>7383</text:p>
          </table:table-cell>
          <table:table-cell office:value-type="float" office:value="12489" calcext:value-type="float">
            <text:p>12489</text:p>
          </table:table-cell>
          <table:table-cell office:value-type="float" office:value="15938" calcext:value-type="float">
            <text:p>15938</text:p>
          </table:table-cell>
          <table:table-cell table:formula="of:=[.$N$2]-[.H126]" office:value-type="float" office:value="127568145" calcext:value-type="float">
            <text:p>127568145</text:p>
          </table:table-cell>
          <table:table-cell table:formula="of:=ROUND([.K126]*0.8)" office:value-type="float" office:value="102054516" calcext:value-type="float">
            <text:p>102054516</text:p>
          </table:table-cell>
          <table:table-cell table:formula="of:=[.K126]-[.L126]-[.F126]-[.H126]" office:value-type="float" office:value="25470738" calcext:value-type="float">
            <text:p>25470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15625" calcext:value-type="float">
            <text:p>15625</text:p>
          </table:table-cell>
          <table:table-cell office:value-type="float" office:value="21924" calcext:value-type="float">
            <text:p>2192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7549" calcext:value-type="float">
            <text:p>37549</text:p>
          </table:table-cell>
          <table:table-cell office:value-type="float" office:value="70183" calcext:value-type="float">
            <text:p>70183</text:p>
          </table:table-cell>
          <table:table-cell office:value-type="float" office:value="7759" calcext:value-type="float">
            <text:p>7759</text:p>
          </table:table-cell>
          <table:table-cell office:value-type="float" office:value="12489" calcext:value-type="float">
            <text:p>12489</text:p>
          </table:table-cell>
          <table:table-cell office:value-type="float" office:value="16810" calcext:value-type="float">
            <text:p>16810</text:p>
          </table:table-cell>
          <table:table-cell table:formula="of:=[.$N$2]-[.H127]" office:value-type="float" office:value="127567769" calcext:value-type="float">
            <text:p>127567769</text:p>
          </table:table-cell>
          <table:table-cell table:formula="of:=ROUND([.K127]*0.8)" office:value-type="float" office:value="102054215" calcext:value-type="float">
            <text:p>102054215</text:p>
          </table:table-cell>
          <table:table-cell table:formula="of:=[.K127]-[.L127]-[.F127]-[.H127]" office:value-type="float" office:value="25468246" calcext:value-type="float">
            <text:p>25468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16355" calcext:value-type="float">
            <text:p>16355</text:p>
          </table:table-cell>
          <table:table-cell office:value-type="float" office:value="23426" calcext:value-type="float">
            <text:p>2342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9781" calcext:value-type="float">
            <text:p>39781</text:p>
          </table:table-cell>
          <table:table-cell office:value-type="float" office:value="71455" calcext:value-type="float">
            <text:p>71455</text:p>
          </table:table-cell>
          <table:table-cell office:value-type="float" office:value="8144" calcext:value-type="float">
            <text:p>8144</text:p>
          </table:table-cell>
          <table:table-cell office:value-type="float" office:value="12489" calcext:value-type="float">
            <text:p>12489</text:p>
          </table:table-cell>
          <table:table-cell office:value-type="float" office:value="17781" calcext:value-type="float">
            <text:p>17781</text:p>
          </table:table-cell>
          <table:table-cell table:formula="of:=[.$N$2]-[.H128]" office:value-type="float" office:value="127567384" calcext:value-type="float">
            <text:p>127567384</text:p>
          </table:table-cell>
          <table:table-cell table:formula="of:=ROUND([.K128]*0.8)" office:value-type="float" office:value="102053907" calcext:value-type="float">
            <text:p>102053907</text:p>
          </table:table-cell>
          <table:table-cell table:formula="of:=[.K128]-[.L128]-[.F128]-[.H128]" office:value-type="float" office:value="25465552" calcext:value-type="float">
            <text:p>25465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17144" calcext:value-type="float">
            <text:p>17144</text:p>
          </table:table-cell>
          <table:table-cell office:value-type="float" office:value="24965" calcext:value-type="float">
            <text:p>2496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2109" calcext:value-type="float">
            <text:p>42109</text:p>
          </table:table-cell>
          <table:table-cell office:value-type="float" office:value="72842" calcext:value-type="float">
            <text:p>72842</text:p>
          </table:table-cell>
          <table:table-cell office:value-type="float" office:value="8543" calcext:value-type="float">
            <text:p>8543</text:p>
          </table:table-cell>
          <table:table-cell office:value-type="float" office:value="12489" calcext:value-type="float">
            <text:p>12489</text:p>
          </table:table-cell>
          <table:table-cell office:value-type="float" office:value="18853" calcext:value-type="float">
            <text:p>18853</text:p>
          </table:table-cell>
          <table:table-cell table:formula="of:=[.$N$2]-[.H129]" office:value-type="float" office:value="127566985" calcext:value-type="float">
            <text:p>127566985</text:p>
          </table:table-cell>
          <table:table-cell table:formula="of:=ROUND([.K129]*0.8)" office:value-type="float" office:value="102053588" calcext:value-type="float">
            <text:p>102053588</text:p>
          </table:table-cell>
          <table:table-cell table:formula="of:=[.K129]-[.L129]-[.F129]-[.H129]" office:value-type="float" office:value="25462745" calcext:value-type="float">
            <text:p>25462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17930" calcext:value-type="float">
            <text:p>17930</text:p>
          </table:table-cell>
          <table:table-cell office:value-type="float" office:value="26518" calcext:value-type="float">
            <text:p>2651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4448" calcext:value-type="float">
            <text:p>44448</text:p>
          </table:table-cell>
          <table:table-cell office:value-type="float" office:value="74087" calcext:value-type="float">
            <text:p>74087</text:p>
          </table:table-cell>
          <table:table-cell office:value-type="float" office:value="8938" calcext:value-type="float">
            <text:p>8938</text:p>
          </table:table-cell>
          <table:table-cell office:value-type="float" office:value="12489" calcext:value-type="float">
            <text:p>12489</text:p>
          </table:table-cell>
          <table:table-cell office:value-type="float" office:value="20314" calcext:value-type="float">
            <text:p>20314</text:p>
          </table:table-cell>
          <table:table-cell table:formula="of:=[.$N$2]-[.H130]" office:value-type="float" office:value="127566590" calcext:value-type="float">
            <text:p>127566590</text:p>
          </table:table-cell>
          <table:table-cell table:formula="of:=ROUND([.K130]*0.8)" office:value-type="float" office:value="102053272" calcext:value-type="float">
            <text:p>102053272</text:p>
          </table:table-cell>
          <table:table-cell table:formula="of:=[.K130]-[.L130]-[.F130]-[.H130]" office:value-type="float" office:value="25459932" calcext:value-type="float">
            <text:p>25459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18592" calcext:value-type="float">
            <text:p>18592</text:p>
          </table:table-cell>
          <table:table-cell office:value-type="float" office:value="27346" calcext:value-type="float">
            <text:p>2734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5938" calcext:value-type="float">
            <text:p>45938</text:p>
          </table:table-cell>
          <table:table-cell office:value-type="float" office:value="74858" calcext:value-type="float">
            <text:p>74858</text:p>
          </table:table-cell>
          <table:table-cell office:value-type="float" office:value="9299" calcext:value-type="float">
            <text:p>9299</text:p>
          </table:table-cell>
          <table:table-cell office:value-type="float" office:value="12489" calcext:value-type="float">
            <text:p>12489</text:p>
          </table:table-cell>
          <table:table-cell office:value-type="float" office:value="21824" calcext:value-type="float">
            <text:p>21824</text:p>
          </table:table-cell>
          <table:table-cell table:formula="of:=[.$N$2]-[.H131]" office:value-type="float" office:value="127566229" calcext:value-type="float">
            <text:p>127566229</text:p>
          </table:table-cell>
          <table:table-cell table:formula="of:=ROUND([.K131]*0.8)" office:value-type="float" office:value="102052983" calcext:value-type="float">
            <text:p>102052983</text:p>
          </table:table-cell>
          <table:table-cell table:formula="of:=[.K131]-[.L131]-[.F131]-[.H131]" office:value-type="float" office:value="25458009" calcext:value-type="float">
            <text:p>25458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19384" calcext:value-type="float">
            <text:p>19384</text:p>
          </table:table-cell>
          <table:table-cell office:value-type="float" office:value="27935" calcext:value-type="float">
            <text:p>2793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7319" calcext:value-type="float">
            <text:p>47319</text:p>
          </table:table-cell>
          <table:table-cell office:value-type="float" office:value="75520" calcext:value-type="float">
            <text:p>75520</text:p>
          </table:table-cell>
          <table:table-cell office:value-type="float" office:value="9712" calcext:value-type="float">
            <text:p>9712</text:p>
          </table:table-cell>
          <table:table-cell office:value-type="float" office:value="12489" calcext:value-type="float">
            <text:p>12489</text:p>
          </table:table-cell>
          <table:table-cell office:value-type="float" office:value="23100" calcext:value-type="float">
            <text:p>23100</text:p>
          </table:table-cell>
          <table:table-cell table:formula="of:=[.$N$2]-[.H132]" office:value-type="float" office:value="127565816" calcext:value-type="float">
            <text:p>127565816</text:p>
          </table:table-cell>
          <table:table-cell table:formula="of:=ROUND([.K132]*0.8)" office:value-type="float" office:value="102052653" calcext:value-type="float">
            <text:p>102052653</text:p>
          </table:table-cell>
          <table:table-cell table:formula="of:=[.K132]-[.L132]-[.F132]-[.H132]" office:value-type="float" office:value="25456132" calcext:value-type="float">
            <text:p>25456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20422" calcext:value-type="float">
            <text:p>20422</text:p>
          </table:table-cell>
          <table:table-cell office:value-type="float" office:value="29782" calcext:value-type="float">
            <text:p>2978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50204" calcext:value-type="float">
            <text:p>50204</text:p>
          </table:table-cell>
          <table:table-cell office:value-type="float" office:value="76792" calcext:value-type="float">
            <text:p>76792</text:p>
          </table:table-cell>
          <table:table-cell office:value-type="float" office:value="10222" calcext:value-type="float">
            <text:p>10222</text:p>
          </table:table-cell>
          <table:table-cell office:value-type="float" office:value="16699" calcext:value-type="float">
            <text:p>16699</text:p>
          </table:table-cell>
          <table:table-cell office:value-type="float" office:value="24466" calcext:value-type="float">
            <text:p>24466</text:p>
          </table:table-cell>
          <table:table-cell table:formula="of:=[.$N$2]-[.H133]" office:value-type="float" office:value="127565306" calcext:value-type="float">
            <text:p>127565306</text:p>
          </table:table-cell>
          <table:table-cell table:formula="of:=ROUND([.K133]*0.8)" office:value-type="float" office:value="102052245" calcext:value-type="float">
            <text:p>102052245</text:p>
          </table:table-cell>
          <table:table-cell table:formula="of:=[.K133]-[.L133]-[.F133]-[.H133]" office:value-type="float" office:value="25452635" calcext:value-type="float">
            <text:p>25452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21331" calcext:value-type="float">
            <text:p>21331</text:p>
          </table:table-cell>
          <table:table-cell office:value-type="float" office:value="31727" calcext:value-type="float">
            <text:p>3172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3058" calcext:value-type="float">
            <text:p>53058</text:p>
          </table:table-cell>
          <table:table-cell office:value-type="float" office:value="78031" calcext:value-type="float">
            <text:p>78031</text:p>
          </table:table-cell>
          <table:table-cell office:value-type="float" office:value="10705" calcext:value-type="float">
            <text:p>10705</text:p>
          </table:table-cell>
          <table:table-cell office:value-type="float" office:value="16699" calcext:value-type="float">
            <text:p>16699</text:p>
          </table:table-cell>
          <table:table-cell office:value-type="float" office:value="25581" calcext:value-type="float">
            <text:p>25581</text:p>
          </table:table-cell>
          <table:table-cell table:formula="of:=[.$N$2]-[.H134]" office:value-type="float" office:value="127564823" calcext:value-type="float">
            <text:p>127564823</text:p>
          </table:table-cell>
          <table:table-cell table:formula="of:=ROUND([.K134]*0.8)" office:value-type="float" office:value="102051858" calcext:value-type="float">
            <text:p>102051858</text:p>
          </table:table-cell>
          <table:table-cell table:formula="of:=[.K134]-[.L134]-[.F134]-[.H134]" office:value-type="float" office:value="25449202" calcext:value-type="float">
            <text:p>25449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22322" calcext:value-type="float">
            <text:p>22322</text:p>
          </table:table-cell>
          <table:table-cell office:value-type="float" office:value="33800" calcext:value-type="float">
            <text:p>3380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6122" calcext:value-type="float">
            <text:p>56122</text:p>
          </table:table-cell>
          <table:table-cell office:value-type="float" office:value="79064" calcext:value-type="float">
            <text:p>79064</text:p>
          </table:table-cell>
          <table:table-cell office:value-type="float" office:value="11201" calcext:value-type="float">
            <text:p>11201</text:p>
          </table:table-cell>
          <table:table-cell office:value-type="float" office:value="16699" calcext:value-type="float">
            <text:p>16699</text:p>
          </table:table-cell>
          <table:table-cell office:value-type="float" office:value="26990" calcext:value-type="float">
            <text:p>26990</text:p>
          </table:table-cell>
          <table:table-cell table:formula="of:=[.$N$2]-[.H135]" office:value-type="float" office:value="127564327" calcext:value-type="float">
            <text:p>127564327</text:p>
          </table:table-cell>
          <table:table-cell table:formula="of:=ROUND([.K135]*0.8)" office:value-type="float" office:value="102051462" calcext:value-type="float">
            <text:p>102051462</text:p>
          </table:table-cell>
          <table:table-cell table:formula="of:=[.K135]-[.L135]-[.F135]-[.H135]" office:value-type="float" office:value="25445542" calcext:value-type="float">
            <text:p>25445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23332" calcext:value-type="float">
            <text:p>23332</text:p>
          </table:table-cell>
          <table:table-cell office:value-type="float" office:value="35802" calcext:value-type="float">
            <text:p>3580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9134" calcext:value-type="float">
            <text:p>59134</text:p>
          </table:table-cell>
          <table:table-cell office:value-type="float" office:value="80169" calcext:value-type="float">
            <text:p>80169</text:p>
          </table:table-cell>
          <table:table-cell office:value-type="float" office:value="11715" calcext:value-type="float">
            <text:p>11715</text:p>
          </table:table-cell>
          <table:table-cell office:value-type="float" office:value="16699" calcext:value-type="float">
            <text:p>16699</text:p>
          </table:table-cell>
          <table:table-cell office:value-type="float" office:value="28475" calcext:value-type="float">
            <text:p>28475</text:p>
          </table:table-cell>
          <table:table-cell table:formula="of:=[.$N$2]-[.H136]" office:value-type="float" office:value="127563813" calcext:value-type="float">
            <text:p>127563813</text:p>
          </table:table-cell>
          <table:table-cell table:formula="of:=ROUND([.K136]*0.8)" office:value-type="float" office:value="102051050" calcext:value-type="float">
            <text:p>102051050</text:p>
          </table:table-cell>
          <table:table-cell table:formula="of:=[.K136]-[.L136]-[.F136]-[.H136]" office:value-type="float" office:value="25441914" calcext:value-type="float">
            <text:p>25441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24430" calcext:value-type="float">
            <text:p>24430</text:p>
          </table:table-cell>
          <table:table-cell office:value-type="float" office:value="38130" calcext:value-type="float">
            <text:p>3813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2560" calcext:value-type="float">
            <text:p>62560</text:p>
          </table:table-cell>
          <table:table-cell office:value-type="float" office:value="81380" calcext:value-type="float">
            <text:p>81380</text:p>
          </table:table-cell>
          <table:table-cell office:value-type="float" office:value="12275" calcext:value-type="float">
            <text:p>12275</text:p>
          </table:table-cell>
          <table:table-cell office:value-type="float" office:value="16699" calcext:value-type="float">
            <text:p>16699</text:p>
          </table:table-cell>
          <table:table-cell office:value-type="float" office:value="30451" calcext:value-type="float">
            <text:p>30451</text:p>
          </table:table-cell>
          <table:table-cell table:formula="of:=[.$N$2]-[.H137]" office:value-type="float" office:value="127563253" calcext:value-type="float">
            <text:p>127563253</text:p>
          </table:table-cell>
          <table:table-cell table:formula="of:=ROUND([.K137]*0.8)" office:value-type="float" office:value="102050602" calcext:value-type="float">
            <text:p>102050602</text:p>
          </table:table-cell>
          <table:table-cell table:formula="of:=[.K137]-[.L137]-[.F137]-[.H137]" office:value-type="float" office:value="25437816" calcext:value-type="float">
            <text:p>25437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25312" calcext:value-type="float">
            <text:p>25312</text:p>
          </table:table-cell>
          <table:table-cell office:value-type="float" office:value="39357" calcext:value-type="float">
            <text:p>3935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64669" calcext:value-type="float">
            <text:p>64669</text:p>
          </table:table-cell>
          <table:table-cell office:value-type="float" office:value="82161" calcext:value-type="float">
            <text:p>82161</text:p>
          </table:table-cell>
          <table:table-cell office:value-type="float" office:value="12723" calcext:value-type="float">
            <text:p>12723</text:p>
          </table:table-cell>
          <table:table-cell office:value-type="float" office:value="16699" calcext:value-type="float">
            <text:p>16699</text:p>
          </table:table-cell>
          <table:table-cell office:value-type="float" office:value="31848" calcext:value-type="float">
            <text:p>31848</text:p>
          </table:table-cell>
          <table:table-cell table:formula="of:=[.$N$2]-[.H138]" office:value-type="float" office:value="127562805" calcext:value-type="float">
            <text:p>127562805</text:p>
          </table:table-cell>
          <table:table-cell table:formula="of:=ROUND([.K138]*0.8)" office:value-type="float" office:value="102050244" calcext:value-type="float">
            <text:p>102050244</text:p>
          </table:table-cell>
          <table:table-cell table:formula="of:=[.K138]-[.L138]-[.F138]-[.H138]" office:value-type="float" office:value="25435169" calcext:value-type="float">
            <text:p>25435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26160" calcext:value-type="float">
            <text:p>26160</text:p>
          </table:table-cell>
          <table:table-cell office:value-type="float" office:value="40108" calcext:value-type="float">
            <text:p>4010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66268" calcext:value-type="float">
            <text:p>66268</text:p>
          </table:table-cell>
          <table:table-cell office:value-type="float" office:value="82767" calcext:value-type="float">
            <text:p>82767</text:p>
          </table:table-cell>
          <table:table-cell office:value-type="float" office:value="13164" calcext:value-type="float">
            <text:p>13164</text:p>
          </table:table-cell>
          <table:table-cell office:value-type="float" office:value="16699" calcext:value-type="float">
            <text:p>16699</text:p>
          </table:table-cell>
          <table:table-cell office:value-type="float" office:value="33329" calcext:value-type="float">
            <text:p>33329</text:p>
          </table:table-cell>
          <table:table-cell table:formula="of:=[.$N$2]-[.H139]" office:value-type="float" office:value="127562364" calcext:value-type="float">
            <text:p>127562364</text:p>
          </table:table-cell>
          <table:table-cell table:formula="of:=ROUND([.K139]*0.8)" office:value-type="float" office:value="102049891" calcext:value-type="float">
            <text:p>102049891</text:p>
          </table:table-cell>
          <table:table-cell table:formula="of:=[.K139]-[.L139]-[.F139]-[.H139]" office:value-type="float" office:value="25433041" calcext:value-type="float">
            <text:p>2543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27317" calcext:value-type="float">
            <text:p>27317</text:p>
          </table:table-cell>
          <table:table-cell office:value-type="float" office:value="42909" calcext:value-type="float">
            <text:p>4290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70226" calcext:value-type="float">
            <text:p>70226</text:p>
          </table:table-cell>
          <table:table-cell office:value-type="float" office:value="84044" calcext:value-type="float">
            <text:p>84044</text:p>
          </table:table-cell>
          <table:table-cell office:value-type="float" office:value="13744" calcext:value-type="float">
            <text:p>13744</text:p>
          </table:table-cell>
          <table:table-cell office:value-type="float" office:value="21873" calcext:value-type="float">
            <text:p>21873</text:p>
          </table:table-cell>
          <table:table-cell office:value-type="float" office:value="35388" calcext:value-type="float">
            <text:p>35388</text:p>
          </table:table-cell>
          <table:table-cell table:formula="of:=[.$N$2]-[.H140]" office:value-type="float" office:value="127561784" calcext:value-type="float">
            <text:p>127561784</text:p>
          </table:table-cell>
          <table:table-cell table:formula="of:=ROUND([.K140]*0.8)" office:value-type="float" office:value="102049427" calcext:value-type="float">
            <text:p>102049427</text:p>
          </table:table-cell>
          <table:table-cell table:formula="of:=[.K140]-[.L140]-[.F140]-[.H140]" office:value-type="float" office:value="25428387" calcext:value-type="float">
            <text:p>25428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28312" calcext:value-type="float">
            <text:p>28312</text:p>
          </table:table-cell>
          <table:table-cell office:value-type="float" office:value="45428" calcext:value-type="float">
            <text:p>4542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73740" calcext:value-type="float">
            <text:p>73740</text:p>
          </table:table-cell>
          <table:table-cell office:value-type="float" office:value="85130" calcext:value-type="float">
            <text:p>85130</text:p>
          </table:table-cell>
          <table:table-cell office:value-type="float" office:value="14229" calcext:value-type="float">
            <text:p>14229</text:p>
          </table:table-cell>
          <table:table-cell office:value-type="float" office:value="21873" calcext:value-type="float">
            <text:p>21873</text:p>
          </table:table-cell>
          <table:table-cell office:value-type="float" office:value="37325" calcext:value-type="float">
            <text:p>37325</text:p>
          </table:table-cell>
          <table:table-cell table:formula="of:=[.$N$2]-[.H141]" office:value-type="float" office:value="127561299" calcext:value-type="float">
            <text:p>127561299</text:p>
          </table:table-cell>
          <table:table-cell table:formula="of:=ROUND([.K141]*0.8)" office:value-type="float" office:value="102049039" calcext:value-type="float">
            <text:p>102049039</text:p>
          </table:table-cell>
          <table:table-cell table:formula="of:=[.K141]-[.L141]-[.F141]-[.H141]" office:value-type="float" office:value="25424291" calcext:value-type="float">
            <text:p>25424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29402" calcext:value-type="float">
            <text:p>29402</text:p>
          </table:table-cell>
          <table:table-cell office:value-type="float" office:value="48178" calcext:value-type="float">
            <text:p>4817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77580" calcext:value-type="float">
            <text:p>77580</text:p>
          </table:table-cell>
          <table:table-cell office:value-type="float" office:value="86350" calcext:value-type="float">
            <text:p>86350</text:p>
          </table:table-cell>
          <table:table-cell office:value-type="float" office:value="14797" calcext:value-type="float">
            <text:p>14797</text:p>
          </table:table-cell>
          <table:table-cell office:value-type="float" office:value="21873" calcext:value-type="float">
            <text:p>21873</text:p>
          </table:table-cell>
          <table:table-cell office:value-type="float" office:value="38876" calcext:value-type="float">
            <text:p>38876</text:p>
          </table:table-cell>
          <table:table-cell table:formula="of:=[.$N$2]-[.H142]" office:value-type="float" office:value="127560731" calcext:value-type="float">
            <text:p>127560731</text:p>
          </table:table-cell>
          <table:table-cell table:formula="of:=ROUND([.K142]*0.8)" office:value-type="float" office:value="102048585" calcext:value-type="float">
            <text:p>102048585</text:p>
          </table:table-cell>
          <table:table-cell table:formula="of:=[.K142]-[.L142]-[.F142]-[.H142]" office:value-type="float" office:value="25419769" calcext:value-type="float">
            <text:p>25419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30484" calcext:value-type="float">
            <text:p>30484</text:p>
          </table:table-cell>
          <table:table-cell office:value-type="float" office:value="51018" calcext:value-type="float">
            <text:p>5101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1502" calcext:value-type="float">
            <text:p>81502</text:p>
          </table:table-cell>
          <table:table-cell office:value-type="float" office:value="87584" calcext:value-type="float">
            <text:p>87584</text:p>
          </table:table-cell>
          <table:table-cell office:value-type="float" office:value="15344" calcext:value-type="float">
            <text:p>15344</text:p>
          </table:table-cell>
          <table:table-cell office:value-type="float" office:value="21873" calcext:value-type="float">
            <text:p>21873</text:p>
          </table:table-cell>
          <table:table-cell office:value-type="float" office:value="40657" calcext:value-type="float">
            <text:p>40657</text:p>
          </table:table-cell>
          <table:table-cell table:formula="of:=[.$N$2]-[.H143]" office:value-type="float" office:value="127560184" calcext:value-type="float">
            <text:p>127560184</text:p>
          </table:table-cell>
          <table:table-cell table:formula="of:=ROUND([.K143]*0.8)" office:value-type="float" office:value="102048147" calcext:value-type="float">
            <text:p>102048147</text:p>
          </table:table-cell>
          <table:table-cell table:formula="of:=[.K143]-[.L143]-[.F143]-[.H143]" office:value-type="float" office:value="25415191" calcext:value-type="float">
            <text:p>25415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31575" calcext:value-type="float">
            <text:p>31575</text:p>
          </table:table-cell>
          <table:table-cell office:value-type="float" office:value="53852" calcext:value-type="float">
            <text:p>53852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5427" calcext:value-type="float">
            <text:p>85427</text:p>
          </table:table-cell>
          <table:table-cell office:value-type="float" office:value="88792" calcext:value-type="float">
            <text:p>88792</text:p>
          </table:table-cell>
          <table:table-cell office:value-type="float" office:value="15845" calcext:value-type="float">
            <text:p>15845</text:p>
          </table:table-cell>
          <table:table-cell office:value-type="float" office:value="21873" calcext:value-type="float">
            <text:p>21873</text:p>
          </table:table-cell>
          <table:table-cell office:value-type="float" office:value="42725" calcext:value-type="float">
            <text:p>42725</text:p>
          </table:table-cell>
          <table:table-cell table:formula="of:=[.$N$2]-[.H144]" office:value-type="float" office:value="127559683" calcext:value-type="float">
            <text:p>127559683</text:p>
          </table:table-cell>
          <table:table-cell table:formula="of:=ROUND([.K144]*0.8)" office:value-type="float" office:value="102047746" calcext:value-type="float">
            <text:p>102047746</text:p>
          </table:table-cell>
          <table:table-cell table:formula="of:=[.K144]-[.L144]-[.F144]-[.H144]" office:value-type="float" office:value="25410665" calcext:value-type="float">
            <text:p>25410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32449" calcext:value-type="float">
            <text:p>32449</text:p>
          </table:table-cell>
          <table:table-cell office:value-type="float" office:value="55210" calcext:value-type="float">
            <text:p>5521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7659" calcext:value-type="float">
            <text:p>87659</text:p>
          </table:table-cell>
          <table:table-cell office:value-type="float" office:value="89508" calcext:value-type="float">
            <text:p>89508</text:p>
          </table:table-cell>
          <table:table-cell office:value-type="float" office:value="16296" calcext:value-type="float">
            <text:p>16296</text:p>
          </table:table-cell>
          <table:table-cell office:value-type="float" office:value="21873" calcext:value-type="float">
            <text:p>21873</text:p>
          </table:table-cell>
          <table:table-cell office:value-type="float" office:value="44919" calcext:value-type="float">
            <text:p>44919</text:p>
          </table:table-cell>
          <table:table-cell table:formula="of:=[.$N$2]-[.H145]" office:value-type="float" office:value="127559232" calcext:value-type="float">
            <text:p>127559232</text:p>
          </table:table-cell>
          <table:table-cell table:formula="of:=ROUND([.K145]*0.8)" office:value-type="float" office:value="102047386" calcext:value-type="float">
            <text:p>102047386</text:p>
          </table:table-cell>
          <table:table-cell table:formula="of:=[.K145]-[.L145]-[.F145]-[.H145]" office:value-type="float" office:value="25407891" calcext:value-type="float">
            <text:p>25407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33366" calcext:value-type="float">
            <text:p>33366</text:p>
          </table:table-cell>
          <table:table-cell office:value-type="float" office:value="56135" calcext:value-type="float">
            <text:p>5613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9501" calcext:value-type="float">
            <text:p>89501</text:p>
          </table:table-cell>
          <table:table-cell office:value-type="float" office:value="90133" calcext:value-type="float">
            <text:p>90133</text:p>
          </table:table-cell>
          <table:table-cell office:value-type="float" office:value="16742" calcext:value-type="float">
            <text:p>16742</text:p>
          </table:table-cell>
          <table:table-cell office:value-type="float" office:value="21873" calcext:value-type="float">
            <text:p>21873</text:p>
          </table:table-cell>
          <table:table-cell office:value-type="float" office:value="47424" calcext:value-type="float">
            <text:p>47424</text:p>
          </table:table-cell>
          <table:table-cell table:formula="of:=[.$N$2]-[.H146]" office:value-type="float" office:value="127558786" calcext:value-type="float">
            <text:p>127558786</text:p>
          </table:table-cell>
          <table:table-cell table:formula="of:=ROUND([.K146]*0.8)" office:value-type="float" office:value="102047029" calcext:value-type="float">
            <text:p>102047029</text:p>
          </table:table-cell>
          <table:table-cell table:formula="of:=[.K146]-[.L146]-[.F146]-[.H146]" office:value-type="float" office:value="25405514" calcext:value-type="float">
            <text:p>25405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34616" calcext:value-type="float">
            <text:p>34616</text:p>
          </table:table-cell>
          <table:table-cell office:value-type="float" office:value="59444" calcext:value-type="float">
            <text:p>5944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94060" calcext:value-type="float">
            <text:p>94060</text:p>
          </table:table-cell>
          <table:table-cell office:value-type="float" office:value="91517" calcext:value-type="float">
            <text:p>91517</text:p>
          </table:table-cell>
          <table:table-cell office:value-type="float" office:value="17357" calcext:value-type="float">
            <text:p>17357</text:p>
          </table:table-cell>
          <table:table-cell office:value-type="float" office:value="27920" calcext:value-type="float">
            <text:p>27920</text:p>
          </table:table-cell>
          <table:table-cell office:value-type="float" office:value="49890" calcext:value-type="float">
            <text:p>49890</text:p>
          </table:table-cell>
          <table:table-cell table:formula="of:=[.$N$2]-[.H147]" office:value-type="float" office:value="127558171" calcext:value-type="float">
            <text:p>127558171</text:p>
          </table:table-cell>
          <table:table-cell table:formula="of:=ROUND([.K147]*0.8)" office:value-type="float" office:value="102046537" calcext:value-type="float">
            <text:p>102046537</text:p>
          </table:table-cell>
          <table:table-cell table:formula="of:=[.K147]-[.L147]-[.F147]-[.H147]" office:value-type="float" office:value="25400217" calcext:value-type="float">
            <text:p>25400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35749" calcext:value-type="float">
            <text:p>35749</text:p>
          </table:table-cell>
          <table:table-cell office:value-type="float" office:value="62572" calcext:value-type="float">
            <text:p>62572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98321" calcext:value-type="float">
            <text:p>98321</text:p>
          </table:table-cell>
          <table:table-cell office:value-type="float" office:value="92855" calcext:value-type="float">
            <text:p>92855</text:p>
          </table:table-cell>
          <table:table-cell office:value-type="float" office:value="17908" calcext:value-type="float">
            <text:p>17908</text:p>
          </table:table-cell>
          <table:table-cell office:value-type="float" office:value="27920" calcext:value-type="float">
            <text:p>27920</text:p>
          </table:table-cell>
          <table:table-cell office:value-type="float" office:value="52219" calcext:value-type="float">
            <text:p>52219</text:p>
          </table:table-cell>
          <table:table-cell table:formula="of:=[.$N$2]-[.H148]" office:value-type="float" office:value="127557620" calcext:value-type="float">
            <text:p>127557620</text:p>
          </table:table-cell>
          <table:table-cell table:formula="of:=ROUND([.K148]*0.8)" office:value-type="float" office:value="102046096" calcext:value-type="float">
            <text:p>102046096</text:p>
          </table:table-cell>
          <table:table-cell table:formula="of:=[.K148]-[.L148]-[.F148]-[.H148]" office:value-type="float" office:value="25395295" calcext:value-type="float">
            <text:p>25395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36979" calcext:value-type="float">
            <text:p>36979</text:p>
          </table:table-cell>
          <table:table-cell office:value-type="float" office:value="65737" calcext:value-type="float">
            <text:p>65737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02716" calcext:value-type="float">
            <text:p>102716</text:p>
          </table:table-cell>
          <table:table-cell office:value-type="float" office:value="94077" calcext:value-type="float">
            <text:p>94077</text:p>
          </table:table-cell>
          <table:table-cell office:value-type="float" office:value="18455" calcext:value-type="float">
            <text:p>18455</text:p>
          </table:table-cell>
          <table:table-cell office:value-type="float" office:value="27920" calcext:value-type="float">
            <text:p>27920</text:p>
          </table:table-cell>
          <table:table-cell office:value-type="float" office:value="54383" calcext:value-type="float">
            <text:p>54383</text:p>
          </table:table-cell>
          <table:table-cell table:formula="of:=[.$N$2]-[.H149]" office:value-type="float" office:value="127557073" calcext:value-type="float">
            <text:p>127557073</text:p>
          </table:table-cell>
          <table:table-cell table:formula="of:=ROUND([.K149]*0.8)" office:value-type="float" office:value="102045658" calcext:value-type="float">
            <text:p>102045658</text:p>
          </table:table-cell>
          <table:table-cell table:formula="of:=[.K149]-[.L149]-[.F149]-[.H149]" office:value-type="float" office:value="25390244" calcext:value-type="float">
            <text:p>25390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38204" calcext:value-type="float">
            <text:p>38204</text:p>
          </table:table-cell>
          <table:table-cell office:value-type="float" office:value="68672" calcext:value-type="float">
            <text:p>68672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6876" calcext:value-type="float">
            <text:p>106876</text:p>
          </table:table-cell>
          <table:table-cell office:value-type="float" office:value="95206" calcext:value-type="float">
            <text:p>95206</text:p>
          </table:table-cell>
          <table:table-cell office:value-type="float" office:value="19060" calcext:value-type="float">
            <text:p>19060</text:p>
          </table:table-cell>
          <table:table-cell office:value-type="float" office:value="27920" calcext:value-type="float">
            <text:p>27920</text:p>
          </table:table-cell>
          <table:table-cell office:value-type="float" office:value="56638" calcext:value-type="float">
            <text:p>56638</text:p>
          </table:table-cell>
          <table:table-cell table:formula="of:=[.$N$2]-[.H150]" office:value-type="float" office:value="127556468" calcext:value-type="float">
            <text:p>127556468</text:p>
          </table:table-cell>
          <table:table-cell table:formula="of:=ROUND([.K150]*0.8)" office:value-type="float" office:value="102045174" calcext:value-type="float">
            <text:p>102045174</text:p>
          </table:table-cell>
          <table:table-cell table:formula="of:=[.K150]-[.L150]-[.F150]-[.H150]" office:value-type="float" office:value="25385358" calcext:value-type="float">
            <text:p>25385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39347" calcext:value-type="float">
            <text:p>39347</text:p>
          </table:table-cell>
          <table:table-cell office:value-type="float" office:value="71827" calcext:value-type="float">
            <text:p>71827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11174" calcext:value-type="float">
            <text:p>111174</text:p>
          </table:table-cell>
          <table:table-cell office:value-type="float" office:value="96449" calcext:value-type="float">
            <text:p>96449</text:p>
          </table:table-cell>
          <table:table-cell office:value-type="float" office:value="19622" calcext:value-type="float">
            <text:p>19622</text:p>
          </table:table-cell>
          <table:table-cell office:value-type="float" office:value="27920" calcext:value-type="float">
            <text:p>27920</text:p>
          </table:table-cell>
          <table:table-cell office:value-type="float" office:value="59610" calcext:value-type="float">
            <text:p>59610</text:p>
          </table:table-cell>
          <table:table-cell table:formula="of:=[.$N$2]-[.H151]" office:value-type="float" office:value="127555906" calcext:value-type="float">
            <text:p>127555906</text:p>
          </table:table-cell>
          <table:table-cell table:formula="of:=ROUND([.K151]*0.8)" office:value-type="float" office:value="102044725" calcext:value-type="float">
            <text:p>102044725</text:p>
          </table:table-cell>
          <table:table-cell table:formula="of:=[.K151]-[.L151]-[.F151]-[.H151]" office:value-type="float" office:value="25380385" calcext:value-type="float">
            <text:p>25380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40414" calcext:value-type="float">
            <text:p>40414</text:p>
          </table:table-cell>
          <table:table-cell office:value-type="float" office:value="73432" calcext:value-type="float">
            <text:p>7343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13846" calcext:value-type="float">
            <text:p>113846</text:p>
          </table:table-cell>
          <table:table-cell office:value-type="float" office:value="97196" calcext:value-type="float">
            <text:p>97196</text:p>
          </table:table-cell>
          <table:table-cell office:value-type="float" office:value="20159" calcext:value-type="float">
            <text:p>20159</text:p>
          </table:table-cell>
          <table:table-cell office:value-type="float" office:value="27920" calcext:value-type="float">
            <text:p>27920</text:p>
          </table:table-cell>
          <table:table-cell office:value-type="float" office:value="61871" calcext:value-type="float">
            <text:p>61871</text:p>
          </table:table-cell>
          <table:table-cell table:formula="of:=[.$N$2]-[.H152]" office:value-type="float" office:value="127555369" calcext:value-type="float">
            <text:p>127555369</text:p>
          </table:table-cell>
          <table:table-cell table:formula="of:=ROUND([.K152]*0.8)" office:value-type="float" office:value="102044295" calcext:value-type="float">
            <text:p>102044295</text:p>
          </table:table-cell>
          <table:table-cell table:formula="of:=[.K152]-[.L152]-[.F152]-[.H152]" office:value-type="float" office:value="25377069" calcext:value-type="float">
            <text:p>25377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41460" calcext:value-type="float">
            <text:p>41460</text:p>
          </table:table-cell>
          <table:table-cell office:value-type="float" office:value="74420" calcext:value-type="float">
            <text:p>7442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15880" calcext:value-type="float">
            <text:p>115880</text:p>
          </table:table-cell>
          <table:table-cell office:value-type="float" office:value="97859" calcext:value-type="float">
            <text:p>97859</text:p>
          </table:table-cell>
          <table:table-cell office:value-type="float" office:value="20671" calcext:value-type="float">
            <text:p>20671</text:p>
          </table:table-cell>
          <table:table-cell office:value-type="float" office:value="27920" calcext:value-type="float">
            <text:p>27920</text:p>
          </table:table-cell>
          <table:table-cell office:value-type="float" office:value="64326" calcext:value-type="float">
            <text:p>64326</text:p>
          </table:table-cell>
          <table:table-cell table:formula="of:=[.$N$2]-[.H153]" office:value-type="float" office:value="127554857" calcext:value-type="float">
            <text:p>127554857</text:p>
          </table:table-cell>
          <table:table-cell table:formula="of:=ROUND([.K153]*0.8)" office:value-type="float" office:value="102043886" calcext:value-type="float">
            <text:p>102043886</text:p>
          </table:table-cell>
          <table:table-cell table:formula="of:=[.K153]-[.L153]-[.F153]-[.H153]" office:value-type="float" office:value="25374420" calcext:value-type="float">
            <text:p>253744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42842" calcext:value-type="float">
            <text:p>42842</text:p>
          </table:table-cell>
          <table:table-cell office:value-type="float" office:value="78243" calcext:value-type="float">
            <text:p>78243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21085" calcext:value-type="float">
            <text:p>121085</text:p>
          </table:table-cell>
          <table:table-cell office:value-type="float" office:value="99243" calcext:value-type="float">
            <text:p>99243</text:p>
          </table:table-cell>
          <table:table-cell office:value-type="float" office:value="21348" calcext:value-type="float">
            <text:p>21348</text:p>
          </table:table-cell>
          <table:table-cell office:value-type="float" office:value="34663" calcext:value-type="float">
            <text:p>34663</text:p>
          </table:table-cell>
          <table:table-cell office:value-type="float" office:value="67491" calcext:value-type="float">
            <text:p>67491</text:p>
          </table:table-cell>
          <table:table-cell table:formula="of:=[.$N$2]-[.H154]" office:value-type="float" office:value="127554180" calcext:value-type="float">
            <text:p>127554180</text:p>
          </table:table-cell>
          <table:table-cell table:formula="of:=ROUND([.K154]*0.8)" office:value-type="float" office:value="102043344" calcext:value-type="float">
            <text:p>102043344</text:p>
          </table:table-cell>
          <table:table-cell table:formula="of:=[.K154]-[.L154]-[.F154]-[.H154]" office:value-type="float" office:value="25368403" calcext:value-type="float">
            <text:p>25368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44118" calcext:value-type="float">
            <text:p>44118</text:p>
          </table:table-cell>
          <table:table-cell office:value-type="float" office:value="81623" calcext:value-type="float">
            <text:p>81623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25741" calcext:value-type="float">
            <text:p>125741</text:p>
          </table:table-cell>
          <table:table-cell office:value-type="float" office:value="100513" calcext:value-type="float">
            <text:p>100513</text:p>
          </table:table-cell>
          <table:table-cell office:value-type="float" office:value="21974" calcext:value-type="float">
            <text:p>21974</text:p>
          </table:table-cell>
          <table:table-cell office:value-type="float" office:value="34663" calcext:value-type="float">
            <text:p>34663</text:p>
          </table:table-cell>
          <table:table-cell office:value-type="float" office:value="70308" calcext:value-type="float">
            <text:p>70308</text:p>
          </table:table-cell>
          <table:table-cell table:formula="of:=[.$N$2]-[.H155]" office:value-type="float" office:value="127553554" calcext:value-type="float">
            <text:p>127553554</text:p>
          </table:table-cell>
          <table:table-cell table:formula="of:=ROUND([.K155]*0.8)" office:value-type="float" office:value="102042843" calcext:value-type="float">
            <text:p>102042843</text:p>
          </table:table-cell>
          <table:table-cell table:formula="of:=[.K155]-[.L155]-[.F155]-[.H155]" office:value-type="float" office:value="25362996" calcext:value-type="float">
            <text:p>25362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45407" calcext:value-type="float">
            <text:p>45407</text:p>
          </table:table-cell>
          <table:table-cell office:value-type="float" office:value="85234" calcext:value-type="float">
            <text:p>85234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30641" calcext:value-type="float">
            <text:p>130641</text:p>
          </table:table-cell>
          <table:table-cell office:value-type="float" office:value="101835" calcext:value-type="float">
            <text:p>101835</text:p>
          </table:table-cell>
          <table:table-cell office:value-type="float" office:value="22579" calcext:value-type="float">
            <text:p>22579</text:p>
          </table:table-cell>
          <table:table-cell office:value-type="float" office:value="34663" calcext:value-type="float">
            <text:p>34663</text:p>
          </table:table-cell>
          <table:table-cell office:value-type="float" office:value="73271" calcext:value-type="float">
            <text:p>73271</text:p>
          </table:table-cell>
          <table:table-cell table:formula="of:=[.$N$2]-[.H156]" office:value-type="float" office:value="127552949" calcext:value-type="float">
            <text:p>127552949</text:p>
          </table:table-cell>
          <table:table-cell table:formula="of:=ROUND([.K156]*0.8)" office:value-type="float" office:value="102042359" calcext:value-type="float">
            <text:p>102042359</text:p>
          </table:table-cell>
          <table:table-cell table:formula="of:=[.K156]-[.L156]-[.F156]-[.H156]" office:value-type="float" office:value="25357370" calcext:value-type="float">
            <text:p>25357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46773" calcext:value-type="float">
            <text:p>46773</text:p>
          </table:table-cell>
          <table:table-cell office:value-type="float" office:value="88704" calcext:value-type="float">
            <text:p>88704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35477" calcext:value-type="float">
            <text:p>135477</text:p>
          </table:table-cell>
          <table:table-cell office:value-type="float" office:value="103201" calcext:value-type="float">
            <text:p>103201</text:p>
          </table:table-cell>
          <table:table-cell office:value-type="float" office:value="23250" calcext:value-type="float">
            <text:p>23250</text:p>
          </table:table-cell>
          <table:table-cell office:value-type="float" office:value="34663" calcext:value-type="float">
            <text:p>34663</text:p>
          </table:table-cell>
          <table:table-cell office:value-type="float" office:value="75448" calcext:value-type="float">
            <text:p>75448</text:p>
          </table:table-cell>
          <table:table-cell table:formula="of:=[.$N$2]-[.H157]" office:value-type="float" office:value="127552278" calcext:value-type="float">
            <text:p>127552278</text:p>
          </table:table-cell>
          <table:table-cell table:formula="of:=ROUND([.K157]*0.8)" office:value-type="float" office:value="102041822" calcext:value-type="float">
            <text:p>102041822</text:p>
          </table:table-cell>
          <table:table-cell table:formula="of:=[.K157]-[.L157]-[.F157]-[.H157]" office:value-type="float" office:value="25351729" calcext:value-type="float">
            <text:p>25351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48116" calcext:value-type="float">
            <text:p>48116</text:p>
          </table:table-cell>
          <table:table-cell office:value-type="float" office:value="92325" calcext:value-type="float">
            <text:p>92325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40441" calcext:value-type="float">
            <text:p>140441</text:p>
          </table:table-cell>
          <table:table-cell office:value-type="float" office:value="104449" calcext:value-type="float">
            <text:p>104449</text:p>
          </table:table-cell>
          <table:table-cell office:value-type="float" office:value="23881" calcext:value-type="float">
            <text:p>23881</text:p>
          </table:table-cell>
          <table:table-cell office:value-type="float" office:value="34663" calcext:value-type="float">
            <text:p>34663</text:p>
          </table:table-cell>
          <table:table-cell office:value-type="float" office:value="78590" calcext:value-type="float">
            <text:p>78590</text:p>
          </table:table-cell>
          <table:table-cell table:formula="of:=[.$N$2]-[.H158]" office:value-type="float" office:value="127551647" calcext:value-type="float">
            <text:p>127551647</text:p>
          </table:table-cell>
          <table:table-cell table:formula="of:=ROUND([.K158]*0.8)" office:value-type="float" office:value="102041318" calcext:value-type="float">
            <text:p>102041318</text:p>
          </table:table-cell>
          <table:table-cell table:formula="of:=[.K158]-[.L158]-[.F158]-[.H158]" office:value-type="float" office:value="25346007" calcext:value-type="float">
            <text:p>25346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49268" calcext:value-type="float">
            <text:p>49268</text:p>
          </table:table-cell>
          <table:table-cell office:value-type="float" office:value="94117" calcext:value-type="float">
            <text:p>94117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43385" calcext:value-type="float">
            <text:p>143385</text:p>
          </table:table-cell>
          <table:table-cell office:value-type="float" office:value="105278" calcext:value-type="float">
            <text:p>105278</text:p>
          </table:table-cell>
          <table:table-cell office:value-type="float" office:value="24437" calcext:value-type="float">
            <text:p>24437</text:p>
          </table:table-cell>
          <table:table-cell office:value-type="float" office:value="34663" calcext:value-type="float">
            <text:p>34663</text:p>
          </table:table-cell>
          <table:table-cell office:value-type="float" office:value="81544" calcext:value-type="float">
            <text:p>81544</text:p>
          </table:table-cell>
          <table:table-cell table:formula="of:=[.$N$2]-[.H159]" office:value-type="float" office:value="127551091" calcext:value-type="float">
            <text:p>127551091</text:p>
          </table:table-cell>
          <table:table-cell table:formula="of:=ROUND([.K159]*0.8)" office:value-type="float" office:value="102040873" calcext:value-type="float">
            <text:p>102040873</text:p>
          </table:table-cell>
          <table:table-cell table:formula="of:=[.K159]-[.L159]-[.F159]-[.H159]" office:value-type="float" office:value="25342396" calcext:value-type="float">
            <text:p>25342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50361" calcext:value-type="float">
            <text:p>50361</text:p>
          </table:table-cell>
          <table:table-cell office:value-type="float" office:value="95319" calcext:value-type="float">
            <text:p>95319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45680" calcext:value-type="float">
            <text:p>145680</text:p>
          </table:table-cell>
          <table:table-cell office:value-type="float" office:value="105893" calcext:value-type="float">
            <text:p>105893</text:p>
          </table:table-cell>
          <table:table-cell office:value-type="float" office:value="24982" calcext:value-type="float">
            <text:p>24982</text:p>
          </table:table-cell>
          <table:table-cell office:value-type="float" office:value="34663" calcext:value-type="float">
            <text:p>34663</text:p>
          </table:table-cell>
          <table:table-cell office:value-type="float" office:value="84419" calcext:value-type="float">
            <text:p>84419</text:p>
          </table:table-cell>
          <table:table-cell table:formula="of:=[.$N$2]-[.H160]" office:value-type="float" office:value="127550546" calcext:value-type="float">
            <text:p>127550546</text:p>
          </table:table-cell>
          <table:table-cell table:formula="of:=ROUND([.K160]*0.8)" office:value-type="float" office:value="102040437" calcext:value-type="float">
            <text:p>102040437</text:p>
          </table:table-cell>
          <table:table-cell table:formula="of:=[.K160]-[.L160]-[.F160]-[.H160]" office:value-type="float" office:value="25339447" calcext:value-type="float">
            <text:p>25339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51843" calcext:value-type="float">
            <text:p>51843</text:p>
          </table:table-cell>
          <table:table-cell office:value-type="float" office:value="99914" calcext:value-type="float">
            <text:p>99914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51757" calcext:value-type="float">
            <text:p>151757</text:p>
          </table:table-cell>
          <table:table-cell office:value-type="float" office:value="107543" calcext:value-type="float">
            <text:p>107543</text:p>
          </table:table-cell>
          <table:table-cell office:value-type="float" office:value="25704" calcext:value-type="float">
            <text:p>25704</text:p>
          </table:table-cell>
          <table:table-cell office:value-type="float" office:value="41407" calcext:value-type="float">
            <text:p>41407</text:p>
          </table:table-cell>
          <table:table-cell office:value-type="float" office:value="88217" calcext:value-type="float">
            <text:p>88217</text:p>
          </table:table-cell>
          <table:table-cell table:formula="of:=[.$N$2]-[.H161]" office:value-type="float" office:value="127549824" calcext:value-type="float">
            <text:p>127549824</text:p>
          </table:table-cell>
          <table:table-cell table:formula="of:=ROUND([.K161]*0.8)" office:value-type="float" office:value="102039859" calcext:value-type="float">
            <text:p>102039859</text:p>
          </table:table-cell>
          <table:table-cell table:formula="of:=[.K161]-[.L161]-[.F161]-[.H161]" office:value-type="float" office:value="25332504" calcext:value-type="float">
            <text:p>25332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53147" calcext:value-type="float">
            <text:p>53147</text:p>
          </table:table-cell>
          <table:table-cell office:value-type="float" office:value="104285" calcext:value-type="float">
            <text:p>104285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57432" calcext:value-type="float">
            <text:p>157432</text:p>
          </table:table-cell>
          <table:table-cell office:value-type="float" office:value="109066" calcext:value-type="float">
            <text:p>109066</text:p>
          </table:table-cell>
          <table:table-cell office:value-type="float" office:value="26336" calcext:value-type="float">
            <text:p>26336</text:p>
          </table:table-cell>
          <table:table-cell office:value-type="float" office:value="41407" calcext:value-type="float">
            <text:p>41407</text:p>
          </table:table-cell>
          <table:table-cell office:value-type="float" office:value="91412" calcext:value-type="float">
            <text:p>91412</text:p>
          </table:table-cell>
          <table:table-cell table:formula="of:=[.$N$2]-[.H162]" office:value-type="float" office:value="127549192" calcext:value-type="float">
            <text:p>127549192</text:p>
          </table:table-cell>
          <table:table-cell table:formula="of:=ROUND([.K162]*0.8)" office:value-type="float" office:value="102039354" calcext:value-type="float">
            <text:p>102039354</text:p>
          </table:table-cell>
          <table:table-cell table:formula="of:=[.K162]-[.L162]-[.F162]-[.H162]" office:value-type="float" office:value="25326070" calcext:value-type="float">
            <text:p>25326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54525" calcext:value-type="float">
            <text:p>54525</text:p>
          </table:table-cell>
          <table:table-cell office:value-type="float" office:value="108554" calcext:value-type="float">
            <text:p>108554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63079" calcext:value-type="float">
            <text:p>163079</text:p>
          </table:table-cell>
          <table:table-cell office:value-type="float" office:value="110515" calcext:value-type="float">
            <text:p>110515</text:p>
          </table:table-cell>
          <table:table-cell office:value-type="float" office:value="26997" calcext:value-type="float">
            <text:p>26997</text:p>
          </table:table-cell>
          <table:table-cell office:value-type="float" office:value="41407" calcext:value-type="float">
            <text:p>41407</text:p>
          </table:table-cell>
          <table:table-cell office:value-type="float" office:value="94733" calcext:value-type="float">
            <text:p>94733</text:p>
          </table:table-cell>
          <table:table-cell table:formula="of:=[.$N$2]-[.H163]" office:value-type="float" office:value="127548531" calcext:value-type="float">
            <text:p>127548531</text:p>
          </table:table-cell>
          <table:table-cell table:formula="of:=ROUND([.K163]*0.8)" office:value-type="float" office:value="102038825" calcext:value-type="float">
            <text:p>102038825</text:p>
          </table:table-cell>
          <table:table-cell table:formula="of:=[.K163]-[.L163]-[.F163]-[.H163]" office:value-type="float" office:value="25319630" calcext:value-type="float">
            <text:p>25319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55862" calcext:value-type="float">
            <text:p>55862</text:p>
          </table:table-cell>
          <table:table-cell office:value-type="float" office:value="112547" calcext:value-type="float">
            <text:p>11254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68409" calcext:value-type="float">
            <text:p>168409</text:p>
          </table:table-cell>
          <table:table-cell office:value-type="float" office:value="111914" calcext:value-type="float">
            <text:p>111914</text:p>
          </table:table-cell>
          <table:table-cell office:value-type="float" office:value="27641" calcext:value-type="float">
            <text:p>27641</text:p>
          </table:table-cell>
          <table:table-cell office:value-type="float" office:value="41407" calcext:value-type="float">
            <text:p>41407</text:p>
          </table:table-cell>
          <table:table-cell office:value-type="float" office:value="98064" calcext:value-type="float">
            <text:p>98064</text:p>
          </table:table-cell>
          <table:table-cell table:formula="of:=[.$N$2]-[.H164]" office:value-type="float" office:value="127547887" calcext:value-type="float">
            <text:p>127547887</text:p>
          </table:table-cell>
          <table:table-cell table:formula="of:=ROUND([.K164]*0.8)" office:value-type="float" office:value="102038310" calcext:value-type="float">
            <text:p>102038310</text:p>
          </table:table-cell>
          <table:table-cell table:formula="of:=[.K164]-[.L164]-[.F164]-[.H164]" office:value-type="float" office:value="25313527" calcext:value-type="float">
            <text:p>25313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57185" calcext:value-type="float">
            <text:p>57185</text:p>
          </table:table-cell>
          <table:table-cell office:value-type="float" office:value="116789" calcext:value-type="float">
            <text:p>116789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73974" calcext:value-type="float">
            <text:p>173974</text:p>
          </table:table-cell>
          <table:table-cell office:value-type="float" office:value="113345" calcext:value-type="float">
            <text:p>113345</text:p>
          </table:table-cell>
          <table:table-cell office:value-type="float" office:value="28305" calcext:value-type="float">
            <text:p>28305</text:p>
          </table:table-cell>
          <table:table-cell office:value-type="float" office:value="41407" calcext:value-type="float">
            <text:p>41407</text:p>
          </table:table-cell>
          <table:table-cell office:value-type="float" office:value="101767" calcext:value-type="float">
            <text:p>101767</text:p>
          </table:table-cell>
          <table:table-cell table:formula="of:=[.$N$2]-[.H165]" office:value-type="float" office:value="127547223" calcext:value-type="float">
            <text:p>127547223</text:p>
          </table:table-cell>
          <table:table-cell table:formula="of:=ROUND([.K165]*0.8)" office:value-type="float" office:value="102037778" calcext:value-type="float">
            <text:p>102037778</text:p>
          </table:table-cell>
          <table:table-cell table:formula="of:=[.K165]-[.L165]-[.F165]-[.H165]" office:value-type="float" office:value="25307166" calcext:value-type="float">
            <text:p>25307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58284" calcext:value-type="float">
            <text:p>58284</text:p>
          </table:table-cell>
          <table:table-cell office:value-type="float" office:value="118739" calcext:value-type="float">
            <text:p>118739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77023" calcext:value-type="float">
            <text:p>177023</text:p>
          </table:table-cell>
          <table:table-cell office:value-type="float" office:value="114149" calcext:value-type="float">
            <text:p>114149</text:p>
          </table:table-cell>
          <table:table-cell office:value-type="float" office:value="28834" calcext:value-type="float">
            <text:p>28834</text:p>
          </table:table-cell>
          <table:table-cell office:value-type="float" office:value="41407" calcext:value-type="float">
            <text:p>41407</text:p>
          </table:table-cell>
          <table:table-cell office:value-type="float" office:value="104975" calcext:value-type="float">
            <text:p>104975</text:p>
          </table:table-cell>
          <table:table-cell table:formula="of:=[.$N$2]-[.H166]" office:value-type="float" office:value="127546694" calcext:value-type="float">
            <text:p>127546694</text:p>
          </table:table-cell>
          <table:table-cell table:formula="of:=ROUND([.K166]*0.8)" office:value-type="float" office:value="102037355" calcext:value-type="float">
            <text:p>102037355</text:p>
          </table:table-cell>
          <table:table-cell table:formula="of:=[.K166]-[.L166]-[.F166]-[.H166]" office:value-type="float" office:value="25303482" calcext:value-type="float">
            <text:p>25303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59522" calcext:value-type="float">
            <text:p>59522</text:p>
          </table:table-cell>
          <table:table-cell office:value-type="float" office:value="120035" calcext:value-type="float">
            <text:p>120035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79557" calcext:value-type="float">
            <text:p>179557</text:p>
          </table:table-cell>
          <table:table-cell office:value-type="float" office:value="114898" calcext:value-type="float">
            <text:p>114898</text:p>
          </table:table-cell>
          <table:table-cell office:value-type="float" office:value="29467" calcext:value-type="float">
            <text:p>29467</text:p>
          </table:table-cell>
          <table:table-cell office:value-type="float" office:value="41407" calcext:value-type="float">
            <text:p>41407</text:p>
          </table:table-cell>
          <table:table-cell office:value-type="float" office:value="108110" calcext:value-type="float">
            <text:p>108110</text:p>
          </table:table-cell>
          <table:table-cell table:formula="of:=[.$N$2]-[.H167]" office:value-type="float" office:value="127546061" calcext:value-type="float">
            <text:p>127546061</text:p>
          </table:table-cell>
          <table:table-cell table:formula="of:=ROUND([.K167]*0.8)" office:value-type="float" office:value="102036849" calcext:value-type="float">
            <text:p>102036849</text:p>
          </table:table-cell>
          <table:table-cell table:formula="of:=[.K167]-[.L167]-[.F167]-[.H167]" office:value-type="float" office:value="25300188" calcext:value-type="float">
            <text:p>25300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61130" calcext:value-type="float">
            <text:p>61130</text:p>
          </table:table-cell>
          <table:table-cell office:value-type="float" office:value="124922" calcext:value-type="float">
            <text:p>12492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86052" calcext:value-type="float">
            <text:p>186052</text:p>
          </table:table-cell>
          <table:table-cell office:value-type="float" office:value="116632" calcext:value-type="float">
            <text:p>116632</text:p>
          </table:table-cell>
          <table:table-cell office:value-type="float" office:value="30199" calcext:value-type="float">
            <text:p>30199</text:p>
          </table:table-cell>
          <table:table-cell office:value-type="float" office:value="48742" calcext:value-type="float">
            <text:p>48742</text:p>
          </table:table-cell>
          <table:table-cell office:value-type="float" office:value="113006" calcext:value-type="float">
            <text:p>113006</text:p>
          </table:table-cell>
          <table:table-cell table:formula="of:=[.$N$2]-[.H168]" office:value-type="float" office:value="127545329" calcext:value-type="float">
            <text:p>127545329</text:p>
          </table:table-cell>
          <table:table-cell table:formula="of:=ROUND([.K168]*0.8)" office:value-type="float" office:value="102036263" calcext:value-type="float">
            <text:p>102036263</text:p>
          </table:table-cell>
          <table:table-cell table:formula="of:=[.K168]-[.L168]-[.F168]-[.H168]" office:value-type="float" office:value="25292815" calcext:value-type="float">
            <text:p>25292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62580" calcext:value-type="float">
            <text:p>62580</text:p>
          </table:table-cell>
          <table:table-cell office:value-type="float" office:value="129812" calcext:value-type="float">
            <text:p>129812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92392" calcext:value-type="float">
            <text:p>192392</text:p>
          </table:table-cell>
          <table:table-cell office:value-type="float" office:value="118324" calcext:value-type="float">
            <text:p>118324</text:p>
          </table:table-cell>
          <table:table-cell office:value-type="float" office:value="30888" calcext:value-type="float">
            <text:p>30888</text:p>
          </table:table-cell>
          <table:table-cell office:value-type="float" office:value="48742" calcext:value-type="float">
            <text:p>48742</text:p>
          </table:table-cell>
          <table:table-cell office:value-type="float" office:value="116178" calcext:value-type="float">
            <text:p>116178</text:p>
          </table:table-cell>
          <table:table-cell table:formula="of:=[.$N$2]-[.H169]" office:value-type="float" office:value="127544640" calcext:value-type="float">
            <text:p>127544640</text:p>
          </table:table-cell>
          <table:table-cell table:formula="of:=ROUND([.K169]*0.8)" office:value-type="float" office:value="102035712" calcext:value-type="float">
            <text:p>102035712</text:p>
          </table:table-cell>
          <table:table-cell table:formula="of:=[.K169]-[.L169]-[.F169]-[.H169]" office:value-type="float" office:value="25285648" calcext:value-type="float">
            <text:p>25285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63923" calcext:value-type="float">
            <text:p>63923</text:p>
          </table:table-cell>
          <table:table-cell office:value-type="float" office:value="134513" calcext:value-type="float">
            <text:p>13451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98436" calcext:value-type="float">
            <text:p>198436</text:p>
          </table:table-cell>
          <table:table-cell office:value-type="float" office:value="119869" calcext:value-type="float">
            <text:p>119869</text:p>
          </table:table-cell>
          <table:table-cell office:value-type="float" office:value="31531" calcext:value-type="float">
            <text:p>31531</text:p>
          </table:table-cell>
          <table:table-cell office:value-type="float" office:value="48742" calcext:value-type="float">
            <text:p>48742</text:p>
          </table:table-cell>
          <table:table-cell office:value-type="float" office:value="119355" calcext:value-type="float">
            <text:p>119355</text:p>
          </table:table-cell>
          <table:table-cell table:formula="of:=[.$N$2]-[.H170]" office:value-type="float" office:value="127543997" calcext:value-type="float">
            <text:p>127543997</text:p>
          </table:table-cell>
          <table:table-cell table:formula="of:=ROUND([.K170]*0.8)" office:value-type="float" office:value="102035198" calcext:value-type="float">
            <text:p>102035198</text:p>
          </table:table-cell>
          <table:table-cell table:formula="of:=[.K170]-[.L170]-[.F170]-[.H170]" office:value-type="float" office:value="25278832" calcext:value-type="float">
            <text:p>25278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65312" calcext:value-type="float">
            <text:p>65312</text:p>
          </table:table-cell>
          <table:table-cell office:value-type="float" office:value="139111" calcext:value-type="float">
            <text:p>139111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04423" calcext:value-type="float">
            <text:p>204423</text:p>
          </table:table-cell>
          <table:table-cell office:value-type="float" office:value="121495" calcext:value-type="float">
            <text:p>121495</text:p>
          </table:table-cell>
          <table:table-cell office:value-type="float" office:value="32190" calcext:value-type="float">
            <text:p>32190</text:p>
          </table:table-cell>
          <table:table-cell office:value-type="float" office:value="48742" calcext:value-type="float">
            <text:p>48742</text:p>
          </table:table-cell>
          <table:table-cell office:value-type="float" office:value="123095" calcext:value-type="float">
            <text:p>123095</text:p>
          </table:table-cell>
          <table:table-cell table:formula="of:=[.$N$2]-[.H171]" office:value-type="float" office:value="127543338" calcext:value-type="float">
            <text:p>127543338</text:p>
          </table:table-cell>
          <table:table-cell table:formula="of:=ROUND([.K171]*0.8)" office:value-type="float" office:value="102034670" calcext:value-type="float">
            <text:p>102034670</text:p>
          </table:table-cell>
          <table:table-cell table:formula="of:=[.K171]-[.L171]-[.F171]-[.H171]" office:value-type="float" office:value="25272055" calcext:value-type="float">
            <text:p>25272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66649" calcext:value-type="float">
            <text:p>66649</text:p>
          </table:table-cell>
          <table:table-cell office:value-type="float" office:value="143805" calcext:value-type="float">
            <text:p>143805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210454" calcext:value-type="float">
            <text:p>210454</text:p>
          </table:table-cell>
          <table:table-cell office:value-type="float" office:value="123020" calcext:value-type="float">
            <text:p>123020</text:p>
          </table:table-cell>
          <table:table-cell office:value-type="float" office:value="32814" calcext:value-type="float">
            <text:p>32814</text:p>
          </table:table-cell>
          <table:table-cell office:value-type="float" office:value="48742" calcext:value-type="float">
            <text:p>48742</text:p>
          </table:table-cell>
          <table:table-cell office:value-type="float" office:value="127332" calcext:value-type="float">
            <text:p>127332</text:p>
          </table:table-cell>
          <table:table-cell table:formula="of:=[.$N$2]-[.H172]" office:value-type="float" office:value="127542714" calcext:value-type="float">
            <text:p>127542714</text:p>
          </table:table-cell>
          <table:table-cell table:formula="of:=ROUND([.K172]*0.8)" office:value-type="float" office:value="102034171" calcext:value-type="float">
            <text:p>102034171</text:p>
          </table:table-cell>
          <table:table-cell table:formula="of:=[.K172]-[.L172]-[.F172]-[.H172]" office:value-type="float" office:value="25265275" calcext:value-type="float">
            <text:p>2526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67874" calcext:value-type="float">
            <text:p>67874</text:p>
          </table:table-cell>
          <table:table-cell office:value-type="float" office:value="146079" calcext:value-type="float">
            <text:p>146079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213953" calcext:value-type="float">
            <text:p>213953</text:p>
          </table:table-cell>
          <table:table-cell office:value-type="float" office:value="124020" calcext:value-type="float">
            <text:p>124020</text:p>
          </table:table-cell>
          <table:table-cell office:value-type="float" office:value="33395" calcext:value-type="float">
            <text:p>33395</text:p>
          </table:table-cell>
          <table:table-cell office:value-type="float" office:value="48742" calcext:value-type="float">
            <text:p>48742</text:p>
          </table:table-cell>
          <table:table-cell office:value-type="float" office:value="131686" calcext:value-type="float">
            <text:p>131686</text:p>
          </table:table-cell>
          <table:table-cell table:formula="of:=[.$N$2]-[.H173]" office:value-type="float" office:value="127542133" calcext:value-type="float">
            <text:p>127542133</text:p>
          </table:table-cell>
          <table:table-cell table:formula="of:=ROUND([.K173]*0.8)" office:value-type="float" office:value="102033706" calcext:value-type="float">
            <text:p>102033706</text:p>
          </table:table-cell>
          <table:table-cell table:formula="of:=[.K173]-[.L173]-[.F173]-[.H173]" office:value-type="float" office:value="25261079" calcext:value-type="float">
            <text:p>25261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68987" calcext:value-type="float">
            <text:p>68987</text:p>
          </table:table-cell>
          <table:table-cell office:value-type="float" office:value="147378" calcext:value-type="float">
            <text:p>14737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16365" calcext:value-type="float">
            <text:p>216365</text:p>
          </table:table-cell>
          <table:table-cell office:value-type="float" office:value="124675" calcext:value-type="float">
            <text:p>124675</text:p>
          </table:table-cell>
          <table:table-cell office:value-type="float" office:value="33932" calcext:value-type="float">
            <text:p>33932</text:p>
          </table:table-cell>
          <table:table-cell office:value-type="float" office:value="48742" calcext:value-type="float">
            <text:p>48742</text:p>
          </table:table-cell>
          <table:table-cell office:value-type="float" office:value="135279" calcext:value-type="float">
            <text:p>135279</text:p>
          </table:table-cell>
          <table:table-cell table:formula="of:=[.$N$2]-[.H174]" office:value-type="float" office:value="127541596" calcext:value-type="float">
            <text:p>127541596</text:p>
          </table:table-cell>
          <table:table-cell table:formula="of:=ROUND([.K174]*0.8)" office:value-type="float" office:value="102033277" calcext:value-type="float">
            <text:p>102033277</text:p>
          </table:table-cell>
          <table:table-cell table:formula="of:=[.K174]-[.L174]-[.F174]-[.H174]" office:value-type="float" office:value="25258022" calcext:value-type="float">
            <text:p>25258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70598" calcext:value-type="float">
            <text:p>70598</text:p>
          </table:table-cell>
          <table:table-cell office:value-type="float" office:value="152552" calcext:value-type="float">
            <text:p>152552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23150" calcext:value-type="float">
            <text:p>223150</text:p>
          </table:table-cell>
          <table:table-cell office:value-type="float" office:value="126404" calcext:value-type="float">
            <text:p>126404</text:p>
          </table:table-cell>
          <table:table-cell office:value-type="float" office:value="34649" calcext:value-type="float">
            <text:p>34649</text:p>
          </table:table-cell>
          <table:table-cell office:value-type="float" office:value="55545" calcext:value-type="float">
            <text:p>55545</text:p>
          </table:table-cell>
          <table:table-cell office:value-type="float" office:value="140118" calcext:value-type="float">
            <text:p>140118</text:p>
          </table:table-cell>
          <table:table-cell table:formula="of:=[.$N$2]-[.H175]" office:value-type="float" office:value="127540879" calcext:value-type="float">
            <text:p>127540879</text:p>
          </table:table-cell>
          <table:table-cell table:formula="of:=ROUND([.K175]*0.8)" office:value-type="float" office:value="102032703" calcext:value-type="float">
            <text:p>102032703</text:p>
          </table:table-cell>
          <table:table-cell table:formula="of:=[.K175]-[.L175]-[.F175]-[.H175]" office:value-type="float" office:value="25250377" calcext:value-type="float">
            <text:p>25250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72079" calcext:value-type="float">
            <text:p>72079</text:p>
          </table:table-cell>
          <table:table-cell office:value-type="float" office:value="157616" calcext:value-type="float">
            <text:p>15761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29695" calcext:value-type="float">
            <text:p>229695</text:p>
          </table:table-cell>
          <table:table-cell office:value-type="float" office:value="127960" calcext:value-type="float">
            <text:p>127960</text:p>
          </table:table-cell>
          <table:table-cell office:value-type="float" office:value="35315" calcext:value-type="float">
            <text:p>35315</text:p>
          </table:table-cell>
          <table:table-cell office:value-type="float" office:value="55545" calcext:value-type="float">
            <text:p>55545</text:p>
          </table:table-cell>
          <table:table-cell office:value-type="float" office:value="144448" calcext:value-type="float">
            <text:p>144448</text:p>
          </table:table-cell>
          <table:table-cell table:formula="of:=[.$N$2]-[.H176]" office:value-type="float" office:value="127540213" calcext:value-type="float">
            <text:p>127540213</text:p>
          </table:table-cell>
          <table:table-cell table:formula="of:=ROUND([.K176]*0.8)" office:value-type="float" office:value="102032170" calcext:value-type="float">
            <text:p>102032170</text:p>
          </table:table-cell>
          <table:table-cell table:formula="of:=[.K176]-[.L176]-[.F176]-[.H176]" office:value-type="float" office:value="25243033" calcext:value-type="float">
            <text:p>25243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73550" calcext:value-type="float">
            <text:p>73550</text:p>
          </table:table-cell>
          <table:table-cell office:value-type="float" office:value="162379" calcext:value-type="float">
            <text:p>162379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235929" calcext:value-type="float">
            <text:p>235929</text:p>
          </table:table-cell>
          <table:table-cell office:value-type="float" office:value="129997" calcext:value-type="float">
            <text:p>129997</text:p>
          </table:table-cell>
          <table:table-cell office:value-type="float" office:value="36001" calcext:value-type="float">
            <text:p>36001</text:p>
          </table:table-cell>
          <table:table-cell office:value-type="float" office:value="55545" calcext:value-type="float">
            <text:p>55545</text:p>
          </table:table-cell>
          <table:table-cell office:value-type="float" office:value="149318" calcext:value-type="float">
            <text:p>149318</text:p>
          </table:table-cell>
          <table:table-cell table:formula="of:=[.$N$2]-[.H177]" office:value-type="float" office:value="127539527" calcext:value-type="float">
            <text:p>127539527</text:p>
          </table:table-cell>
          <table:table-cell table:formula="of:=ROUND([.K177]*0.8)" office:value-type="float" office:value="102031622" calcext:value-type="float">
            <text:p>102031622</text:p>
          </table:table-cell>
          <table:table-cell table:formula="of:=[.K177]-[.L177]-[.F177]-[.H177]" office:value-type="float" office:value="25235975" calcext:value-type="float">
            <text:p>25235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74947" calcext:value-type="float">
            <text:p>74947</text:p>
          </table:table-cell>
          <table:table-cell office:value-type="float" office:value="167162" calcext:value-type="float">
            <text:p>167162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242109" calcext:value-type="float">
            <text:p>242109</text:p>
          </table:table-cell>
          <table:table-cell office:value-type="float" office:value="132563" calcext:value-type="float">
            <text:p>132563</text:p>
          </table:table-cell>
          <table:table-cell office:value-type="float" office:value="36669" calcext:value-type="float">
            <text:p>36669</text:p>
          </table:table-cell>
          <table:table-cell office:value-type="float" office:value="55545" calcext:value-type="float">
            <text:p>55545</text:p>
          </table:table-cell>
          <table:table-cell office:value-type="float" office:value="116862" calcext:value-type="float">
            <text:p>116862</text:p>
          </table:table-cell>
          <table:table-cell table:formula="of:=[.$N$2]-[.H178]" office:value-type="float" office:value="127538859" calcext:value-type="float">
            <text:p>127538859</text:p>
          </table:table-cell>
          <table:table-cell table:formula="of:=ROUND([.K178]*0.8)" office:value-type="float" office:value="102031087" calcext:value-type="float">
            <text:p>102031087</text:p>
          </table:table-cell>
          <table:table-cell table:formula="of:=[.K178]-[.L178]-[.F178]-[.H178]" office:value-type="float" office:value="25228994" calcext:value-type="float">
            <text:p>25228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76418" calcext:value-type="float">
            <text:p>76418</text:p>
          </table:table-cell>
          <table:table-cell office:value-type="float" office:value="172138" calcext:value-type="float">
            <text:p>17213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48556" calcext:value-type="float">
            <text:p>248556</text:p>
          </table:table-cell>
          <table:table-cell office:value-type="float" office:value="134955" calcext:value-type="float">
            <text:p>134955</text:p>
          </table:table-cell>
          <table:table-cell office:value-type="float" office:value="37349" calcext:value-type="float">
            <text:p>37349</text:p>
          </table:table-cell>
          <table:table-cell office:value-type="float" office:value="55545" calcext:value-type="float">
            <text:p>55545</text:p>
          </table:table-cell>
          <table:table-cell office:value-type="float" office:value="120562" calcext:value-type="float">
            <text:p>120562</text:p>
          </table:table-cell>
          <table:table-cell table:formula="of:=[.$N$2]-[.H179]" office:value-type="float" office:value="127538179" calcext:value-type="float">
            <text:p>127538179</text:p>
          </table:table-cell>
          <table:table-cell table:formula="of:=ROUND([.K179]*0.8)" office:value-type="float" office:value="102030543" calcext:value-type="float">
            <text:p>102030543</text:p>
          </table:table-cell>
          <table:table-cell table:formula="of:=[.K179]-[.L179]-[.F179]-[.H179]" office:value-type="float" office:value="25221731" calcext:value-type="float">
            <text:p>25221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77697" calcext:value-type="float">
            <text:p>77697</text:p>
          </table:table-cell>
          <table:table-cell office:value-type="float" office:value="174452" calcext:value-type="float">
            <text:p>17445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52149" calcext:value-type="float">
            <text:p>252149</text:p>
          </table:table-cell>
          <table:table-cell office:value-type="float" office:value="136496" calcext:value-type="float">
            <text:p>136496</text:p>
          </table:table-cell>
          <table:table-cell office:value-type="float" office:value="37969" calcext:value-type="float">
            <text:p>37969</text:p>
          </table:table-cell>
          <table:table-cell office:value-type="float" office:value="55545" calcext:value-type="float">
            <text:p>55545</text:p>
          </table:table-cell>
          <table:table-cell office:value-type="float" office:value="123797" calcext:value-type="float">
            <text:p>123797</text:p>
          </table:table-cell>
          <table:table-cell table:formula="of:=[.$N$2]-[.H180]" office:value-type="float" office:value="127537559" calcext:value-type="float">
            <text:p>127537559</text:p>
          </table:table-cell>
          <table:table-cell table:formula="of:=ROUND([.K180]*0.8)" office:value-type="float" office:value="102030047" calcext:value-type="float">
            <text:p>102030047</text:p>
          </table:table-cell>
          <table:table-cell table:formula="of:=[.K180]-[.L180]-[.F180]-[.H180]" office:value-type="float" office:value="25217394" calcext:value-type="float">
            <text:p>25217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78963" calcext:value-type="float">
            <text:p>78963</text:p>
          </table:table-cell>
          <table:table-cell office:value-type="float" office:value="176058" calcext:value-type="float">
            <text:p>176058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255021" calcext:value-type="float">
            <text:p>255021</text:p>
          </table:table-cell>
          <table:table-cell office:value-type="float" office:value="137738" calcext:value-type="float">
            <text:p>137738</text:p>
          </table:table-cell>
          <table:table-cell office:value-type="float" office:value="38589" calcext:value-type="float">
            <text:p>38589</text:p>
          </table:table-cell>
          <table:table-cell office:value-type="float" office:value="55545" calcext:value-type="float">
            <text:p>55545</text:p>
          </table:table-cell>
          <table:table-cell office:value-type="float" office:value="126843" calcext:value-type="float">
            <text:p>126843</text:p>
          </table:table-cell>
          <table:table-cell table:formula="of:=[.$N$2]-[.H181]" office:value-type="float" office:value="127536939" calcext:value-type="float">
            <text:p>127536939</text:p>
          </table:table-cell>
          <table:table-cell table:formula="of:=ROUND([.K181]*0.8)" office:value-type="float" office:value="102029551" calcext:value-type="float">
            <text:p>102029551</text:p>
          </table:table-cell>
          <table:table-cell table:formula="of:=[.K181]-[.L181]-[.F181]-[.H181]" office:value-type="float" office:value="25213778" calcext:value-type="float">
            <text:p>25213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80528" calcext:value-type="float">
            <text:p>80528</text:p>
          </table:table-cell>
          <table:table-cell office:value-type="float" office:value="181885" calcext:value-type="float">
            <text:p>1818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62413" calcext:value-type="float">
            <text:p>262413</text:p>
          </table:table-cell>
          <table:table-cell office:value-type="float" office:value="140357" calcext:value-type="float">
            <text:p>140357</text:p>
          </table:table-cell>
          <table:table-cell office:value-type="float" office:value="39303" calcext:value-type="float">
            <text:p>39303</text:p>
          </table:table-cell>
          <table:table-cell office:value-type="float" office:value="63069" calcext:value-type="float">
            <text:p>63069</text:p>
          </table:table-cell>
          <table:table-cell office:value-type="float" office:value="131264" calcext:value-type="float">
            <text:p>131264</text:p>
          </table:table-cell>
          <table:table-cell table:formula="of:=[.$N$2]-[.H182]" office:value-type="float" office:value="127536225" calcext:value-type="float">
            <text:p>127536225</text:p>
          </table:table-cell>
          <table:table-cell table:formula="of:=ROUND([.K182]*0.8)" office:value-type="float" office:value="102028980" calcext:value-type="float">
            <text:p>102028980</text:p>
          </table:table-cell>
          <table:table-cell table:formula="of:=[.K182]-[.L182]-[.F182]-[.H182]" office:value-type="float" office:value="25205529" calcext:value-type="float">
            <text:p>25205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82013" calcext:value-type="float">
            <text:p>82013</text:p>
          </table:table-cell>
          <table:table-cell office:value-type="float" office:value="187486" calcext:value-type="float">
            <text:p>187486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269499" calcext:value-type="float">
            <text:p>269499</text:p>
          </table:table-cell>
          <table:table-cell office:value-type="float" office:value="142769" calcext:value-type="float">
            <text:p>142769</text:p>
          </table:table-cell>
          <table:table-cell office:value-type="float" office:value="40006" calcext:value-type="float">
            <text:p>40006</text:p>
          </table:table-cell>
          <table:table-cell office:value-type="float" office:value="63069" calcext:value-type="float">
            <text:p>63069</text:p>
          </table:table-cell>
          <table:table-cell office:value-type="float" office:value="134957" calcext:value-type="float">
            <text:p>134957</text:p>
          </table:table-cell>
          <table:table-cell table:formula="of:=[.$N$2]-[.H183]" office:value-type="float" office:value="127535522" calcext:value-type="float">
            <text:p>127535522</text:p>
          </table:table-cell>
          <table:table-cell table:formula="of:=ROUND([.K183]*0.8)" office:value-type="float" office:value="102028418" calcext:value-type="float">
            <text:p>102028418</text:p>
          </table:table-cell>
          <table:table-cell table:formula="of:=[.K183]-[.L183]-[.F183]-[.H183]" office:value-type="float" office:value="25197599" calcext:value-type="float">
            <text:p>25197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83568" calcext:value-type="float">
            <text:p>83568</text:p>
          </table:table-cell>
          <table:table-cell office:value-type="float" office:value="193402" calcext:value-type="float">
            <text:p>193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276970" calcext:value-type="float">
            <text:p>276970</text:p>
          </table:table-cell>
          <table:table-cell office:value-type="float" office:value="144928" calcext:value-type="float">
            <text:p>144928</text:p>
          </table:table-cell>
          <table:table-cell office:value-type="float" office:value="40721" calcext:value-type="float">
            <text:p>40721</text:p>
          </table:table-cell>
          <table:table-cell office:value-type="float" office:value="63069" calcext:value-type="float">
            <text:p>63069</text:p>
          </table:table-cell>
          <table:table-cell office:value-type="float" office:value="138319" calcext:value-type="float">
            <text:p>138319</text:p>
          </table:table-cell>
          <table:table-cell table:formula="of:=[.$N$2]-[.H184]" office:value-type="float" office:value="127534807" calcext:value-type="float">
            <text:p>127534807</text:p>
          </table:table-cell>
          <table:table-cell table:formula="of:=ROUND([.K184]*0.8)" office:value-type="float" office:value="102027846" calcext:value-type="float">
            <text:p>102027846</text:p>
          </table:table-cell>
          <table:table-cell table:formula="of:=[.K184]-[.L184]-[.F184]-[.H184]" office:value-type="float" office:value="25189270" calcext:value-type="float">
            <text:p>25189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84967" calcext:value-type="float">
            <text:p>84967</text:p>
          </table:table-cell>
          <table:table-cell office:value-type="float" office:value="198901" calcext:value-type="float">
            <text:p>198901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283868" calcext:value-type="float">
            <text:p>283868</text:p>
          </table:table-cell>
          <table:table-cell office:value-type="float" office:value="147109" calcext:value-type="float">
            <text:p>147109</text:p>
          </table:table-cell>
          <table:table-cell office:value-type="float" office:value="41347" calcext:value-type="float">
            <text:p>41347</text:p>
          </table:table-cell>
          <table:table-cell office:value-type="float" office:value="63069" calcext:value-type="float">
            <text:p>63069</text:p>
          </table:table-cell>
          <table:table-cell office:value-type="float" office:value="142593" calcext:value-type="float">
            <text:p>142593</text:p>
          </table:table-cell>
          <table:table-cell table:formula="of:=[.$N$2]-[.H185]" office:value-type="float" office:value="127534181" calcext:value-type="float">
            <text:p>127534181</text:p>
          </table:table-cell>
          <table:table-cell table:formula="of:=ROUND([.K185]*0.8)" office:value-type="float" office:value="102027345" calcext:value-type="float">
            <text:p>102027345</text:p>
          </table:table-cell>
          <table:table-cell table:formula="of:=[.K185]-[.L185]-[.F185]-[.H185]" office:value-type="float" office:value="25181621" calcext:value-type="float">
            <text:p>25181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86362" calcext:value-type="float">
            <text:p>86362</text:p>
          </table:table-cell>
          <table:table-cell office:value-type="float" office:value="204418" calcext:value-type="float">
            <text:p>204418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290780" calcext:value-type="float">
            <text:p>290780</text:p>
          </table:table-cell>
          <table:table-cell office:value-type="float" office:value="149212" calcext:value-type="float">
            <text:p>149212</text:p>
          </table:table-cell>
          <table:table-cell office:value-type="float" office:value="42001" calcext:value-type="float">
            <text:p>42001</text:p>
          </table:table-cell>
          <table:table-cell office:value-type="float" office:value="63069" calcext:value-type="float">
            <text:p>63069</text:p>
          </table:table-cell>
          <table:table-cell office:value-type="float" office:value="147205" calcext:value-type="float">
            <text:p>147205</text:p>
          </table:table-cell>
          <table:table-cell table:formula="of:=[.$N$2]-[.H186]" office:value-type="float" office:value="127533527" calcext:value-type="float">
            <text:p>127533527</text:p>
          </table:table-cell>
          <table:table-cell table:formula="of:=ROUND([.K186]*0.8)" office:value-type="float" office:value="102026822" calcext:value-type="float">
            <text:p>102026822</text:p>
          </table:table-cell>
          <table:table-cell table:formula="of:=[.K186]-[.L186]-[.F186]-[.H186]" office:value-type="float" office:value="25173924" calcext:value-type="float">
            <text:p>25173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87548" calcext:value-type="float">
            <text:p>87548</text:p>
          </table:table-cell>
          <table:table-cell office:value-type="float" office:value="206784" calcext:value-type="float">
            <text:p>206784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294332" calcext:value-type="float">
            <text:p>294332</text:p>
          </table:table-cell>
          <table:table-cell office:value-type="float" office:value="150206" calcext:value-type="float">
            <text:p>150206</text:p>
          </table:table-cell>
          <table:table-cell office:value-type="float" office:value="42585" calcext:value-type="float">
            <text:p>42585</text:p>
          </table:table-cell>
          <table:table-cell office:value-type="float" office:value="63069" calcext:value-type="float">
            <text:p>63069</text:p>
          </table:table-cell>
          <table:table-cell office:value-type="float" office:value="152309" calcext:value-type="float">
            <text:p>152309</text:p>
          </table:table-cell>
          <table:table-cell table:formula="of:=[.$N$2]-[.H187]" office:value-type="float" office:value="127532943" calcext:value-type="float">
            <text:p>127532943</text:p>
          </table:table-cell>
          <table:table-cell table:formula="of:=ROUND([.K187]*0.8)" office:value-type="float" office:value="102026354" calcext:value-type="float">
            <text:p>102026354</text:p>
          </table:table-cell>
          <table:table-cell table:formula="of:=[.K187]-[.L187]-[.F187]-[.H187]" office:value-type="float" office:value="25169672" calcext:value-type="float">
            <text:p>25169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88718" calcext:value-type="float">
            <text:p>88718</text:p>
          </table:table-cell>
          <table:table-cell office:value-type="float" office:value="208504" calcext:value-type="float">
            <text:p>208504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297222" calcext:value-type="float">
            <text:p>297222</text:p>
          </table:table-cell>
          <table:table-cell office:value-type="float" office:value="151076" calcext:value-type="float">
            <text:p>151076</text:p>
          </table:table-cell>
          <table:table-cell office:value-type="float" office:value="43175" calcext:value-type="float">
            <text:p>43175</text:p>
          </table:table-cell>
          <table:table-cell office:value-type="float" office:value="63069" calcext:value-type="float">
            <text:p>63069</text:p>
          </table:table-cell>
          <table:table-cell office:value-type="float" office:value="155604" calcext:value-type="float">
            <text:p>155604</text:p>
          </table:table-cell>
          <table:table-cell table:formula="of:=[.$N$2]-[.H188]" office:value-type="float" office:value="127532353" calcext:value-type="float">
            <text:p>127532353</text:p>
          </table:table-cell>
          <table:table-cell table:formula="of:=ROUND([.K188]*0.8)" office:value-type="float" office:value="102025882" calcext:value-type="float">
            <text:p>102025882</text:p>
          </table:table-cell>
          <table:table-cell table:formula="of:=[.K188]-[.L188]-[.F188]-[.H188]" office:value-type="float" office:value="25166074" calcext:value-type="float">
            <text:p>25166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90254" calcext:value-type="float">
            <text:p>90254</text:p>
          </table:table-cell>
          <table:table-cell office:value-type="float" office:value="214612" calcext:value-type="float">
            <text:p>214612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304866" calcext:value-type="float">
            <text:p>304866</text:p>
          </table:table-cell>
          <table:table-cell office:value-type="float" office:value="153276" calcext:value-type="float">
            <text:p>153276</text:p>
          </table:table-cell>
          <table:table-cell office:value-type="float" office:value="43925" calcext:value-type="float">
            <text:p>43925</text:p>
          </table:table-cell>
          <table:table-cell office:value-type="float" office:value="70383" calcext:value-type="float">
            <text:p>70383</text:p>
          </table:table-cell>
          <table:table-cell office:value-type="float" office:value="159657" calcext:value-type="float">
            <text:p>159657</text:p>
          </table:table-cell>
          <table:table-cell table:formula="of:=[.$N$2]-[.H189]" office:value-type="float" office:value="127531603" calcext:value-type="float">
            <text:p>127531603</text:p>
          </table:table-cell>
          <table:table-cell table:formula="of:=ROUND([.K189]*0.8)" office:value-type="float" office:value="102025282" calcext:value-type="float">
            <text:p>102025282</text:p>
          </table:table-cell>
          <table:table-cell table:formula="of:=[.K189]-[.L189]-[.F189]-[.H189]" office:value-type="float" office:value="25157530" calcext:value-type="float">
            <text:p>25157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91762" calcext:value-type="float">
            <text:p>91762</text:p>
          </table:table-cell>
          <table:table-cell office:value-type="float" office:value="220772" calcext:value-type="float">
            <text:p>220772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312534" calcext:value-type="float">
            <text:p>312534</text:p>
          </table:table-cell>
          <table:table-cell office:value-type="float" office:value="155532" calcext:value-type="float">
            <text:p>155532</text:p>
          </table:table-cell>
          <table:table-cell office:value-type="float" office:value="44676" calcext:value-type="float">
            <text:p>44676</text:p>
          </table:table-cell>
          <table:table-cell office:value-type="float" office:value="70383" calcext:value-type="float">
            <text:p>70383</text:p>
          </table:table-cell>
          <table:table-cell office:value-type="float" office:value="163646" calcext:value-type="float">
            <text:p>163646</text:p>
          </table:table-cell>
          <table:table-cell table:formula="of:=[.$N$2]-[.H190]" office:value-type="float" office:value="127530852" calcext:value-type="float">
            <text:p>127530852</text:p>
          </table:table-cell>
          <table:table-cell table:formula="of:=ROUND([.K190]*0.8)" office:value-type="float" office:value="102024682" calcext:value-type="float">
            <text:p>102024682</text:p>
          </table:table-cell>
          <table:table-cell table:formula="of:=[.K190]-[.L190]-[.F190]-[.H190]" office:value-type="float" office:value="25148960" calcext:value-type="float">
            <text:p>25148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93199" calcext:value-type="float">
            <text:p>93199</text:p>
          </table:table-cell>
          <table:table-cell office:value-type="float" office:value="226600" calcext:value-type="float">
            <text:p>22660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319799" calcext:value-type="float">
            <text:p>319799</text:p>
          </table:table-cell>
          <table:table-cell office:value-type="float" office:value="157684" calcext:value-type="float">
            <text:p>157684</text:p>
          </table:table-cell>
          <table:table-cell office:value-type="float" office:value="45385" calcext:value-type="float">
            <text:p>45385</text:p>
          </table:table-cell>
          <table:table-cell office:value-type="float" office:value="70383" calcext:value-type="float">
            <text:p>70383</text:p>
          </table:table-cell>
          <table:table-cell office:value-type="float" office:value="167795" calcext:value-type="float">
            <text:p>167795</text:p>
          </table:table-cell>
          <table:table-cell table:formula="of:=[.$N$2]-[.H191]" office:value-type="float" office:value="127530143" calcext:value-type="float">
            <text:p>127530143</text:p>
          </table:table-cell>
          <table:table-cell table:formula="of:=ROUND([.K191]*0.8)" office:value-type="float" office:value="102024114" calcext:value-type="float">
            <text:p>102024114</text:p>
          </table:table-cell>
          <table:table-cell table:formula="of:=[.K191]-[.L191]-[.F191]-[.H191]" office:value-type="float" office:value="25140845" calcext:value-type="float">
            <text:p>25140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94556" calcext:value-type="float">
            <text:p>94556</text:p>
          </table:table-cell>
          <table:table-cell office:value-type="float" office:value="232185" calcext:value-type="float">
            <text:p>23218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26741" calcext:value-type="float">
            <text:p>326741</text:p>
          </table:table-cell>
          <table:table-cell office:value-type="float" office:value="159739" calcext:value-type="float">
            <text:p>159739</text:p>
          </table:table-cell>
          <table:table-cell office:value-type="float" office:value="46061" calcext:value-type="float">
            <text:p>46061</text:p>
          </table:table-cell>
          <table:table-cell office:value-type="float" office:value="70383" calcext:value-type="float">
            <text:p>70383</text:p>
          </table:table-cell>
          <table:table-cell office:value-type="float" office:value="172230" calcext:value-type="float">
            <text:p>172230</text:p>
          </table:table-cell>
          <table:table-cell table:formula="of:=[.$N$2]-[.H192]" office:value-type="float" office:value="127529467" calcext:value-type="float">
            <text:p>127529467</text:p>
          </table:table-cell>
          <table:table-cell table:formula="of:=ROUND([.K192]*0.8)" office:value-type="float" office:value="102023574" calcext:value-type="float">
            <text:p>102023574</text:p>
          </table:table-cell>
          <table:table-cell table:formula="of:=[.K192]-[.L192]-[.F192]-[.H192]" office:value-type="float" office:value="25133091" calcext:value-type="float">
            <text:p>25133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96005" calcext:value-type="float">
            <text:p>96005</text:p>
          </table:table-cell>
          <table:table-cell office:value-type="float" office:value="237734" calcext:value-type="float">
            <text:p>237734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33739" calcext:value-type="float">
            <text:p>333739</text:p>
          </table:table-cell>
          <table:table-cell office:value-type="float" office:value="161867" calcext:value-type="float">
            <text:p>161867</text:p>
          </table:table-cell>
          <table:table-cell office:value-type="float" office:value="46731" calcext:value-type="float">
            <text:p>46731</text:p>
          </table:table-cell>
          <table:table-cell office:value-type="float" office:value="70383" calcext:value-type="float">
            <text:p>70383</text:p>
          </table:table-cell>
          <table:table-cell office:value-type="float" office:value="177097" calcext:value-type="float">
            <text:p>177097</text:p>
          </table:table-cell>
          <table:table-cell table:formula="of:=[.$N$2]-[.H193]" office:value-type="float" office:value="127528797" calcext:value-type="float">
            <text:p>127528797</text:p>
          </table:table-cell>
          <table:table-cell table:formula="of:=ROUND([.K193]*0.8)" office:value-type="float" office:value="102023038" calcext:value-type="float">
            <text:p>102023038</text:p>
          </table:table-cell>
          <table:table-cell table:formula="of:=[.K193]-[.L193]-[.F193]-[.H193]" office:value-type="float" office:value="25125289" calcext:value-type="float">
            <text:p>25125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97214" calcext:value-type="float">
            <text:p>97214</text:p>
          </table:table-cell>
          <table:table-cell office:value-type="float" office:value="240247" calcext:value-type="float">
            <text:p>240247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337461" calcext:value-type="float">
            <text:p>337461</text:p>
          </table:table-cell>
          <table:table-cell office:value-type="float" office:value="162779" calcext:value-type="float">
            <text:p>162779</text:p>
          </table:table-cell>
          <table:table-cell office:value-type="float" office:value="47321" calcext:value-type="float">
            <text:p>47321</text:p>
          </table:table-cell>
          <table:table-cell office:value-type="float" office:value="70383" calcext:value-type="float">
            <text:p>70383</text:p>
          </table:table-cell>
          <table:table-cell office:value-type="float" office:value="180852" calcext:value-type="float">
            <text:p>180852</text:p>
          </table:table-cell>
          <table:table-cell table:formula="of:=[.$N$2]-[.H194]" office:value-type="float" office:value="127528207" calcext:value-type="float">
            <text:p>127528207</text:p>
          </table:table-cell>
          <table:table-cell table:formula="of:=ROUND([.K194]*0.8)" office:value-type="float" office:value="102022566" calcext:value-type="float">
            <text:p>102022566</text:p>
          </table:table-cell>
          <table:table-cell table:formula="of:=[.K194]-[.L194]-[.F194]-[.H194]" office:value-type="float" office:value="25120859" calcext:value-type="float">
            <text:p>25120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98453" calcext:value-type="float">
            <text:p>98453</text:p>
          </table:table-cell>
          <table:table-cell office:value-type="float" office:value="242065" calcext:value-type="float">
            <text:p>24206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340518" calcext:value-type="float">
            <text:p>340518</text:p>
          </table:table-cell>
          <table:table-cell office:value-type="float" office:value="163636" calcext:value-type="float">
            <text:p>163636</text:p>
          </table:table-cell>
          <table:table-cell office:value-type="float" office:value="47909" calcext:value-type="float">
            <text:p>47909</text:p>
          </table:table-cell>
          <table:table-cell office:value-type="float" office:value="70383" calcext:value-type="float">
            <text:p>70383</text:p>
          </table:table-cell>
          <table:table-cell office:value-type="float" office:value="184764" calcext:value-type="float">
            <text:p>184764</text:p>
          </table:table-cell>
          <table:table-cell table:formula="of:=[.$N$2]-[.H195]" office:value-type="float" office:value="127527619" calcext:value-type="float">
            <text:p>127527619</text:p>
          </table:table-cell>
          <table:table-cell table:formula="of:=ROUND([.K195]*0.8)" office:value-type="float" office:value="102022095" calcext:value-type="float">
            <text:p>102022095</text:p>
          </table:table-cell>
          <table:table-cell table:formula="of:=[.K195]-[.L195]-[.F195]-[.H195]" office:value-type="float" office:value="25117097" calcext:value-type="float">
            <text:p>2511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00053" calcext:value-type="float">
            <text:p>100053</text:p>
          </table:table-cell>
          <table:table-cell office:value-type="float" office:value="248743" calcext:value-type="float">
            <text:p>248743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348796" calcext:value-type="float">
            <text:p>348796</text:p>
          </table:table-cell>
          <table:table-cell office:value-type="float" office:value="165950" calcext:value-type="float">
            <text:p>165950</text:p>
          </table:table-cell>
          <table:table-cell office:value-type="float" office:value="48657" calcext:value-type="float">
            <text:p>48657</text:p>
          </table:table-cell>
          <table:table-cell office:value-type="float" office:value="77563" calcext:value-type="float">
            <text:p>77563</text:p>
          </table:table-cell>
          <table:table-cell office:value-type="float" office:value="189063" calcext:value-type="float">
            <text:p>189063</text:p>
          </table:table-cell>
          <table:table-cell table:formula="of:=[.$N$2]-[.H196]" office:value-type="float" office:value="127526871" calcext:value-type="float">
            <text:p>127526871</text:p>
          </table:table-cell>
          <table:table-cell table:formula="of:=ROUND([.K196]*0.8)" office:value-type="float" office:value="102021497" calcext:value-type="float">
            <text:p>102021497</text:p>
          </table:table-cell>
          <table:table-cell table:formula="of:=[.K196]-[.L196]-[.F196]-[.H196]" office:value-type="float" office:value="25107921" calcext:value-type="float">
            <text:p>25107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01663" calcext:value-type="float">
            <text:p>101663</text:p>
          </table:table-cell>
          <table:table-cell office:value-type="float" office:value="255082" calcext:value-type="float">
            <text:p>255082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356745" calcext:value-type="float">
            <text:p>356745</text:p>
          </table:table-cell>
          <table:table-cell office:value-type="float" office:value="168159" calcext:value-type="float">
            <text:p>168159</text:p>
          </table:table-cell>
          <table:table-cell office:value-type="float" office:value="49369" calcext:value-type="float">
            <text:p>49369</text:p>
          </table:table-cell>
          <table:table-cell office:value-type="float" office:value="77563" calcext:value-type="float">
            <text:p>77563</text:p>
          </table:table-cell>
          <table:table-cell office:value-type="float" office:value="193976" calcext:value-type="float">
            <text:p>193976</text:p>
          </table:table-cell>
          <table:table-cell table:formula="of:=[.$N$2]-[.H197]" office:value-type="float" office:value="127526159" calcext:value-type="float">
            <text:p>127526159</text:p>
          </table:table-cell>
          <table:table-cell table:formula="of:=ROUND([.K197]*0.8)" office:value-type="float" office:value="102020927" calcext:value-type="float">
            <text:p>102020927</text:p>
          </table:table-cell>
          <table:table-cell table:formula="of:=[.K197]-[.L197]-[.F197]-[.H197]" office:value-type="float" office:value="25099118" calcext:value-type="float">
            <text:p>25099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03266" calcext:value-type="float">
            <text:p>103266</text:p>
          </table:table-cell>
          <table:table-cell office:value-type="float" office:value="261814" calcext:value-type="float">
            <text:p>261814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65080" calcext:value-type="float">
            <text:p>365080</text:p>
          </table:table-cell>
          <table:table-cell office:value-type="float" office:value="170501" calcext:value-type="float">
            <text:p>170501</text:p>
          </table:table-cell>
          <table:table-cell office:value-type="float" office:value="50147" calcext:value-type="float">
            <text:p>50147</text:p>
          </table:table-cell>
          <table:table-cell office:value-type="float" office:value="77563" calcext:value-type="float">
            <text:p>77563</text:p>
          </table:table-cell>
          <table:table-cell office:value-type="float" office:value="199129" calcext:value-type="float">
            <text:p>199129</text:p>
          </table:table-cell>
          <table:table-cell table:formula="of:=[.$N$2]-[.H198]" office:value-type="float" office:value="127525381" calcext:value-type="float">
            <text:p>127525381</text:p>
          </table:table-cell>
          <table:table-cell table:formula="of:=ROUND([.K198]*0.8)" office:value-type="float" office:value="102020305" calcext:value-type="float">
            <text:p>102020305</text:p>
          </table:table-cell>
          <table:table-cell table:formula="of:=[.K198]-[.L198]-[.F198]-[.H198]" office:value-type="float" office:value="25089849" calcext:value-type="float">
            <text:p>25089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04822" calcext:value-type="float">
            <text:p>104822</text:p>
          </table:table-cell>
          <table:table-cell office:value-type="float" office:value="268079" calcext:value-type="float">
            <text:p>268079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372901" calcext:value-type="float">
            <text:p>372901</text:p>
          </table:table-cell>
          <table:table-cell office:value-type="float" office:value="172500" calcext:value-type="float">
            <text:p>172500</text:p>
          </table:table-cell>
          <table:table-cell office:value-type="float" office:value="50859" calcext:value-type="float">
            <text:p>50859</text:p>
          </table:table-cell>
          <table:table-cell office:value-type="float" office:value="77563" calcext:value-type="float">
            <text:p>77563</text:p>
          </table:table-cell>
          <table:table-cell office:value-type="float" office:value="203464" calcext:value-type="float">
            <text:p>203464</text:p>
          </table:table-cell>
          <table:table-cell table:formula="of:=[.$N$2]-[.H199]" office:value-type="float" office:value="127524669" calcext:value-type="float">
            <text:p>127524669</text:p>
          </table:table-cell>
          <table:table-cell table:formula="of:=ROUND([.K199]*0.8)" office:value-type="float" office:value="102019735" calcext:value-type="float">
            <text:p>102019735</text:p>
          </table:table-cell>
          <table:table-cell table:formula="of:=[.K199]-[.L199]-[.F199]-[.H199]" office:value-type="float" office:value="25081174" calcext:value-type="float">
            <text:p>25081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06330" calcext:value-type="float">
            <text:p>106330</text:p>
          </table:table-cell>
          <table:table-cell office:value-type="float" office:value="274081" calcext:value-type="float">
            <text:p>274081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380411" calcext:value-type="float">
            <text:p>380411</text:p>
          </table:table-cell>
          <table:table-cell office:value-type="float" office:value="174482" calcext:value-type="float">
            <text:p>174482</text:p>
          </table:table-cell>
          <table:table-cell office:value-type="float" office:value="51545" calcext:value-type="float">
            <text:p>51545</text:p>
          </table:table-cell>
          <table:table-cell office:value-type="float" office:value="77563" calcext:value-type="float">
            <text:p>77563</text:p>
          </table:table-cell>
          <table:table-cell office:value-type="float" office:value="208436" calcext:value-type="float">
            <text:p>208436</text:p>
          </table:table-cell>
          <table:table-cell table:formula="of:=[.$N$2]-[.H200]" office:value-type="float" office:value="127523983" calcext:value-type="float">
            <text:p>127523983</text:p>
          </table:table-cell>
          <table:table-cell table:formula="of:=ROUND([.K200]*0.8)" office:value-type="float" office:value="102019186" calcext:value-type="float">
            <text:p>102019186</text:p>
          </table:table-cell>
          <table:table-cell table:formula="of:=[.K200]-[.L200]-[.F200]-[.H200]" office:value-type="float" office:value="25072841" calcext:value-type="float">
            <text:p>25072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07589" calcext:value-type="float">
            <text:p>107589</text:p>
          </table:table-cell>
          <table:table-cell office:value-type="float" office:value="276965" calcext:value-type="float">
            <text:p>276965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384554" calcext:value-type="float">
            <text:p>384554</text:p>
          </table:table-cell>
          <table:table-cell office:value-type="float" office:value="175504" calcext:value-type="float">
            <text:p>175504</text:p>
          </table:table-cell>
          <table:table-cell office:value-type="float" office:value="52179" calcext:value-type="float">
            <text:p>52179</text:p>
          </table:table-cell>
          <table:table-cell office:value-type="float" office:value="77563" calcext:value-type="float">
            <text:p>77563</text:p>
          </table:table-cell>
          <table:table-cell office:value-type="float" office:value="213006" calcext:value-type="float">
            <text:p>213006</text:p>
          </table:table-cell>
          <table:table-cell table:formula="of:=[.$N$2]-[.H201]" office:value-type="float" office:value="127523349" calcext:value-type="float">
            <text:p>127523349</text:p>
          </table:table-cell>
          <table:table-cell table:formula="of:=ROUND([.K201]*0.8)" office:value-type="float" office:value="102018679" calcext:value-type="float">
            <text:p>102018679</text:p>
          </table:table-cell>
          <table:table-cell table:formula="of:=[.K201]-[.L201]-[.F201]-[.H201]" office:value-type="float" office:value="25067937" calcext:value-type="float">
            <text:p>25067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08916" calcext:value-type="float">
            <text:p>108916</text:p>
          </table:table-cell>
          <table:table-cell office:value-type="float" office:value="278795" calcext:value-type="float">
            <text:p>278795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387711" calcext:value-type="float">
            <text:p>387711</text:p>
          </table:table-cell>
          <table:table-cell office:value-type="float" office:value="176402" calcext:value-type="float">
            <text:p>176402</text:p>
          </table:table-cell>
          <table:table-cell office:value-type="float" office:value="52826" calcext:value-type="float">
            <text:p>52826</text:p>
          </table:table-cell>
          <table:table-cell office:value-type="float" office:value="77563" calcext:value-type="float">
            <text:p>77563</text:p>
          </table:table-cell>
          <table:table-cell office:value-type="float" office:value="217423" calcext:value-type="float">
            <text:p>217423</text:p>
          </table:table-cell>
          <table:table-cell table:formula="of:=[.$N$2]-[.H202]" office:value-type="float" office:value="127522702" calcext:value-type="float">
            <text:p>127522702</text:p>
          </table:table-cell>
          <table:table-cell table:formula="of:=ROUND([.K202]*0.8)" office:value-type="float" office:value="102018162" calcext:value-type="float">
            <text:p>102018162</text:p>
          </table:table-cell>
          <table:table-cell table:formula="of:=[.K202]-[.L202]-[.F202]-[.H202]" office:value-type="float" office:value="25064003" calcext:value-type="float">
            <text:p>25064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10655" calcext:value-type="float">
            <text:p>110655</text:p>
          </table:table-cell>
          <table:table-cell office:value-type="float" office:value="285716" calcext:value-type="float">
            <text:p>285716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396371" calcext:value-type="float">
            <text:p>396371</text:p>
          </table:table-cell>
          <table:table-cell office:value-type="float" office:value="178631" calcext:value-type="float">
            <text:p>178631</text:p>
          </table:table-cell>
          <table:table-cell office:value-type="float" office:value="53640" calcext:value-type="float">
            <text:p>53640</text:p>
          </table:table-cell>
          <table:table-cell office:value-type="float" office:value="83991" calcext:value-type="float">
            <text:p>83991</text:p>
          </table:table-cell>
          <table:table-cell office:value-type="float" office:value="222068" calcext:value-type="float">
            <text:p>222068</text:p>
          </table:table-cell>
          <table:table-cell table:formula="of:=[.$N$2]-[.H203]" office:value-type="float" office:value="127521888" calcext:value-type="float">
            <text:p>127521888</text:p>
          </table:table-cell>
          <table:table-cell table:formula="of:=ROUND([.K203]*0.8)" office:value-type="float" office:value="102017510" calcext:value-type="float">
            <text:p>102017510</text:p>
          </table:table-cell>
          <table:table-cell table:formula="of:=[.K203]-[.L203]-[.F203]-[.H203]" office:value-type="float" office:value="25054367" calcext:value-type="float">
            <text:p>25054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12266" calcext:value-type="float">
            <text:p>112266</text:p>
          </table:table-cell>
          <table:table-cell office:value-type="float" office:value="292400" calcext:value-type="float">
            <text:p>29240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404666" calcext:value-type="float">
            <text:p>404666</text:p>
          </table:table-cell>
          <table:table-cell office:value-type="float" office:value="180653" calcext:value-type="float">
            <text:p>180653</text:p>
          </table:table-cell>
          <table:table-cell office:value-type="float" office:value="54384" calcext:value-type="float">
            <text:p>54384</text:p>
          </table:table-cell>
          <table:table-cell office:value-type="float" office:value="83991" calcext:value-type="float">
            <text:p>83991</text:p>
          </table:table-cell>
          <table:table-cell office:value-type="float" office:value="227165" calcext:value-type="float">
            <text:p>227165</text:p>
          </table:table-cell>
          <table:table-cell table:formula="of:=[.$N$2]-[.H204]" office:value-type="float" office:value="127521144" calcext:value-type="float">
            <text:p>127521144</text:p>
          </table:table-cell>
          <table:table-cell table:formula="of:=ROUND([.K204]*0.8)" office:value-type="float" office:value="102016915" calcext:value-type="float">
            <text:p>102016915</text:p>
          </table:table-cell>
          <table:table-cell table:formula="of:=[.K204]-[.L204]-[.F204]-[.H204]" office:value-type="float" office:value="25045179" calcext:value-type="float">
            <text:p>25045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13794" calcext:value-type="float">
            <text:p>113794</text:p>
          </table:table-cell>
          <table:table-cell office:value-type="float" office:value="298799" calcext:value-type="float">
            <text:p>298799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412593" calcext:value-type="float">
            <text:p>412593</text:p>
          </table:table-cell>
          <table:table-cell office:value-type="float" office:value="182748" calcext:value-type="float">
            <text:p>182748</text:p>
          </table:table-cell>
          <table:table-cell office:value-type="float" office:value="55122" calcext:value-type="float">
            <text:p>55122</text:p>
          </table:table-cell>
          <table:table-cell office:value-type="float" office:value="83991" calcext:value-type="float">
            <text:p>83991</text:p>
          </table:table-cell>
          <table:table-cell office:value-type="float" office:value="231403" calcext:value-type="float">
            <text:p>231403</text:p>
          </table:table-cell>
          <table:table-cell table:formula="of:=[.$N$2]-[.H205]" office:value-type="float" office:value="127520406" calcext:value-type="float">
            <text:p>127520406</text:p>
          </table:table-cell>
          <table:table-cell table:formula="of:=ROUND([.K205]*0.8)" office:value-type="float" office:value="102016325" calcext:value-type="float">
            <text:p>102016325</text:p>
          </table:table-cell>
          <table:table-cell table:formula="of:=[.K205]-[.L205]-[.F205]-[.H205]" office:value-type="float" office:value="25036366" calcext:value-type="float">
            <text:p>25036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15339" calcext:value-type="float">
            <text:p>115339</text:p>
          </table:table-cell>
          <table:table-cell office:value-type="float" office:value="304983" calcext:value-type="float">
            <text:p>304983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420322" calcext:value-type="float">
            <text:p>420322</text:p>
          </table:table-cell>
          <table:table-cell office:value-type="float" office:value="184869" calcext:value-type="float">
            <text:p>184869</text:p>
          </table:table-cell>
          <table:table-cell office:value-type="float" office:value="55846" calcext:value-type="float">
            <text:p>55846</text:p>
          </table:table-cell>
          <table:table-cell office:value-type="float" office:value="83991" calcext:value-type="float">
            <text:p>83991</text:p>
          </table:table-cell>
          <table:table-cell office:value-type="float" office:value="236209" calcext:value-type="float">
            <text:p>236209</text:p>
          </table:table-cell>
          <table:table-cell table:formula="of:=[.$N$2]-[.H206]" office:value-type="float" office:value="127519682" calcext:value-type="float">
            <text:p>127519682</text:p>
          </table:table-cell>
          <table:table-cell table:formula="of:=ROUND([.K206]*0.8)" office:value-type="float" office:value="102015746" calcext:value-type="float">
            <text:p>102015746</text:p>
          </table:table-cell>
          <table:table-cell table:formula="of:=[.K206]-[.L206]-[.F206]-[.H206]" office:value-type="float" office:value="25027768" calcext:value-type="float">
            <text:p>25027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16784" calcext:value-type="float">
            <text:p>116784</text:p>
          </table:table-cell>
          <table:table-cell office:value-type="float" office:value="311141" calcext:value-type="float">
            <text:p>311141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427925" calcext:value-type="float">
            <text:p>427925</text:p>
          </table:table-cell>
          <table:table-cell office:value-type="float" office:value="187156" calcext:value-type="float">
            <text:p>187156</text:p>
          </table:table-cell>
          <table:table-cell office:value-type="float" office:value="56559" calcext:value-type="float">
            <text:p>56559</text:p>
          </table:table-cell>
          <table:table-cell office:value-type="float" office:value="83991" calcext:value-type="float">
            <text:p>83991</text:p>
          </table:table-cell>
          <table:table-cell office:value-type="float" office:value="242692" calcext:value-type="float">
            <text:p>242692</text:p>
          </table:table-cell>
          <table:table-cell table:formula="of:=[.$N$2]-[.H207]" office:value-type="float" office:value="127518969" calcext:value-type="float">
            <text:p>127518969</text:p>
          </table:table-cell>
          <table:table-cell table:formula="of:=ROUND([.K207]*0.8)" office:value-type="float" office:value="102015175" calcext:value-type="float">
            <text:p>102015175</text:p>
          </table:table-cell>
          <table:table-cell table:formula="of:=[.K207]-[.L207]-[.F207]-[.H207]" office:value-type="float" office:value="25019310" calcext:value-type="float">
            <text:p>25019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18022" calcext:value-type="float">
            <text:p>118022</text:p>
          </table:table-cell>
          <table:table-cell office:value-type="float" office:value="313745" calcext:value-type="float">
            <text:p>313745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431767" calcext:value-type="float">
            <text:p>431767</text:p>
          </table:table-cell>
          <table:table-cell office:value-type="float" office:value="188265" calcext:value-type="float">
            <text:p>188265</text:p>
          </table:table-cell>
          <table:table-cell office:value-type="float" office:value="57156" calcext:value-type="float">
            <text:p>57156</text:p>
          </table:table-cell>
          <table:table-cell office:value-type="float" office:value="83991" calcext:value-type="float">
            <text:p>83991</text:p>
          </table:table-cell>
          <table:table-cell office:value-type="float" office:value="247178" calcext:value-type="float">
            <text:p>247178</text:p>
          </table:table-cell>
          <table:table-cell table:formula="of:=[.$N$2]-[.H208]" office:value-type="float" office:value="127518372" calcext:value-type="float">
            <text:p>127518372</text:p>
          </table:table-cell>
          <table:table-cell table:formula="of:=ROUND([.K208]*0.8)" office:value-type="float" office:value="102014698" calcext:value-type="float">
            <text:p>102014698</text:p>
          </table:table-cell>
          <table:table-cell table:formula="of:=[.K208]-[.L208]-[.F208]-[.H208]" office:value-type="float" office:value="25014751" calcext:value-type="float">
            <text:p>25014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19231" calcext:value-type="float">
            <text:p>119231</text:p>
          </table:table-cell>
          <table:table-cell office:value-type="float" office:value="315353" calcext:value-type="float">
            <text:p>315353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434584" calcext:value-type="float">
            <text:p>434584</text:p>
          </table:table-cell>
          <table:table-cell office:value-type="float" office:value="189143" calcext:value-type="float">
            <text:p>189143</text:p>
          </table:table-cell>
          <table:table-cell office:value-type="float" office:value="57729" calcext:value-type="float">
            <text:p>57729</text:p>
          </table:table-cell>
          <table:table-cell office:value-type="float" office:value="83991" calcext:value-type="float">
            <text:p>83991</text:p>
          </table:table-cell>
          <table:table-cell office:value-type="float" office:value="251505" calcext:value-type="float">
            <text:p>251505</text:p>
          </table:table-cell>
          <table:table-cell table:formula="of:=[.$N$2]-[.H209]" office:value-type="float" office:value="127517799" calcext:value-type="float">
            <text:p>127517799</text:p>
          </table:table-cell>
          <table:table-cell table:formula="of:=ROUND([.K209]*0.8)" office:value-type="float" office:value="102014239" calcext:value-type="float">
            <text:p>102014239</text:p>
          </table:table-cell>
          <table:table-cell table:formula="of:=[.K209]-[.L209]-[.F209]-[.H209]" office:value-type="float" office:value="25011247" calcext:value-type="float">
            <text:p>25011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20877" calcext:value-type="float">
            <text:p>120877</text:p>
          </table:table-cell>
          <table:table-cell office:value-type="float" office:value="321682" calcext:value-type="float">
            <text:p>321682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442559" calcext:value-type="float">
            <text:p>442559</text:p>
          </table:table-cell>
          <table:table-cell office:value-type="float" office:value="191187" calcext:value-type="float">
            <text:p>191187</text:p>
          </table:table-cell>
          <table:table-cell office:value-type="float" office:value="58493" calcext:value-type="float">
            <text:p>58493</text:p>
          </table:table-cell>
          <table:table-cell office:value-type="float" office:value="89679" calcext:value-type="float">
            <text:p>89679</text:p>
          </table:table-cell>
          <table:table-cell office:value-type="float" office:value="256777" calcext:value-type="float">
            <text:p>256777</text:p>
          </table:table-cell>
          <table:table-cell table:formula="of:=[.$N$2]-[.H210]" office:value-type="float" office:value="127517035" calcext:value-type="float">
            <text:p>127517035</text:p>
          </table:table-cell>
          <table:table-cell table:formula="of:=ROUND([.K210]*0.8)" office:value-type="float" office:value="102013628" calcext:value-type="float">
            <text:p>102013628</text:p>
          </table:table-cell>
          <table:table-cell table:formula="of:=[.K210]-[.L210]-[.F210]-[.H210]" office:value-type="float" office:value="25002355" calcext:value-type="float">
            <text:p>2500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22353" calcext:value-type="float">
            <text:p>122353</text:p>
          </table:table-cell>
          <table:table-cell office:value-type="float" office:value="327840" calcext:value-type="float">
            <text:p>32784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450193" calcext:value-type="float">
            <text:p>450193</text:p>
          </table:table-cell>
          <table:table-cell office:value-type="float" office:value="193190" calcext:value-type="float">
            <text:p>193190</text:p>
          </table:table-cell>
          <table:table-cell office:value-type="float" office:value="59206" calcext:value-type="float">
            <text:p>59206</text:p>
          </table:table-cell>
          <table:table-cell office:value-type="float" office:value="89679" calcext:value-type="float">
            <text:p>89679</text:p>
          </table:table-cell>
          <table:table-cell office:value-type="float" office:value="261457" calcext:value-type="float">
            <text:p>261457</text:p>
          </table:table-cell>
          <table:table-cell table:formula="of:=[.$N$2]-[.H211]" office:value-type="float" office:value="127516322" calcext:value-type="float">
            <text:p>127516322</text:p>
          </table:table-cell>
          <table:table-cell table:formula="of:=ROUND([.K211]*0.8)" office:value-type="float" office:value="102013058" calcext:value-type="float">
            <text:p>102013058</text:p>
          </table:table-cell>
          <table:table-cell table:formula="of:=[.K211]-[.L211]-[.F211]-[.H211]" office:value-type="float" office:value="24993865" calcext:value-type="float">
            <text:p>24993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23819" calcext:value-type="float">
            <text:p>123819</text:p>
          </table:table-cell>
          <table:table-cell office:value-type="float" office:value="333606" calcext:value-type="float">
            <text:p>333606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457425" calcext:value-type="float">
            <text:p>457425</text:p>
          </table:table-cell>
          <table:table-cell office:value-type="float" office:value="195246" calcext:value-type="float">
            <text:p>195246</text:p>
          </table:table-cell>
          <table:table-cell office:value-type="float" office:value="59893" calcext:value-type="float">
            <text:p>59893</text:p>
          </table:table-cell>
          <table:table-cell office:value-type="float" office:value="89679" calcext:value-type="float">
            <text:p>89679</text:p>
          </table:table-cell>
          <table:table-cell office:value-type="float" office:value="267147" calcext:value-type="float">
            <text:p>267147</text:p>
          </table:table-cell>
          <table:table-cell table:formula="of:=[.$N$2]-[.H212]" office:value-type="float" office:value="127515635" calcext:value-type="float">
            <text:p>127515635</text:p>
          </table:table-cell>
          <table:table-cell table:formula="of:=ROUND([.K212]*0.8)" office:value-type="float" office:value="102012508" calcext:value-type="float">
            <text:p>102012508</text:p>
          </table:table-cell>
          <table:table-cell table:formula="of:=[.K212]-[.L212]-[.F212]-[.H212]" office:value-type="float" office:value="24985809" calcext:value-type="float">
            <text:p>24985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25233" calcext:value-type="float">
            <text:p>125233</text:p>
          </table:table-cell>
          <table:table-cell office:value-type="float" office:value="339301" calcext:value-type="float">
            <text:p>339301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float" office:value="464534" calcext:value-type="float">
            <text:p>464534</text:p>
          </table:table-cell>
          <table:table-cell office:value-type="float" office:value="197291" calcext:value-type="float">
            <text:p>197291</text:p>
          </table:table-cell>
          <table:table-cell office:value-type="float" office:value="60577" calcext:value-type="float">
            <text:p>60577</text:p>
          </table:table-cell>
          <table:table-cell office:value-type="float" office:value="89679" calcext:value-type="float">
            <text:p>89679</text:p>
          </table:table-cell>
          <table:table-cell office:value-type="float" office:value="272187" calcext:value-type="float">
            <text:p>272187</text:p>
          </table:table-cell>
          <table:table-cell table:formula="of:=[.$N$2]-[.H213]" office:value-type="float" office:value="127514951" calcext:value-type="float">
            <text:p>127514951</text:p>
          </table:table-cell>
          <table:table-cell table:formula="of:=ROUND([.K213]*0.8)" office:value-type="float" office:value="102011961" calcext:value-type="float">
            <text:p>102011961</text:p>
          </table:table-cell>
          <table:table-cell table:formula="of:=[.K213]-[.L213]-[.F213]-[.H213]" office:value-type="float" office:value="24977879" calcext:value-type="float">
            <text:p>24977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26503" calcext:value-type="float">
            <text:p>126503</text:p>
          </table:table-cell>
          <table:table-cell office:value-type="float" office:value="344340" calcext:value-type="float">
            <text:p>344340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470843" calcext:value-type="float">
            <text:p>470843</text:p>
          </table:table-cell>
          <table:table-cell office:value-type="float" office:value="199347" calcext:value-type="float">
            <text:p>199347</text:p>
          </table:table-cell>
          <table:table-cell office:value-type="float" office:value="61191" calcext:value-type="float">
            <text:p>61191</text:p>
          </table:table-cell>
          <table:table-cell office:value-type="float" office:value="89679" calcext:value-type="float">
            <text:p>89679</text:p>
          </table:table-cell>
          <table:table-cell office:value-type="float" office:value="278618" calcext:value-type="float">
            <text:p>278618</text:p>
          </table:table-cell>
          <table:table-cell table:formula="of:=[.$N$2]-[.H214]" office:value-type="float" office:value="127514337" calcext:value-type="float">
            <text:p>127514337</text:p>
          </table:table-cell>
          <table:table-cell table:formula="of:=ROUND([.K214]*0.8)" office:value-type="float" office:value="102011470" calcext:value-type="float">
            <text:p>102011470</text:p>
          </table:table-cell>
          <table:table-cell table:formula="of:=[.K214]-[.L214]-[.F214]-[.H214]" office:value-type="float" office:value="24970833" calcext:value-type="float">
            <text:p>24970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27656" calcext:value-type="float">
            <text:p>127656</text:p>
          </table:table-cell>
          <table:table-cell office:value-type="float" office:value="346762" calcext:value-type="float">
            <text:p>346762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474418" calcext:value-type="float">
            <text:p>474418</text:p>
          </table:table-cell>
          <table:table-cell office:value-type="float" office:value="200150" calcext:value-type="float">
            <text:p>200150</text:p>
          </table:table-cell>
          <table:table-cell office:value-type="float" office:value="61752" calcext:value-type="float">
            <text:p>61752</text:p>
          </table:table-cell>
          <table:table-cell office:value-type="float" office:value="89679" calcext:value-type="float">
            <text:p>89679</text:p>
          </table:table-cell>
          <table:table-cell office:value-type="float" office:value="284847" calcext:value-type="float">
            <text:p>284847</text:p>
          </table:table-cell>
          <table:table-cell table:formula="of:=[.$N$2]-[.H215]" office:value-type="float" office:value="127513776" calcext:value-type="float">
            <text:p>127513776</text:p>
          </table:table-cell>
          <table:table-cell table:formula="of:=ROUND([.K215]*0.8)" office:value-type="float" office:value="102011021" calcext:value-type="float">
            <text:p>102011021</text:p>
          </table:table-cell>
          <table:table-cell table:formula="of:=[.K215]-[.L215]-[.F215]-[.H215]" office:value-type="float" office:value="24966585" calcext:value-type="float">
            <text:p>24966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28730" calcext:value-type="float">
            <text:p>128730</text:p>
          </table:table-cell>
          <table:table-cell office:value-type="float" office:value="348058" calcext:value-type="float">
            <text:p>348058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476788" calcext:value-type="float">
            <text:p>476788</text:p>
          </table:table-cell>
          <table:table-cell office:value-type="float" office:value="200690" calcext:value-type="float">
            <text:p>200690</text:p>
          </table:table-cell>
          <table:table-cell office:value-type="float" office:value="62261" calcext:value-type="float">
            <text:p>62261</text:p>
          </table:table-cell>
          <table:table-cell office:value-type="float" office:value="89679" calcext:value-type="float">
            <text:p>89679</text:p>
          </table:table-cell>
          <table:table-cell office:value-type="float" office:value="289394" calcext:value-type="float">
            <text:p>289394</text:p>
          </table:table-cell>
          <table:table-cell table:formula="of:=[.$N$2]-[.H216]" office:value-type="float" office:value="127513267" calcext:value-type="float">
            <text:p>127513267</text:p>
          </table:table-cell>
          <table:table-cell table:formula="of:=ROUND([.K216]*0.8)" office:value-type="float" office:value="102010614" calcext:value-type="float">
            <text:p>102010614</text:p>
          </table:table-cell>
          <table:table-cell table:formula="of:=[.K216]-[.L216]-[.F216]-[.H216]" office:value-type="float" office:value="24963604" calcext:value-type="float">
            <text:p>24963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30122" calcext:value-type="float">
            <text:p>130122</text:p>
          </table:table-cell>
          <table:table-cell office:value-type="float" office:value="353773" calcext:value-type="float">
            <text:p>353773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483895" calcext:value-type="float">
            <text:p>483895</text:p>
          </table:table-cell>
          <table:table-cell office:value-type="float" office:value="202502" calcext:value-type="float">
            <text:p>202502</text:p>
          </table:table-cell>
          <table:table-cell office:value-type="float" office:value="62887" calcext:value-type="float">
            <text:p>62887</text:p>
          </table:table-cell>
          <table:table-cell office:value-type="float" office:value="94748" calcext:value-type="float">
            <text:p>94748</text:p>
          </table:table-cell>
          <table:table-cell office:value-type="float" office:value="295677" calcext:value-type="float">
            <text:p>295677</text:p>
          </table:table-cell>
          <table:table-cell table:formula="of:=[.$N$2]-[.H217]" office:value-type="float" office:value="127512641" calcext:value-type="float">
            <text:p>127512641</text:p>
          </table:table-cell>
          <table:table-cell table:formula="of:=ROUND([.K217]*0.8)" office:value-type="float" office:value="102010113" calcext:value-type="float">
            <text:p>102010113</text:p>
          </table:table-cell>
          <table:table-cell table:formula="of:=[.K217]-[.L217]-[.F217]-[.H217]" office:value-type="float" office:value="24955746" calcext:value-type="float">
            <text:p>24955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1460" calcext:value-type="float">
            <text:p>131460</text:p>
          </table:table-cell>
          <table:table-cell office:value-type="float" office:value="359422" calcext:value-type="float">
            <text:p>359422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float" office:value="490882" calcext:value-type="float">
            <text:p>490882</text:p>
          </table:table-cell>
          <table:table-cell office:value-type="float" office:value="204342" calcext:value-type="float">
            <text:p>204342</text:p>
          </table:table-cell>
          <table:table-cell office:value-type="float" office:value="63538" calcext:value-type="float">
            <text:p>63538</text:p>
          </table:table-cell>
          <table:table-cell office:value-type="float" office:value="94748" calcext:value-type="float">
            <text:p>94748</text:p>
          </table:table-cell>
          <table:table-cell office:value-type="float" office:value="300254" calcext:value-type="float">
            <text:p>300254</text:p>
          </table:table-cell>
          <table:table-cell table:formula="of:=[.$N$2]-[.H218]" office:value-type="float" office:value="127511990" calcext:value-type="float">
            <text:p>127511990</text:p>
          </table:table-cell>
          <table:table-cell table:formula="of:=ROUND([.K218]*0.8)" office:value-type="float" office:value="102009592" calcext:value-type="float">
            <text:p>102009592</text:p>
          </table:table-cell>
          <table:table-cell table:formula="of:=[.K218]-[.L218]-[.F218]-[.H218]" office:value-type="float" office:value="24947978" calcext:value-type="float">
            <text:p>24947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2675" calcext:value-type="float">
            <text:p>132675</text:p>
          </table:table-cell>
          <table:table-cell office:value-type="float" office:value="364915" calcext:value-type="float">
            <text:p>364915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497590" calcext:value-type="float">
            <text:p>497590</text:p>
          </table:table-cell>
          <table:table-cell office:value-type="float" office:value="206309" calcext:value-type="float">
            <text:p>206309</text:p>
          </table:table-cell>
          <table:table-cell office:value-type="float" office:value="64124" calcext:value-type="float">
            <text:p>64124</text:p>
          </table:table-cell>
          <table:table-cell office:value-type="float" office:value="94748" calcext:value-type="float">
            <text:p>94748</text:p>
          </table:table-cell>
          <table:table-cell office:value-type="float" office:value="304708" calcext:value-type="float">
            <text:p>304708</text:p>
          </table:table-cell>
          <table:table-cell table:formula="of:=[.$N$2]-[.H219]" office:value-type="float" office:value="127511404" calcext:value-type="float">
            <text:p>127511404</text:p>
          </table:table-cell>
          <table:table-cell table:formula="of:=ROUND([.K219]*0.8)" office:value-type="float" office:value="102009123" calcext:value-type="float">
            <text:p>102009123</text:p>
          </table:table-cell>
          <table:table-cell table:formula="of:=[.K219]-[.L219]-[.F219]-[.H219]" office:value-type="float" office:value="24940567" calcext:value-type="float">
            <text:p>24940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33934" calcext:value-type="float">
            <text:p>133934</text:p>
          </table:table-cell>
          <table:table-cell office:value-type="float" office:value="370002" calcext:value-type="float">
            <text:p>370002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503936" calcext:value-type="float">
            <text:p>503936</text:p>
          </table:table-cell>
          <table:table-cell office:value-type="float" office:value="208161" calcext:value-type="float">
            <text:p>208161</text:p>
          </table:table-cell>
          <table:table-cell office:value-type="float" office:value="64701" calcext:value-type="float">
            <text:p>64701</text:p>
          </table:table-cell>
          <table:table-cell office:value-type="float" office:value="94748" calcext:value-type="float">
            <text:p>94748</text:p>
          </table:table-cell>
          <table:table-cell office:value-type="float" office:value="308848" calcext:value-type="float">
            <text:p>308848</text:p>
          </table:table-cell>
          <table:table-cell table:formula="of:=[.$N$2]-[.H220]" office:value-type="float" office:value="127510827" calcext:value-type="float">
            <text:p>127510827</text:p>
          </table:table-cell>
          <table:table-cell table:formula="of:=ROUND([.K220]*0.8)" office:value-type="float" office:value="102008662" calcext:value-type="float">
            <text:p>102008662</text:p>
          </table:table-cell>
          <table:table-cell table:formula="of:=[.K220]-[.L220]-[.F220]-[.H220]" office:value-type="float" office:value="24933528" calcext:value-type="float">
            <text:p>24933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5101" calcext:value-type="float">
            <text:p>135101</text:p>
          </table:table-cell>
          <table:table-cell office:value-type="float" office:value="375033" calcext:value-type="float">
            <text:p>375033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510134" calcext:value-type="float">
            <text:p>510134</text:p>
          </table:table-cell>
          <table:table-cell office:value-type="float" office:value="210031" calcext:value-type="float">
            <text:p>210031</text:p>
          </table:table-cell>
          <table:table-cell office:value-type="float" office:value="65231" calcext:value-type="float">
            <text:p>65231</text:p>
          </table:table-cell>
          <table:table-cell office:value-type="float" office:value="94748" calcext:value-type="float">
            <text:p>94748</text:p>
          </table:table-cell>
          <table:table-cell office:value-type="float" office:value="313386" calcext:value-type="float">
            <text:p>313386</text:p>
          </table:table-cell>
          <table:table-cell table:formula="of:=[.$N$2]-[.H221]" office:value-type="float" office:value="127510297" calcext:value-type="float">
            <text:p>127510297</text:p>
          </table:table-cell>
          <table:table-cell table:formula="of:=ROUND([.K221]*0.8)" office:value-type="float" office:value="102008238" calcext:value-type="float">
            <text:p>102008238</text:p>
          </table:table-cell>
          <table:table-cell table:formula="of:=[.K221]-[.L221]-[.F221]-[.H221]" office:value-type="float" office:value="24926694" calcext:value-type="float">
            <text:p>24926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6125" calcext:value-type="float">
            <text:p>136125</text:p>
          </table:table-cell>
          <table:table-cell office:value-type="float" office:value="377395" calcext:value-type="float">
            <text:p>377395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513520" calcext:value-type="float">
            <text:p>513520</text:p>
          </table:table-cell>
          <table:table-cell office:value-type="float" office:value="210857" calcext:value-type="float">
            <text:p>210857</text:p>
          </table:table-cell>
          <table:table-cell office:value-type="float" office:value="65729" calcext:value-type="float">
            <text:p>65729</text:p>
          </table:table-cell>
          <table:table-cell office:value-type="float" office:value="94748" calcext:value-type="float">
            <text:p>94748</text:p>
          </table:table-cell>
          <table:table-cell office:value-type="float" office:value="318638" calcext:value-type="float">
            <text:p>318638</text:p>
          </table:table-cell>
          <table:table-cell table:formula="of:=[.$N$2]-[.H222]" office:value-type="float" office:value="127509799" calcext:value-type="float">
            <text:p>127509799</text:p>
          </table:table-cell>
          <table:table-cell table:formula="of:=ROUND([.K222]*0.8)" office:value-type="float" office:value="102007839" calcext:value-type="float">
            <text:p>102007839</text:p>
          </table:table-cell>
          <table:table-cell table:formula="of:=[.K222]-[.L222]-[.F222]-[.H222]" office:value-type="float" office:value="24922711" calcext:value-type="float">
            <text:p>24922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37094" calcext:value-type="float">
            <text:p>137094</text:p>
          </table:table-cell>
          <table:table-cell office:value-type="float" office:value="378660" calcext:value-type="float">
            <text:p>378660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515754" calcext:value-type="float">
            <text:p>515754</text:p>
          </table:table-cell>
          <table:table-cell office:value-type="float" office:value="211393" calcext:value-type="float">
            <text:p>211393</text:p>
          </table:table-cell>
          <table:table-cell office:value-type="float" office:value="66175" calcext:value-type="float">
            <text:p>66175</text:p>
          </table:table-cell>
          <table:table-cell office:value-type="float" office:value="94748" calcext:value-type="float">
            <text:p>94748</text:p>
          </table:table-cell>
          <table:table-cell office:value-type="float" office:value="322465" calcext:value-type="float">
            <text:p>322465</text:p>
          </table:table-cell>
          <table:table-cell table:formula="of:=[.$N$2]-[.H223]" office:value-type="float" office:value="127509353" calcext:value-type="float">
            <text:p>127509353</text:p>
          </table:table-cell>
          <table:table-cell table:formula="of:=ROUND([.K223]*0.8)" office:value-type="float" office:value="102007482" calcext:value-type="float">
            <text:p>102007482</text:p>
          </table:table-cell>
          <table:table-cell table:formula="of:=[.K223]-[.L223]-[.F223]-[.H223]" office:value-type="float" office:value="24919942" calcext:value-type="float">
            <text:p>24919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38382" calcext:value-type="float">
            <text:p>138382</text:p>
          </table:table-cell>
          <table:table-cell office:value-type="float" office:value="384225" calcext:value-type="float">
            <text:p>38422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522607" calcext:value-type="float">
            <text:p>522607</text:p>
          </table:table-cell>
          <table:table-cell office:value-type="float" office:value="213161" calcext:value-type="float">
            <text:p>213161</text:p>
          </table:table-cell>
          <table:table-cell office:value-type="float" office:value="66781" calcext:value-type="float">
            <text:p>66781</text:p>
          </table:table-cell>
          <table:table-cell office:value-type="float" office:value="99511" calcext:value-type="float">
            <text:p>99511</text:p>
          </table:table-cell>
          <table:table-cell office:value-type="float" office:value="327993" calcext:value-type="float">
            <text:p>327993</text:p>
          </table:table-cell>
          <table:table-cell table:formula="of:=[.$N$2]-[.H224]" office:value-type="float" office:value="127508747" calcext:value-type="float">
            <text:p>127508747</text:p>
          </table:table-cell>
          <table:table-cell table:formula="of:=ROUND([.K224]*0.8)" office:value-type="float" office:value="102006998" calcext:value-type="float">
            <text:p>102006998</text:p>
          </table:table-cell>
          <table:table-cell table:formula="of:=[.K224]-[.L224]-[.F224]-[.H224]" office:value-type="float" office:value="24912361" calcext:value-type="float">
            <text:p>24912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39592" calcext:value-type="float">
            <text:p>139592</text:p>
          </table:table-cell>
          <table:table-cell office:value-type="float" office:value="389622" calcext:value-type="float">
            <text:p>389622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529214" calcext:value-type="float">
            <text:p>529214</text:p>
          </table:table-cell>
          <table:table-cell office:value-type="float" office:value="214833" calcext:value-type="float">
            <text:p>214833</text:p>
          </table:table-cell>
          <table:table-cell office:value-type="float" office:value="67319" calcext:value-type="float">
            <text:p>67319</text:p>
          </table:table-cell>
          <table:table-cell office:value-type="float" office:value="99511" calcext:value-type="float">
            <text:p>99511</text:p>
          </table:table-cell>
          <table:table-cell office:value-type="float" office:value="332800" calcext:value-type="float">
            <text:p>332800</text:p>
          </table:table-cell>
          <table:table-cell table:formula="of:=[.$N$2]-[.H225]" office:value-type="float" office:value="127508209" calcext:value-type="float">
            <text:p>127508209</text:p>
          </table:table-cell>
          <table:table-cell table:formula="of:=ROUND([.K225]*0.8)" office:value-type="float" office:value="102006567" calcext:value-type="float">
            <text:p>102006567</text:p>
          </table:table-cell>
          <table:table-cell table:formula="of:=[.K225]-[.L225]-[.F225]-[.H225]" office:value-type="float" office:value="24905109" calcext:value-type="float">
            <text:p>24905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0709" calcext:value-type="float">
            <text:p>140709</text:p>
          </table:table-cell>
          <table:table-cell office:value-type="float" office:value="394665" calcext:value-type="float">
            <text:p>394665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535374" calcext:value-type="float">
            <text:p>535374</text:p>
          </table:table-cell>
          <table:table-cell office:value-type="float" office:value="216617" calcext:value-type="float">
            <text:p>216617</text:p>
          </table:table-cell>
          <table:table-cell office:value-type="float" office:value="67806" calcext:value-type="float">
            <text:p>67806</text:p>
          </table:table-cell>
          <table:table-cell office:value-type="float" office:value="99511" calcext:value-type="float">
            <text:p>99511</text:p>
          </table:table-cell>
          <table:table-cell office:value-type="float" office:value="336635" calcext:value-type="float">
            <text:p>336635</text:p>
          </table:table-cell>
          <table:table-cell table:formula="of:=[.$N$2]-[.H226]" office:value-type="float" office:value="127507722" calcext:value-type="float">
            <text:p>127507722</text:p>
          </table:table-cell>
          <table:table-cell table:formula="of:=ROUND([.K226]*0.8)" office:value-type="float" office:value="102006178" calcext:value-type="float">
            <text:p>102006178</text:p>
          </table:table-cell>
          <table:table-cell table:formula="of:=[.K226]-[.L226]-[.F226]-[.H226]" office:value-type="float" office:value="24898364" calcext:value-type="float">
            <text:p>24898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1934" calcext:value-type="float">
            <text:p>141934</text:p>
          </table:table-cell>
          <table:table-cell office:value-type="float" office:value="399611" calcext:value-type="float">
            <text:p>399611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541545" calcext:value-type="float">
            <text:p>541545</text:p>
          </table:table-cell>
          <table:table-cell office:value-type="float" office:value="218249" calcext:value-type="float">
            <text:p>218249</text:p>
          </table:table-cell>
          <table:table-cell office:value-type="float" office:value="68356" calcext:value-type="float">
            <text:p>68356</text:p>
          </table:table-cell>
          <table:table-cell office:value-type="float" office:value="99511" calcext:value-type="float">
            <text:p>99511</text:p>
          </table:table-cell>
          <table:table-cell office:value-type="float" office:value="341507" calcext:value-type="float">
            <text:p>341507</text:p>
          </table:table-cell>
          <table:table-cell table:formula="of:=[.$N$2]-[.H227]" office:value-type="float" office:value="127507172" calcext:value-type="float">
            <text:p>127507172</text:p>
          </table:table-cell>
          <table:table-cell table:formula="of:=ROUND([.K227]*0.8)" office:value-type="float" office:value="102005738" calcext:value-type="float">
            <text:p>102005738</text:p>
          </table:table-cell>
          <table:table-cell table:formula="of:=[.K227]-[.L227]-[.F227]-[.H227]" office:value-type="float" office:value="24891533" calcext:value-type="float">
            <text:p>24891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43004" calcext:value-type="float">
            <text:p>143004</text:p>
          </table:table-cell>
          <table:table-cell office:value-type="float" office:value="404385" calcext:value-type="float">
            <text:p>404385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547389" calcext:value-type="float">
            <text:p>547389</text:p>
          </table:table-cell>
          <table:table-cell office:value-type="float" office:value="219977" calcext:value-type="float">
            <text:p>219977</text:p>
          </table:table-cell>
          <table:table-cell office:value-type="float" office:value="68839" calcext:value-type="float">
            <text:p>68839</text:p>
          </table:table-cell>
          <table:table-cell office:value-type="float" office:value="99511" calcext:value-type="float">
            <text:p>99511</text:p>
          </table:table-cell>
          <table:table-cell office:value-type="float" office:value="345653" calcext:value-type="float">
            <text:p>345653</text:p>
          </table:table-cell>
          <table:table-cell table:formula="of:=[.$N$2]-[.H228]" office:value-type="float" office:value="127506689" calcext:value-type="float">
            <text:p>127506689</text:p>
          </table:table-cell>
          <table:table-cell table:formula="of:=ROUND([.K228]*0.8)" office:value-type="float" office:value="102005351" calcext:value-type="float">
            <text:p>102005351</text:p>
          </table:table-cell>
          <table:table-cell table:formula="of:=[.K228]-[.L228]-[.F228]-[.H228]" office:value-type="float" office:value="24885110" calcext:value-type="float">
            <text:p>24885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43967" calcext:value-type="float">
            <text:p>143967</text:p>
          </table:table-cell>
          <table:table-cell office:value-type="float" office:value="406484" calcext:value-type="float">
            <text:p>406484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office:value-type="float" office:value="550451" calcext:value-type="float">
            <text:p>550451</text:p>
          </table:table-cell>
          <table:table-cell office:value-type="float" office:value="220759" calcext:value-type="float">
            <text:p>220759</text:p>
          </table:table-cell>
          <table:table-cell office:value-type="float" office:value="69261" calcext:value-type="float">
            <text:p>69261</text:p>
          </table:table-cell>
          <table:table-cell office:value-type="float" office:value="99511" calcext:value-type="float">
            <text:p>99511</text:p>
          </table:table-cell>
          <table:table-cell office:value-type="float" office:value="351372" calcext:value-type="float">
            <text:p>351372</text:p>
          </table:table-cell>
          <table:table-cell table:formula="of:=[.$N$2]-[.H229]" office:value-type="float" office:value="127506267" calcext:value-type="float">
            <text:p>127506267</text:p>
          </table:table-cell>
          <table:table-cell table:formula="of:=ROUND([.K229]*0.8)" office:value-type="float" office:value="102005014" calcext:value-type="float">
            <text:p>102005014</text:p>
          </table:table-cell>
          <table:table-cell table:formula="of:=[.K229]-[.L229]-[.F229]-[.H229]" office:value-type="float" office:value="24881541" calcext:value-type="float">
            <text:p>24881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44855" calcext:value-type="float">
            <text:p>144855</text:p>
          </table:table-cell>
          <table:table-cell office:value-type="float" office:value="407805" calcext:value-type="float">
            <text:p>407805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float" office:value="552660" calcext:value-type="float">
            <text:p>552660</text:p>
          </table:table-cell>
          <table:table-cell office:value-type="float" office:value="221303" calcext:value-type="float">
            <text:p>221303</text:p>
          </table:table-cell>
          <table:table-cell office:value-type="float" office:value="69678" calcext:value-type="float">
            <text:p>69678</text:p>
          </table:table-cell>
          <table:table-cell office:value-type="float" office:value="99511" calcext:value-type="float">
            <text:p>99511</text:p>
          </table:table-cell>
          <table:table-cell office:value-type="float" office:value="355101" calcext:value-type="float">
            <text:p>355101</text:p>
          </table:table-cell>
          <table:table-cell table:formula="of:=[.$N$2]-[.H230]" office:value-type="float" office:value="127505850" calcext:value-type="float">
            <text:p>127505850</text:p>
          </table:table-cell>
          <table:table-cell table:formula="of:=ROUND([.K230]*0.8)" office:value-type="float" office:value="102004680" calcext:value-type="float">
            <text:p>102004680</text:p>
          </table:table-cell>
          <table:table-cell table:formula="of:=[.K230]-[.L230]-[.F230]-[.H230]" office:value-type="float" office:value="24878832" calcext:value-type="float">
            <text:p>24878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46049" calcext:value-type="float">
            <text:p>146049</text:p>
          </table:table-cell>
          <table:table-cell office:value-type="float" office:value="413222" calcext:value-type="float">
            <text:p>413222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559271" calcext:value-type="float">
            <text:p>559271</text:p>
          </table:table-cell>
          <table:table-cell office:value-type="float" office:value="222941" calcext:value-type="float">
            <text:p>222941</text:p>
          </table:table-cell>
          <table:table-cell office:value-type="float" office:value="70197" calcext:value-type="float">
            <text:p>70197</text:p>
          </table:table-cell>
          <table:table-cell office:value-type="float" office:value="104095" calcext:value-type="float">
            <text:p>104095</text:p>
          </table:table-cell>
          <table:table-cell office:value-type="float" office:value="359347" calcext:value-type="float">
            <text:p>359347</text:p>
          </table:table-cell>
          <table:table-cell table:formula="of:=[.$N$2]-[.H231]" office:value-type="float" office:value="127505331" calcext:value-type="float">
            <text:p>127505331</text:p>
          </table:table-cell>
          <table:table-cell table:formula="of:=ROUND([.K231]*0.8)" office:value-type="float" office:value="102004265" calcext:value-type="float">
            <text:p>102004265</text:p>
          </table:table-cell>
          <table:table-cell table:formula="of:=[.K231]-[.L231]-[.F231]-[.H231]" office:value-type="float" office:value="24871598" calcext:value-type="float">
            <text:p>24871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47175" calcext:value-type="float">
            <text:p>147175</text:p>
          </table:table-cell>
          <table:table-cell office:value-type="float" office:value="418483" calcext:value-type="float">
            <text:p>418483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565658" calcext:value-type="float">
            <text:p>565658</text:p>
          </table:table-cell>
          <table:table-cell office:value-type="float" office:value="224776" calcext:value-type="float">
            <text:p>224776</text:p>
          </table:table-cell>
          <table:table-cell office:value-type="float" office:value="70700" calcext:value-type="float">
            <text:p>70700</text:p>
          </table:table-cell>
          <table:table-cell office:value-type="float" office:value="104095" calcext:value-type="float">
            <text:p>104095</text:p>
          </table:table-cell>
          <table:table-cell office:value-type="float" office:value="363307" calcext:value-type="float">
            <text:p>363307</text:p>
          </table:table-cell>
          <table:table-cell table:formula="of:=[.$N$2]-[.H232]" office:value-type="float" office:value="127504828" calcext:value-type="float">
            <text:p>127504828</text:p>
          </table:table-cell>
          <table:table-cell table:formula="of:=ROUND([.K232]*0.8)" office:value-type="float" office:value="102003862" calcext:value-type="float">
            <text:p>102003862</text:p>
          </table:table-cell>
          <table:table-cell table:formula="of:=[.K232]-[.L232]-[.F232]-[.H232]" office:value-type="float" office:value="24864608" calcext:value-type="float">
            <text:p>24864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48278" calcext:value-type="float">
            <text:p>148278</text:p>
          </table:table-cell>
          <table:table-cell office:value-type="float" office:value="423408" calcext:value-type="float">
            <text:p>423408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571686" calcext:value-type="float">
            <text:p>571686</text:p>
          </table:table-cell>
          <table:table-cell office:value-type="float" office:value="226302" calcext:value-type="float">
            <text:p>226302</text:p>
          </table:table-cell>
          <table:table-cell office:value-type="float" office:value="71200" calcext:value-type="float">
            <text:p>71200</text:p>
          </table:table-cell>
          <table:table-cell office:value-type="float" office:value="104095" calcext:value-type="float">
            <text:p>104095</text:p>
          </table:table-cell>
          <table:table-cell office:value-type="float" office:value="367537" calcext:value-type="float">
            <text:p>367537</text:p>
          </table:table-cell>
          <table:table-cell table:formula="of:=[.$N$2]-[.H233]" office:value-type="float" office:value="127504328" calcext:value-type="float">
            <text:p>127504328</text:p>
          </table:table-cell>
          <table:table-cell table:formula="of:=ROUND([.K233]*0.8)" office:value-type="float" office:value="102003462" calcext:value-type="float">
            <text:p>102003462</text:p>
          </table:table-cell>
          <table:table-cell table:formula="of:=[.K233]-[.L233]-[.F233]-[.H233]" office:value-type="float" office:value="24857980" calcext:value-type="float">
            <text:p>24857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49400" calcext:value-type="float">
            <text:p>149400</text:p>
          </table:table-cell>
          <table:table-cell office:value-type="float" office:value="427983" calcext:value-type="float">
            <text:p>427983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577383" calcext:value-type="float">
            <text:p>577383</text:p>
          </table:table-cell>
          <table:table-cell office:value-type="float" office:value="227886" calcext:value-type="float">
            <text:p>227886</text:p>
          </table:table-cell>
          <table:table-cell office:value-type="float" office:value="71669" calcext:value-type="float">
            <text:p>71669</text:p>
          </table:table-cell>
          <table:table-cell office:value-type="float" office:value="104095" calcext:value-type="float">
            <text:p>104095</text:p>
          </table:table-cell>
          <table:table-cell office:value-type="float" office:value="371638" calcext:value-type="float">
            <text:p>371638</text:p>
          </table:table-cell>
          <table:table-cell table:formula="of:=[.$N$2]-[.H234]" office:value-type="float" office:value="127503859" calcext:value-type="float">
            <text:p>127503859</text:p>
          </table:table-cell>
          <table:table-cell table:formula="of:=ROUND([.K234]*0.8)" office:value-type="float" office:value="102003087" calcext:value-type="float">
            <text:p>102003087</text:p>
          </table:table-cell>
          <table:table-cell table:formula="of:=[.K234]-[.L234]-[.F234]-[.H234]" office:value-type="float" office:value="24851720" calcext:value-type="float">
            <text:p>24851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0405" calcext:value-type="float">
            <text:p>150405</text:p>
          </table:table-cell>
          <table:table-cell office:value-type="float" office:value="433011" calcext:value-type="float">
            <text:p>43301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583416" calcext:value-type="float">
            <text:p>583416</text:p>
          </table:table-cell>
          <table:table-cell office:value-type="float" office:value="229447" calcext:value-type="float">
            <text:p>229447</text:p>
          </table:table-cell>
          <table:table-cell office:value-type="float" office:value="72146" calcext:value-type="float">
            <text:p>72146</text:p>
          </table:table-cell>
          <table:table-cell office:value-type="float" office:value="104095" calcext:value-type="float">
            <text:p>104095</text:p>
          </table:table-cell>
          <table:table-cell office:value-type="float" office:value="376409" calcext:value-type="float">
            <text:p>376409</text:p>
          </table:table-cell>
          <table:table-cell table:formula="of:=[.$N$2]-[.H235]" office:value-type="float" office:value="127503382" calcext:value-type="float">
            <text:p>127503382</text:p>
          </table:table-cell>
          <table:table-cell table:formula="of:=ROUND([.K235]*0.8)" office:value-type="float" office:value="102002706" calcext:value-type="float">
            <text:p>102002706</text:p>
          </table:table-cell>
          <table:table-cell table:formula="of:=[.K235]-[.L235]-[.F235]-[.H235]" office:value-type="float" office:value="24845114" calcext:value-type="float">
            <text:p>24845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1274" calcext:value-type="float">
            <text:p>151274</text:p>
          </table:table-cell>
          <table:table-cell office:value-type="float" office:value="435057" calcext:value-type="float">
            <text:p>435057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586331" calcext:value-type="float">
            <text:p>586331</text:p>
          </table:table-cell>
          <table:table-cell office:value-type="float" office:value="230156" calcext:value-type="float">
            <text:p>230156</text:p>
          </table:table-cell>
          <table:table-cell office:value-type="float" office:value="72532" calcext:value-type="float">
            <text:p>72532</text:p>
          </table:table-cell>
          <table:table-cell office:value-type="float" office:value="104095" calcext:value-type="float">
            <text:p>104095</text:p>
          </table:table-cell>
          <table:table-cell office:value-type="float" office:value="380492" calcext:value-type="float">
            <text:p>380492</text:p>
          </table:table-cell>
          <table:table-cell table:formula="of:=[.$N$2]-[.H236]" office:value-type="float" office:value="127502996" calcext:value-type="float">
            <text:p>127502996</text:p>
          </table:table-cell>
          <table:table-cell table:formula="of:=ROUND([.K236]*0.8)" office:value-type="float" office:value="102002397" calcext:value-type="float">
            <text:p>102002397</text:p>
          </table:table-cell>
          <table:table-cell table:formula="of:=[.K236]-[.L236]-[.F236]-[.H236]" office:value-type="float" office:value="24841736" calcext:value-type="float">
            <text:p>24841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206" calcext:value-type="float">
            <text:p>152206</text:p>
          </table:table-cell>
          <table:table-cell office:value-type="float" office:value="436355" calcext:value-type="float">
            <text:p>436355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588561" calcext:value-type="float">
            <text:p>588561</text:p>
          </table:table-cell>
          <table:table-cell office:value-type="float" office:value="230677" calcext:value-type="float">
            <text:p>230677</text:p>
          </table:table-cell>
          <table:table-cell office:value-type="float" office:value="72924" calcext:value-type="float">
            <text:p>72924</text:p>
          </table:table-cell>
          <table:table-cell office:value-type="float" office:value="104095" calcext:value-type="float">
            <text:p>104095</text:p>
          </table:table-cell>
          <table:table-cell office:value-type="float" office:value="383872" calcext:value-type="float">
            <text:p>383872</text:p>
          </table:table-cell>
          <table:table-cell table:formula="of:=[.$N$2]-[.H237]" office:value-type="float" office:value="127502604" calcext:value-type="float">
            <text:p>127502604</text:p>
          </table:table-cell>
          <table:table-cell table:formula="of:=ROUND([.K237]*0.8)" office:value-type="float" office:value="102002083" calcext:value-type="float">
            <text:p>102002083</text:p>
          </table:table-cell>
          <table:table-cell table:formula="of:=[.K237]-[.L237]-[.F237]-[.H237]" office:value-type="float" office:value="24839036" calcext:value-type="float">
            <text:p>24839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3358" calcext:value-type="float">
            <text:p>153358</text:p>
          </table:table-cell>
          <table:table-cell office:value-type="float" office:value="441956" calcext:value-type="float">
            <text:p>4419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595314" calcext:value-type="float">
            <text:p>595314</text:p>
          </table:table-cell>
          <table:table-cell office:value-type="float" office:value="232157" calcext:value-type="float">
            <text:p>232157</text:p>
          </table:table-cell>
          <table:table-cell office:value-type="float" office:value="73428" calcext:value-type="float">
            <text:p>73428</text:p>
          </table:table-cell>
          <table:table-cell office:value-type="float" office:value="108457" calcext:value-type="float">
            <text:p>108457</text:p>
          </table:table-cell>
          <table:table-cell office:value-type="float" office:value="389124" calcext:value-type="float">
            <text:p>389124</text:p>
          </table:table-cell>
          <table:table-cell table:formula="of:=[.$N$2]-[.H238]" office:value-type="float" office:value="127502100" calcext:value-type="float">
            <text:p>127502100</text:p>
          </table:table-cell>
          <table:table-cell table:formula="of:=ROUND([.K238]*0.8)" office:value-type="float" office:value="102001680" calcext:value-type="float">
            <text:p>102001680</text:p>
          </table:table-cell>
          <table:table-cell table:formula="of:=[.K238]-[.L238]-[.F238]-[.H238]" office:value-type="float" office:value="24831678" calcext:value-type="float">
            <text:p>24831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54433" calcext:value-type="float">
            <text:p>154433</text:p>
          </table:table-cell>
          <table:table-cell office:value-type="float" office:value="447276" calcext:value-type="float">
            <text:p>447276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601709" calcext:value-type="float">
            <text:p>601709</text:p>
          </table:table-cell>
          <table:table-cell office:value-type="float" office:value="233902" calcext:value-type="float">
            <text:p>233902</text:p>
          </table:table-cell>
          <table:table-cell office:value-type="float" office:value="73926" calcext:value-type="float">
            <text:p>73926</text:p>
          </table:table-cell>
          <table:table-cell office:value-type="float" office:value="108457" calcext:value-type="float">
            <text:p>108457</text:p>
          </table:table-cell>
          <table:table-cell office:value-type="float" office:value="393101" calcext:value-type="float">
            <text:p>393101</text:p>
          </table:table-cell>
          <table:table-cell table:formula="of:=[.$N$2]-[.H239]" office:value-type="float" office:value="127501602" calcext:value-type="float">
            <text:p>127501602</text:p>
          </table:table-cell>
          <table:table-cell table:formula="of:=ROUND([.K239]*0.8)" office:value-type="float" office:value="102001282" calcext:value-type="float">
            <text:p>102001282</text:p>
          </table:table-cell>
          <table:table-cell table:formula="of:=[.K239]-[.L239]-[.F239]-[.H239]" office:value-type="float" office:value="24824685" calcext:value-type="float">
            <text:p>24824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55462" calcext:value-type="float">
            <text:p>155462</text:p>
          </table:table-cell>
          <table:table-cell office:value-type="float" office:value="452939" calcext:value-type="float">
            <text:p>452939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608401" calcext:value-type="float">
            <text:p>608401</text:p>
          </table:table-cell>
          <table:table-cell office:value-type="float" office:value="235800" calcext:value-type="float">
            <text:p>235800</text:p>
          </table:table-cell>
          <table:table-cell office:value-type="float" office:value="74364" calcext:value-type="float">
            <text:p>74364</text:p>
          </table:table-cell>
          <table:table-cell office:value-type="float" office:value="108457" calcext:value-type="float">
            <text:p>108457</text:p>
          </table:table-cell>
          <table:table-cell office:value-type="float" office:value="396758" calcext:value-type="float">
            <text:p>396758</text:p>
          </table:table-cell>
          <table:table-cell table:formula="of:=[.$N$2]-[.H240]" office:value-type="float" office:value="127501164" calcext:value-type="float">
            <text:p>127501164</text:p>
          </table:table-cell>
          <table:table-cell table:formula="of:=ROUND([.K240]*0.8)" office:value-type="float" office:value="102000931" calcext:value-type="float">
            <text:p>102000931</text:p>
          </table:table-cell>
          <table:table-cell table:formula="of:=[.K240]-[.L240]-[.F240]-[.H240]" office:value-type="float" office:value="24817468" calcext:value-type="float">
            <text:p>24817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6432" calcext:value-type="float">
            <text:p>156432</text:p>
          </table:table-cell>
          <table:table-cell office:value-type="float" office:value="458192" calcext:value-type="float">
            <text:p>458192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office:value-type="float" office:value="614624" calcext:value-type="float">
            <text:p>614624</text:p>
          </table:table-cell>
          <table:table-cell office:value-type="float" office:value="237441" calcext:value-type="float">
            <text:p>237441</text:p>
          </table:table-cell>
          <table:table-cell office:value-type="float" office:value="74790" calcext:value-type="float">
            <text:p>74790</text:p>
          </table:table-cell>
          <table:table-cell office:value-type="float" office:value="108457" calcext:value-type="float">
            <text:p>108457</text:p>
          </table:table-cell>
          <table:table-cell office:value-type="float" office:value="400479" calcext:value-type="float">
            <text:p>400479</text:p>
          </table:table-cell>
          <table:table-cell table:formula="of:=[.$N$2]-[.H241]" office:value-type="float" office:value="127500738" calcext:value-type="float">
            <text:p>127500738</text:p>
          </table:table-cell>
          <table:table-cell table:formula="of:=ROUND([.K241]*0.8)" office:value-type="float" office:value="102000590" calcext:value-type="float">
            <text:p>102000590</text:p>
          </table:table-cell>
          <table:table-cell table:formula="of:=[.K241]-[.L241]-[.F241]-[.H241]" office:value-type="float" office:value="24810734" calcext:value-type="float">
            <text:p>24810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7440" calcext:value-type="float">
            <text:p>157440</text:p>
          </table:table-cell>
          <table:table-cell office:value-type="float" office:value="463255" calcext:value-type="float">
            <text:p>463255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office:value-type="float" office:value="620695" calcext:value-type="float">
            <text:p>620695</text:p>
          </table:table-cell>
          <table:table-cell office:value-type="float" office:value="239089" calcext:value-type="float">
            <text:p>239089</text:p>
          </table:table-cell>
          <table:table-cell office:value-type="float" office:value="75243" calcext:value-type="float">
            <text:p>75243</text:p>
          </table:table-cell>
          <table:table-cell office:value-type="float" office:value="108457" calcext:value-type="float">
            <text:p>108457</text:p>
          </table:table-cell>
          <table:table-cell office:value-type="float" office:value="404667" calcext:value-type="float">
            <text:p>404667</text:p>
          </table:table-cell>
          <table:table-cell table:formula="of:=[.$N$2]-[.H242]" office:value-type="float" office:value="127500285" calcext:value-type="float">
            <text:p>127500285</text:p>
          </table:table-cell>
          <table:table-cell table:formula="of:=ROUND([.K242]*0.8)" office:value-type="float" office:value="102000228" calcext:value-type="float">
            <text:p>102000228</text:p>
          </table:table-cell>
          <table:table-cell table:formula="of:=[.K242]-[.L242]-[.F242]-[.H242]" office:value-type="float" office:value="24804119" calcext:value-type="float">
            <text:p>24804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8307" calcext:value-type="float">
            <text:p>158307</text:p>
          </table:table-cell>
          <table:table-cell office:value-type="float" office:value="465361" calcext:value-type="float">
            <text:p>465361</text:p>
          </table:table-cell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office:value-type="float" office:value="623668" calcext:value-type="float">
            <text:p>623668</text:p>
          </table:table-cell>
          <table:table-cell office:value-type="float" office:value="239974" calcext:value-type="float">
            <text:p>239974</text:p>
          </table:table-cell>
          <table:table-cell office:value-type="float" office:value="75597" calcext:value-type="float">
            <text:p>75597</text:p>
          </table:table-cell>
          <table:table-cell office:value-type="float" office:value="108457" calcext:value-type="float">
            <text:p>108457</text:p>
          </table:table-cell>
          <table:table-cell office:value-type="float" office:value="409127" calcext:value-type="float">
            <text:p>409127</text:p>
          </table:table-cell>
          <table:table-cell table:formula="of:=[.$N$2]-[.H243]" office:value-type="float" office:value="127499931" calcext:value-type="float">
            <text:p>127499931</text:p>
          </table:table-cell>
          <table:table-cell table:formula="of:=ROUND([.K243]*0.8)" office:value-type="float" office:value="101999945" calcext:value-type="float">
            <text:p>101999945</text:p>
          </table:table-cell>
          <table:table-cell table:formula="of:=[.K243]-[.L243]-[.F243]-[.H243]" office:value-type="float" office:value="24800721" calcext:value-type="float">
            <text:p>24800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9111" calcext:value-type="float">
            <text:p>159111</text:p>
          </table:table-cell>
          <table:table-cell office:value-type="float" office:value="466650" calcext:value-type="float">
            <text:p>466650</text:p>
          </table:table-cell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 office:value-type="float" office:value="625761" calcext:value-type="float">
            <text:p>625761</text:p>
          </table:table-cell>
          <table:table-cell office:value-type="float" office:value="240460" calcext:value-type="float">
            <text:p>240460</text:p>
          </table:table-cell>
          <table:table-cell office:value-type="float" office:value="75963" calcext:value-type="float">
            <text:p>75963</text:p>
          </table:table-cell>
          <table:table-cell office:value-type="float" office:value="108457" calcext:value-type="float">
            <text:p>108457</text:p>
          </table:table-cell>
          <table:table-cell office:value-type="float" office:value="412580" calcext:value-type="float">
            <text:p>412580</text:p>
          </table:table-cell>
          <table:table-cell table:formula="of:=[.$N$2]-[.H244]" office:value-type="float" office:value="127499565" calcext:value-type="float">
            <text:p>127499565</text:p>
          </table:table-cell>
          <table:table-cell table:formula="of:=ROUND([.K244]*0.8)" office:value-type="float" office:value="101999652" calcext:value-type="float">
            <text:p>101999652</text:p>
          </table:table-cell>
          <table:table-cell table:formula="of:=[.K244]-[.L244]-[.F244]-[.H244]" office:value-type="float" office:value="24798189" calcext:value-type="float">
            <text:p>2479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0203" calcext:value-type="float">
            <text:p>160203</text:p>
          </table:table-cell>
          <table:table-cell office:value-type="float" office:value="472268" calcext:value-type="float">
            <text:p>472268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office:value-type="float" office:value="632471" calcext:value-type="float">
            <text:p>632471</text:p>
          </table:table-cell>
          <table:table-cell office:value-type="float" office:value="242162" calcext:value-type="float">
            <text:p>242162</text:p>
          </table:table-cell>
          <table:table-cell office:value-type="float" office:value="76443" calcext:value-type="float">
            <text:p>76443</text:p>
          </table:table-cell>
          <table:table-cell office:value-type="float" office:value="112776" calcext:value-type="float">
            <text:p>112776</text:p>
          </table:table-cell>
          <table:table-cell office:value-type="float" office:value="416738" calcext:value-type="float">
            <text:p>416738</text:p>
          </table:table-cell>
          <table:table-cell table:formula="of:=[.$N$2]-[.H245]" office:value-type="float" office:value="127499085" calcext:value-type="float">
            <text:p>127499085</text:p>
          </table:table-cell>
          <table:table-cell table:formula="of:=ROUND([.K245]*0.8)" office:value-type="float" office:value="101999268" calcext:value-type="float">
            <text:p>101999268</text:p>
          </table:table-cell>
          <table:table-cell table:formula="of:=[.K245]-[.L245]-[.F245]-[.H245]" office:value-type="float" office:value="24790903" calcext:value-type="float">
            <text:p>24790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1187" calcext:value-type="float">
            <text:p>161187</text:p>
          </table:table-cell>
          <table:table-cell office:value-type="float" office:value="478093" calcext:value-type="float">
            <text:p>478093</text:p>
          </table:table-cell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  <table:table-cell office:value-type="float" office:value="639280" calcext:value-type="float">
            <text:p>639280</text:p>
          </table:table-cell>
          <table:table-cell office:value-type="float" office:value="243977" calcext:value-type="float">
            <text:p>243977</text:p>
          </table:table-cell>
          <table:table-cell office:value-type="float" office:value="76848" calcext:value-type="float">
            <text:p>76848</text:p>
          </table:table-cell>
          <table:table-cell office:value-type="float" office:value="112776" calcext:value-type="float">
            <text:p>112776</text:p>
          </table:table-cell>
          <table:table-cell office:value-type="float" office:value="421373" calcext:value-type="float">
            <text:p>421373</text:p>
          </table:table-cell>
          <table:table-cell table:formula="of:=[.$N$2]-[.H246]" office:value-type="float" office:value="127498680" calcext:value-type="float">
            <text:p>127498680</text:p>
          </table:table-cell>
          <table:table-cell table:formula="of:=ROUND([.K246]*0.8)" office:value-type="float" office:value="101998944" calcext:value-type="float">
            <text:p>101998944</text:p>
          </table:table-cell>
          <table:table-cell table:formula="of:=[.K246]-[.L246]-[.F246]-[.H246]" office:value-type="float" office:value="24783608" calcext:value-type="float">
            <text:p>24783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2183" calcext:value-type="float">
            <text:p>162183</text:p>
          </table:table-cell>
          <table:table-cell office:value-type="float" office:value="483857" calcext:value-type="float">
            <text:p>483857</text:p>
          </table:table-cell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  <table:table-cell office:value-type="float" office:value="646040" calcext:value-type="float">
            <text:p>646040</text:p>
          </table:table-cell>
          <table:table-cell office:value-type="float" office:value="245440" calcext:value-type="float">
            <text:p>245440</text:p>
          </table:table-cell>
          <table:table-cell office:value-type="float" office:value="77289" calcext:value-type="float">
            <text:p>77289</text:p>
          </table:table-cell>
          <table:table-cell office:value-type="float" office:value="112776" calcext:value-type="float">
            <text:p>112776</text:p>
          </table:table-cell>
          <table:table-cell office:value-type="float" office:value="424990" calcext:value-type="float">
            <text:p>424990</text:p>
          </table:table-cell>
          <table:table-cell table:formula="of:=[.$N$2]-[.H247]" office:value-type="float" office:value="127498239" calcext:value-type="float">
            <text:p>127498239</text:p>
          </table:table-cell>
          <table:table-cell table:formula="of:=ROUND([.K247]*0.8)" office:value-type="float" office:value="101998591" calcext:value-type="float">
            <text:p>101998591</text:p>
          </table:table-cell>
          <table:table-cell table:formula="of:=[.K247]-[.L247]-[.F247]-[.H247]" office:value-type="float" office:value="24776319" calcext:value-type="float">
            <text:p>24776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63124" calcext:value-type="float">
            <text:p>163124</text:p>
          </table:table-cell>
          <table:table-cell office:value-type="float" office:value="488996" calcext:value-type="float">
            <text:p>488996</text:p>
          </table:table-cell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  <table:table-cell office:value-type="float" office:value="652120" calcext:value-type="float">
            <text:p>652120</text:p>
          </table:table-cell>
          <table:table-cell office:value-type="float" office:value="246880" calcext:value-type="float">
            <text:p>246880</text:p>
          </table:table-cell>
          <table:table-cell office:value-type="float" office:value="77727" calcext:value-type="float">
            <text:p>77727</text:p>
          </table:table-cell>
          <table:table-cell office:value-type="float" office:value="112776" calcext:value-type="float">
            <text:p>112776</text:p>
          </table:table-cell>
          <table:table-cell office:value-type="float" office:value="430287" calcext:value-type="float">
            <text:p>430287</text:p>
          </table:table-cell>
          <table:table-cell table:formula="of:=[.$N$2]-[.H248]" office:value-type="float" office:value="127497801" calcext:value-type="float">
            <text:p>127497801</text:p>
          </table:table-cell>
          <table:table-cell table:formula="of:=ROUND([.K248]*0.8)" office:value-type="float" office:value="101998241" calcext:value-type="float">
            <text:p>101998241</text:p>
          </table:table-cell>
          <table:table-cell table:formula="of:=[.K248]-[.L248]-[.F248]-[.H248]" office:value-type="float" office:value="24769713" calcext:value-type="float">
            <text:p>24769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63982" calcext:value-type="float">
            <text:p>163982</text:p>
          </table:table-cell>
          <table:table-cell office:value-type="float" office:value="493991" calcext:value-type="float">
            <text:p>493991</text:p>
          </table:table-cell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 office:value-type="float" office:value="657973" calcext:value-type="float">
            <text:p>657973</text:p>
          </table:table-cell>
          <table:table-cell office:value-type="float" office:value="248344" calcext:value-type="float">
            <text:p>248344</text:p>
          </table:table-cell>
          <table:table-cell office:value-type="float" office:value="78116" calcext:value-type="float">
            <text:p>78116</text:p>
          </table:table-cell>
          <table:table-cell office:value-type="float" office:value="112776" calcext:value-type="float">
            <text:p>112776</text:p>
          </table:table-cell>
          <table:table-cell office:value-type="float" office:value="434667" calcext:value-type="float">
            <text:p>434667</text:p>
          </table:table-cell>
          <table:table-cell table:formula="of:=[.$N$2]-[.H249]" office:value-type="float" office:value="127497412" calcext:value-type="float">
            <text:p>127497412</text:p>
          </table:table-cell>
          <table:table-cell table:formula="of:=ROUND([.K249]*0.8)" office:value-type="float" office:value="101997930" calcext:value-type="float">
            <text:p>101997930</text:p>
          </table:table-cell>
          <table:table-cell table:formula="of:=[.K249]-[.L249]-[.F249]-[.H249]" office:value-type="float" office:value="24763393" calcext:value-type="float">
            <text:p>24763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64723" calcext:value-type="float">
            <text:p>164723</text:p>
          </table:table-cell>
          <table:table-cell office:value-type="float" office:value="495953" calcext:value-type="float">
            <text:p>495953</text:p>
          </table:table-cell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  <table:table-cell office:value-type="float" office:value="660676" calcext:value-type="float">
            <text:p>660676</text:p>
          </table:table-cell>
          <table:table-cell office:value-type="float" office:value="249059" calcext:value-type="float">
            <text:p>249059</text:p>
          </table:table-cell>
          <table:table-cell office:value-type="float" office:value="78456" calcext:value-type="float">
            <text:p>78456</text:p>
          </table:table-cell>
          <table:table-cell office:value-type="float" office:value="112776" calcext:value-type="float">
            <text:p>112776</text:p>
          </table:table-cell>
          <table:table-cell office:value-type="float" office:value="438754" calcext:value-type="float">
            <text:p>438754</text:p>
          </table:table-cell>
          <table:table-cell table:formula="of:=[.$N$2]-[.H250]" office:value-type="float" office:value="127497072" calcext:value-type="float">
            <text:p>127497072</text:p>
          </table:table-cell>
          <table:table-cell table:formula="of:=ROUND([.K250]*0.8)" office:value-type="float" office:value="101997658" calcext:value-type="float">
            <text:p>101997658</text:p>
          </table:table-cell>
          <table:table-cell table:formula="of:=[.K250]-[.L250]-[.F250]-[.H250]" office:value-type="float" office:value="24760282" calcext:value-type="float">
            <text:p>24760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165532" calcext:value-type="float">
            <text:p>165532</text:p>
          </table:table-cell>
          <table:table-cell office:value-type="float" office:value="497109" calcext:value-type="float">
            <text:p>497109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662641" calcext:value-type="float">
            <text:p>662641</text:p>
          </table:table-cell>
          <table:table-cell office:value-type="float" office:value="249489" calcext:value-type="float">
            <text:p>249489</text:p>
          </table:table-cell>
          <table:table-cell office:value-type="float" office:value="78812" calcext:value-type="float">
            <text:p>78812</text:p>
          </table:table-cell>
          <table:table-cell office:value-type="float" office:value="112776" calcext:value-type="float">
            <text:p>112776</text:p>
          </table:table-cell>
          <table:table-cell office:value-type="float" office:value="442268" calcext:value-type="float">
            <text:p>442268</text:p>
          </table:table-cell>
          <table:table-cell table:formula="of:=[.$N$2]-[.H251]" office:value-type="float" office:value="127496716" calcext:value-type="float">
            <text:p>127496716</text:p>
          </table:table-cell>
          <table:table-cell table:formula="of:=ROUND([.K251]*0.8)" office:value-type="float" office:value="101997373" calcext:value-type="float">
            <text:p>101997373</text:p>
          </table:table-cell>
          <table:table-cell table:formula="of:=[.K251]-[.L251]-[.F251]-[.H251]" office:value-type="float" office:value="24757890" calcext:value-type="float">
            <text:p>247578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166502" calcext:value-type="float">
            <text:p>166502</text:p>
          </table:table-cell>
          <table:table-cell office:value-type="float" office:value="502293" calcext:value-type="float">
            <text:p>502293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668795" calcext:value-type="float">
            <text:p>668795</text:p>
          </table:table-cell>
          <table:table-cell office:value-type="float" office:value="251015" calcext:value-type="float">
            <text:p>251015</text:p>
          </table:table-cell>
          <table:table-cell office:value-type="float" office:value="79221" calcext:value-type="float">
            <text:p>79221</text:p>
          </table:table-cell>
          <table:table-cell office:value-type="float" office:value="116542" calcext:value-type="float">
            <text:p>116542</text:p>
          </table:table-cell>
          <table:table-cell office:value-type="float" office:value="446715" calcext:value-type="float">
            <text:p>446715</text:p>
          </table:table-cell>
          <table:table-cell table:formula="of:=[.$N$2]-[.H252]" office:value-type="float" office:value="127496307" calcext:value-type="float">
            <text:p>127496307</text:p>
          </table:table-cell>
          <table:table-cell table:formula="of:=ROUND([.K252]*0.8)" office:value-type="float" office:value="101997046" calcext:value-type="float">
            <text:p>101997046</text:p>
          </table:table-cell>
          <table:table-cell table:formula="of:=[.K252]-[.L252]-[.F252]-[.H252]" office:value-type="float" office:value="24751245" calcext:value-type="float">
            <text:p>24751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67421" calcext:value-type="float">
            <text:p>167421</text:p>
          </table:table-cell>
          <table:table-cell office:value-type="float" office:value="507765" calcext:value-type="float">
            <text:p>507765</text:p>
          </table:table-cell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 office:value-type="float" office:value="675186" calcext:value-type="float">
            <text:p>675186</text:p>
          </table:table-cell>
          <table:table-cell office:value-type="float" office:value="252389" calcext:value-type="float">
            <text:p>252389</text:p>
          </table:table-cell>
          <table:table-cell office:value-type="float" office:value="79596" calcext:value-type="float">
            <text:p>79596</text:p>
          </table:table-cell>
          <table:table-cell office:value-type="float" office:value="116542" calcext:value-type="float">
            <text:p>116542</text:p>
          </table:table-cell>
          <table:table-cell office:value-type="float" office:value="451159" calcext:value-type="float">
            <text:p>451159</text:p>
          </table:table-cell>
          <table:table-cell table:formula="of:=[.$N$2]-[.H253]" office:value-type="float" office:value="127495932" calcext:value-type="float">
            <text:p>127495932</text:p>
          </table:table-cell>
          <table:table-cell table:formula="of:=ROUND([.K253]*0.8)" office:value-type="float" office:value="101996746" calcext:value-type="float">
            <text:p>101996746</text:p>
          </table:table-cell>
          <table:table-cell table:formula="of:=[.K253]-[.L253]-[.F253]-[.H253]" office:value-type="float" office:value="24744404" calcext:value-type="float">
            <text:p>24744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68327" calcext:value-type="float">
            <text:p>168327</text:p>
          </table:table-cell>
          <table:table-cell office:value-type="float" office:value="512728" calcext:value-type="float">
            <text:p>512728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681055" calcext:value-type="float">
            <text:p>681055</text:p>
          </table:table-cell>
          <table:table-cell office:value-type="float" office:value="253810" calcext:value-type="float">
            <text:p>253810</text:p>
          </table:table-cell>
          <table:table-cell office:value-type="float" office:value="80002" calcext:value-type="float">
            <text:p>80002</text:p>
          </table:table-cell>
          <table:table-cell office:value-type="float" office:value="116542" calcext:value-type="float">
            <text:p>116542</text:p>
          </table:table-cell>
          <table:table-cell office:value-type="float" office:value="454982" calcext:value-type="float">
            <text:p>454982</text:p>
          </table:table-cell>
          <table:table-cell table:formula="of:=[.$N$2]-[.H254]" office:value-type="float" office:value="127495526" calcext:value-type="float">
            <text:p>127495526</text:p>
          </table:table-cell>
          <table:table-cell table:formula="of:=ROUND([.K254]*0.8)" office:value-type="float" office:value="101996421" calcext:value-type="float">
            <text:p>101996421</text:p>
          </table:table-cell>
          <table:table-cell table:formula="of:=[.K254]-[.L254]-[.F254]-[.H254]" office:value-type="float" office:value="24738048" calcext:value-type="float">
            <text:p>24738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69164" calcext:value-type="float">
            <text:p>169164</text:p>
          </table:table-cell>
          <table:table-cell office:value-type="float" office:value="517394" calcext:value-type="float">
            <text:p>517394</text:p>
          </table:table-cell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  <table:table-cell office:value-type="float" office:value="686558" calcext:value-type="float">
            <text:p>686558</text:p>
          </table:table-cell>
          <table:table-cell office:value-type="float" office:value="255223" calcext:value-type="float">
            <text:p>255223</text:p>
          </table:table-cell>
          <table:table-cell office:value-type="float" office:value="80351" calcext:value-type="float">
            <text:p>80351</text:p>
          </table:table-cell>
          <table:table-cell office:value-type="float" office:value="116542" calcext:value-type="float">
            <text:p>116542</text:p>
          </table:table-cell>
          <table:table-cell office:value-type="float" office:value="458850" calcext:value-type="float">
            <text:p>458850</text:p>
          </table:table-cell>
          <table:table-cell table:formula="of:=[.$N$2]-[.H255]" office:value-type="float" office:value="127495177" calcext:value-type="float">
            <text:p>127495177</text:p>
          </table:table-cell>
          <table:table-cell table:formula="of:=ROUND([.K255]*0.8)" office:value-type="float" office:value="101996142" calcext:value-type="float">
            <text:p>101996142</text:p>
          </table:table-cell>
          <table:table-cell table:formula="of:=[.K255]-[.L255]-[.F255]-[.H255]" office:value-type="float" office:value="24732126" calcext:value-type="float">
            <text:p>24732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170005" calcext:value-type="float">
            <text:p>170005</text:p>
          </table:table-cell>
          <table:table-cell office:value-type="float" office:value="521876" calcext:value-type="float">
            <text:p>52187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691881" calcext:value-type="float">
            <text:p>691881</text:p>
          </table:table-cell>
          <table:table-cell office:value-type="float" office:value="256552" calcext:value-type="float">
            <text:p>256552</text:p>
          </table:table-cell>
          <table:table-cell office:value-type="float" office:value="80716" calcext:value-type="float">
            <text:p>80716</text:p>
          </table:table-cell>
          <table:table-cell office:value-type="float" office:value="116542" calcext:value-type="float">
            <text:p>116542</text:p>
          </table:table-cell>
          <table:table-cell office:value-type="float" office:value="463764" calcext:value-type="float">
            <text:p>463764</text:p>
          </table:table-cell>
          <table:table-cell table:formula="of:=[.$N$2]-[.H256]" office:value-type="float" office:value="127494812" calcext:value-type="float">
            <text:p>127494812</text:p>
          </table:table-cell>
          <table:table-cell table:formula="of:=ROUND([.K256]*0.8)" office:value-type="float" office:value="101995850" calcext:value-type="float">
            <text:p>101995850</text:p>
          </table:table-cell>
          <table:table-cell table:formula="of:=[.K256]-[.L256]-[.F256]-[.H256]" office:value-type="float" office:value="24726365" calcext:value-type="float">
            <text:p>2472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170695" calcext:value-type="float">
            <text:p>170695</text:p>
          </table:table-cell>
          <table:table-cell office:value-type="float" office:value="523830" calcext:value-type="float">
            <text:p>523830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694525" calcext:value-type="float">
            <text:p>694525</text:p>
          </table:table-cell>
          <table:table-cell office:value-type="float" office:value="257113" calcext:value-type="float">
            <text:p>257113</text:p>
          </table:table-cell>
          <table:table-cell office:value-type="float" office:value="81026" calcext:value-type="float">
            <text:p>81026</text:p>
          </table:table-cell>
          <table:table-cell office:value-type="float" office:value="116542" calcext:value-type="float">
            <text:p>116542</text:p>
          </table:table-cell>
          <table:table-cell office:value-type="float" office:value="467525" calcext:value-type="float">
            <text:p>467525</text:p>
          </table:table-cell>
          <table:table-cell table:formula="of:=[.$N$2]-[.H257]" office:value-type="float" office:value="127494502" calcext:value-type="float">
            <text:p>127494502</text:p>
          </table:table-cell>
          <table:table-cell table:formula="of:=ROUND([.K257]*0.8)" office:value-type="float" office:value="101995602" calcext:value-type="float">
            <text:p>101995602</text:p>
          </table:table-cell>
          <table:table-cell table:formula="of:=[.K257]-[.L257]-[.F257]-[.H257]" office:value-type="float" office:value="24723349" calcext:value-type="float">
            <text:p>24723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171431" calcext:value-type="float">
            <text:p>171431</text:p>
          </table:table-cell>
          <table:table-cell office:value-type="float" office:value="524872" calcext:value-type="float">
            <text:p>524872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office:value-type="float" office:value="696303" calcext:value-type="float">
            <text:p>696303</text:p>
          </table:table-cell>
          <table:table-cell office:value-type="float" office:value="257535" calcext:value-type="float">
            <text:p>257535</text:p>
          </table:table-cell>
          <table:table-cell office:value-type="float" office:value="81324" calcext:value-type="float">
            <text:p>81324</text:p>
          </table:table-cell>
          <table:table-cell office:value-type="float" office:value="116542" calcext:value-type="float">
            <text:p>116542</text:p>
          </table:table-cell>
          <table:table-cell office:value-type="float" office:value="471623" calcext:value-type="float">
            <text:p>471623</text:p>
          </table:table-cell>
          <table:table-cell table:formula="of:=[.$N$2]-[.H258]" office:value-type="float" office:value="127494204" calcext:value-type="float">
            <text:p>127494204</text:p>
          </table:table-cell>
          <table:table-cell table:formula="of:=ROUND([.K258]*0.8)" office:value-type="float" office:value="101995363" calcext:value-type="float">
            <text:p>101995363</text:p>
          </table:table-cell>
          <table:table-cell table:formula="of:=[.K258]-[.L258]-[.F258]-[.H258]" office:value-type="float" office:value="24721214" calcext:value-type="float">
            <text:p>24721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72320" calcext:value-type="float">
            <text:p>172320</text:p>
          </table:table-cell>
          <table:table-cell office:value-type="float" office:value="530007" calcext:value-type="float">
            <text:p>530007</text:p>
          </table:table-cell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office:value-type="float" office:value="702327" calcext:value-type="float">
            <text:p>702327</text:p>
          </table:table-cell>
          <table:table-cell office:value-type="float" office:value="258810" calcext:value-type="float">
            <text:p>258810</text:p>
          </table:table-cell>
          <table:table-cell office:value-type="float" office:value="81720" calcext:value-type="float">
            <text:p>81720</text:p>
          </table:table-cell>
          <table:table-cell office:value-type="float" office:value="120299" calcext:value-type="float">
            <text:p>120299</text:p>
          </table:table-cell>
          <table:table-cell office:value-type="float" office:value="475795" calcext:value-type="float">
            <text:p>475795</text:p>
          </table:table-cell>
          <table:table-cell table:formula="of:=[.$N$2]-[.H259]" office:value-type="float" office:value="127493808" calcext:value-type="float">
            <text:p>127493808</text:p>
          </table:table-cell>
          <table:table-cell table:formula="of:=ROUND([.K259]*0.8)" office:value-type="float" office:value="101995046" calcext:value-type="float">
            <text:p>101995046</text:p>
          </table:table-cell>
          <table:table-cell table:formula="of:=[.K259]-[.L259]-[.F259]-[.H259]" office:value-type="float" office:value="24714715" calcext:value-type="float">
            <text:p>24714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73072" calcext:value-type="float">
            <text:p>173072</text:p>
          </table:table-cell>
          <table:table-cell office:value-type="float" office:value="533376" calcext:value-type="float">
            <text:p>533376</text:p>
          </table:table-cell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  <table:table-cell office:value-type="float" office:value="706448" calcext:value-type="float">
            <text:p>706448</text:p>
          </table:table-cell>
          <table:table-cell office:value-type="float" office:value="259726" calcext:value-type="float">
            <text:p>259726</text:p>
          </table:table-cell>
          <table:table-cell office:value-type="float" office:value="82043" calcext:value-type="float">
            <text:p>82043</text:p>
          </table:table-cell>
          <table:table-cell office:value-type="float" office:value="120299" calcext:value-type="float">
            <text:p>120299</text:p>
          </table:table-cell>
          <table:table-cell office:value-type="float" office:value="481068" calcext:value-type="float">
            <text:p>481068</text:p>
          </table:table-cell>
          <table:table-cell table:formula="of:=[.$N$2]-[.H260]" office:value-type="float" office:value="127493485" calcext:value-type="float">
            <text:p>127493485</text:p>
          </table:table-cell>
          <table:table-cell table:formula="of:=ROUND([.K260]*0.8)" office:value-type="float" office:value="101994788" calcext:value-type="float">
            <text:p>101994788</text:p>
          </table:table-cell>
          <table:table-cell table:formula="of:=[.K260]-[.L260]-[.F260]-[.H260]" office:value-type="float" office:value="24710206" calcext:value-type="float">
            <text:p>24710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73752" calcext:value-type="float">
            <text:p>173752</text:p>
          </table:table-cell>
          <table:table-cell office:value-type="float" office:value="534788" calcext:value-type="float">
            <text:p>534788</text:p>
          </table:table-cell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  <table:table-cell office:value-type="float" office:value="708540" calcext:value-type="float">
            <text:p>708540</text:p>
          </table:table-cell>
          <table:table-cell office:value-type="float" office:value="260145" calcext:value-type="float">
            <text:p>260145</text:p>
          </table:table-cell>
          <table:table-cell office:value-type="float" office:value="82335" calcext:value-type="float">
            <text:p>82335</text:p>
          </table:table-cell>
          <table:table-cell office:value-type="float" office:value="120299" calcext:value-type="float">
            <text:p>120299</text:p>
          </table:table-cell>
          <table:table-cell office:value-type="float" office:value="485024" calcext:value-type="float">
            <text:p>485024</text:p>
          </table:table-cell>
          <table:table-cell table:formula="of:=[.$N$2]-[.H261]" office:value-type="float" office:value="127493193" calcext:value-type="float">
            <text:p>127493193</text:p>
          </table:table-cell>
          <table:table-cell table:formula="of:=ROUND([.K261]*0.8)" office:value-type="float" office:value="101994554" calcext:value-type="float">
            <text:p>101994554</text:p>
          </table:table-cell>
          <table:table-cell table:formula="of:=[.K261]-[.L261]-[.F261]-[.H261]" office:value-type="float" office:value="24707764" calcext:value-type="float">
            <text:p>2470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74662" calcext:value-type="float">
            <text:p>174662</text:p>
          </table:table-cell>
          <table:table-cell office:value-type="float" office:value="540021" calcext:value-type="float">
            <text:p>540021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office:value-type="float" office:value="714683" calcext:value-type="float">
            <text:p>714683</text:p>
          </table:table-cell>
          <table:table-cell office:value-type="float" office:value="261619" calcext:value-type="float">
            <text:p>261619</text:p>
          </table:table-cell>
          <table:table-cell office:value-type="float" office:value="82741" calcext:value-type="float">
            <text:p>82741</text:p>
          </table:table-cell>
          <table:table-cell office:value-type="float" office:value="120299" calcext:value-type="float">
            <text:p>120299</text:p>
          </table:table-cell>
          <table:table-cell office:value-type="float" office:value="488416" calcext:value-type="float">
            <text:p>488416</text:p>
          </table:table-cell>
          <table:table-cell table:formula="of:=[.$N$2]-[.H262]" office:value-type="float" office:value="127492787" calcext:value-type="float">
            <text:p>127492787</text:p>
          </table:table-cell>
          <table:table-cell table:formula="of:=ROUND([.K262]*0.8)" office:value-type="float" office:value="101994230" calcext:value-type="float">
            <text:p>101994230</text:p>
          </table:table-cell>
          <table:table-cell table:formula="of:=[.K262]-[.L262]-[.F262]-[.H262]" office:value-type="float" office:value="24701133" calcext:value-type="float">
            <text:p>24701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75503" calcext:value-type="float">
            <text:p>175503</text:p>
          </table:table-cell>
          <table:table-cell office:value-type="float" office:value="544688" calcext:value-type="float">
            <text:p>544688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 office:value-type="float" office:value="720191" calcext:value-type="float">
            <text:p>720191</text:p>
          </table:table-cell>
          <table:table-cell office:value-type="float" office:value="263061" calcext:value-type="float">
            <text:p>263061</text:p>
          </table:table-cell>
          <table:table-cell office:value-type="float" office:value="83085" calcext:value-type="float">
            <text:p>83085</text:p>
          </table:table-cell>
          <table:table-cell office:value-type="float" office:value="120299" calcext:value-type="float">
            <text:p>120299</text:p>
          </table:table-cell>
          <table:table-cell office:value-type="float" office:value="492192" calcext:value-type="float">
            <text:p>492192</text:p>
          </table:table-cell>
          <table:table-cell table:formula="of:=[.$N$2]-[.H263]" office:value-type="float" office:value="127492443" calcext:value-type="float">
            <text:p>127492443</text:p>
          </table:table-cell>
          <table:table-cell table:formula="of:=ROUND([.K263]*0.8)" office:value-type="float" office:value="101993954" calcext:value-type="float">
            <text:p>101993954</text:p>
          </table:table-cell>
          <table:table-cell table:formula="of:=[.K263]-[.L263]-[.F263]-[.H263]" office:value-type="float" office:value="24695213" calcext:value-type="float">
            <text:p>24695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76240" calcext:value-type="float">
            <text:p>176240</text:p>
          </table:table-cell>
          <table:table-cell office:value-type="float" office:value="546623" calcext:value-type="float">
            <text:p>546623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722863" calcext:value-type="float">
            <text:p>722863</text:p>
          </table:table-cell>
          <table:table-cell office:value-type="float" office:value="263623" calcext:value-type="float">
            <text:p>263623</text:p>
          </table:table-cell>
          <table:table-cell office:value-type="float" office:value="83402" calcext:value-type="float">
            <text:p>83402</text:p>
          </table:table-cell>
          <table:table-cell office:value-type="float" office:value="120299" calcext:value-type="float">
            <text:p>120299</text:p>
          </table:table-cell>
          <table:table-cell office:value-type="float" office:value="496224" calcext:value-type="float">
            <text:p>496224</text:p>
          </table:table-cell>
          <table:table-cell table:formula="of:=[.$N$2]-[.H264]" office:value-type="float" office:value="127492126" calcext:value-type="float">
            <text:p>127492126</text:p>
          </table:table-cell>
          <table:table-cell table:formula="of:=ROUND([.K264]*0.8)" office:value-type="float" office:value="101993701" calcext:value-type="float">
            <text:p>101993701</text:p>
          </table:table-cell>
          <table:table-cell table:formula="of:=[.K264]-[.L264]-[.F264]-[.H264]" office:value-type="float" office:value="24692160" calcext:value-type="float">
            <text:p>24692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76889" calcext:value-type="float">
            <text:p>176889</text:p>
          </table:table-cell>
          <table:table-cell office:value-type="float" office:value="547667" calcext:value-type="float">
            <text:p>547667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724556" calcext:value-type="float">
            <text:p>724556</text:p>
          </table:table-cell>
          <table:table-cell office:value-type="float" office:value="264012" calcext:value-type="float">
            <text:p>264012</text:p>
          </table:table-cell>
          <table:table-cell office:value-type="float" office:value="83672" calcext:value-type="float">
            <text:p>83672</text:p>
          </table:table-cell>
          <table:table-cell office:value-type="float" office:value="120299" calcext:value-type="float">
            <text:p>120299</text:p>
          </table:table-cell>
          <table:table-cell office:value-type="float" office:value="499302" calcext:value-type="float">
            <text:p>499302</text:p>
          </table:table-cell>
          <table:table-cell table:formula="of:=[.$N$2]-[.H265]" office:value-type="float" office:value="127491856" calcext:value-type="float">
            <text:p>127491856</text:p>
          </table:table-cell>
          <table:table-cell table:formula="of:=ROUND([.K265]*0.8)" office:value-type="float" office:value="101993485" calcext:value-type="float">
            <text:p>101993485</text:p>
          </table:table-cell>
          <table:table-cell table:formula="of:=[.K265]-[.L265]-[.F265]-[.H265]" office:value-type="float" office:value="24690143" calcext:value-type="float">
            <text:p>24690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77782" calcext:value-type="float">
            <text:p>177782</text:p>
          </table:table-cell>
          <table:table-cell office:value-type="float" office:value="552873" calcext:value-type="float">
            <text:p>552873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730655" calcext:value-type="float">
            <text:p>730655</text:p>
          </table:table-cell>
          <table:table-cell office:value-type="float" office:value="265416" calcext:value-type="float">
            <text:p>265416</text:p>
          </table:table-cell>
          <table:table-cell office:value-type="float" office:value="84046" calcext:value-type="float">
            <text:p>84046</text:p>
          </table:table-cell>
          <table:table-cell office:value-type="float" office:value="123981" calcext:value-type="float">
            <text:p>123981</text:p>
          </table:table-cell>
          <table:table-cell office:value-type="float" office:value="502982" calcext:value-type="float">
            <text:p>502982</text:p>
          </table:table-cell>
          <table:table-cell table:formula="of:=[.$N$2]-[.H266]" office:value-type="float" office:value="127491482" calcext:value-type="float">
            <text:p>127491482</text:p>
          </table:table-cell>
          <table:table-cell table:formula="of:=ROUND([.K266]*0.8)" office:value-type="float" office:value="101993186" calcext:value-type="float">
            <text:p>101993186</text:p>
          </table:table-cell>
          <table:table-cell table:formula="of:=[.K266]-[.L266]-[.F266]-[.H266]" office:value-type="float" office:value="24683595" calcext:value-type="float">
            <text:p>2468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78597" calcext:value-type="float">
            <text:p>178597</text:p>
          </table:table-cell>
          <table:table-cell office:value-type="float" office:value="558020" calcext:value-type="float">
            <text:p>558020</text:p>
          </table:table-cell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  <table:table-cell office:value-type="float" office:value="736617" calcext:value-type="float">
            <text:p>736617</text:p>
          </table:table-cell>
          <table:table-cell office:value-type="float" office:value="266748" calcext:value-type="float">
            <text:p>266748</text:p>
          </table:table-cell>
          <table:table-cell office:value-type="float" office:value="84395" calcext:value-type="float">
            <text:p>84395</text:p>
          </table:table-cell>
          <table:table-cell office:value-type="float" office:value="123981" calcext:value-type="float">
            <text:p>123981</text:p>
          </table:table-cell>
          <table:table-cell office:value-type="float" office:value="506732" calcext:value-type="float">
            <text:p>506732</text:p>
          </table:table-cell>
          <table:table-cell table:formula="of:=[.$N$2]-[.H267]" office:value-type="float" office:value="127491133" calcext:value-type="float">
            <text:p>127491133</text:p>
          </table:table-cell>
          <table:table-cell table:formula="of:=ROUND([.K267]*0.8)" office:value-type="float" office:value="101992906" calcext:value-type="float">
            <text:p>101992906</text:p>
          </table:table-cell>
          <table:table-cell table:formula="of:=[.K267]-[.L267]-[.F267]-[.H267]" office:value-type="float" office:value="24677215" calcext:value-type="float">
            <text:p>246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9405" calcext:value-type="float">
            <text:p>179405</text:p>
          </table:table-cell>
          <table:table-cell office:value-type="float" office:value="562843" calcext:value-type="float">
            <text:p>562843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  <table:table-cell office:value-type="float" office:value="742248" calcext:value-type="float">
            <text:p>742248</text:p>
          </table:table-cell>
          <table:table-cell office:value-type="float" office:value="268061" calcext:value-type="float">
            <text:p>268061</text:p>
          </table:table-cell>
          <table:table-cell office:value-type="float" office:value="84714" calcext:value-type="float">
            <text:p>84714</text:p>
          </table:table-cell>
          <table:table-cell office:value-type="float" office:value="123981" calcext:value-type="float">
            <text:p>123981</text:p>
          </table:table-cell>
          <table:table-cell office:value-type="float" office:value="510237" calcext:value-type="float">
            <text:p>510237</text:p>
          </table:table-cell>
          <table:table-cell table:formula="of:=[.$N$2]-[.H268]" office:value-type="float" office:value="127490814" calcext:value-type="float">
            <text:p>127490814</text:p>
          </table:table-cell>
          <table:table-cell table:formula="of:=ROUND([.K268]*0.8)" office:value-type="float" office:value="101992651" calcext:value-type="float">
            <text:p>101992651</text:p>
          </table:table-cell>
          <table:table-cell table:formula="of:=[.K268]-[.L268]-[.F268]-[.H268]" office:value-type="float" office:value="24671201" calcext:value-type="float">
            <text:p>2467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0148" calcext:value-type="float">
            <text:p>180148</text:p>
          </table:table-cell>
          <table:table-cell office:value-type="float" office:value="567287" calcext:value-type="float">
            <text:p>567287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747435" calcext:value-type="float">
            <text:p>747435</text:p>
          </table:table-cell>
          <table:table-cell office:value-type="float" office:value="269441" calcext:value-type="float">
            <text:p>269441</text:p>
          </table:table-cell>
          <table:table-cell office:value-type="float" office:value="85015" calcext:value-type="float">
            <text:p>85015</text:p>
          </table:table-cell>
          <table:table-cell office:value-type="float" office:value="123981" calcext:value-type="float">
            <text:p>123981</text:p>
          </table:table-cell>
          <table:table-cell office:value-type="float" office:value="514760" calcext:value-type="float">
            <text:p>514760</text:p>
          </table:table-cell>
          <table:table-cell table:formula="of:=[.$N$2]-[.H269]" office:value-type="float" office:value="127490513" calcext:value-type="float">
            <text:p>127490513</text:p>
          </table:table-cell>
          <table:table-cell table:formula="of:=ROUND([.K269]*0.8)" office:value-type="float" office:value="101992410" calcext:value-type="float">
            <text:p>101992410</text:p>
          </table:table-cell>
          <table:table-cell table:formula="of:=[.K269]-[.L269]-[.F269]-[.H269]" office:value-type="float" office:value="24665653" calcext:value-type="float">
            <text:p>24665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80890" calcext:value-type="float">
            <text:p>180890</text:p>
          </table:table-cell>
          <table:table-cell office:value-type="float" office:value="571623" calcext:value-type="float">
            <text:p>571623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 office:value-type="float" office:value="752513" calcext:value-type="float">
            <text:p>752513</text:p>
          </table:table-cell>
          <table:table-cell office:value-type="float" office:value="270649" calcext:value-type="float">
            <text:p>270649</text:p>
          </table:table-cell>
          <table:table-cell office:value-type="float" office:value="85334" calcext:value-type="float">
            <text:p>85334</text:p>
          </table:table-cell>
          <table:table-cell office:value-type="float" office:value="123981" calcext:value-type="float">
            <text:p>123981</text:p>
          </table:table-cell>
          <table:table-cell office:value-type="float" office:value="518204" calcext:value-type="float">
            <text:p>518204</text:p>
          </table:table-cell>
          <table:table-cell table:formula="of:=[.$N$2]-[.H270]" office:value-type="float" office:value="127490194" calcext:value-type="float">
            <text:p>127490194</text:p>
          </table:table-cell>
          <table:table-cell table:formula="of:=ROUND([.K270]*0.8)" office:value-type="float" office:value="101992155" calcext:value-type="float">
            <text:p>101992155</text:p>
          </table:table-cell>
          <table:table-cell table:formula="of:=[.K270]-[.L270]-[.F270]-[.H270]" office:value-type="float" office:value="24660192" calcext:value-type="float">
            <text:p>24660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81467" calcext:value-type="float">
            <text:p>181467</text:p>
          </table:table-cell>
          <table:table-cell office:value-type="float" office:value="573562" calcext:value-type="float">
            <text:p>573562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755029" calcext:value-type="float">
            <text:p>755029</text:p>
          </table:table-cell>
          <table:table-cell office:value-type="float" office:value="271237" calcext:value-type="float">
            <text:p>271237</text:p>
          </table:table-cell>
          <table:table-cell office:value-type="float" office:value="85572" calcext:value-type="float">
            <text:p>85572</text:p>
          </table:table-cell>
          <table:table-cell office:value-type="float" office:value="123981" calcext:value-type="float">
            <text:p>123981</text:p>
          </table:table-cell>
          <table:table-cell office:value-type="float" office:value="521241" calcext:value-type="float">
            <text:p>521241</text:p>
          </table:table-cell>
          <table:table-cell table:formula="of:=[.$N$2]-[.H271]" office:value-type="float" office:value="127489956" calcext:value-type="float">
            <text:p>127489956</text:p>
          </table:table-cell>
          <table:table-cell table:formula="of:=ROUND([.K271]*0.8)" office:value-type="float" office:value="101991965" calcext:value-type="float">
            <text:p>101991965</text:p>
          </table:table-cell>
          <table:table-cell table:formula="of:=[.K271]-[.L271]-[.F271]-[.H271]" office:value-type="float" office:value="24657390" calcext:value-type="float">
            <text:p>246573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82096" calcext:value-type="float">
            <text:p>182096</text:p>
          </table:table-cell>
          <table:table-cell office:value-type="float" office:value="574624" calcext:value-type="float">
            <text:p>574624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  <table:table-cell office:value-type="float" office:value="756720" calcext:value-type="float">
            <text:p>756720</text:p>
          </table:table-cell>
          <table:table-cell office:value-type="float" office:value="271625" calcext:value-type="float">
            <text:p>271625</text:p>
          </table:table-cell>
          <table:table-cell office:value-type="float" office:value="85840" calcext:value-type="float">
            <text:p>85840</text:p>
          </table:table-cell>
          <table:table-cell office:value-type="float" office:value="123981" calcext:value-type="float">
            <text:p>123981</text:p>
          </table:table-cell>
          <table:table-cell office:value-type="float" office:value="523831" calcext:value-type="float">
            <text:p>523831</text:p>
          </table:table-cell>
          <table:table-cell table:formula="of:=[.$N$2]-[.H272]" office:value-type="float" office:value="127489688" calcext:value-type="float">
            <text:p>127489688</text:p>
          </table:table-cell>
          <table:table-cell table:formula="of:=ROUND([.K272]*0.8)" office:value-type="float" office:value="101991750" calcext:value-type="float">
            <text:p>101991750</text:p>
          </table:table-cell>
          <table:table-cell table:formula="of:=[.K272]-[.L272]-[.F272]-[.H272]" office:value-type="float" office:value="24655378" calcext:value-type="float">
            <text:p>24655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82941" calcext:value-type="float">
            <text:p>182941</text:p>
          </table:table-cell>
          <table:table-cell office:value-type="float" office:value="579784" calcext:value-type="float">
            <text:p>579784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 office:value-type="float" office:value="762725" calcext:value-type="float">
            <text:p>762725</text:p>
          </table:table-cell>
          <table:table-cell office:value-type="float" office:value="273051" calcext:value-type="float">
            <text:p>273051</text:p>
          </table:table-cell>
          <table:table-cell office:value-type="float" office:value="86201" calcext:value-type="float">
            <text:p>86201</text:p>
          </table:table-cell>
          <table:table-cell office:value-type="float" office:value="127516" calcext:value-type="float">
            <text:p>127516</text:p>
          </table:table-cell>
          <table:table-cell office:value-type="float" office:value="527278" calcext:value-type="float">
            <text:p>527278</text:p>
          </table:table-cell>
          <table:table-cell table:formula="of:=[.$N$2]-[.H273]" office:value-type="float" office:value="127489327" calcext:value-type="float">
            <text:p>127489327</text:p>
          </table:table-cell>
          <table:table-cell table:formula="of:=ROUND([.K273]*0.8)" office:value-type="float" office:value="101991462" calcext:value-type="float">
            <text:p>101991462</text:p>
          </table:table-cell>
          <table:table-cell table:formula="of:=[.K273]-[.L273]-[.F273]-[.H273]" office:value-type="float" office:value="24648939" calcext:value-type="float">
            <text:p>24648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83711" calcext:value-type="float">
            <text:p>183711</text:p>
          </table:table-cell>
          <table:table-cell office:value-type="float" office:value="584808" calcext:value-type="float">
            <text:p>584808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office:value-type="float" office:value="768519" calcext:value-type="float">
            <text:p>768519</text:p>
          </table:table-cell>
          <table:table-cell office:value-type="float" office:value="274477" calcext:value-type="float">
            <text:p>274477</text:p>
          </table:table-cell>
          <table:table-cell office:value-type="float" office:value="86538" calcext:value-type="float">
            <text:p>86538</text:p>
          </table:table-cell>
          <table:table-cell office:value-type="float" office:value="127516" calcext:value-type="float">
            <text:p>127516</text:p>
          </table:table-cell>
          <table:table-cell office:value-type="float" office:value="530945" calcext:value-type="float">
            <text:p>530945</text:p>
          </table:table-cell>
          <table:table-cell table:formula="of:=[.$N$2]-[.H274]" office:value-type="float" office:value="127488990" calcext:value-type="float">
            <text:p>127488990</text:p>
          </table:table-cell>
          <table:table-cell table:formula="of:=ROUND([.K274]*0.8)" office:value-type="float" office:value="101991192" calcext:value-type="float">
            <text:p>101991192</text:p>
          </table:table-cell>
          <table:table-cell table:formula="of:=[.K274]-[.L274]-[.F274]-[.H274]" office:value-type="float" office:value="24642741" calcext:value-type="float">
            <text:p>2464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84454" calcext:value-type="float">
            <text:p>184454</text:p>
          </table:table-cell>
          <table:table-cell office:value-type="float" office:value="589385" calcext:value-type="float">
            <text:p>589385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773839" calcext:value-type="float">
            <text:p>773839</text:p>
          </table:table-cell>
          <table:table-cell office:value-type="float" office:value="275787" calcext:value-type="float">
            <text:p>275787</text:p>
          </table:table-cell>
          <table:table-cell office:value-type="float" office:value="86874" calcext:value-type="float">
            <text:p>86874</text:p>
          </table:table-cell>
          <table:table-cell office:value-type="float" office:value="127516" calcext:value-type="float">
            <text:p>127516</text:p>
          </table:table-cell>
          <table:table-cell office:value-type="float" office:value="533886" calcext:value-type="float">
            <text:p>533886</text:p>
          </table:table-cell>
          <table:table-cell table:formula="of:=[.$N$2]-[.H275]" office:value-type="float" office:value="127488654" calcext:value-type="float">
            <text:p>127488654</text:p>
          </table:table-cell>
          <table:table-cell table:formula="of:=ROUND([.K275]*0.8)" office:value-type="float" office:value="101990923" calcext:value-type="float">
            <text:p>101990923</text:p>
          </table:table-cell>
          <table:table-cell table:formula="of:=[.K275]-[.L275]-[.F275]-[.H275]" office:value-type="float" office:value="24637018" calcext:value-type="float">
            <text:p>24637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85221" calcext:value-type="float">
            <text:p>185221</text:p>
          </table:table-cell>
          <table:table-cell office:value-type="float" office:value="593713" calcext:value-type="float">
            <text:p>593713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778934" calcext:value-type="float">
            <text:p>778934</text:p>
          </table:table-cell>
          <table:table-cell office:value-type="float" office:value="276949" calcext:value-type="float">
            <text:p>276949</text:p>
          </table:table-cell>
          <table:table-cell office:value-type="float" office:value="87218" calcext:value-type="float">
            <text:p>87218</text:p>
          </table:table-cell>
          <table:table-cell office:value-type="float" office:value="127516" calcext:value-type="float">
            <text:p>127516</text:p>
          </table:table-cell>
          <table:table-cell office:value-type="float" office:value="537475" calcext:value-type="float">
            <text:p>537475</text:p>
          </table:table-cell>
          <table:table-cell table:formula="of:=[.$N$2]-[.H276]" office:value-type="float" office:value="127488310" calcext:value-type="float">
            <text:p>127488310</text:p>
          </table:table-cell>
          <table:table-cell table:formula="of:=ROUND([.K276]*0.8)" office:value-type="float" office:value="101990648" calcext:value-type="float">
            <text:p>101990648</text:p>
          </table:table-cell>
          <table:table-cell table:formula="of:=[.K276]-[.L276]-[.F276]-[.H276]" office:value-type="float" office:value="24631510" calcext:value-type="float">
            <text:p>24631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5974" calcext:value-type="float">
            <text:p>185974</text:p>
          </table:table-cell>
          <table:table-cell office:value-type="float" office:value="597792" calcext:value-type="float">
            <text:p>597792</text:p>
          </table:table-cell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  <table:table-cell office:value-type="float" office:value="783766" calcext:value-type="float">
            <text:p>783766</text:p>
          </table:table-cell>
          <table:table-cell office:value-type="float" office:value="278049" calcext:value-type="float">
            <text:p>278049</text:p>
          </table:table-cell>
          <table:table-cell office:value-type="float" office:value="87518" calcext:value-type="float">
            <text:p>87518</text:p>
          </table:table-cell>
          <table:table-cell office:value-type="float" office:value="127516" calcext:value-type="float">
            <text:p>127516</text:p>
          </table:table-cell>
          <table:table-cell office:value-type="float" office:value="541518" calcext:value-type="float">
            <text:p>541518</text:p>
          </table:table-cell>
          <table:table-cell table:formula="of:=[.$N$2]-[.H277]" office:value-type="float" office:value="127488010" calcext:value-type="float">
            <text:p>127488010</text:p>
          </table:table-cell>
          <table:table-cell table:formula="of:=ROUND([.K277]*0.8)" office:value-type="float" office:value="101990408" calcext:value-type="float">
            <text:p>101990408</text:p>
          </table:table-cell>
          <table:table-cell table:formula="of:=[.K277]-[.L277]-[.F277]-[.H277]" office:value-type="float" office:value="24626318" calcext:value-type="float">
            <text:p>24626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6586" calcext:value-type="float">
            <text:p>186586</text:p>
          </table:table-cell>
          <table:table-cell office:value-type="float" office:value="599495" calcext:value-type="float">
            <text:p>599495</text:p>
          </table:table-cell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  <table:table-cell office:value-type="float" office:value="786081" calcext:value-type="float">
            <text:p>786081</text:p>
          </table:table-cell>
          <table:table-cell office:value-type="float" office:value="278694" calcext:value-type="float">
            <text:p>278694</text:p>
          </table:table-cell>
          <table:table-cell office:value-type="float" office:value="87803" calcext:value-type="float">
            <text:p>87803</text:p>
          </table:table-cell>
          <table:table-cell office:value-type="float" office:value="127516" calcext:value-type="float">
            <text:p>127516</text:p>
          </table:table-cell>
          <table:table-cell office:value-type="float" office:value="545530" calcext:value-type="float">
            <text:p>545530</text:p>
          </table:table-cell>
          <table:table-cell table:formula="of:=[.$N$2]-[.H278]" office:value-type="float" office:value="127487725" calcext:value-type="float">
            <text:p>127487725</text:p>
          </table:table-cell>
          <table:table-cell table:formula="of:=ROUND([.K278]*0.8)" office:value-type="float" office:value="101990180" calcext:value-type="float">
            <text:p>101990180</text:p>
          </table:table-cell>
          <table:table-cell table:formula="of:=[.K278]-[.L278]-[.F278]-[.H278]" office:value-type="float" office:value="24623661" calcext:value-type="float">
            <text:p>24623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7193" calcext:value-type="float">
            <text:p>187193</text:p>
          </table:table-cell>
          <table:table-cell office:value-type="float" office:value="600508" calcext:value-type="float">
            <text:p>600508</text:p>
          </table:table-cell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 office:value-type="float" office:value="787701" calcext:value-type="float">
            <text:p>787701</text:p>
          </table:table-cell>
          <table:table-cell office:value-type="float" office:value="279127" calcext:value-type="float">
            <text:p>279127</text:p>
          </table:table-cell>
          <table:table-cell office:value-type="float" office:value="88071" calcext:value-type="float">
            <text:p>88071</text:p>
          </table:table-cell>
          <table:table-cell office:value-type="float" office:value="127516" calcext:value-type="float">
            <text:p>127516</text:p>
          </table:table-cell>
          <table:table-cell office:value-type="float" office:value="550053" calcext:value-type="float">
            <text:p>550053</text:p>
          </table:table-cell>
          <table:table-cell table:formula="of:=[.$N$2]-[.H279]" office:value-type="float" office:value="127487457" calcext:value-type="float">
            <text:p>127487457</text:p>
          </table:table-cell>
          <table:table-cell table:formula="of:=ROUND([.K279]*0.8)" office:value-type="float" office:value="101989966" calcext:value-type="float">
            <text:p>101989966</text:p>
          </table:table-cell>
          <table:table-cell table:formula="of:=[.K279]-[.L279]-[.F279]-[.H279]" office:value-type="float" office:value="24621719" calcext:value-type="float">
            <text:p>24621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8068" calcext:value-type="float">
            <text:p>188068</text:p>
          </table:table-cell>
          <table:table-cell office:value-type="float" office:value="605209" calcext:value-type="float">
            <text:p>605209</text:p>
          </table:table-cell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  <table:table-cell office:value-type="float" office:value="793277" calcext:value-type="float">
            <text:p>793277</text:p>
          </table:table-cell>
          <table:table-cell office:value-type="float" office:value="280482" calcext:value-type="float">
            <text:p>280482</text:p>
          </table:table-cell>
          <table:table-cell office:value-type="float" office:value="88435" calcext:value-type="float">
            <text:p>88435</text:p>
          </table:table-cell>
          <table:table-cell office:value-type="float" office:value="131731" calcext:value-type="float">
            <text:p>131731</text:p>
          </table:table-cell>
          <table:table-cell office:value-type="float" office:value="553937" calcext:value-type="float">
            <text:p>553937</text:p>
          </table:table-cell>
          <table:table-cell table:formula="of:=[.$N$2]-[.H280]" office:value-type="float" office:value="127487093" calcext:value-type="float">
            <text:p>127487093</text:p>
          </table:table-cell>
          <table:table-cell table:formula="of:=ROUND([.K280]*0.8)" office:value-type="float" office:value="101989674" calcext:value-type="float">
            <text:p>101989674</text:p>
          </table:table-cell>
          <table:table-cell table:formula="of:=[.K280]-[.L280]-[.F280]-[.H280]" office:value-type="float" office:value="24615707" calcext:value-type="float">
            <text:p>24615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88944" calcext:value-type="float">
            <text:p>188944</text:p>
          </table:table-cell>
          <table:table-cell office:value-type="float" office:value="610111" calcext:value-type="float">
            <text:p>610111</text:p>
          </table:table-cell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  <table:table-cell office:value-type="float" office:value="799055" calcext:value-type="float">
            <text:p>799055</text:p>
          </table:table-cell>
          <table:table-cell office:value-type="float" office:value="281933" calcext:value-type="float">
            <text:p>281933</text:p>
          </table:table-cell>
          <table:table-cell office:value-type="float" office:value="88828" calcext:value-type="float">
            <text:p>88828</text:p>
          </table:table-cell>
          <table:table-cell office:value-type="float" office:value="131731" calcext:value-type="float">
            <text:p>131731</text:p>
          </table:table-cell>
          <table:table-cell office:value-type="float" office:value="557478" calcext:value-type="float">
            <text:p>557478</text:p>
          </table:table-cell>
          <table:table-cell table:formula="of:=[.$N$2]-[.H281]" office:value-type="float" office:value="127486700" calcext:value-type="float">
            <text:p>127486700</text:p>
          </table:table-cell>
          <table:table-cell table:formula="of:=ROUND([.K281]*0.8)" office:value-type="float" office:value="101989360" calcext:value-type="float">
            <text:p>101989360</text:p>
          </table:table-cell>
          <table:table-cell table:formula="of:=[.K281]-[.L281]-[.F281]-[.H281]" office:value-type="float" office:value="24609457" calcext:value-type="float">
            <text:p>24609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89787" calcext:value-type="float">
            <text:p>189787</text:p>
          </table:table-cell>
          <table:table-cell office:value-type="float" office:value="614810" calcext:value-type="float">
            <text:p>61481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804597" calcext:value-type="float">
            <text:p>804597</text:p>
          </table:table-cell>
          <table:table-cell office:value-type="float" office:value="283205" calcext:value-type="float">
            <text:p>283205</text:p>
          </table:table-cell>
          <table:table-cell office:value-type="float" office:value="89193" calcext:value-type="float">
            <text:p>89193</text:p>
          </table:table-cell>
          <table:table-cell office:value-type="float" office:value="131731" calcext:value-type="float">
            <text:p>131731</text:p>
          </table:table-cell>
          <table:table-cell office:value-type="float" office:value="560895" calcext:value-type="float">
            <text:p>560895</text:p>
          </table:table-cell>
          <table:table-cell table:formula="of:=[.$N$2]-[.H282]" office:value-type="float" office:value="127486335" calcext:value-type="float">
            <text:p>127486335</text:p>
          </table:table-cell>
          <table:table-cell table:formula="of:=ROUND([.K282]*0.8)" office:value-type="float" office:value="101989068" calcext:value-type="float">
            <text:p>101989068</text:p>
          </table:table-cell>
          <table:table-cell table:formula="of:=[.K282]-[.L282]-[.F282]-[.H282]" office:value-type="float" office:value="24603477" calcext:value-type="float">
            <text:p>24603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90570" calcext:value-type="float">
            <text:p>190570</text:p>
          </table:table-cell>
          <table:table-cell office:value-type="float" office:value="619380" calcext:value-type="float">
            <text:p>619380</text:p>
          </table:table-cell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809950" calcext:value-type="float">
            <text:p>809950</text:p>
          </table:table-cell>
          <table:table-cell office:value-type="float" office:value="284515" calcext:value-type="float">
            <text:p>284515</text:p>
          </table:table-cell>
          <table:table-cell office:value-type="float" office:value="89531" calcext:value-type="float">
            <text:p>89531</text:p>
          </table:table-cell>
          <table:table-cell office:value-type="float" office:value="131731" calcext:value-type="float">
            <text:p>131731</text:p>
          </table:table-cell>
          <table:table-cell office:value-type="float" office:value="583603" calcext:value-type="float">
            <text:p>583603</text:p>
          </table:table-cell>
          <table:table-cell table:formula="of:=[.$N$2]-[.H283]" office:value-type="float" office:value="127485997" calcext:value-type="float">
            <text:p>127485997</text:p>
          </table:table-cell>
          <table:table-cell table:formula="of:=ROUND([.K283]*0.8)" office:value-type="float" office:value="101988798" calcext:value-type="float">
            <text:p>101988798</text:p>
          </table:table-cell>
          <table:table-cell table:formula="of:=[.K283]-[.L283]-[.F283]-[.H283]" office:value-type="float" office:value="24597718" calcext:value-type="float">
            <text:p>24597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91327" calcext:value-type="float">
            <text:p>191327</text:p>
          </table:table-cell>
          <table:table-cell office:value-type="float" office:value="624192" calcext:value-type="float">
            <text:p>624192</text:p>
          </table:table-cell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 office:value-type="float" office:value="815519" calcext:value-type="float">
            <text:p>815519</text:p>
          </table:table-cell>
          <table:table-cell office:value-type="float" office:value="285757" calcext:value-type="float">
            <text:p>285757</text:p>
          </table:table-cell>
          <table:table-cell office:value-type="float" office:value="89857" calcext:value-type="float">
            <text:p>89857</text:p>
          </table:table-cell>
          <table:table-cell office:value-type="float" office:value="131731" calcext:value-type="float">
            <text:p>131731</text:p>
          </table:table-cell>
          <table:table-cell office:value-type="float" office:value="588085" calcext:value-type="float">
            <text:p>588085</text:p>
          </table:table-cell>
          <table:table-cell table:formula="of:=[.$N$2]-[.H284]" office:value-type="float" office:value="127485671" calcext:value-type="float">
            <text:p>127485671</text:p>
          </table:table-cell>
          <table:table-cell table:formula="of:=ROUND([.K284]*0.8)" office:value-type="float" office:value="101988537" calcext:value-type="float">
            <text:p>101988537</text:p>
          </table:table-cell>
          <table:table-cell table:formula="of:=[.K284]-[.L284]-[.F284]-[.H284]" office:value-type="float" office:value="24591758" calcext:value-type="float">
            <text:p>24591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192075" calcext:value-type="float">
            <text:p>192075</text:p>
          </table:table-cell>
          <table:table-cell office:value-type="float" office:value="626340" calcext:value-type="float">
            <text:p>626340</text:p>
          </table:table-cell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 office:value-type="float" office:value="818415" calcext:value-type="float">
            <text:p>818415</text:p>
          </table:table-cell>
          <table:table-cell office:value-type="float" office:value="286378" calcext:value-type="float">
            <text:p>286378</text:p>
          </table:table-cell>
          <table:table-cell office:value-type="float" office:value="90200" calcext:value-type="float">
            <text:p>90200</text:p>
          </table:table-cell>
          <table:table-cell office:value-type="float" office:value="131731" calcext:value-type="float">
            <text:p>131731</text:p>
          </table:table-cell>
          <table:table-cell office:value-type="float" office:value="591150" calcext:value-type="float">
            <text:p>591150</text:p>
          </table:table-cell>
          <table:table-cell table:formula="of:=[.$N$2]-[.H285]" office:value-type="float" office:value="127485328" calcext:value-type="float">
            <text:p>127485328</text:p>
          </table:table-cell>
          <table:table-cell table:formula="of:=ROUND([.K285]*0.8)" office:value-type="float" office:value="101988262" calcext:value-type="float">
            <text:p>101988262</text:p>
          </table:table-cell>
          <table:table-cell table:formula="of:=[.K285]-[.L285]-[.F285]-[.H285]" office:value-type="float" office:value="24588451" calcext:value-type="float">
            <text:p>24588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192868" calcext:value-type="float">
            <text:p>192868</text:p>
          </table:table-cell>
          <table:table-cell office:value-type="float" office:value="627638" calcext:value-type="float">
            <text:p>627638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820506" calcext:value-type="float">
            <text:p>820506</text:p>
          </table:table-cell>
          <table:table-cell office:value-type="float" office:value="286706" calcext:value-type="float">
            <text:p>286706</text:p>
          </table:table-cell>
          <table:table-cell office:value-type="float" office:value="90557" calcext:value-type="float">
            <text:p>90557</text:p>
          </table:table-cell>
          <table:table-cell office:value-type="float" office:value="131731" calcext:value-type="float">
            <text:p>131731</text:p>
          </table:table-cell>
          <table:table-cell office:value-type="float" office:value="594180" calcext:value-type="float">
            <text:p>594180</text:p>
          </table:table-cell>
          <table:table-cell table:formula="of:=[.$N$2]-[.H286]" office:value-type="float" office:value="127484971" calcext:value-type="float">
            <text:p>127484971</text:p>
          </table:table-cell>
          <table:table-cell table:formula="of:=ROUND([.K286]*0.8)" office:value-type="float" office:value="101987977" calcext:value-type="float">
            <text:p>101987977</text:p>
          </table:table-cell>
          <table:table-cell table:formula="of:=[.K286]-[.L286]-[.F286]-[.H286]" office:value-type="float" office:value="24585931" calcext:value-type="float">
            <text:p>24585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193827" calcext:value-type="float">
            <text:p>193827</text:p>
          </table:table-cell>
          <table:table-cell office:value-type="float" office:value="633262" calcext:value-type="float">
            <text:p>633262</text:p>
          </table:table-cell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  <table:table-cell office:value-type="float" office:value="827089" calcext:value-type="float">
            <text:p>827089</text:p>
          </table:table-cell>
          <table:table-cell office:value-type="float" office:value="288141" calcext:value-type="float">
            <text:p>288141</text:p>
          </table:table-cell>
          <table:table-cell office:value-type="float" office:value="90965" calcext:value-type="float">
            <text:p>90965</text:p>
          </table:table-cell>
          <table:table-cell office:value-type="float" office:value="136090" calcext:value-type="float">
            <text:p>136090</text:p>
          </table:table-cell>
          <table:table-cell office:value-type="float" office:value="597991" calcext:value-type="float">
            <text:p>597991</text:p>
          </table:table-cell>
          <table:table-cell table:formula="of:=[.$N$2]-[.H287]" office:value-type="float" office:value="127484563" calcext:value-type="float">
            <text:p>127484563</text:p>
          </table:table-cell>
          <table:table-cell table:formula="of:=ROUND([.K287]*0.8)" office:value-type="float" office:value="101987650" calcext:value-type="float">
            <text:p>101987650</text:p>
          </table:table-cell>
          <table:table-cell table:formula="of:=[.K287]-[.L287]-[.F287]-[.H287]" office:value-type="float" office:value="24578859" calcext:value-type="float">
            <text:p>24578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194718" calcext:value-type="float">
            <text:p>194718</text:p>
          </table:table-cell>
          <table:table-cell office:value-type="float" office:value="639270" calcext:value-type="float">
            <text:p>639270</text:p>
          </table:table-cell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  <table:table-cell office:value-type="float" office:value="833988" calcext:value-type="float">
            <text:p>833988</text:p>
          </table:table-cell>
          <table:table-cell office:value-type="float" office:value="289547" calcext:value-type="float">
            <text:p>289547</text:p>
          </table:table-cell>
          <table:table-cell office:value-type="float" office:value="91346" calcext:value-type="float">
            <text:p>91346</text:p>
          </table:table-cell>
          <table:table-cell office:value-type="float" office:value="136090" calcext:value-type="float">
            <text:p>136090</text:p>
          </table:table-cell>
          <table:table-cell office:value-type="float" office:value="601571" calcext:value-type="float">
            <text:p>601571</text:p>
          </table:table-cell>
          <table:table-cell table:formula="of:=[.$N$2]-[.H288]" office:value-type="float" office:value="127484182" calcext:value-type="float">
            <text:p>127484182</text:p>
          </table:table-cell>
          <table:table-cell table:formula="of:=ROUND([.K288]*0.8)" office:value-type="float" office:value="101987346" calcext:value-type="float">
            <text:p>101987346</text:p>
          </table:table-cell>
          <table:table-cell table:formula="of:=[.K288]-[.L288]-[.F288]-[.H288]" office:value-type="float" office:value="24571502" calcext:value-type="float">
            <text:p>24571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195562" calcext:value-type="float">
            <text:p>195562</text:p>
          </table:table-cell>
          <table:table-cell office:value-type="float" office:value="644730" calcext:value-type="float">
            <text:p>644730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840292" calcext:value-type="float">
            <text:p>840292</text:p>
          </table:table-cell>
          <table:table-cell office:value-type="float" office:value="290962" calcext:value-type="float">
            <text:p>290962</text:p>
          </table:table-cell>
          <table:table-cell office:value-type="float" office:value="91749" calcext:value-type="float">
            <text:p>91749</text:p>
          </table:table-cell>
          <table:table-cell office:value-type="float" office:value="136090" calcext:value-type="float">
            <text:p>136090</text:p>
          </table:table-cell>
          <table:table-cell office:value-type="float" office:value="603827" calcext:value-type="float">
            <text:p>603827</text:p>
          </table:table-cell>
          <table:table-cell table:formula="of:=[.$N$2]-[.H289]" office:value-type="float" office:value="127483779" calcext:value-type="float">
            <text:p>127483779</text:p>
          </table:table-cell>
          <table:table-cell table:formula="of:=ROUND([.K289]*0.8)" office:value-type="float" office:value="101987023" calcext:value-type="float">
            <text:p>101987023</text:p>
          </table:table-cell>
          <table:table-cell table:formula="of:=[.K289]-[.L289]-[.F289]-[.H289]" office:value-type="float" office:value="24564715" calcext:value-type="float">
            <text:p>24564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196423" calcext:value-type="float">
            <text:p>196423</text:p>
          </table:table-cell>
          <table:table-cell office:value-type="float" office:value="650148" calcext:value-type="float">
            <text:p>650148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846571" calcext:value-type="float">
            <text:p>846571</text:p>
          </table:table-cell>
          <table:table-cell office:value-type="float" office:value="292162" calcext:value-type="float">
            <text:p>292162</text:p>
          </table:table-cell>
          <table:table-cell office:value-type="float" office:value="92153" calcext:value-type="float">
            <text:p>92153</text:p>
          </table:table-cell>
          <table:table-cell office:value-type="float" office:value="136090" calcext:value-type="float">
            <text:p>136090</text:p>
          </table:table-cell>
          <table:table-cell office:value-type="float" office:value="608188" calcext:value-type="float">
            <text:p>608188</text:p>
          </table:table-cell>
          <table:table-cell table:formula="of:=[.$N$2]-[.H290]" office:value-type="float" office:value="127483375" calcext:value-type="float">
            <text:p>127483375</text:p>
          </table:table-cell>
          <table:table-cell table:formula="of:=ROUND([.K290]*0.8)" office:value-type="float" office:value="101986700" calcext:value-type="float">
            <text:p>101986700</text:p>
          </table:table-cell>
          <table:table-cell table:formula="of:=[.K290]-[.L290]-[.F290]-[.H290]" office:value-type="float" office:value="24557951" calcext:value-type="float">
            <text:p>24557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197306" calcext:value-type="float">
            <text:p>197306</text:p>
          </table:table-cell>
          <table:table-cell office:value-type="float" office:value="655722" calcext:value-type="float">
            <text:p>655722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853028" calcext:value-type="float">
            <text:p>853028</text:p>
          </table:table-cell>
          <table:table-cell office:value-type="float" office:value="293415" calcext:value-type="float">
            <text:p>293415</text:p>
          </table:table-cell>
          <table:table-cell office:value-type="float" office:value="92572" calcext:value-type="float">
            <text:p>92572</text:p>
          </table:table-cell>
          <table:table-cell office:value-type="float" office:value="136090" calcext:value-type="float">
            <text:p>136090</text:p>
          </table:table-cell>
          <table:table-cell office:value-type="float" office:value="612216" calcext:value-type="float">
            <text:p>612216</text:p>
          </table:table-cell>
          <table:table-cell table:formula="of:=[.$N$2]-[.H291]" office:value-type="float" office:value="127482956" calcext:value-type="float">
            <text:p>127482956</text:p>
          </table:table-cell>
          <table:table-cell table:formula="of:=ROUND([.K291]*0.8)" office:value-type="float" office:value="101986365" calcext:value-type="float">
            <text:p>101986365</text:p>
          </table:table-cell>
          <table:table-cell table:formula="of:=[.K291]-[.L291]-[.F291]-[.H291]" office:value-type="float" office:value="24550991" calcext:value-type="float">
            <text:p>24550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198071" calcext:value-type="float">
            <text:p>198071</text:p>
          </table:table-cell>
          <table:table-cell office:value-type="float" office:value="658152" calcext:value-type="float">
            <text:p>658152</text:p>
          </table:table-cell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office:value-type="float" office:value="856223" calcext:value-type="float">
            <text:p>856223</text:p>
          </table:table-cell>
          <table:table-cell office:value-type="float" office:value="294049" calcext:value-type="float">
            <text:p>294049</text:p>
          </table:table-cell>
          <table:table-cell office:value-type="float" office:value="92909" calcext:value-type="float">
            <text:p>92909</text:p>
          </table:table-cell>
          <table:table-cell office:value-type="float" office:value="136090" calcext:value-type="float">
            <text:p>136090</text:p>
          </table:table-cell>
          <table:table-cell office:value-type="float" office:value="615680" calcext:value-type="float">
            <text:p>615680</text:p>
          </table:table-cell>
          <table:table-cell table:formula="of:=[.$N$2]-[.H292]" office:value-type="float" office:value="127482619" calcext:value-type="float">
            <text:p>127482619</text:p>
          </table:table-cell>
          <table:table-cell table:formula="of:=ROUND([.K292]*0.8)" office:value-type="float" office:value="101986095" calcext:value-type="float">
            <text:p>101986095</text:p>
          </table:table-cell>
          <table:table-cell table:formula="of:=[.K292]-[.L292]-[.F292]-[.H292]" office:value-type="float" office:value="24547392" calcext:value-type="float">
            <text:p>24547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198913" calcext:value-type="float">
            <text:p>198913</text:p>
          </table:table-cell>
          <table:table-cell office:value-type="float" office:value="659505" calcext:value-type="float">
            <text:p>659505</text:p>
          </table:table-cell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  <table:table-cell office:value-type="float" office:value="858418" calcext:value-type="float">
            <text:p>858418</text:p>
          </table:table-cell>
          <table:table-cell office:value-type="float" office:value="294500" calcext:value-type="float">
            <text:p>294500</text:p>
          </table:table-cell>
          <table:table-cell office:value-type="float" office:value="93297" calcext:value-type="float">
            <text:p>93297</text:p>
          </table:table-cell>
          <table:table-cell office:value-type="float" office:value="136090" calcext:value-type="float">
            <text:p>136090</text:p>
          </table:table-cell>
          <table:table-cell office:value-type="float" office:value="619036" calcext:value-type="float">
            <text:p>619036</text:p>
          </table:table-cell>
          <table:table-cell table:formula="of:=[.$N$2]-[.H293]" office:value-type="float" office:value="127482231" calcext:value-type="float">
            <text:p>127482231</text:p>
          </table:table-cell>
          <table:table-cell table:formula="of:=ROUND([.K293]*0.8)" office:value-type="float" office:value="101985785" calcext:value-type="float">
            <text:p>101985785</text:p>
          </table:table-cell>
          <table:table-cell table:formula="of:=[.K293]-[.L293]-[.F293]-[.H293]" office:value-type="float" office:value="24544731" calcext:value-type="float">
            <text:p>24544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00006" calcext:value-type="float">
            <text:p>200006</text:p>
          </table:table-cell>
          <table:table-cell office:value-type="float" office:value="666347" calcext:value-type="float">
            <text:p>666347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866353" calcext:value-type="float">
            <text:p>866353</text:p>
          </table:table-cell>
          <table:table-cell office:value-type="float" office:value="295884" calcext:value-type="float">
            <text:p>295884</text:p>
          </table:table-cell>
          <table:table-cell office:value-type="float" office:value="93795" calcext:value-type="float">
            <text:p>93795</text:p>
          </table:table-cell>
          <table:table-cell office:value-type="float" office:value="140757" calcext:value-type="float">
            <text:p>140757</text:p>
          </table:table-cell>
          <table:table-cell office:value-type="float" office:value="623494" calcext:value-type="float">
            <text:p>623494</text:p>
          </table:table-cell>
          <table:table-cell table:formula="of:=[.$N$2]-[.H294]" office:value-type="float" office:value="127481733" calcext:value-type="float">
            <text:p>127481733</text:p>
          </table:table-cell>
          <table:table-cell table:formula="of:=ROUND([.K294]*0.8)" office:value-type="float" office:value="101985386" calcext:value-type="float">
            <text:p>101985386</text:p>
          </table:table-cell>
          <table:table-cell table:formula="of:=[.K294]-[.L294]-[.F294]-[.H294]" office:value-type="float" office:value="24536199" calcext:value-type="float">
            <text:p>24536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01011" calcext:value-type="float">
            <text:p>201011</text:p>
          </table:table-cell>
          <table:table-cell office:value-type="float" office:value="673581" calcext:value-type="float">
            <text:p>673581</text:p>
          </table:table-cell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  <table:table-cell office:value-type="float" office:value="874592" calcext:value-type="float">
            <text:p>874592</text:p>
          </table:table-cell>
          <table:table-cell office:value-type="float" office:value="297352" calcext:value-type="float">
            <text:p>297352</text:p>
          </table:table-cell>
          <table:table-cell office:value-type="float" office:value="94262" calcext:value-type="float">
            <text:p>94262</text:p>
          </table:table-cell>
          <table:table-cell office:value-type="float" office:value="140757" calcext:value-type="float">
            <text:p>140757</text:p>
          </table:table-cell>
          <table:table-cell office:value-type="float" office:value="627584" calcext:value-type="float">
            <text:p>627584</text:p>
          </table:table-cell>
          <table:table-cell table:formula="of:=[.$N$2]-[.H295]" office:value-type="float" office:value="127481266" calcext:value-type="float">
            <text:p>127481266</text:p>
          </table:table-cell>
          <table:table-cell table:formula="of:=ROUND([.K295]*0.8)" office:value-type="float" office:value="101985013" calcext:value-type="float">
            <text:p>101985013</text:p>
          </table:table-cell>
          <table:table-cell table:formula="of:=[.K295]-[.L295]-[.F295]-[.H295]" office:value-type="float" office:value="24527399" calcext:value-type="float">
            <text:p>24527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201933" calcext:value-type="float">
            <text:p>201933</text:p>
          </table:table-cell>
          <table:table-cell office:value-type="float" office:value="679858" calcext:value-type="float">
            <text:p>679858</text:p>
          </table:table-cell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  <table:table-cell office:value-type="float" office:value="881791" calcext:value-type="float">
            <text:p>881791</text:p>
          </table:table-cell>
          <table:table-cell office:value-type="float" office:value="298860" calcext:value-type="float">
            <text:p>298860</text:p>
          </table:table-cell>
          <table:table-cell office:value-type="float" office:value="94663" calcext:value-type="float">
            <text:p>94663</text:p>
          </table:table-cell>
          <table:table-cell office:value-type="float" office:value="140757" calcext:value-type="float">
            <text:p>140757</text:p>
          </table:table-cell>
          <table:table-cell office:value-type="float" office:value="632037" calcext:value-type="float">
            <text:p>632037</text:p>
          </table:table-cell>
          <table:table-cell table:formula="of:=[.$N$2]-[.H296]" office:value-type="float" office:value="127480865" calcext:value-type="float">
            <text:p>127480865</text:p>
          </table:table-cell>
          <table:table-cell table:formula="of:=ROUND([.K296]*0.8)" office:value-type="float" office:value="101984692" calcext:value-type="float">
            <text:p>101984692</text:p>
          </table:table-cell>
          <table:table-cell table:formula="of:=[.K296]-[.L296]-[.F296]-[.H296]" office:value-type="float" office:value="24519719" calcext:value-type="float">
            <text:p>24519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202857" calcext:value-type="float">
            <text:p>202857</text:p>
          </table:table-cell>
          <table:table-cell office:value-type="float" office:value="686019" calcext:value-type="float">
            <text:p>686019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  <table:table-cell office:value-type="float" office:value="888876" calcext:value-type="float">
            <text:p>888876</text:p>
          </table:table-cell>
          <table:table-cell office:value-type="float" office:value="300292" calcext:value-type="float">
            <text:p>300292</text:p>
          </table:table-cell>
          <table:table-cell office:value-type="float" office:value="95078" calcext:value-type="float">
            <text:p>95078</text:p>
          </table:table-cell>
          <table:table-cell office:value-type="float" office:value="140757" calcext:value-type="float">
            <text:p>140757</text:p>
          </table:table-cell>
          <table:table-cell office:value-type="float" office:value="636391" calcext:value-type="float">
            <text:p>636391</text:p>
          </table:table-cell>
          <table:table-cell table:formula="of:=[.$N$2]-[.H297]" office:value-type="float" office:value="127480450" calcext:value-type="float">
            <text:p>127480450</text:p>
          </table:table-cell>
          <table:table-cell table:formula="of:=ROUND([.K297]*0.8)" office:value-type="float" office:value="101984360" calcext:value-type="float">
            <text:p>101984360</text:p>
          </table:table-cell>
          <table:table-cell table:formula="of:=[.K297]-[.L297]-[.F297]-[.H297]" office:value-type="float" office:value="24512136" calcext:value-type="float">
            <text:p>24512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203784" calcext:value-type="float">
            <text:p>203784</text:p>
          </table:table-cell>
          <table:table-cell office:value-type="float" office:value="692175" calcext:value-type="float">
            <text:p>692175</text:p>
          </table:table-cell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  <table:table-cell office:value-type="float" office:value="895959" calcext:value-type="float">
            <text:p>895959</text:p>
          </table:table-cell>
          <table:table-cell office:value-type="float" office:value="301671" calcext:value-type="float">
            <text:p>301671</text:p>
          </table:table-cell>
          <table:table-cell office:value-type="float" office:value="95484" calcext:value-type="float">
            <text:p>95484</text:p>
          </table:table-cell>
          <table:table-cell office:value-type="float" office:value="140757" calcext:value-type="float">
            <text:p>140757</text:p>
          </table:table-cell>
          <table:table-cell office:value-type="float" office:value="641075" calcext:value-type="float">
            <text:p>641075</text:p>
          </table:table-cell>
          <table:table-cell table:formula="of:=[.$N$2]-[.H298]" office:value-type="float" office:value="127480044" calcext:value-type="float">
            <text:p>127480044</text:p>
          </table:table-cell>
          <table:table-cell table:formula="of:=ROUND([.K298]*0.8)" office:value-type="float" office:value="101984035" calcext:value-type="float">
            <text:p>101984035</text:p>
          </table:table-cell>
          <table:table-cell table:formula="of:=[.K298]-[.L298]-[.F298]-[.H298]" office:value-type="float" office:value="24504566" calcext:value-type="float">
            <text:p>24504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204612" calcext:value-type="float">
            <text:p>204612</text:p>
          </table:table-cell>
          <table:table-cell office:value-type="float" office:value="694685" calcext:value-type="float">
            <text:p>694685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899297" calcext:value-type="float">
            <text:p>899297</text:p>
          </table:table-cell>
          <table:table-cell office:value-type="float" office:value="302443" calcext:value-type="float">
            <text:p>302443</text:p>
          </table:table-cell>
          <table:table-cell office:value-type="float" office:value="95898" calcext:value-type="float">
            <text:p>95898</text:p>
          </table:table-cell>
          <table:table-cell office:value-type="float" office:value="140757" calcext:value-type="float">
            <text:p>140757</text:p>
          </table:table-cell>
          <table:table-cell office:value-type="float" office:value="646739" calcext:value-type="float">
            <text:p>646739</text:p>
          </table:table-cell>
          <table:table-cell table:formula="of:=[.$N$2]-[.H299]" office:value-type="float" office:value="127479630" calcext:value-type="float">
            <text:p>127479630</text:p>
          </table:table-cell>
          <table:table-cell table:formula="of:=ROUND([.K299]*0.8)" office:value-type="float" office:value="101983704" calcext:value-type="float">
            <text:p>101983704</text:p>
          </table:table-cell>
          <table:table-cell table:formula="of:=[.K299]-[.L299]-[.F299]-[.H299]" office:value-type="float" office:value="24500731" calcext:value-type="float">
            <text:p>24500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205415" calcext:value-type="float">
            <text:p>205415</text:p>
          </table:table-cell>
          <table:table-cell office:value-type="float" office:value="696191" calcext:value-type="float">
            <text:p>696191</text:p>
          </table:table-cell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  <table:table-cell office:value-type="float" office:value="901606" calcext:value-type="float">
            <text:p>901606</text:p>
          </table:table-cell>
          <table:table-cell office:value-type="float" office:value="302963" calcext:value-type="float">
            <text:p>302963</text:p>
          </table:table-cell>
          <table:table-cell office:value-type="float" office:value="96284" calcext:value-type="float">
            <text:p>96284</text:p>
          </table:table-cell>
          <table:table-cell office:value-type="float" office:value="140757" calcext:value-type="float">
            <text:p>140757</text:p>
          </table:table-cell>
          <table:table-cell office:value-type="float" office:value="650355" calcext:value-type="float">
            <text:p>650355</text:p>
          </table:table-cell>
          <table:table-cell table:formula="of:=[.$N$2]-[.H300]" office:value-type="float" office:value="127479244" calcext:value-type="float">
            <text:p>127479244</text:p>
          </table:table-cell>
          <table:table-cell table:formula="of:=ROUND([.K300]*0.8)" office:value-type="float" office:value="101983395" calcext:value-type="float">
            <text:p>101983395</text:p>
          </table:table-cell>
          <table:table-cell table:formula="of:=[.K300]-[.L300]-[.F300]-[.H300]" office:value-type="float" office:value="24497959" calcext:value-type="float">
            <text:p>24497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206437" calcext:value-type="float">
            <text:p>206437</text:p>
          </table:table-cell>
          <table:table-cell office:value-type="float" office:value="703249" calcext:value-type="float">
            <text:p>703249</text:p>
          </table:table-cell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  <table:table-cell office:value-type="float" office:value="909686" calcext:value-type="float">
            <text:p>909686</text:p>
          </table:table-cell>
          <table:table-cell office:value-type="float" office:value="304653" calcext:value-type="float">
            <text:p>304653</text:p>
          </table:table-cell>
          <table:table-cell office:value-type="float" office:value="96768" calcext:value-type="float">
            <text:p>96768</text:p>
          </table:table-cell>
          <table:table-cell office:value-type="float" office:value="145078" calcext:value-type="float">
            <text:p>145078</text:p>
          </table:table-cell>
          <table:table-cell office:value-type="float" office:value="655118" calcext:value-type="float">
            <text:p>655118</text:p>
          </table:table-cell>
          <table:table-cell table:formula="of:=[.$N$2]-[.H301]" office:value-type="float" office:value="127478760" calcext:value-type="float">
            <text:p>127478760</text:p>
          </table:table-cell>
          <table:table-cell table:formula="of:=ROUND([.K301]*0.8)" office:value-type="float" office:value="101983008" calcext:value-type="float">
            <text:p>101983008</text:p>
          </table:table-cell>
          <table:table-cell table:formula="of:=[.K301]-[.L301]-[.F301]-[.H301]" office:value-type="float" office:value="24489298" calcext:value-type="float">
            <text:p>24489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207363" calcext:value-type="float">
            <text:p>207363</text:p>
          </table:table-cell>
          <table:table-cell office:value-type="float" office:value="710097" calcext:value-type="float">
            <text:p>710097</text:p>
          </table:table-cell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 office:value-type="float" office:value="917460" calcext:value-type="float">
            <text:p>917460</text:p>
          </table:table-cell>
          <table:table-cell office:value-type="float" office:value="306286" calcext:value-type="float">
            <text:p>306286</text:p>
          </table:table-cell>
          <table:table-cell office:value-type="float" office:value="97180" calcext:value-type="float">
            <text:p>97180</text:p>
          </table:table-cell>
          <table:table-cell office:value-type="float" office:value="145078" calcext:value-type="float">
            <text:p>145078</text:p>
          </table:table-cell>
          <table:table-cell office:value-type="float" office:value="659473" calcext:value-type="float">
            <text:p>659473</text:p>
          </table:table-cell>
          <table:table-cell table:formula="of:=[.$N$2]-[.H302]" office:value-type="float" office:value="127478348" calcext:value-type="float">
            <text:p>127478348</text:p>
          </table:table-cell>
          <table:table-cell table:formula="of:=ROUND([.K302]*0.8)" office:value-type="float" office:value="101982678" calcext:value-type="float">
            <text:p>101982678</text:p>
          </table:table-cell>
          <table:table-cell table:formula="of:=[.K302]-[.L302]-[.F302]-[.H302]" office:value-type="float" office:value="24481030" calcext:value-type="float">
            <text:p>24481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208291" calcext:value-type="float">
            <text:p>208291</text:p>
          </table:table-cell>
          <table:table-cell office:value-type="float" office:value="716177" calcext:value-type="float">
            <text:p>716177</text:p>
          </table:table-cell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  <table:table-cell office:value-type="float" office:value="924468" calcext:value-type="float">
            <text:p>924468</text:p>
          </table:table-cell>
          <table:table-cell office:value-type="float" office:value="308029" calcext:value-type="float">
            <text:p>308029</text:p>
          </table:table-cell>
          <table:table-cell office:value-type="float" office:value="97617" calcext:value-type="float">
            <text:p>97617</text:p>
          </table:table-cell>
          <table:table-cell office:value-type="float" office:value="145078" calcext:value-type="float">
            <text:p>145078</text:p>
          </table:table-cell>
          <table:table-cell office:value-type="float" office:value="663639" calcext:value-type="float">
            <text:p>663639</text:p>
          </table:table-cell>
          <table:table-cell table:formula="of:=[.$N$2]-[.H303]" office:value-type="float" office:value="127477911" calcext:value-type="float">
            <text:p>127477911</text:p>
          </table:table-cell>
          <table:table-cell table:formula="of:=ROUND([.K303]*0.8)" office:value-type="float" office:value="101982329" calcext:value-type="float">
            <text:p>101982329</text:p>
          </table:table-cell>
          <table:table-cell table:formula="of:=[.K303]-[.L303]-[.F303]-[.H303]" office:value-type="float" office:value="24473497" calcext:value-type="float">
            <text:p>24473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209160" calcext:value-type="float">
            <text:p>209160</text:p>
          </table:table-cell>
          <table:table-cell office:value-type="float" office:value="721971" calcext:value-type="float">
            <text:p>721971</text:p>
          </table:table-cell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 office:value-type="float" office:value="931131" calcext:value-type="float">
            <text:p>931131</text:p>
          </table:table-cell>
          <table:table-cell office:value-type="float" office:value="309609" calcext:value-type="float">
            <text:p>309609</text:p>
          </table:table-cell>
          <table:table-cell office:value-type="float" office:value="98008" calcext:value-type="float">
            <text:p>98008</text:p>
          </table:table-cell>
          <table:table-cell office:value-type="float" office:value="145078" calcext:value-type="float">
            <text:p>145078</text:p>
          </table:table-cell>
          <table:table-cell office:value-type="float" office:value="668667" calcext:value-type="float">
            <text:p>668667</text:p>
          </table:table-cell>
          <table:table-cell table:formula="of:=[.$N$2]-[.H304]" office:value-type="float" office:value="127477520" calcext:value-type="float">
            <text:p>127477520</text:p>
          </table:table-cell>
          <table:table-cell table:formula="of:=ROUND([.K304]*0.8)" office:value-type="float" office:value="101982016" calcext:value-type="float">
            <text:p>101982016</text:p>
          </table:table-cell>
          <table:table-cell table:formula="of:=[.K304]-[.L304]-[.F304]-[.H304]" office:value-type="float" office:value="24466365" calcext:value-type="float">
            <text:p>2446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209966" calcext:value-type="float">
            <text:p>209966</text:p>
          </table:table-cell>
          <table:table-cell office:value-type="float" office:value="727260" calcext:value-type="float">
            <text:p>727260</text:p>
          </table:table-cell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  <table:table-cell office:value-type="float" office:value="937226" calcext:value-type="float">
            <text:p>937226</text:p>
          </table:table-cell>
          <table:table-cell office:value-type="float" office:value="311153" calcext:value-type="float">
            <text:p>311153</text:p>
          </table:table-cell>
          <table:table-cell office:value-type="float" office:value="98394" calcext:value-type="float">
            <text:p>98394</text:p>
          </table:table-cell>
          <table:table-cell office:value-type="float" office:value="145078" calcext:value-type="float">
            <text:p>145078</text:p>
          </table:table-cell>
          <table:table-cell office:value-type="float" office:value="673457" calcext:value-type="float">
            <text:p>673457</text:p>
          </table:table-cell>
          <table:table-cell table:formula="of:=[.$N$2]-[.H305]" office:value-type="float" office:value="127477134" calcext:value-type="float">
            <text:p>127477134</text:p>
          </table:table-cell>
          <table:table-cell table:formula="of:=ROUND([.K305]*0.8)" office:value-type="float" office:value="101981707" calcext:value-type="float">
            <text:p>101981707</text:p>
          </table:table-cell>
          <table:table-cell table:formula="of:=[.K305]-[.L305]-[.F305]-[.H305]" office:value-type="float" office:value="24459807" calcext:value-type="float">
            <text:p>244598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210684" calcext:value-type="float">
            <text:p>210684</text:p>
          </table:table-cell>
          <table:table-cell office:value-type="float" office:value="729399" calcext:value-type="float">
            <text:p>729399</text:p>
          </table:table-cell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float" office:value="940083" calcext:value-type="float">
            <text:p>940083</text:p>
          </table:table-cell>
          <table:table-cell office:value-type="float" office:value="311831" calcext:value-type="float">
            <text:p>311831</text:p>
          </table:table-cell>
          <table:table-cell office:value-type="float" office:value="98739" calcext:value-type="float">
            <text:p>98739</text:p>
          </table:table-cell>
          <table:table-cell office:value-type="float" office:value="145078" calcext:value-type="float">
            <text:p>145078</text:p>
          </table:table-cell>
          <table:table-cell office:value-type="float" office:value="677659" calcext:value-type="float">
            <text:p>677659</text:p>
          </table:table-cell>
          <table:table-cell table:formula="of:=[.$N$2]-[.H306]" office:value-type="float" office:value="127476789" calcext:value-type="float">
            <text:p>127476789</text:p>
          </table:table-cell>
          <table:table-cell table:formula="of:=ROUND([.K306]*0.8)" office:value-type="float" office:value="101981431" calcext:value-type="float">
            <text:p>101981431</text:p>
          </table:table-cell>
          <table:table-cell table:formula="of:=[.K306]-[.L306]-[.F306]-[.H306]" office:value-type="float" office:value="24456536" calcext:value-type="float">
            <text:p>24456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211438" calcext:value-type="float">
            <text:p>211438</text:p>
          </table:table-cell>
          <table:table-cell office:value-type="float" office:value="730648" calcext:value-type="float">
            <text:p>730648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942086" calcext:value-type="float">
            <text:p>942086</text:p>
          </table:table-cell>
          <table:table-cell office:value-type="float" office:value="312278" calcext:value-type="float">
            <text:p>312278</text:p>
          </table:table-cell>
          <table:table-cell office:value-type="float" office:value="99093" calcext:value-type="float">
            <text:p>99093</text:p>
          </table:table-cell>
          <table:table-cell office:value-type="float" office:value="145078" calcext:value-type="float">
            <text:p>145078</text:p>
          </table:table-cell>
          <table:table-cell office:value-type="float" office:value="682044" calcext:value-type="float">
            <text:p>682044</text:p>
          </table:table-cell>
          <table:table-cell table:formula="of:=[.$N$2]-[.H307]" office:value-type="float" office:value="127476435" calcext:value-type="float">
            <text:p>127476435</text:p>
          </table:table-cell>
          <table:table-cell table:formula="of:=ROUND([.K307]*0.8)" office:value-type="float" office:value="101981148" calcext:value-type="float">
            <text:p>101981148</text:p>
          </table:table-cell>
          <table:table-cell table:formula="of:=[.K307]-[.L307]-[.F307]-[.H307]" office:value-type="float" office:value="24454108" calcext:value-type="float">
            <text:p>24454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212360" calcext:value-type="float">
            <text:p>212360</text:p>
          </table:table-cell>
          <table:table-cell office:value-type="float" office:value="734700" calcext:value-type="float">
            <text:p>734700</text:p>
          </table:table-cell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  <table:table-cell office:value-type="float" office:value="947060" calcext:value-type="float">
            <text:p>947060</text:p>
          </table:table-cell>
          <table:table-cell office:value-type="float" office:value="313439" calcext:value-type="float">
            <text:p>313439</text:p>
          </table:table-cell>
          <table:table-cell office:value-type="float" office:value="99551" calcext:value-type="float">
            <text:p>99551</text:p>
          </table:table-cell>
          <table:table-cell office:value-type="float" office:value="149886" calcext:value-type="float">
            <text:p>149886</text:p>
          </table:table-cell>
          <table:table-cell office:value-type="float" office:value="687420" calcext:value-type="float">
            <text:p>687420</text:p>
          </table:table-cell>
          <table:table-cell table:formula="of:=[.$N$2]-[.H308]" office:value-type="float" office:value="127475977" calcext:value-type="float">
            <text:p>127475977</text:p>
          </table:table-cell>
          <table:table-cell table:formula="of:=ROUND([.K308]*0.8)" office:value-type="float" office:value="101980782" calcext:value-type="float">
            <text:p>101980782</text:p>
          </table:table-cell>
          <table:table-cell table:formula="of:=[.K308]-[.L308]-[.F308]-[.H308]" office:value-type="float" office:value="24448584" calcext:value-type="float">
            <text:p>24448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213320" calcext:value-type="float">
            <text:p>213320</text:p>
          </table:table-cell>
          <table:table-cell office:value-type="float" office:value="741624" calcext:value-type="float">
            <text:p>741624</text:p>
          </table:table-cell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  <table:table-cell office:value-type="float" office:value="954944" calcext:value-type="float">
            <text:p>954944</text:p>
          </table:table-cell>
          <table:table-cell office:value-type="float" office:value="315076" calcext:value-type="float">
            <text:p>315076</text:p>
          </table:table-cell>
          <table:table-cell office:value-type="float" office:value="100008" calcext:value-type="float">
            <text:p>100008</text:p>
          </table:table-cell>
          <table:table-cell office:value-type="float" office:value="149886" calcext:value-type="float">
            <text:p>149886</text:p>
          </table:table-cell>
          <table:table-cell office:value-type="float" office:value="693227" calcext:value-type="float">
            <text:p>693227</text:p>
          </table:table-cell>
          <table:table-cell table:formula="of:=[.$N$2]-[.H309]" office:value-type="float" office:value="127475520" calcext:value-type="float">
            <text:p>127475520</text:p>
          </table:table-cell>
          <table:table-cell table:formula="of:=ROUND([.K309]*0.8)" office:value-type="float" office:value="101980416" calcext:value-type="float">
            <text:p>101980416</text:p>
          </table:table-cell>
          <table:table-cell table:formula="of:=[.K309]-[.L309]-[.F309]-[.H309]" office:value-type="float" office:value="24440152" calcext:value-type="float">
            <text:p>24440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214333" calcext:value-type="float">
            <text:p>214333</text:p>
          </table:table-cell>
          <table:table-cell office:value-type="float" office:value="747909" calcext:value-type="float">
            <text:p>747909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962242" calcext:value-type="float">
            <text:p>962242</text:p>
          </table:table-cell>
          <table:table-cell office:value-type="float" office:value="316871" calcext:value-type="float">
            <text:p>316871</text:p>
          </table:table-cell>
          <table:table-cell office:value-type="float" office:value="100495" calcext:value-type="float">
            <text:p>100495</text:p>
          </table:table-cell>
          <table:table-cell office:value-type="float" office:value="149886" calcext:value-type="float">
            <text:p>149886</text:p>
          </table:table-cell>
          <table:table-cell office:value-type="float" office:value="697402" calcext:value-type="float">
            <text:p>697402</text:p>
          </table:table-cell>
          <table:table-cell table:formula="of:=[.$N$2]-[.H310]" office:value-type="float" office:value="127475033" calcext:value-type="float">
            <text:p>127475033</text:p>
          </table:table-cell>
          <table:table-cell table:formula="of:=ROUND([.K310]*0.8)" office:value-type="float" office:value="101980026" calcext:value-type="float">
            <text:p>101980026</text:p>
          </table:table-cell>
          <table:table-cell table:formula="of:=[.K310]-[.L310]-[.F310]-[.H310]" office:value-type="float" office:value="24432270" calcext:value-type="float">
            <text:p>24432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215236" calcext:value-type="float">
            <text:p>215236</text:p>
          </table:table-cell>
          <table:table-cell office:value-type="float" office:value="754274" calcext:value-type="float">
            <text:p>754274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969510" calcext:value-type="float">
            <text:p>969510</text:p>
          </table:table-cell>
          <table:table-cell office:value-type="float" office:value="318575" calcext:value-type="float">
            <text:p>318575</text:p>
          </table:table-cell>
          <table:table-cell office:value-type="float" office:value="100951" calcext:value-type="float">
            <text:p>100951</text:p>
          </table:table-cell>
          <table:table-cell office:value-type="float" office:value="149886" calcext:value-type="float">
            <text:p>149886</text:p>
          </table:table-cell>
          <table:table-cell office:value-type="float" office:value="701837" calcext:value-type="float">
            <text:p>701837</text:p>
          </table:table-cell>
          <table:table-cell table:formula="of:=[.$N$2]-[.H311]" office:value-type="float" office:value="127474577" calcext:value-type="float">
            <text:p>127474577</text:p>
          </table:table-cell>
          <table:table-cell table:formula="of:=ROUND([.K311]*0.8)" office:value-type="float" office:value="101979662" calcext:value-type="float">
            <text:p>101979662</text:p>
          </table:table-cell>
          <table:table-cell table:formula="of:=[.K311]-[.L311]-[.F311]-[.H311]" office:value-type="float" office:value="24424454" calcext:value-type="float">
            <text:p>24424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216240" calcext:value-type="float">
            <text:p>216240</text:p>
          </table:table-cell>
          <table:table-cell office:value-type="float" office:value="760121" calcext:value-type="float">
            <text:p>760121</text:p>
          </table:table-cell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office:value-type="float" office:value="976361" calcext:value-type="float">
            <text:p>976361</text:p>
          </table:table-cell>
          <table:table-cell office:value-type="float" office:value="320169" calcext:value-type="float">
            <text:p>320169</text:p>
          </table:table-cell>
          <table:table-cell office:value-type="float" office:value="101407" calcext:value-type="float">
            <text:p>101407</text:p>
          </table:table-cell>
          <table:table-cell office:value-type="float" office:value="149886" calcext:value-type="float">
            <text:p>149886</text:p>
          </table:table-cell>
          <table:table-cell office:value-type="float" office:value="706267" calcext:value-type="float">
            <text:p>706267</text:p>
          </table:table-cell>
          <table:table-cell table:formula="of:=[.$N$2]-[.H312]" office:value-type="float" office:value="127474121" calcext:value-type="float">
            <text:p>127474121</text:p>
          </table:table-cell>
          <table:table-cell table:formula="of:=ROUND([.K312]*0.8)" office:value-type="float" office:value="101979297" calcext:value-type="float">
            <text:p>101979297</text:p>
          </table:table-cell>
          <table:table-cell table:formula="of:=[.K312]-[.L312]-[.F312]-[.H312]" office:value-type="float" office:value="24417056" calcext:value-type="float">
            <text:p>24417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217017" calcext:value-type="float">
            <text:p>217017</text:p>
          </table:table-cell>
          <table:table-cell office:value-type="float" office:value="762682" calcext:value-type="float">
            <text:p>762682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979699" calcext:value-type="float">
            <text:p>979699</text:p>
          </table:table-cell>
          <table:table-cell office:value-type="float" office:value="320943" calcext:value-type="float">
            <text:p>320943</text:p>
          </table:table-cell>
          <table:table-cell office:value-type="float" office:value="101792" calcext:value-type="float">
            <text:p>101792</text:p>
          </table:table-cell>
          <table:table-cell office:value-type="float" office:value="149886" calcext:value-type="float">
            <text:p>149886</text:p>
          </table:table-cell>
          <table:table-cell office:value-type="float" office:value="710940" calcext:value-type="float">
            <text:p>710940</text:p>
          </table:table-cell>
          <table:table-cell table:formula="of:=[.$N$2]-[.H313]" office:value-type="float" office:value="127473736" calcext:value-type="float">
            <text:p>127473736</text:p>
          </table:table-cell>
          <table:table-cell table:formula="of:=ROUND([.K313]*0.8)" office:value-type="float" office:value="101978989" calcext:value-type="float">
            <text:p>101978989</text:p>
          </table:table-cell>
          <table:table-cell table:formula="of:=[.K313]-[.L313]-[.F313]-[.H313]" office:value-type="float" office:value="24413256" calcext:value-type="float">
            <text:p>24413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217925" calcext:value-type="float">
            <text:p>217925</text:p>
          </table:table-cell>
          <table:table-cell office:value-type="float" office:value="764230" calcext:value-type="float">
            <text:p>764230</text:p>
          </table:table-cell>
          <table:table-cell office:value-type="float" office:value="3399" calcext:value-type="float">
            <text:p>3399</text:p>
          </table:table-cell>
          <table:table-cell office:value-type="float" office:value="0" calcext:value-type="float">
            <text:p>0</text:p>
          </table:table-cell>
          <table:table-cell office:value-type="float" office:value="982155" calcext:value-type="float">
            <text:p>982155</text:p>
          </table:table-cell>
          <table:table-cell office:value-type="float" office:value="321440" calcext:value-type="float">
            <text:p>321440</text:p>
          </table:table-cell>
          <table:table-cell office:value-type="float" office:value="102218" calcext:value-type="float">
            <text:p>102218</text:p>
          </table:table-cell>
          <table:table-cell office:value-type="float" office:value="149886" calcext:value-type="float">
            <text:p>149886</text:p>
          </table:table-cell>
          <table:table-cell office:value-type="float" office:value="715977" calcext:value-type="float">
            <text:p>715977</text:p>
          </table:table-cell>
          <table:table-cell table:formula="of:=[.$N$2]-[.H314]" office:value-type="float" office:value="127473310" calcext:value-type="float">
            <text:p>127473310</text:p>
          </table:table-cell>
          <table:table-cell table:formula="of:=ROUND([.K314]*0.8)" office:value-type="float" office:value="101978648" calcext:value-type="float">
            <text:p>101978648</text:p>
          </table:table-cell>
          <table:table-cell table:formula="of:=[.K314]-[.L314]-[.F314]-[.H314]" office:value-type="float" office:value="24410289" calcext:value-type="float">
            <text:p>24410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219062" calcext:value-type="float">
            <text:p>219062</text:p>
          </table:table-cell>
          <table:table-cell office:value-type="float" office:value="771459" calcext:value-type="float">
            <text:p>771459</text:p>
          </table:table-cell>
          <table:table-cell office:value-type="float" office:value="3419" calcext:value-type="float">
            <text:p>3419</text:p>
          </table:table-cell>
          <table:table-cell office:value-type="float" office:value="0" calcext:value-type="float">
            <text:p>0</text:p>
          </table:table-cell>
          <table:table-cell office:value-type="float" office:value="990521" calcext:value-type="float">
            <text:p>990521</text:p>
          </table:table-cell>
          <table:table-cell office:value-type="float" office:value="323543" calcext:value-type="float">
            <text:p>323543</text:p>
          </table:table-cell>
          <table:table-cell office:value-type="float" office:value="102748" calcext:value-type="float">
            <text:p>102748</text:p>
          </table:table-cell>
          <table:table-cell office:value-type="float" office:value="154482" calcext:value-type="float">
            <text:p>154482</text:p>
          </table:table-cell>
          <table:table-cell office:value-type="float" office:value="721076" calcext:value-type="float">
            <text:p>721076</text:p>
          </table:table-cell>
          <table:table-cell table:formula="of:=[.$N$2]-[.H315]" office:value-type="float" office:value="127472780" calcext:value-type="float">
            <text:p>127472780</text:p>
          </table:table-cell>
          <table:table-cell table:formula="of:=ROUND([.K315]*0.8)" office:value-type="float" office:value="101978224" calcext:value-type="float">
            <text:p>101978224</text:p>
          </table:table-cell>
          <table:table-cell table:formula="of:=[.K315]-[.L315]-[.F315]-[.H315]" office:value-type="float" office:value="24401287" calcext:value-type="float">
            <text:p>24401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220118" calcext:value-type="float">
            <text:p>220118</text:p>
          </table:table-cell>
          <table:table-cell office:value-type="float" office:value="778822" calcext:value-type="float">
            <text:p>778822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  <table:table-cell office:value-type="float" office:value="998940" calcext:value-type="float">
            <text:p>998940</text:p>
          </table:table-cell>
          <table:table-cell office:value-type="float" office:value="325867" calcext:value-type="float">
            <text:p>325867</text:p>
          </table:table-cell>
          <table:table-cell office:value-type="float" office:value="103230" calcext:value-type="float">
            <text:p>103230</text:p>
          </table:table-cell>
          <table:table-cell office:value-type="float" office:value="154482" calcext:value-type="float">
            <text:p>154482</text:p>
          </table:table-cell>
          <table:table-cell office:value-type="float" office:value="725846" calcext:value-type="float">
            <text:p>725846</text:p>
          </table:table-cell>
          <table:table-cell table:formula="of:=[.$N$2]-[.H316]" office:value-type="float" office:value="127472298" calcext:value-type="float">
            <text:p>127472298</text:p>
          </table:table-cell>
          <table:table-cell table:formula="of:=ROUND([.K316]*0.8)" office:value-type="float" office:value="101977838" calcext:value-type="float">
            <text:p>101977838</text:p>
          </table:table-cell>
          <table:table-cell table:formula="of:=[.K316]-[.L316]-[.F316]-[.H316]" office:value-type="float" office:value="24392290" calcext:value-type="float">
            <text:p>24392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221217" calcext:value-type="float">
            <text:p>221217</text:p>
          </table:table-cell>
          <table:table-cell office:value-type="float" office:value="785837" calcext:value-type="float">
            <text:p>785837</text:p>
          </table:table-cell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 office:value-type="float" office:value="1007054" calcext:value-type="float">
            <text:p>1007054</text:p>
          </table:table-cell>
          <table:table-cell office:value-type="float" office:value="327482" calcext:value-type="float">
            <text:p>327482</text:p>
          </table:table-cell>
          <table:table-cell office:value-type="float" office:value="103727" calcext:value-type="float">
            <text:p>103727</text:p>
          </table:table-cell>
          <table:table-cell office:value-type="float" office:value="154482" calcext:value-type="float">
            <text:p>154482</text:p>
          </table:table-cell>
          <table:table-cell office:value-type="float" office:value="731468" calcext:value-type="float">
            <text:p>731468</text:p>
          </table:table-cell>
          <table:table-cell table:formula="of:=[.$N$2]-[.H317]" office:value-type="float" office:value="127471801" calcext:value-type="float">
            <text:p>127471801</text:p>
          </table:table-cell>
          <table:table-cell table:formula="of:=ROUND([.K317]*0.8)" office:value-type="float" office:value="101977441" calcext:value-type="float">
            <text:p>101977441</text:p>
          </table:table-cell>
          <table:table-cell table:formula="of:=[.K317]-[.L317]-[.F317]-[.H317]" office:value-type="float" office:value="24383579" calcext:value-type="float">
            <text:p>24383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222261" calcext:value-type="float">
            <text:p>222261</text:p>
          </table:table-cell>
          <table:table-cell office:value-type="float" office:value="792748" calcext:value-type="float">
            <text:p>792748</text:p>
          </table:table-cell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office:value-type="float" office:value="1015009" calcext:value-type="float">
            <text:p>1015009</text:p>
          </table:table-cell>
          <table:table-cell office:value-type="float" office:value="329416" calcext:value-type="float">
            <text:p>329416</text:p>
          </table:table-cell>
          <table:table-cell office:value-type="float" office:value="104212" calcext:value-type="float">
            <text:p>104212</text:p>
          </table:table-cell>
          <table:table-cell office:value-type="float" office:value="154482" calcext:value-type="float">
            <text:p>154482</text:p>
          </table:table-cell>
          <table:table-cell office:value-type="float" office:value="736197" calcext:value-type="float">
            <text:p>736197</text:p>
          </table:table-cell>
          <table:table-cell table:formula="of:=[.$N$2]-[.H318]" office:value-type="float" office:value="127471316" calcext:value-type="float">
            <text:p>127471316</text:p>
          </table:table-cell>
          <table:table-cell table:formula="of:=ROUND([.K318]*0.8)" office:value-type="float" office:value="101977053" calcext:value-type="float">
            <text:p>101977053</text:p>
          </table:table-cell>
          <table:table-cell table:formula="of:=[.K318]-[.L318]-[.F318]-[.H318]" office:value-type="float" office:value="24375042" calcext:value-type="float">
            <text:p>24375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223247" calcext:value-type="float">
            <text:p>223247</text:p>
          </table:table-cell>
          <table:table-cell office:value-type="float" office:value="799122" calcext:value-type="float">
            <text:p>799122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office:value-type="float" office:value="1022369" calcext:value-type="float">
            <text:p>1022369</text:p>
          </table:table-cell>
          <table:table-cell office:value-type="float" office:value="330873" calcext:value-type="float">
            <text:p>330873</text:p>
          </table:table-cell>
          <table:table-cell office:value-type="float" office:value="104677" calcext:value-type="float">
            <text:p>104677</text:p>
          </table:table-cell>
          <table:table-cell office:value-type="float" office:value="154482" calcext:value-type="float">
            <text:p>154482</text:p>
          </table:table-cell>
          <table:table-cell office:value-type="float" office:value="741340" calcext:value-type="float">
            <text:p>741340</text:p>
          </table:table-cell>
          <table:table-cell table:formula="of:=[.$N$2]-[.H319]" office:value-type="float" office:value="127470851" calcext:value-type="float">
            <text:p>127470851</text:p>
          </table:table-cell>
          <table:table-cell table:formula="of:=ROUND([.K319]*0.8)" office:value-type="float" office:value="101976681" calcext:value-type="float">
            <text:p>101976681</text:p>
          </table:table-cell>
          <table:table-cell table:formula="of:=[.K319]-[.L319]-[.F319]-[.H319]" office:value-type="float" office:value="24367124" calcext:value-type="float">
            <text:p>24367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224118" calcext:value-type="float">
            <text:p>224118</text:p>
          </table:table-cell>
          <table:table-cell office:value-type="float" office:value="802000" calcext:value-type="float">
            <text:p>802000</text:p>
          </table:table-cell>
          <table:table-cell office:value-type="float" office:value="3558" calcext:value-type="float">
            <text:p>3558</text:p>
          </table:table-cell>
          <table:table-cell office:value-type="float" office:value="0" calcext:value-type="float">
            <text:p>0</text:p>
          </table:table-cell>
          <table:table-cell office:value-type="float" office:value="1026118" calcext:value-type="float">
            <text:p>1026118</text:p>
          </table:table-cell>
          <table:table-cell office:value-type="float" office:value="331692" calcext:value-type="float">
            <text:p>331692</text:p>
          </table:table-cell>
          <table:table-cell office:value-type="float" office:value="105086" calcext:value-type="float">
            <text:p>105086</text:p>
          </table:table-cell>
          <table:table-cell office:value-type="float" office:value="154482" calcext:value-type="float">
            <text:p>154482</text:p>
          </table:table-cell>
          <table:table-cell office:value-type="float" office:value="745361" calcext:value-type="float">
            <text:p>745361</text:p>
          </table:table-cell>
          <table:table-cell table:formula="of:=[.$N$2]-[.H320]" office:value-type="float" office:value="127470442" calcext:value-type="float">
            <text:p>127470442</text:p>
          </table:table-cell>
          <table:table-cell table:formula="of:=ROUND([.K320]*0.8)" office:value-type="float" office:value="101976354" calcext:value-type="float">
            <text:p>101976354</text:p>
          </table:table-cell>
          <table:table-cell table:formula="of:=[.K320]-[.L320]-[.F320]-[.H320]" office:value-type="float" office:value="24362884" calcext:value-type="float">
            <text:p>243628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224970" calcext:value-type="float">
            <text:p>224970</text:p>
          </table:table-cell>
          <table:table-cell office:value-type="float" office:value="803676" calcext:value-type="float">
            <text:p>803676</text:p>
          </table:table-cell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office:value-type="float" office:value="1028646" calcext:value-type="float">
            <text:p>1028646</text:p>
          </table:table-cell>
          <table:table-cell office:value-type="float" office:value="332194" calcext:value-type="float">
            <text:p>332194</text:p>
          </table:table-cell>
          <table:table-cell office:value-type="float" office:value="105499" calcext:value-type="float">
            <text:p>105499</text:p>
          </table:table-cell>
          <table:table-cell office:value-type="float" office:value="154482" calcext:value-type="float">
            <text:p>154482</text:p>
          </table:table-cell>
          <table:table-cell office:value-type="float" office:value="750190" calcext:value-type="float">
            <text:p>750190</text:p>
          </table:table-cell>
          <table:table-cell table:formula="of:=[.$N$2]-[.H321]" office:value-type="float" office:value="127470029" calcext:value-type="float">
            <text:p>127470029</text:p>
          </table:table-cell>
          <table:table-cell table:formula="of:=ROUND([.K321]*0.8)" office:value-type="float" office:value="101976023" calcext:value-type="float">
            <text:p>101976023</text:p>
          </table:table-cell>
          <table:table-cell table:formula="of:=[.K321]-[.L321]-[.F321]-[.H321]" office:value-type="float" office:value="24359861" calcext:value-type="float">
            <text:p>24359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225932" calcext:value-type="float">
            <text:p>225932</text:p>
          </table:table-cell>
          <table:table-cell office:value-type="float" office:value="805775" calcext:value-type="float">
            <text:p>805775</text:p>
          </table:table-cell>
          <table:table-cell office:value-type="float" office:value="3586" calcext:value-type="float">
            <text:p>3586</text:p>
          </table:table-cell>
          <table:table-cell office:value-type="float" office:value="0" calcext:value-type="float">
            <text:p>0</text:p>
          </table:table-cell>
          <table:table-cell office:value-type="float" office:value="1031707" calcext:value-type="float">
            <text:p>1031707</text:p>
          </table:table-cell>
          <table:table-cell office:value-type="float" office:value="332740" calcext:value-type="float">
            <text:p>332740</text:p>
          </table:table-cell>
          <table:table-cell office:value-type="float" office:value="105988" calcext:value-type="float">
            <text:p>105988</text:p>
          </table:table-cell>
          <table:table-cell office:value-type="float" office:value="159691" calcext:value-type="float">
            <text:p>159691</text:p>
          </table:table-cell>
          <table:table-cell office:value-type="float" office:value="754200" calcext:value-type="float">
            <text:p>754200</text:p>
          </table:table-cell>
          <table:table-cell table:formula="of:=[.$N$2]-[.H322]" office:value-type="float" office:value="127469540" calcext:value-type="float">
            <text:p>127469540</text:p>
          </table:table-cell>
          <table:table-cell table:formula="of:=ROUND([.K322]*0.8)" office:value-type="float" office:value="101975632" calcext:value-type="float">
            <text:p>101975632</text:p>
          </table:table-cell>
          <table:table-cell table:formula="of:=[.K322]-[.L322]-[.F322]-[.H322]" office:value-type="float" office:value="24356213" calcext:value-type="float">
            <text:p>24356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227116" calcext:value-type="float">
            <text:p>227116</text:p>
          </table:table-cell>
          <table:table-cell office:value-type="float" office:value="813959" calcext:value-type="float">
            <text:p>813959</text:p>
          </table:table-cell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office:value-type="float" office:value="1041075" calcext:value-type="float">
            <text:p>1041075</text:p>
          </table:table-cell>
          <table:table-cell office:value-type="float" office:value="334863" calcext:value-type="float">
            <text:p>334863</text:p>
          </table:table-cell>
          <table:table-cell office:value-type="float" office:value="106598" calcext:value-type="float">
            <text:p>106598</text:p>
          </table:table-cell>
          <table:table-cell office:value-type="float" office:value="159691" calcext:value-type="float">
            <text:p>159691</text:p>
          </table:table-cell>
          <table:table-cell office:value-type="float" office:value="757951" calcext:value-type="float">
            <text:p>757951</text:p>
          </table:table-cell>
          <table:table-cell table:formula="of:=[.$N$2]-[.H323]" office:value-type="float" office:value="127468930" calcext:value-type="float">
            <text:p>127468930</text:p>
          </table:table-cell>
          <table:table-cell table:formula="of:=ROUND([.K323]*0.8)" office:value-type="float" office:value="101975144" calcext:value-type="float">
            <text:p>101975144</text:p>
          </table:table-cell>
          <table:table-cell table:formula="of:=[.K323]-[.L323]-[.F323]-[.H323]" office:value-type="float" office:value="24346113" calcext:value-type="float">
            <text:p>24346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228279" calcext:value-type="float">
            <text:p>228279</text:p>
          </table:table-cell>
          <table:table-cell office:value-type="float" office:value="821390" calcext:value-type="float">
            <text:p>821390</text:p>
          </table:table-cell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office:value-type="float" office:value="1049669" calcext:value-type="float">
            <text:p>1049669</text:p>
          </table:table-cell>
          <table:table-cell office:value-type="float" office:value="336702" calcext:value-type="float">
            <text:p>336702</text:p>
          </table:table-cell>
          <table:table-cell office:value-type="float" office:value="107146" calcext:value-type="float">
            <text:p>107146</text:p>
          </table:table-cell>
          <table:table-cell office:value-type="float" office:value="159691" calcext:value-type="float">
            <text:p>159691</text:p>
          </table:table-cell>
          <table:table-cell office:value-type="float" office:value="762025" calcext:value-type="float">
            <text:p>762025</text:p>
          </table:table-cell>
          <table:table-cell table:formula="of:=[.$N$2]-[.H324]" office:value-type="float" office:value="127468382" calcext:value-type="float">
            <text:p>127468382</text:p>
          </table:table-cell>
          <table:table-cell table:formula="of:=ROUND([.K324]*0.8)" office:value-type="float" office:value="101974706" calcext:value-type="float">
            <text:p>101974706</text:p>
          </table:table-cell>
          <table:table-cell table:formula="of:=[.K324]-[.L324]-[.F324]-[.H324]" office:value-type="float" office:value="24336861" calcext:value-type="float">
            <text:p>24336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29401" calcext:value-type="float">
            <text:p>229401</text:p>
          </table:table-cell>
          <table:table-cell office:value-type="float" office:value="828423" calcext:value-type="float">
            <text:p>828423</text:p>
          </table:table-cell>
          <table:table-cell office:value-type="float" office:value="3688" calcext:value-type="float">
            <text:p>3688</text:p>
          </table:table-cell>
          <table:table-cell office:value-type="float" office:value="0" calcext:value-type="float">
            <text:p>0</text:p>
          </table:table-cell>
          <table:table-cell office:value-type="float" office:value="1057824" calcext:value-type="float">
            <text:p>1057824</text:p>
          </table:table-cell>
          <table:table-cell office:value-type="float" office:value="338240" calcext:value-type="float">
            <text:p>338240</text:p>
          </table:table-cell>
          <table:table-cell office:value-type="float" office:value="107657" calcext:value-type="float">
            <text:p>107657</text:p>
          </table:table-cell>
          <table:table-cell office:value-type="float" office:value="159691" calcext:value-type="float">
            <text:p>159691</text:p>
          </table:table-cell>
          <table:table-cell office:value-type="float" office:value="766361" calcext:value-type="float">
            <text:p>766361</text:p>
          </table:table-cell>
          <table:table-cell table:formula="of:=[.$N$2]-[.H325]" office:value-type="float" office:value="127467871" calcext:value-type="float">
            <text:p>127467871</text:p>
          </table:table-cell>
          <table:table-cell table:formula="of:=ROUND([.K325]*0.8)" office:value-type="float" office:value="101974297" calcext:value-type="float">
            <text:p>101974297</text:p>
          </table:table-cell>
          <table:table-cell table:formula="of:=[.K325]-[.L325]-[.F325]-[.H325]" office:value-type="float" office:value="24328093" calcext:value-type="float">
            <text:p>24328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30490" calcext:value-type="float">
            <text:p>230490</text:p>
          </table:table-cell>
          <table:table-cell office:value-type="float" office:value="835367" calcext:value-type="float">
            <text:p>835367</text:p>
          </table:table-cell>
          <table:table-cell office:value-type="float" office:value="3727" calcext:value-type="float">
            <text:p>3727</text:p>
          </table:table-cell>
          <table:table-cell office:value-type="float" office:value="0" calcext:value-type="float">
            <text:p>0</text:p>
          </table:table-cell>
          <table:table-cell office:value-type="float" office:value="1065857" calcext:value-type="float">
            <text:p>1065857</text:p>
          </table:table-cell>
          <table:table-cell office:value-type="float" office:value="340034" calcext:value-type="float">
            <text:p>340034</text:p>
          </table:table-cell>
          <table:table-cell office:value-type="float" office:value="108186" calcext:value-type="float">
            <text:p>108186</text:p>
          </table:table-cell>
          <table:table-cell office:value-type="float" office:value="159691" calcext:value-type="float">
            <text:p>159691</text:p>
          </table:table-cell>
          <table:table-cell office:value-type="float" office:value="770728" calcext:value-type="float">
            <text:p>770728</text:p>
          </table:table-cell>
          <table:table-cell table:formula="of:=[.$N$2]-[.H326]" office:value-type="float" office:value="127467342" calcext:value-type="float">
            <text:p>127467342</text:p>
          </table:table-cell>
          <table:table-cell table:formula="of:=ROUND([.K326]*0.8)" office:value-type="float" office:value="101973874" calcext:value-type="float">
            <text:p>101973874</text:p>
          </table:table-cell>
          <table:table-cell table:formula="of:=[.K326]-[.L326]-[.F326]-[.H326]" office:value-type="float" office:value="24319425" calcext:value-type="float">
            <text:p>24319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31429" calcext:value-type="float">
            <text:p>231429</text:p>
          </table:table-cell>
          <table:table-cell office:value-type="float" office:value="838330" calcext:value-type="float">
            <text:p>838330</text:p>
          </table:table-cell>
          <table:table-cell office:value-type="float" office:value="3752" calcext:value-type="float">
            <text:p>3752</text:p>
          </table:table-cell>
          <table:table-cell office:value-type="float" office:value="0" calcext:value-type="float">
            <text:p>0</text:p>
          </table:table-cell>
          <table:table-cell office:value-type="float" office:value="1069759" calcext:value-type="float">
            <text:p>1069759</text:p>
          </table:table-cell>
          <table:table-cell office:value-type="float" office:value="341111" calcext:value-type="float">
            <text:p>341111</text:p>
          </table:table-cell>
          <table:table-cell office:value-type="float" office:value="108660" calcext:value-type="float">
            <text:p>108660</text:p>
          </table:table-cell>
          <table:table-cell office:value-type="float" office:value="159691" calcext:value-type="float">
            <text:p>159691</text:p>
          </table:table-cell>
          <table:table-cell office:value-type="float" office:value="774930" calcext:value-type="float">
            <text:p>774930</text:p>
          </table:table-cell>
          <table:table-cell table:formula="of:=[.$N$2]-[.H327]" office:value-type="float" office:value="127466868" calcext:value-type="float">
            <text:p>127466868</text:p>
          </table:table-cell>
          <table:table-cell table:formula="of:=ROUND([.K327]*0.8)" office:value-type="float" office:value="101973494" calcext:value-type="float">
            <text:p>101973494</text:p>
          </table:table-cell>
          <table:table-cell table:formula="of:=[.K327]-[.L327]-[.F327]-[.H327]" office:value-type="float" office:value="24314955" calcext:value-type="float">
            <text:p>24314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32476" calcext:value-type="float">
            <text:p>232476</text:p>
          </table:table-cell>
          <table:table-cell office:value-type="float" office:value="839915" calcext:value-type="float">
            <text:p>839915</text:p>
          </table:table-cell>
          <table:table-cell office:value-type="float" office:value="3762" calcext:value-type="float">
            <text:p>3762</text:p>
          </table:table-cell>
          <table:table-cell office:value-type="float" office:value="0" calcext:value-type="float">
            <text:p>0</text:p>
          </table:table-cell>
          <table:table-cell office:value-type="float" office:value="1072391" calcext:value-type="float">
            <text:p>1072391</text:p>
          </table:table-cell>
          <table:table-cell office:value-type="float" office:value="341638" calcext:value-type="float">
            <text:p>341638</text:p>
          </table:table-cell>
          <table:table-cell office:value-type="float" office:value="109185" calcext:value-type="float">
            <text:p>109185</text:p>
          </table:table-cell>
          <table:table-cell office:value-type="float" office:value="159691" calcext:value-type="float">
            <text:p>159691</text:p>
          </table:table-cell>
          <table:table-cell office:value-type="float" office:value="779104" calcext:value-type="float">
            <text:p>779104</text:p>
          </table:table-cell>
          <table:table-cell table:formula="of:=[.$N$2]-[.H328]" office:value-type="float" office:value="127466343" calcext:value-type="float">
            <text:p>127466343</text:p>
          </table:table-cell>
          <table:table-cell table:formula="of:=ROUND([.K328]*0.8)" office:value-type="float" office:value="101973074" calcext:value-type="float">
            <text:p>101973074</text:p>
          </table:table-cell>
          <table:table-cell table:formula="of:=[.K328]-[.L328]-[.F328]-[.H328]" office:value-type="float" office:value="24311693" calcext:value-type="float">
            <text:p>24311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33782" calcext:value-type="float">
            <text:p>233782</text:p>
          </table:table-cell>
          <table:table-cell office:value-type="float" office:value="848382" calcext:value-type="float">
            <text:p>848382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1082164" calcext:value-type="float">
            <text:p>1082164</text:p>
          </table:table-cell>
          <table:table-cell office:value-type="float" office:value="343520" calcext:value-type="float">
            <text:p>343520</text:p>
          </table:table-cell>
          <table:table-cell office:value-type="float" office:value="109811" calcext:value-type="float">
            <text:p>109811</text:p>
          </table:table-cell>
          <table:table-cell office:value-type="float" office:value="164971" calcext:value-type="float">
            <text:p>164971</text:p>
          </table:table-cell>
          <table:table-cell office:value-type="float" office:value="784693" calcext:value-type="float">
            <text:p>784693</text:p>
          </table:table-cell>
          <table:table-cell table:formula="of:=[.$N$2]-[.H329]" office:value-type="float" office:value="127465717" calcext:value-type="float">
            <text:p>127465717</text:p>
          </table:table-cell>
          <table:table-cell table:formula="of:=ROUND([.K329]*0.8)" office:value-type="float" office:value="101972574" calcext:value-type="float">
            <text:p>101972574</text:p>
          </table:table-cell>
          <table:table-cell table:formula="of:=[.K329]-[.L329]-[.F329]-[.H329]" office:value-type="float" office:value="24301168" calcext:value-type="float">
            <text:p>24301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34964" calcext:value-type="float">
            <text:p>234964</text:p>
          </table:table-cell>
          <table:table-cell office:value-type="float" office:value="857039" calcext:value-type="float">
            <text:p>857039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345518" calcext:value-type="float">
            <text:p>345518</text:p>
          </table:table-cell>
          <table:table-cell office:value-type="float" office:value="110379" calcext:value-type="float">
            <text:p>110379</text:p>
          </table:table-cell>
          <table:table-cell office:value-type="float" office:value="164971" calcext:value-type="float">
            <text:p>164971</text:p>
          </table:table-cell>
          <table:table-cell office:value-type="float" office:value="791516" calcext:value-type="float">
            <text:p>791516</text:p>
          </table:table-cell>
          <table:table-cell table:formula="of:=[.$N$2]-[.H330]" office:value-type="float" office:value="127465149" calcext:value-type="float">
            <text:p>127465149</text:p>
          </table:table-cell>
          <table:table-cell table:formula="of:=ROUND([.K330]*0.8)" office:value-type="float" office:value="101972119" calcext:value-type="float">
            <text:p>101972119</text:p>
          </table:table-cell>
          <table:table-cell table:formula="of:=[.K330]-[.L330]-[.F330]-[.H330]" office:value-type="float" office:value="24290648" calcext:value-type="float">
            <text:p>24290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36165" calcext:value-type="float">
            <text:p>236165</text:p>
          </table:table-cell>
          <table:table-cell office:value-type="float" office:value="864862" calcext:value-type="float">
            <text:p>864862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1101027" calcext:value-type="float">
            <text:p>1101027</text:p>
          </table:table-cell>
          <table:table-cell office:value-type="float" office:value="347536" calcext:value-type="float">
            <text:p>347536</text:p>
          </table:table-cell>
          <table:table-cell office:value-type="float" office:value="110933" calcext:value-type="float">
            <text:p>110933</text:p>
          </table:table-cell>
          <table:table-cell office:value-type="float" office:value="164971" calcext:value-type="float">
            <text:p>164971</text:p>
          </table:table-cell>
          <table:table-cell office:value-type="float" office:value="798037" calcext:value-type="float">
            <text:p>798037</text:p>
          </table:table-cell>
          <table:table-cell table:formula="of:=[.$N$2]-[.H331]" office:value-type="float" office:value="127464595" calcext:value-type="float">
            <text:p>127464595</text:p>
          </table:table-cell>
          <table:table-cell table:formula="of:=ROUND([.K331]*0.8)" office:value-type="float" office:value="101971676" calcext:value-type="float">
            <text:p>101971676</text:p>
          </table:table-cell>
          <table:table-cell table:formula="of:=[.K331]-[.L331]-[.F331]-[.H331]" office:value-type="float" office:value="24280959" calcext:value-type="float">
            <text:p>24280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237328" calcext:value-type="float">
            <text:p>237328</text:p>
          </table:table-cell>
          <table:table-cell office:value-type="float" office:value="872845" calcext:value-type="float">
            <text:p>872845</text:p>
          </table:table-cell>
          <table:table-cell office:value-type="float" office:value="3908" calcext:value-type="float">
            <text:p>3908</text:p>
          </table:table-cell>
          <table:table-cell office:value-type="float" office:value="0" calcext:value-type="float">
            <text:p>0</text:p>
          </table:table-cell>
          <table:table-cell office:value-type="float" office:value="1110173" calcext:value-type="float">
            <text:p>1110173</text:p>
          </table:table-cell>
          <table:table-cell office:value-type="float" office:value="349304" calcext:value-type="float">
            <text:p>349304</text:p>
          </table:table-cell>
          <table:table-cell office:value-type="float" office:value="111513" calcext:value-type="float">
            <text:p>111513</text:p>
          </table:table-cell>
          <table:table-cell office:value-type="float" office:value="164971" calcext:value-type="float">
            <text:p>164971</text:p>
          </table:table-cell>
          <table:table-cell office:value-type="float" office:value="803581" calcext:value-type="float">
            <text:p>803581</text:p>
          </table:table-cell>
          <table:table-cell table:formula="of:=[.$N$2]-[.H332]" office:value-type="float" office:value="127464015" calcext:value-type="float">
            <text:p>127464015</text:p>
          </table:table-cell>
          <table:table-cell table:formula="of:=ROUND([.K332]*0.8)" office:value-type="float" office:value="101971212" calcext:value-type="float">
            <text:p>101971212</text:p>
          </table:table-cell>
          <table:table-cell table:formula="of:=[.K332]-[.L332]-[.F332]-[.H332]" office:value-type="float" office:value="24271117" calcext:value-type="float">
            <text:p>24271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238439" calcext:value-type="float">
            <text:p>238439</text:p>
          </table:table-cell>
          <table:table-cell office:value-type="float" office:value="880630" calcext:value-type="float">
            <text:p>880630</text:p>
          </table:table-cell>
          <table:table-cell office:value-type="float" office:value="3937" calcext:value-type="float">
            <text:p>3937</text:p>
          </table:table-cell>
          <table:table-cell office:value-type="float" office:value="0" calcext:value-type="float">
            <text:p>0</text:p>
          </table:table-cell>
          <table:table-cell office:value-type="float" office:value="1119069" calcext:value-type="float">
            <text:p>1119069</text:p>
          </table:table-cell>
          <table:table-cell office:value-type="float" office:value="351284" calcext:value-type="float">
            <text:p>351284</text:p>
          </table:table-cell>
          <table:table-cell office:value-type="float" office:value="112093" calcext:value-type="float">
            <text:p>112093</text:p>
          </table:table-cell>
          <table:table-cell office:value-type="float" office:value="164971" calcext:value-type="float">
            <text:p>164971</text:p>
          </table:table-cell>
          <table:table-cell office:value-type="float" office:value="803581" calcext:value-type="float">
            <text:p>803581</text:p>
          </table:table-cell>
          <table:table-cell table:formula="of:=[.$N$2]-[.H333]" office:value-type="float" office:value="127463435" calcext:value-type="float">
            <text:p>127463435</text:p>
          </table:table-cell>
          <table:table-cell table:formula="of:=ROUND([.K333]*0.8)" office:value-type="float" office:value="101970748" calcext:value-type="float">
            <text:p>101970748</text:p>
          </table:table-cell>
          <table:table-cell table:formula="of:=[.K333]-[.L333]-[.F333]-[.H333]" office:value-type="float" office:value="24261525" calcext:value-type="float">
            <text:p>24261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239400" calcext:value-type="float">
            <text:p>239400</text:p>
          </table:table-cell>
          <table:table-cell office:value-type="float" office:value="884043" calcext:value-type="float">
            <text:p>884043</text:p>
          </table:table-cell>
          <table:table-cell office:value-type="float" office:value="3952" calcext:value-type="float">
            <text:p>3952</text:p>
          </table:table-cell>
          <table:table-cell office:value-type="float" office:value="0" calcext:value-type="float">
            <text:p>0</text:p>
          </table:table-cell>
          <table:table-cell office:value-type="float" office:value="1123443" calcext:value-type="float">
            <text:p>1123443</text:p>
          </table:table-cell>
          <table:table-cell office:value-type="float" office:value="352523" calcext:value-type="float">
            <text:p>352523</text:p>
          </table:table-cell>
          <table:table-cell office:value-type="float" office:value="112583" calcext:value-type="float">
            <text:p>112583</text:p>
          </table:table-cell>
          <table:table-cell office:value-type="float" office:value="164971" calcext:value-type="float">
            <text:p>164971</text:p>
          </table:table-cell>
          <table:table-cell office:value-type="float" office:value="813254" calcext:value-type="float">
            <text:p>813254</text:p>
          </table:table-cell>
          <table:table-cell table:formula="of:=[.$N$2]-[.H334]" office:value-type="float" office:value="127462945" calcext:value-type="float">
            <text:p>127462945</text:p>
          </table:table-cell>
          <table:table-cell table:formula="of:=ROUND([.K334]*0.8)" office:value-type="float" office:value="101970356" calcext:value-type="float">
            <text:p>101970356</text:p>
          </table:table-cell>
          <table:table-cell table:formula="of:=[.K334]-[.L334]-[.F334]-[.H334]" office:value-type="float" office:value="24256563" calcext:value-type="float">
            <text:p>24256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240371" calcext:value-type="float">
            <text:p>240371</text:p>
          </table:table-cell>
          <table:table-cell office:value-type="float" office:value="885852" calcext:value-type="float">
            <text:p>885852</text:p>
          </table:table-cell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353119" calcext:value-type="float">
            <text:p>353119</text:p>
          </table:table-cell>
          <table:table-cell office:value-type="float" office:value="113074" calcext:value-type="float">
            <text:p>113074</text:p>
          </table:table-cell>
          <table:table-cell office:value-type="float" office:value="164971" calcext:value-type="float">
            <text:p>164971</text:p>
          </table:table-cell>
          <table:table-cell office:value-type="float" office:value="818397" calcext:value-type="float">
            <text:p>818397</text:p>
          </table:table-cell>
          <table:table-cell table:formula="of:=[.$N$2]-[.H335]" office:value-type="float" office:value="127462454" calcext:value-type="float">
            <text:p>127462454</text:p>
          </table:table-cell>
          <table:table-cell table:formula="of:=ROUND([.K335]*0.8)" office:value-type="float" office:value="101969963" calcext:value-type="float">
            <text:p>101969963</text:p>
          </table:table-cell>
          <table:table-cell table:formula="of:=[.K335]-[.L335]-[.F335]-[.H335]" office:value-type="float" office:value="24253194" calcext:value-type="float">
            <text:p>24253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241670" calcext:value-type="float">
            <text:p>241670</text:p>
          </table:table-cell>
          <table:table-cell office:value-type="float" office:value="894656" calcext:value-type="float">
            <text:p>894656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1136326" calcext:value-type="float">
            <text:p>1136326</text:p>
          </table:table-cell>
          <table:table-cell office:value-type="float" office:value="355277" calcext:value-type="float">
            <text:p>355277</text:p>
          </table:table-cell>
          <table:table-cell office:value-type="float" office:value="113664" calcext:value-type="float">
            <text:p>113664</text:p>
          </table:table-cell>
          <table:table-cell office:value-type="float" office:value="170957" calcext:value-type="float">
            <text:p>170957</text:p>
          </table:table-cell>
          <table:table-cell office:value-type="float" office:value="823586" calcext:value-type="float">
            <text:p>823586</text:p>
          </table:table-cell>
          <table:table-cell table:formula="of:=[.$N$2]-[.H336]" office:value-type="float" office:value="127461864" calcext:value-type="float">
            <text:p>127461864</text:p>
          </table:table-cell>
          <table:table-cell table:formula="of:=ROUND([.K336]*0.8)" office:value-type="float" office:value="101969491" calcext:value-type="float">
            <text:p>101969491</text:p>
          </table:table-cell>
          <table:table-cell table:formula="of:=[.K336]-[.L336]-[.F336]-[.H336]" office:value-type="float" office:value="24242383" calcext:value-type="float">
            <text:p>2424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243006" calcext:value-type="float">
            <text:p>243006</text:p>
          </table:table-cell>
          <table:table-cell office:value-type="float" office:value="903979" calcext:value-type="float">
            <text:p>903979</text:p>
          </table:table-cell>
          <table:table-cell office:value-type="float" office:value="4039" calcext:value-type="float">
            <text:p>4039</text:p>
          </table:table-cell>
          <table:table-cell office:value-type="float" office:value="0" calcext:value-type="float">
            <text:p>0</text:p>
          </table:table-cell>
          <table:table-cell office:value-type="float" office:value="1146985" calcext:value-type="float">
            <text:p>1146985</text:p>
          </table:table-cell>
          <table:table-cell office:value-type="float" office:value="357534" calcext:value-type="float">
            <text:p>357534</text:p>
          </table:table-cell>
          <table:table-cell office:value-type="float" office:value="114342" calcext:value-type="float">
            <text:p>114342</text:p>
          </table:table-cell>
          <table:table-cell office:value-type="float" office:value="170957" calcext:value-type="float">
            <text:p>170957</text:p>
          </table:table-cell>
          <table:table-cell office:value-type="float" office:value="829817" calcext:value-type="float">
            <text:p>829817</text:p>
          </table:table-cell>
          <table:table-cell table:formula="of:=[.$N$2]-[.H337]" office:value-type="float" office:value="127461186" calcext:value-type="float">
            <text:p>127461186</text:p>
          </table:table-cell>
          <table:table-cell table:formula="of:=ROUND([.K337]*0.8)" office:value-type="float" office:value="101968949" calcext:value-type="float">
            <text:p>101968949</text:p>
          </table:table-cell>
          <table:table-cell table:formula="of:=[.K337]-[.L337]-[.F337]-[.H337]" office:value-type="float" office:value="24230910" calcext:value-type="float">
            <text:p>24230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244283" calcext:value-type="float">
            <text:p>244283</text:p>
          </table:table-cell>
          <table:table-cell office:value-type="float" office:value="913092" calcext:value-type="float">
            <text:p>913092</text:p>
          </table:table-cell>
          <table:table-cell office:value-type="float" office:value="4084" calcext:value-type="float">
            <text:p>4084</text:p>
          </table:table-cell>
          <table:table-cell office:value-type="float" office:value="0" calcext:value-type="float">
            <text:p>0</text:p>
          </table:table-cell>
          <table:table-cell office:value-type="float" office:value="1157375" calcext:value-type="float">
            <text:p>1157375</text:p>
          </table:table-cell>
          <table:table-cell office:value-type="float" office:value="360015" calcext:value-type="float">
            <text:p>360015</text:p>
          </table:table-cell>
          <table:table-cell office:value-type="float" office:value="115000" calcext:value-type="float">
            <text:p>115000</text:p>
          </table:table-cell>
          <table:table-cell office:value-type="float" office:value="170957" calcext:value-type="float">
            <text:p>170957</text:p>
          </table:table-cell>
          <table:table-cell office:value-type="float" office:value="836567" calcext:value-type="float">
            <text:p>836567</text:p>
          </table:table-cell>
          <table:table-cell table:formula="of:=[.$N$2]-[.H338]" office:value-type="float" office:value="127460528" calcext:value-type="float">
            <text:p>127460528</text:p>
          </table:table-cell>
          <table:table-cell table:formula="of:=ROUND([.K338]*0.8)" office:value-type="float" office:value="101968422" calcext:value-type="float">
            <text:p>101968422</text:p>
          </table:table-cell>
          <table:table-cell table:formula="of:=[.K338]-[.L338]-[.F338]-[.H338]" office:value-type="float" office:value="24219731" calcext:value-type="float">
            <text:p>24219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245419" calcext:value-type="float">
            <text:p>245419</text:p>
          </table:table-cell>
          <table:table-cell office:value-type="float" office:value="922035" calcext:value-type="float">
            <text:p>922035</text:p>
          </table:table-cell>
          <table:table-cell office:value-type="float" office:value="4127" calcext:value-type="float">
            <text:p>4127</text:p>
          </table:table-cell>
          <table:table-cell office:value-type="float" office:value="0" calcext:value-type="float">
            <text:p>0</text:p>
          </table:table-cell>
          <table:table-cell office:value-type="float" office:value="1167454" calcext:value-type="float">
            <text:p>1167454</text:p>
          </table:table-cell>
          <table:table-cell office:value-type="float" office:value="362558" calcext:value-type="float">
            <text:p>362558</text:p>
          </table:table-cell>
          <table:table-cell office:value-type="float" office:value="115599" calcext:value-type="float">
            <text:p>115599</text:p>
          </table:table-cell>
          <table:table-cell office:value-type="float" office:value="170957" calcext:value-type="float">
            <text:p>170957</text:p>
          </table:table-cell>
          <table:table-cell office:value-type="float" office:value="843231" calcext:value-type="float">
            <text:p>843231</text:p>
          </table:table-cell>
          <table:table-cell table:formula="of:=[.$N$2]-[.H339]" office:value-type="float" office:value="127459929" calcext:value-type="float">
            <text:p>127459929</text:p>
          </table:table-cell>
          <table:table-cell table:formula="of:=ROUND([.K339]*0.8)" office:value-type="float" office:value="101967943" calcext:value-type="float">
            <text:p>101967943</text:p>
          </table:table-cell>
          <table:table-cell table:formula="of:=[.K339]-[.L339]-[.F339]-[.H339]" office:value-type="float" office:value="24208933" calcext:value-type="float">
            <text:p>24208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246555" calcext:value-type="float">
            <text:p>246555</text:p>
          </table:table-cell>
          <table:table-cell office:value-type="float" office:value="930739" calcext:value-type="float">
            <text:p>930739</text:p>
          </table:table-cell>
          <table:table-cell office:value-type="float" office:value="4162" calcext:value-type="float">
            <text:p>4162</text:p>
          </table:table-cell>
          <table:table-cell office:value-type="float" office:value="0" calcext:value-type="float">
            <text:p>0</text:p>
          </table:table-cell>
          <table:table-cell office:value-type="float" office:value="1177294" calcext:value-type="float">
            <text:p>1177294</text:p>
          </table:table-cell>
          <table:table-cell office:value-type="float" office:value="365000" calcext:value-type="float">
            <text:p>365000</text:p>
          </table:table-cell>
          <table:table-cell office:value-type="float" office:value="116133" calcext:value-type="float">
            <text:p>116133</text:p>
          </table:table-cell>
          <table:table-cell office:value-type="float" office:value="170957" calcext:value-type="float">
            <text:p>170957</text:p>
          </table:table-cell>
          <table:table-cell office:value-type="float" office:value="852719" calcext:value-type="float">
            <text:p>852719</text:p>
          </table:table-cell>
          <table:table-cell table:formula="of:=[.$N$2]-[.H340]" office:value-type="float" office:value="127459395" calcext:value-type="float">
            <text:p>127459395</text:p>
          </table:table-cell>
          <table:table-cell table:formula="of:=ROUND([.K340]*0.8)" office:value-type="float" office:value="101967516" calcext:value-type="float">
            <text:p>101967516</text:p>
          </table:table-cell>
          <table:table-cell table:formula="of:=[.K340]-[.L340]-[.F340]-[.H340]" office:value-type="float" office:value="24198452" calcext:value-type="float">
            <text:p>24198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47600" calcext:value-type="float">
            <text:p>247600</text:p>
          </table:table-cell>
          <table:table-cell office:value-type="float" office:value="934823" calcext:value-type="float">
            <text:p>934823</text:p>
          </table:table-cell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office:value-type="float" office:value="1182423" calcext:value-type="float">
            <text:p>1182423</text:p>
          </table:table-cell>
          <table:table-cell office:value-type="float" office:value="366454" calcext:value-type="float">
            <text:p>366454</text:p>
          </table:table-cell>
          <table:table-cell office:value-type="float" office:value="116671" calcext:value-type="float">
            <text:p>116671</text:p>
          </table:table-cell>
          <table:table-cell office:value-type="float" office:value="170957" calcext:value-type="float">
            <text:p>170957</text:p>
          </table:table-cell>
          <table:table-cell office:value-type="float" office:value="859463" calcext:value-type="float">
            <text:p>859463</text:p>
          </table:table-cell>
          <table:table-cell table:formula="of:=[.$N$2]-[.H341]" office:value-type="float" office:value="127458857" calcext:value-type="float">
            <text:p>127458857</text:p>
          </table:table-cell>
          <table:table-cell table:formula="of:=ROUND([.K341]*0.8)" office:value-type="float" office:value="101967086" calcext:value-type="float">
            <text:p>101967086</text:p>
          </table:table-cell>
          <table:table-cell table:formula="of:=[.K341]-[.L341]-[.F341]-[.H341]" office:value-type="float" office:value="24192677" calcext:value-type="float">
            <text:p>24192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48729" calcext:value-type="float">
            <text:p>248729</text:p>
          </table:table-cell>
          <table:table-cell office:value-type="float" office:value="936571" calcext:value-type="float">
            <text:p>936571</text:p>
          </table:table-cell>
          <table:table-cell office:value-type="float" office:value="4192" calcext:value-type="float">
            <text:p>4192</text:p>
          </table:table-cell>
          <table:table-cell office:value-type="float" office:value="0" calcext:value-type="float">
            <text:p>0</text:p>
          </table:table-cell>
          <table:table-cell office:value-type="float" office:value="1185300" calcext:value-type="float">
            <text:p>1185300</text:p>
          </table:table-cell>
          <table:table-cell office:value-type="float" office:value="367122" calcext:value-type="float">
            <text:p>367122</text:p>
          </table:table-cell>
          <table:table-cell office:value-type="float" office:value="117239" calcext:value-type="float">
            <text:p>117239</text:p>
          </table:table-cell>
          <table:table-cell office:value-type="float" office:value="170957" calcext:value-type="float">
            <text:p>170957</text:p>
          </table:table-cell>
          <table:table-cell office:value-type="float" office:value="866186" calcext:value-type="float">
            <text:p>866186</text:p>
          </table:table-cell>
          <table:table-cell table:formula="of:=[.$N$2]-[.H342]" office:value-type="float" office:value="127458289" calcext:value-type="float">
            <text:p>127458289</text:p>
          </table:table-cell>
          <table:table-cell table:formula="of:=ROUND([.K342]*0.8)" office:value-type="float" office:value="101966631" calcext:value-type="float">
            <text:p>101966631</text:p>
          </table:table-cell>
          <table:table-cell table:formula="of:=[.K342]-[.L342]-[.F342]-[.H342]" office:value-type="float" office:value="24189119" calcext:value-type="float">
            <text:p>24189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50115" calcext:value-type="float">
            <text:p>250115</text:p>
          </table:table-cell>
          <table:table-cell office:value-type="float" office:value="946977" calcext:value-type="float">
            <text:p>946977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office:value-type="float" office:value="1197092" calcext:value-type="float">
            <text:p>1197092</text:p>
          </table:table-cell>
          <table:table-cell office:value-type="float" office:value="369729" calcext:value-type="float">
            <text:p>369729</text:p>
          </table:table-cell>
          <table:table-cell office:value-type="float" office:value="117941" calcext:value-type="float">
            <text:p>117941</text:p>
          </table:table-cell>
          <table:table-cell office:value-type="float" office:value="177413" calcext:value-type="float">
            <text:p>177413</text:p>
          </table:table-cell>
          <table:table-cell office:value-type="float" office:value="873555" calcext:value-type="float">
            <text:p>873555</text:p>
          </table:table-cell>
          <table:table-cell table:formula="of:=[.$N$2]-[.H343]" office:value-type="float" office:value="127457587" calcext:value-type="float">
            <text:p>127457587</text:p>
          </table:table-cell>
          <table:table-cell table:formula="of:=ROUND([.K343]*0.8)" office:value-type="float" office:value="101966070" calcext:value-type="float">
            <text:p>101966070</text:p>
          </table:table-cell>
          <table:table-cell table:formula="of:=[.K343]-[.L343]-[.F343]-[.H343]" office:value-type="float" office:value="24176484" calcext:value-type="float">
            <text:p>24176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51575" calcext:value-type="float">
            <text:p>251575</text:p>
          </table:table-cell>
          <table:table-cell office:value-type="float" office:value="957390" calcext:value-type="float">
            <text:p>957390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1208965" calcext:value-type="float">
            <text:p>1208965</text:p>
          </table:table-cell>
          <table:table-cell office:value-type="float" office:value="372342" calcext:value-type="float">
            <text:p>372342</text:p>
          </table:table-cell>
          <table:table-cell office:value-type="float" office:value="118671" calcext:value-type="float">
            <text:p>118671</text:p>
          </table:table-cell>
          <table:table-cell office:value-type="float" office:value="177413" calcext:value-type="float">
            <text:p>177413</text:p>
          </table:table-cell>
          <table:table-cell office:value-type="float" office:value="881050" calcext:value-type="float">
            <text:p>881050</text:p>
          </table:table-cell>
          <table:table-cell table:formula="of:=[.$N$2]-[.H344]" office:value-type="float" office:value="127456857" calcext:value-type="float">
            <text:p>127456857</text:p>
          </table:table-cell>
          <table:table-cell table:formula="of:=ROUND([.K344]*0.8)" office:value-type="float" office:value="101965486" calcext:value-type="float">
            <text:p>101965486</text:p>
          </table:table-cell>
          <table:table-cell table:formula="of:=[.K344]-[.L344]-[.F344]-[.H344]" office:value-type="float" office:value="24163735" calcext:value-type="float">
            <text:p>2416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2905" calcext:value-type="float">
            <text:p>252905</text:p>
          </table:table-cell>
          <table:table-cell office:value-type="float" office:value="967320" calcext:value-type="float">
            <text:p>967320</text:p>
          </table:table-cell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office:value-type="float" office:value="1220225" calcext:value-type="float">
            <text:p>1220225</text:p>
          </table:table-cell>
          <table:table-cell office:value-type="float" office:value="375057" calcext:value-type="float">
            <text:p>375057</text:p>
          </table:table-cell>
          <table:table-cell office:value-type="float" office:value="119342" calcext:value-type="float">
            <text:p>119342</text:p>
          </table:table-cell>
          <table:table-cell office:value-type="float" office:value="177413" calcext:value-type="float">
            <text:p>177413</text:p>
          </table:table-cell>
          <table:table-cell office:value-type="float" office:value="889168" calcext:value-type="float">
            <text:p>889168</text:p>
          </table:table-cell>
          <table:table-cell table:formula="of:=[.$N$2]-[.H345]" office:value-type="float" office:value="127456186" calcext:value-type="float">
            <text:p>127456186</text:p>
          </table:table-cell>
          <table:table-cell table:formula="of:=ROUND([.K345]*0.8)" office:value-type="float" office:value="101964949" calcext:value-type="float">
            <text:p>101964949</text:p>
          </table:table-cell>
          <table:table-cell table:formula="of:=[.K345]-[.L345]-[.F345]-[.H345]" office:value-type="float" office:value="24151670" calcext:value-type="float">
            <text:p>24151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54283" calcext:value-type="float">
            <text:p>254283</text:p>
          </table:table-cell>
          <table:table-cell office:value-type="float" office:value="977246" calcext:value-type="float">
            <text:p>977246</text:p>
          </table:table-cell>
          <table:table-cell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231529" calcext:value-type="float">
            <text:p>1231529</text:p>
          </table:table-cell>
          <table:table-cell office:value-type="float" office:value="377836" calcext:value-type="float">
            <text:p>377836</text:p>
          </table:table-cell>
          <table:table-cell office:value-type="float" office:value="120028" calcext:value-type="float">
            <text:p>120028</text:p>
          </table:table-cell>
          <table:table-cell office:value-type="float" office:value="177413" calcext:value-type="float">
            <text:p>177413</text:p>
          </table:table-cell>
          <table:table-cell office:value-type="float" office:value="896130" calcext:value-type="float">
            <text:p>896130</text:p>
          </table:table-cell>
          <table:table-cell table:formula="of:=[.$N$2]-[.H346]" office:value-type="float" office:value="127455500" calcext:value-type="float">
            <text:p>127455500</text:p>
          </table:table-cell>
          <table:table-cell table:formula="of:=ROUND([.K346]*0.8)" office:value-type="float" office:value="101964400" calcext:value-type="float">
            <text:p>101964400</text:p>
          </table:table-cell>
          <table:table-cell table:formula="of:=[.K346]-[.L346]-[.F346]-[.H346]" office:value-type="float" office:value="24139543" calcext:value-type="float">
            <text:p>24139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55610" calcext:value-type="float">
            <text:p>255610</text:p>
          </table:table-cell>
          <table:table-cell office:value-type="float" office:value="987101" calcext:value-type="float">
            <text:p>987101</text:p>
          </table:table-cell>
          <table:table-cell office:value-type="float" office:value="4355" calcext:value-type="float">
            <text:p>4355</text:p>
          </table:table-cell>
          <table:table-cell office:value-type="float" office:value="0" calcext:value-type="float">
            <text:p>0</text:p>
          </table:table-cell>
          <table:table-cell office:value-type="float" office:value="1242711" calcext:value-type="float">
            <text:p>1242711</text:p>
          </table:table-cell>
          <table:table-cell office:value-type="float" office:value="380619" calcext:value-type="float">
            <text:p>380619</text:p>
          </table:table-cell>
          <table:table-cell office:value-type="float" office:value="120688" calcext:value-type="float">
            <text:p>120688</text:p>
          </table:table-cell>
          <table:table-cell office:value-type="float" office:value="177413" calcext:value-type="float">
            <text:p>177413</text:p>
          </table:table-cell>
          <table:table-cell office:value-type="float" office:value="904042" calcext:value-type="float">
            <text:p>904042</text:p>
          </table:table-cell>
          <table:table-cell table:formula="of:=[.$N$2]-[.H347]" office:value-type="float" office:value="127454840" calcext:value-type="float">
            <text:p>127454840</text:p>
          </table:table-cell>
          <table:table-cell table:formula="of:=ROUND([.K347]*0.8)" office:value-type="float" office:value="101963872" calcext:value-type="float">
            <text:p>101963872</text:p>
          </table:table-cell>
          <table:table-cell table:formula="of:=[.K347]-[.L347]-[.F347]-[.H347]" office:value-type="float" office:value="24127569" calcext:value-type="float">
            <text:p>24127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56851" calcext:value-type="float">
            <text:p>256851</text:p>
          </table:table-cell>
          <table:table-cell office:value-type="float" office:value="991971" calcext:value-type="float">
            <text:p>991971</text:p>
          </table:table-cell>
          <table:table-cell office:value-type="float" office:value="4376" calcext:value-type="float">
            <text:p>4376</text:p>
          </table:table-cell>
          <table:table-cell office:value-type="float" office:value="0" calcext:value-type="float">
            <text:p>0</text:p>
          </table:table-cell>
          <table:table-cell office:value-type="float" office:value="1248822" calcext:value-type="float">
            <text:p>1248822</text:p>
          </table:table-cell>
          <table:table-cell office:value-type="float" office:value="381934" calcext:value-type="float">
            <text:p>381934</text:p>
          </table:table-cell>
          <table:table-cell office:value-type="float" office:value="121315" calcext:value-type="float">
            <text:p>121315</text:p>
          </table:table-cell>
          <table:table-cell office:value-type="float" office:value="177413" calcext:value-type="float">
            <text:p>177413</text:p>
          </table:table-cell>
          <table:table-cell office:value-type="float" office:value="911965" calcext:value-type="float">
            <text:p>911965</text:p>
          </table:table-cell>
          <table:table-cell table:formula="of:=[.$N$2]-[.H348]" office:value-type="float" office:value="127454213" calcext:value-type="float">
            <text:p>127454213</text:p>
          </table:table-cell>
          <table:table-cell table:formula="of:=ROUND([.K348]*0.8)" office:value-type="float" office:value="101963370" calcext:value-type="float">
            <text:p>101963370</text:p>
          </table:table-cell>
          <table:table-cell table:formula="of:=[.K348]-[.L348]-[.F348]-[.H348]" office:value-type="float" office:value="24120706" calcext:value-type="float">
            <text:p>24120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58012" calcext:value-type="float">
            <text:p>258012</text:p>
          </table:table-cell>
          <table:table-cell office:value-type="float" office:value="993961" calcext:value-type="float">
            <text:p>993961</text:p>
          </table:table-cell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1251973" calcext:value-type="float">
            <text:p>1251973</text:p>
          </table:table-cell>
          <table:table-cell office:value-type="float" office:value="382558" calcext:value-type="float">
            <text:p>382558</text:p>
          </table:table-cell>
          <table:table-cell office:value-type="float" office:value="121905" calcext:value-type="float">
            <text:p>121905</text:p>
          </table:table-cell>
          <table:table-cell office:value-type="float" office:value="177413" calcext:value-type="float">
            <text:p>177413</text:p>
          </table:table-cell>
          <table:table-cell office:value-type="float" office:value="918681" calcext:value-type="float">
            <text:p>918681</text:p>
          </table:table-cell>
          <table:table-cell table:formula="of:=[.$N$2]-[.H349]" office:value-type="float" office:value="127453623" calcext:value-type="float">
            <text:p>127453623</text:p>
          </table:table-cell>
          <table:table-cell table:formula="of:=ROUND([.K349]*0.8)" office:value-type="float" office:value="101962898" calcext:value-type="float">
            <text:p>101962898</text:p>
          </table:table-cell>
          <table:table-cell table:formula="of:=[.K349]-[.L349]-[.F349]-[.H349]" office:value-type="float" office:value="24116847" calcext:value-type="float">
            <text:p>24116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59480" calcext:value-type="float">
            <text:p>259480</text:p>
          </table:table-cell>
          <table:table-cell office:value-type="float" office:value="1005550" calcext:value-type="float">
            <text:p>1005550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  <table:table-cell office:value-type="float" office:value="1265030" calcext:value-type="float">
            <text:p>1265030</text:p>
          </table:table-cell>
          <table:table-cell office:value-type="float" office:value="385467" calcext:value-type="float">
            <text:p>385467</text:p>
          </table:table-cell>
          <table:table-cell office:value-type="float" office:value="122642" calcext:value-type="float">
            <text:p>122642</text:p>
          </table:table-cell>
          <table:table-cell office:value-type="float" office:value="183855" calcext:value-type="float">
            <text:p>183855</text:p>
          </table:table-cell>
          <table:table-cell office:value-type="float" office:value="927754" calcext:value-type="float">
            <text:p>927754</text:p>
          </table:table-cell>
          <table:table-cell table:formula="of:=[.$N$2]-[.H350]" office:value-type="float" office:value="127452886" calcext:value-type="float">
            <text:p>127452886</text:p>
          </table:table-cell>
          <table:table-cell table:formula="of:=ROUND([.K350]*0.8)" office:value-type="float" office:value="101962309" calcext:value-type="float">
            <text:p>101962309</text:p>
          </table:table-cell>
          <table:table-cell table:formula="of:=[.K350]-[.L350]-[.F350]-[.H350]" office:value-type="float" office:value="24102905" calcext:value-type="float">
            <text:p>24102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61030" calcext:value-type="float">
            <text:p>261030</text:p>
          </table:table-cell>
          <table:table-cell office:value-type="float" office:value="1016922" calcext:value-type="float">
            <text:p>1016922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1277952" calcext:value-type="float">
            <text:p>1277952</text:p>
          </table:table-cell>
          <table:table-cell office:value-type="float" office:value="388252" calcext:value-type="float">
            <text:p>388252</text:p>
          </table:table-cell>
          <table:table-cell office:value-type="float" office:value="123416" calcext:value-type="float">
            <text:p>123416</text:p>
          </table:table-cell>
          <table:table-cell office:value-type="float" office:value="183855" calcext:value-type="float">
            <text:p>183855</text:p>
          </table:table-cell>
          <table:table-cell office:value-type="float" office:value="938089" calcext:value-type="float">
            <text:p>938089</text:p>
          </table:table-cell>
          <table:table-cell table:formula="of:=[.$N$2]-[.H351]" office:value-type="float" office:value="127452112" calcext:value-type="float">
            <text:p>127452112</text:p>
          </table:table-cell>
          <table:table-cell table:formula="of:=ROUND([.K351]*0.8)" office:value-type="float" office:value="101961690" calcext:value-type="float">
            <text:p>101961690</text:p>
          </table:table-cell>
          <table:table-cell table:formula="of:=[.K351]-[.L351]-[.F351]-[.H351]" office:value-type="float" office:value="24089054" calcext:value-type="float">
            <text:p>24089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62573" calcext:value-type="float">
            <text:p>262573</text:p>
          </table:table-cell>
          <table:table-cell office:value-type="float" office:value="1027557" calcext:value-type="float">
            <text:p>1027557</text:p>
          </table:table-cell>
          <table:table-cell office:value-type="float" office:value="4519" calcext:value-type="float">
            <text:p>4519</text:p>
          </table:table-cell>
          <table:table-cell office:value-type="float" office:value="0" calcext:value-type="float">
            <text:p>0</text:p>
          </table:table-cell>
          <table:table-cell office:value-type="float" office:value="1290130" calcext:value-type="float">
            <text:p>1290130</text:p>
          </table:table-cell>
          <table:table-cell office:value-type="float" office:value="391020" calcext:value-type="float">
            <text:p>391020</text:p>
          </table:table-cell>
          <table:table-cell office:value-type="float" office:value="124216" calcext:value-type="float">
            <text:p>124216</text:p>
          </table:table-cell>
          <table:table-cell office:value-type="float" office:value="183855" calcext:value-type="float">
            <text:p>183855</text:p>
          </table:table-cell>
          <table:table-cell office:value-type="float" office:value="945673" calcext:value-type="float">
            <text:p>945673</text:p>
          </table:table-cell>
          <table:table-cell table:formula="of:=[.$N$2]-[.H352]" office:value-type="float" office:value="127451312" calcext:value-type="float">
            <text:p>127451312</text:p>
          </table:table-cell>
          <table:table-cell table:formula="of:=ROUND([.K352]*0.8)" office:value-type="float" office:value="101961050" calcext:value-type="float">
            <text:p>101961050</text:p>
          </table:table-cell>
          <table:table-cell table:formula="of:=[.K352]-[.L352]-[.F352]-[.H352]" office:value-type="float" office:value="24075916" calcext:value-type="float">
            <text:p>24075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4024" calcext:value-type="float">
            <text:p>264024</text:p>
          </table:table-cell>
          <table:table-cell office:value-type="float" office:value="1037762" calcext:value-type="float">
            <text:p>1037762</text:p>
          </table:table-cell>
          <table:table-cell office:value-type="float" office:value="4548" calcext:value-type="float">
            <text:p>4548</text:p>
          </table:table-cell>
          <table:table-cell office:value-type="float" office:value="0" calcext:value-type="float">
            <text:p>0</text:p>
          </table:table-cell>
          <table:table-cell office:value-type="float" office:value="1301786" calcext:value-type="float">
            <text:p>1301786</text:p>
          </table:table-cell>
          <table:table-cell office:value-type="float" office:value="393868" calcext:value-type="float">
            <text:p>393868</text:p>
          </table:table-cell>
          <table:table-cell office:value-type="float" office:value="125003" calcext:value-type="float">
            <text:p>125003</text:p>
          </table:table-cell>
          <table:table-cell office:value-type="float" office:value="183855" calcext:value-type="float">
            <text:p>183855</text:p>
          </table:table-cell>
          <table:table-cell office:value-type="float" office:value="953762" calcext:value-type="float">
            <text:p>953762</text:p>
          </table:table-cell>
          <table:table-cell table:formula="of:=[.$N$2]-[.H353]" office:value-type="float" office:value="127450525" calcext:value-type="float">
            <text:p>127450525</text:p>
          </table:table-cell>
          <table:table-cell table:formula="of:=ROUND([.K353]*0.8)" office:value-type="float" office:value="101960420" calcext:value-type="float">
            <text:p>101960420</text:p>
          </table:table-cell>
          <table:table-cell table:formula="of:=[.K353]-[.L353]-[.F353]-[.H353]" office:value-type="float" office:value="24063316" calcext:value-type="float">
            <text:p>24063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65474" calcext:value-type="float">
            <text:p>265474</text:p>
          </table:table-cell>
          <table:table-cell office:value-type="float" office:value="1047519" calcext:value-type="float">
            <text:p>1047519</text:p>
          </table:table-cell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office:value-type="float" office:value="1312993" calcext:value-type="float">
            <text:p>1312993</text:p>
          </table:table-cell>
          <table:table-cell office:value-type="float" office:value="397002" calcext:value-type="float">
            <text:p>397002</text:p>
          </table:table-cell>
          <table:table-cell office:value-type="float" office:value="125719" calcext:value-type="float">
            <text:p>125719</text:p>
          </table:table-cell>
          <table:table-cell office:value-type="float" office:value="183855" calcext:value-type="float">
            <text:p>183855</text:p>
          </table:table-cell>
          <table:table-cell office:value-type="float" office:value="962397" calcext:value-type="float">
            <text:p>962397</text:p>
          </table:table-cell>
          <table:table-cell table:formula="of:=[.$N$2]-[.H354]" office:value-type="float" office:value="127449809" calcext:value-type="float">
            <text:p>127449809</text:p>
          </table:table-cell>
          <table:table-cell table:formula="of:=ROUND([.K354]*0.8)" office:value-type="float" office:value="101959847" calcext:value-type="float">
            <text:p>101959847</text:p>
          </table:table-cell>
          <table:table-cell table:formula="of:=[.K354]-[.L354]-[.F354]-[.H354]" office:value-type="float" office:value="24051250" calcext:value-type="float">
            <text:p>24051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66671" calcext:value-type="float">
            <text:p>266671</text:p>
          </table:table-cell>
          <table:table-cell office:value-type="float" office:value="1052167" calcext:value-type="float">
            <text:p>1052167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office:value-type="float" office:value="1318838" calcext:value-type="float">
            <text:p>1318838</text:p>
          </table:table-cell>
          <table:table-cell office:value-type="float" office:value="398500" calcext:value-type="float">
            <text:p>398500</text:p>
          </table:table-cell>
          <table:table-cell office:value-type="float" office:value="126344" calcext:value-type="float">
            <text:p>126344</text:p>
          </table:table-cell>
          <table:table-cell office:value-type="float" office:value="183855" calcext:value-type="float">
            <text:p>183855</text:p>
          </table:table-cell>
          <table:table-cell office:value-type="float" office:value="971115" calcext:value-type="float">
            <text:p>971115</text:p>
          </table:table-cell>
          <table:table-cell table:formula="of:=[.$N$2]-[.H355]" office:value-type="float" office:value="127449184" calcext:value-type="float">
            <text:p>127449184</text:p>
          </table:table-cell>
          <table:table-cell table:formula="of:=ROUND([.K355]*0.8)" office:value-type="float" office:value="101959347" calcext:value-type="float">
            <text:p>101959347</text:p>
          </table:table-cell>
          <table:table-cell table:formula="of:=[.K355]-[.L355]-[.F355]-[.H355]" office:value-type="float" office:value="24044655" calcext:value-type="float">
            <text:p>24044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8006" calcext:value-type="float">
            <text:p>268006</text:p>
          </table:table-cell>
          <table:table-cell office:value-type="float" office:value="1054287" calcext:value-type="float">
            <text:p>1054287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1322293" calcext:value-type="float">
            <text:p>1322293</text:p>
          </table:table-cell>
          <table:table-cell office:value-type="float" office:value="399290" calcext:value-type="float">
            <text:p>399290</text:p>
          </table:table-cell>
          <table:table-cell office:value-type="float" office:value="127106" calcext:value-type="float">
            <text:p>127106</text:p>
          </table:table-cell>
          <table:table-cell office:value-type="float" office:value="183855" calcext:value-type="float">
            <text:p>183855</text:p>
          </table:table-cell>
          <table:table-cell office:value-type="float" office:value="978002" calcext:value-type="float">
            <text:p>978002</text:p>
          </table:table-cell>
          <table:table-cell table:formula="of:=[.$N$2]-[.H356]" office:value-type="float" office:value="127448422" calcext:value-type="float">
            <text:p>127448422</text:p>
          </table:table-cell>
          <table:table-cell table:formula="of:=ROUND([.K356]*0.8)" office:value-type="float" office:value="101958738" calcext:value-type="float">
            <text:p>101958738</text:p>
          </table:table-cell>
          <table:table-cell table:formula="of:=[.K356]-[.L356]-[.F356]-[.H356]" office:value-type="float" office:value="24040285" calcext:value-type="float">
            <text:p>24040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69643" calcext:value-type="float">
            <text:p>269643</text:p>
          </table:table-cell>
          <table:table-cell office:value-type="float" office:value="1065862" calcext:value-type="float">
            <text:p>1065862</text:p>
          </table:table-cell>
          <table:table-cell office:value-type="float" office:value="4663" calcext:value-type="float">
            <text:p>4663</text:p>
          </table:table-cell>
          <table:table-cell office:value-type="float" office:value="0" calcext:value-type="float">
            <text:p>0</text:p>
          </table:table-cell>
          <table:table-cell office:value-type="float" office:value="1335505" calcext:value-type="float">
            <text:p>1335505</text:p>
          </table:table-cell>
          <table:table-cell office:value-type="float" office:value="402011" calcext:value-type="float">
            <text:p>402011</text:p>
          </table:table-cell>
          <table:table-cell office:value-type="float" office:value="127985" calcext:value-type="float">
            <text:p>127985</text:p>
          </table:table-cell>
          <table:table-cell office:value-type="float" office:value="189874" calcext:value-type="float">
            <text:p>189874</text:p>
          </table:table-cell>
          <table:table-cell office:value-type="float" office:value="987328" calcext:value-type="float">
            <text:p>987328</text:p>
          </table:table-cell>
          <table:table-cell table:formula="of:=[.$N$2]-[.H357]" office:value-type="float" office:value="127447543" calcext:value-type="float">
            <text:p>127447543</text:p>
          </table:table-cell>
          <table:table-cell table:formula="of:=ROUND([.K357]*0.8)" office:value-type="float" office:value="101958034" calcext:value-type="float">
            <text:p>101958034</text:p>
          </table:table-cell>
          <table:table-cell table:formula="of:=[.K357]-[.L357]-[.F357]-[.H357]" office:value-type="float" office:value="24026019" calcext:value-type="float">
            <text:p>24026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71250" calcext:value-type="float">
            <text:p>271250</text:p>
          </table:table-cell>
          <table:table-cell office:value-type="float" office:value="1077006" calcext:value-type="float">
            <text:p>1077006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348256" calcext:value-type="float">
            <text:p>1348256</text:p>
          </table:table-cell>
          <table:table-cell office:value-type="float" office:value="404868" calcext:value-type="float">
            <text:p>404868</text:p>
          </table:table-cell>
          <table:table-cell office:value-type="float" office:value="128815" calcext:value-type="float">
            <text:p>128815</text:p>
          </table:table-cell>
          <table:table-cell office:value-type="float" office:value="189874" calcext:value-type="float">
            <text:p>189874</text:p>
          </table:table-cell>
          <table:table-cell office:value-type="float" office:value="996302" calcext:value-type="float">
            <text:p>996302</text:p>
          </table:table-cell>
          <table:table-cell table:formula="of:=[.$N$2]-[.H358]" office:value-type="float" office:value="127446713" calcext:value-type="float">
            <text:p>127446713</text:p>
          </table:table-cell>
          <table:table-cell table:formula="of:=ROUND([.K358]*0.8)" office:value-type="float" office:value="101957370" calcext:value-type="float">
            <text:p>101957370</text:p>
          </table:table-cell>
          <table:table-cell table:formula="of:=[.K358]-[.L358]-[.F358]-[.H358]" office:value-type="float" office:value="24012272" calcext:value-type="float">
            <text:p>2401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272728" calcext:value-type="float">
            <text:p>272728</text:p>
          </table:table-cell>
          <table:table-cell office:value-type="float" office:value="1087054" calcext:value-type="float">
            <text:p>1087054</text:p>
          </table:table-cell>
          <table:table-cell office:value-type="float" office:value="4733" calcext:value-type="float">
            <text:p>4733</text:p>
          </table:table-cell>
          <table:table-cell office:value-type="float" office:value="0" calcext:value-type="float">
            <text:p>0</text:p>
          </table:table-cell>
          <table:table-cell office:value-type="float" office:value="1359782" calcext:value-type="float">
            <text:p>1359782</text:p>
          </table:table-cell>
          <table:table-cell office:value-type="float" office:value="407622" calcext:value-type="float">
            <text:p>407622</text:p>
          </table:table-cell>
          <table:table-cell office:value-type="float" office:value="129610" calcext:value-type="float">
            <text:p>129610</text:p>
          </table:table-cell>
          <table:table-cell office:value-type="float" office:value="189874" calcext:value-type="float">
            <text:p>189874</text:p>
          </table:table-cell>
          <table:table-cell office:value-type="float" office:value="1005248" calcext:value-type="float">
            <text:p>1005248</text:p>
          </table:table-cell>
          <table:table-cell table:formula="of:=[.$N$2]-[.H359]" office:value-type="float" office:value="127445918" calcext:value-type="float">
            <text:p>127445918</text:p>
          </table:table-cell>
          <table:table-cell table:formula="of:=ROUND([.K359]*0.8)" office:value-type="float" office:value="101956734" calcext:value-type="float">
            <text:p>101956734</text:p>
          </table:table-cell>
          <table:table-cell table:formula="of:=[.K359]-[.L359]-[.F359]-[.H359]" office:value-type="float" office:value="23999792" calcext:value-type="float">
            <text:p>23999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274085" calcext:value-type="float">
            <text:p>274085</text:p>
          </table:table-cell>
          <table:table-cell office:value-type="float" office:value="1095036" calcext:value-type="float">
            <text:p>1095036</text:p>
          </table:table-cell>
          <table:table-cell office:value-type="float" office:value="4761" calcext:value-type="float">
            <text:p>4761</text:p>
          </table:table-cell>
          <table:table-cell office:value-type="float" office:value="0" calcext:value-type="float">
            <text:p>0</text:p>
          </table:table-cell>
          <table:table-cell office:value-type="float" office:value="1369121" calcext:value-type="float">
            <text:p>1369121</text:p>
          </table:table-cell>
          <table:table-cell office:value-type="float" office:value="409707" calcext:value-type="float">
            <text:p>409707</text:p>
          </table:table-cell>
          <table:table-cell office:value-type="float" office:value="130316" calcext:value-type="float">
            <text:p>130316</text:p>
          </table:table-cell>
          <table:table-cell office:value-type="float" office:value="189874" calcext:value-type="float">
            <text:p>189874</text:p>
          </table:table-cell>
          <table:table-cell office:value-type="float" office:value="1015256" calcext:value-type="float">
            <text:p>1015256</text:p>
          </table:table-cell>
          <table:table-cell table:formula="of:=[.$N$2]-[.H360]" office:value-type="float" office:value="127445212" calcext:value-type="float">
            <text:p>127445212</text:p>
          </table:table-cell>
          <table:table-cell table:formula="of:=ROUND([.K360]*0.8)" office:value-type="float" office:value="101956170" calcext:value-type="float">
            <text:p>101956170</text:p>
          </table:table-cell>
          <table:table-cell table:formula="of:=[.K360]-[.L360]-[.F360]-[.H360]" office:value-type="float" office:value="23989605" calcext:value-type="float">
            <text:p>23989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275415" calcext:value-type="float">
            <text:p>275415</text:p>
          </table:table-cell>
          <table:table-cell office:value-type="float" office:value="1096121" calcext:value-type="float">
            <text:p>1096121</text:p>
          </table:table-cell>
          <table:table-cell office:value-type="float" office:value="4768" calcext:value-type="float">
            <text:p>4768</text:p>
          </table:table-cell>
          <table:table-cell office:value-type="float" office:value="0" calcext:value-type="float">
            <text:p>0</text:p>
          </table:table-cell>
          <table:table-cell office:value-type="float" office:value="1371536" calcext:value-type="float">
            <text:p>1371536</text:p>
          </table:table-cell>
          <table:table-cell office:value-type="float" office:value="410175" calcext:value-type="float">
            <text:p>410175</text:p>
          </table:table-cell>
          <table:table-cell office:value-type="float" office:value="131046" calcext:value-type="float">
            <text:p>131046</text:p>
          </table:table-cell>
          <table:table-cell office:value-type="float" office:value="189874" calcext:value-type="float">
            <text:p>189874</text:p>
          </table:table-cell>
          <table:table-cell office:value-type="float" office:value="1023916" calcext:value-type="float">
            <text:p>1023916</text:p>
          </table:table-cell>
          <table:table-cell table:formula="of:=[.$N$2]-[.H361]" office:value-type="float" office:value="127444482" calcext:value-type="float">
            <text:p>127444482</text:p>
          </table:table-cell>
          <table:table-cell table:formula="of:=ROUND([.K361]*0.8)" office:value-type="float" office:value="101955586" calcext:value-type="float">
            <text:p>101955586</text:p>
          </table:table-cell>
          <table:table-cell table:formula="of:=[.K361]-[.L361]-[.F361]-[.H361]" office:value-type="float" office:value="23986314" calcext:value-type="float">
            <text:p>23986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276837" calcext:value-type="float">
            <text:p>276837</text:p>
          </table:table-cell>
          <table:table-cell office:value-type="float" office:value="1099955" calcext:value-type="float">
            <text:p>1099955</text:p>
          </table:table-cell>
          <table:table-cell office:value-type="float" office:value="4785" calcext:value-type="float">
            <text:p>4785</text:p>
          </table:table-cell>
          <table:table-cell office:value-type="float" office:value="0" calcext:value-type="float">
            <text:p>0</text:p>
          </table:table-cell>
          <table:table-cell office:value-type="float" office:value="1376792" calcext:value-type="float">
            <text:p>1376792</text:p>
          </table:table-cell>
          <table:table-cell office:value-type="float" office:value="411386" calcext:value-type="float">
            <text:p>411386</text:p>
          </table:table-cell>
          <table:table-cell office:value-type="float" office:value="131841" calcext:value-type="float">
            <text:p>131841</text:p>
          </table:table-cell>
          <table:table-cell office:value-type="float" office:value="189874" calcext:value-type="float">
            <text:p>189874</text:p>
          </table:table-cell>
          <table:table-cell office:value-type="float" office:value="1031864" calcext:value-type="float">
            <text:p>1031864</text:p>
          </table:table-cell>
          <table:table-cell table:formula="of:=[.$N$2]-[.H362]" office:value-type="float" office:value="127443687" calcext:value-type="float">
            <text:p>127443687</text:p>
          </table:table-cell>
          <table:table-cell table:formula="of:=ROUND([.K362]*0.8)" office:value-type="float" office:value="101954950" calcext:value-type="float">
            <text:p>101954950</text:p>
          </table:table-cell>
          <table:table-cell table:formula="of:=[.K362]-[.L362]-[.F362]-[.H362]" office:value-type="float" office:value="23980104" calcext:value-type="float">
            <text:p>23980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278450" calcext:value-type="float">
            <text:p>278450</text:p>
          </table:table-cell>
          <table:table-cell office:value-type="float" office:value="1102283" calcext:value-type="float">
            <text:p>1102283</text:p>
          </table:table-cell>
          <table:table-cell office:value-type="float" office:value="4797" calcext:value-type="float">
            <text:p>4797</text:p>
          </table:table-cell>
          <table:table-cell office:value-type="float" office:value="0" calcext:value-type="float">
            <text:p>0</text:p>
          </table:table-cell>
          <table:table-cell office:value-type="float" office:value="1380733" calcext:value-type="float">
            <text:p>1380733</text:p>
          </table:table-cell>
          <table:table-cell office:value-type="float" office:value="412197" calcext:value-type="float">
            <text:p>412197</text:p>
          </table:table-cell>
          <table:table-cell office:value-type="float" office:value="132681" calcext:value-type="float">
            <text:p>132681</text:p>
          </table:table-cell>
          <table:table-cell office:value-type="float" office:value="189874" calcext:value-type="float">
            <text:p>189874</text:p>
          </table:table-cell>
          <table:table-cell office:value-type="float" office:value="1038766" calcext:value-type="float">
            <text:p>1038766</text:p>
          </table:table-cell>
          <table:table-cell table:formula="of:=[.$N$2]-[.H363]" office:value-type="float" office:value="127442847" calcext:value-type="float">
            <text:p>127442847</text:p>
          </table:table-cell>
          <table:table-cell table:formula="of:=ROUND([.K363]*0.8)" office:value-type="float" office:value="101954278" calcext:value-type="float">
            <text:p>101954278</text:p>
          </table:table-cell>
          <table:table-cell table:formula="of:=[.K363]-[.L363]-[.F363]-[.H363]" office:value-type="float" office:value="23975155" calcext:value-type="float">
            <text:p>23975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80323" calcext:value-type="float">
            <text:p>280323</text:p>
          </table:table-cell>
          <table:table-cell office:value-type="float" office:value="1114771" calcext:value-type="float">
            <text:p>1114771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1395094" calcext:value-type="float">
            <text:p>1395094</text:p>
          </table:table-cell>
          <table:table-cell office:value-type="float" office:value="414881" calcext:value-type="float">
            <text:p>414881</text:p>
          </table:table-cell>
          <table:table-cell office:value-type="float" office:value="133639" calcext:value-type="float">
            <text:p>133639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48539" calcext:value-type="float">
            <text:p>1048539</text:p>
          </table:table-cell>
          <table:table-cell table:formula="of:=[.$N$2]-[.H364]" office:value-type="float" office:value="127441889" calcext:value-type="float">
            <text:p>127441889</text:p>
          </table:table-cell>
          <table:table-cell table:formula="of:=ROUND([.K364]*0.8)" office:value-type="float" office:value="101953511" calcext:value-type="float">
            <text:p>101953511</text:p>
          </table:table-cell>
          <table:table-cell table:formula="of:=[.K364]-[.L364]-[.F364]-[.H364]" office:value-type="float" office:value="23959645" calcext:value-type="float">
            <text:p>23959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82091" calcext:value-type="float">
            <text:p>282091</text:p>
          </table:table-cell>
          <table:table-cell office:value-type="float" office:value="1127237" calcext:value-type="float">
            <text:p>1127237</text:p>
          </table:table-cell>
          <table:table-cell office:value-type="float" office:value="4902" calcext:value-type="float">
            <text:p>4902</text:p>
          </table:table-cell>
          <table:table-cell office:value-type="float" office:value="0" calcext:value-type="float">
            <text:p>0</text:p>
          </table:table-cell>
          <table:table-cell office:value-type="float" office:value="1409328" calcext:value-type="float">
            <text:p>1409328</text:p>
          </table:table-cell>
          <table:table-cell office:value-type="float" office:value="418119" calcext:value-type="float">
            <text:p>418119</text:p>
          </table:table-cell>
          <table:table-cell office:value-type="float" office:value="134616" calcext:value-type="float">
            <text:p>134616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58429" calcext:value-type="float">
            <text:p>1058429</text:p>
          </table:table-cell>
          <table:table-cell table:formula="of:=[.$N$2]-[.H365]" office:value-type="float" office:value="127440912" calcext:value-type="float">
            <text:p>127440912</text:p>
          </table:table-cell>
          <table:table-cell table:formula="of:=ROUND([.K365]*0.8)" office:value-type="float" office:value="101952730" calcext:value-type="float">
            <text:p>101952730</text:p>
          </table:table-cell>
          <table:table-cell table:formula="of:=[.K365]-[.L365]-[.F365]-[.H365]" office:value-type="float" office:value="23944238" calcext:value-type="float">
            <text:p>23944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283792" calcext:value-type="float">
            <text:p>283792</text:p>
          </table:table-cell>
          <table:table-cell office:value-type="float" office:value="1138592" calcext:value-type="float">
            <text:p>1138592</text:p>
          </table:table-cell>
          <table:table-cell office:value-type="float" office:value="4948" calcext:value-type="float">
            <text:p>4948</text:p>
          </table:table-cell>
          <table:table-cell office:value-type="float" office:value="0" calcext:value-type="float">
            <text:p>0</text:p>
          </table:table-cell>
          <table:table-cell office:value-type="float" office:value="1422384" calcext:value-type="float">
            <text:p>1422384</text:p>
          </table:table-cell>
          <table:table-cell office:value-type="float" office:value="421163" calcext:value-type="float">
            <text:p>421163</text:p>
          </table:table-cell>
          <table:table-cell office:value-type="float" office:value="135526" calcext:value-type="float">
            <text:p>135526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66771" calcext:value-type="float">
            <text:p>1066771</text:p>
          </table:table-cell>
          <table:table-cell table:formula="of:=[.$N$2]-[.H366]" office:value-type="float" office:value="127440002" calcext:value-type="float">
            <text:p>127440002</text:p>
          </table:table-cell>
          <table:table-cell table:formula="of:=ROUND([.K366]*0.8)" office:value-type="float" office:value="101952002" calcext:value-type="float">
            <text:p>101952002</text:p>
          </table:table-cell>
          <table:table-cell table:formula="of:=[.K366]-[.L366]-[.F366]-[.H366]" office:value-type="float" office:value="23930090" calcext:value-type="float">
            <text:p>23930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85303" calcext:value-type="float">
            <text:p>285303</text:p>
          </table:table-cell>
          <table:table-cell office:value-type="float" office:value="1147913" calcext:value-type="float">
            <text:p>1147913</text:p>
          </table:table-cell>
          <table:table-cell office:value-type="float" office:value="4978" calcext:value-type="float">
            <text:p>4978</text:p>
          </table:table-cell>
          <table:table-cell office:value-type="float" office:value="0" calcext:value-type="float">
            <text:p>0</text:p>
          </table:table-cell>
          <table:table-cell office:value-type="float" office:value="1433216" calcext:value-type="float">
            <text:p>1433216</text:p>
          </table:table-cell>
          <table:table-cell office:value-type="float" office:value="423506" calcext:value-type="float">
            <text:p>423506</text:p>
          </table:table-cell>
          <table:table-cell office:value-type="float" office:value="136356" calcext:value-type="float">
            <text:p>136356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74795" calcext:value-type="float">
            <text:p>1074795</text:p>
          </table:table-cell>
          <table:table-cell table:formula="of:=[.$N$2]-[.H367]" office:value-type="float" office:value="127439172" calcext:value-type="float">
            <text:p>127439172</text:p>
          </table:table-cell>
          <table:table-cell table:formula="of:=ROUND([.K367]*0.8)" office:value-type="float" office:value="101951338" calcext:value-type="float">
            <text:p>101951338</text:p>
          </table:table-cell>
          <table:table-cell table:formula="of:=[.K367]-[.L367]-[.F367]-[.H367]" office:value-type="float" office:value="23918262" calcext:value-type="float">
            <text:p>23918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286796" calcext:value-type="float">
            <text:p>286796</text:p>
          </table:table-cell>
          <table:table-cell office:value-type="float" office:value="1149489" calcext:value-type="float">
            <text:p>1149489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  <table:table-cell office:value-type="float" office:value="1436285" calcext:value-type="float">
            <text:p>1436285</text:p>
          </table:table-cell>
          <table:table-cell office:value-type="float" office:value="424122" calcext:value-type="float">
            <text:p>424122</text:p>
          </table:table-cell>
          <table:table-cell office:value-type="float" office:value="137195" calcext:value-type="float">
            <text:p>137195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83768" calcext:value-type="float">
            <text:p>1083768</text:p>
          </table:table-cell>
          <table:table-cell table:formula="of:=[.$N$2]-[.H368]" office:value-type="float" office:value="127438333" calcext:value-type="float">
            <text:p>127438333</text:p>
          </table:table-cell>
          <table:table-cell table:formula="of:=ROUND([.K368]*0.8)" office:value-type="float" office:value="101950666" calcext:value-type="float">
            <text:p>101950666</text:p>
          </table:table-cell>
          <table:table-cell table:formula="of:=[.K368]-[.L368]-[.F368]-[.H368]" office:value-type="float" office:value="23914187" calcext:value-type="float">
            <text:p>23914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288410" calcext:value-type="float">
            <text:p>288410</text:p>
          </table:table-cell>
          <table:table-cell office:value-type="float" office:value="1154216" calcext:value-type="float">
            <text:p>1154216</text:p>
          </table:table-cell>
          <table:table-cell office:value-type="float" office:value="4997" calcext:value-type="float">
            <text:p>4997</text:p>
          </table:table-cell>
          <table:table-cell office:value-type="float" office:value="0" calcext:value-type="float">
            <text:p>0</text:p>
          </table:table-cell>
          <table:table-cell office:value-type="float" office:value="1442626" calcext:value-type="float">
            <text:p>1442626</text:p>
          </table:table-cell>
          <table:table-cell office:value-type="float" office:value="425235" calcext:value-type="float">
            <text:p>425235</text:p>
          </table:table-cell>
          <table:table-cell office:value-type="float" office:value="138115" calcext:value-type="float">
            <text:p>138115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90905" calcext:value-type="float">
            <text:p>1090905</text:p>
          </table:table-cell>
          <table:table-cell table:formula="of:=[.$N$2]-[.H369]" office:value-type="float" office:value="127437413" calcext:value-type="float">
            <text:p>127437413</text:p>
          </table:table-cell>
          <table:table-cell table:formula="of:=ROUND([.K369]*0.8)" office:value-type="float" office:value="101949930" calcext:value-type="float">
            <text:p>101949930</text:p>
          </table:table-cell>
          <table:table-cell table:formula="of:=[.K369]-[.L369]-[.F369]-[.H369]" office:value-type="float" office:value="23906742" calcext:value-type="float">
            <text:p>23906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290075" calcext:value-type="float">
            <text:p>290075</text:p>
          </table:table-cell>
          <table:table-cell office:value-type="float" office:value="1157263" calcext:value-type="float">
            <text:p>1157263</text:p>
          </table:table-cell>
          <table:table-cell office:value-type="float" office:value="5012" calcext:value-type="float">
            <text:p>5012</text:p>
          </table:table-cell>
          <table:table-cell office:value-type="float" office:value="0" calcext:value-type="float">
            <text:p>0</text:p>
          </table:table-cell>
          <table:table-cell office:value-type="float" office:value="1447338" calcext:value-type="float">
            <text:p>1447338</text:p>
          </table:table-cell>
          <table:table-cell office:value-type="float" office:value="426016" calcext:value-type="float">
            <text:p>426016</text:p>
          </table:table-cell>
          <table:table-cell office:value-type="float" office:value="139015" calcext:value-type="float">
            <text:p>139015</text:p>
          </table:table-cell>
          <table:table-cell office:value-type="float" office:value="197106" calcext:value-type="float">
            <text:p>197106</text:p>
          </table:table-cell>
          <table:table-cell office:value-type="float" office:value="1098431" calcext:value-type="float">
            <text:p>1098431</text:p>
          </table:table-cell>
          <table:table-cell table:formula="of:=[.$N$2]-[.H370]" office:value-type="float" office:value="127436513" calcext:value-type="float">
            <text:p>127436513</text:p>
          </table:table-cell>
          <table:table-cell table:formula="of:=ROUND([.K370]*0.8)" office:value-type="float" office:value="101949210" calcext:value-type="float">
            <text:p>101949210</text:p>
          </table:table-cell>
          <table:table-cell table:formula="of:=[.K370]-[.L370]-[.F370]-[.H370]" office:value-type="float" office:value="23900950" calcext:value-type="float">
            <text:p>23900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92264" calcext:value-type="float">
            <text:p>292264</text:p>
          </table:table-cell>
          <table:table-cell office:value-type="float" office:value="1171491" calcext:value-type="float">
            <text:p>1171491</text:p>
          </table:table-cell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office:value-type="float" office:value="1463755" calcext:value-type="float">
            <text:p>1463755</text:p>
          </table:table-cell>
          <table:table-cell office:value-type="float" office:value="428920" calcext:value-type="float">
            <text:p>428920</text:p>
          </table:table-cell>
          <table:table-cell office:value-type="float" office:value="140199" calcext:value-type="float">
            <text:p>140199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05834" calcext:value-type="float">
            <text:p>1105834</text:p>
          </table:table-cell>
          <table:table-cell table:formula="of:=[.$N$2]-[.H371]" office:value-type="float" office:value="127435329" calcext:value-type="float">
            <text:p>127435329</text:p>
          </table:table-cell>
          <table:table-cell table:formula="of:=ROUND([.K371]*0.8)" office:value-type="float" office:value="101948263" calcext:value-type="float">
            <text:p>101948263</text:p>
          </table:table-cell>
          <table:table-cell table:formula="of:=[.K371]-[.L371]-[.F371]-[.H371]" office:value-type="float" office:value="23883112" calcext:value-type="float">
            <text:p>23883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94427" calcext:value-type="float">
            <text:p>294427</text:p>
          </table:table-cell>
          <table:table-cell office:value-type="float" office:value="1186755" calcext:value-type="float">
            <text:p>1186755</text:p>
          </table:table-cell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office:value-type="float" office:value="1481182" calcext:value-type="float">
            <text:p>1481182</text:p>
          </table:table-cell>
          <table:table-cell office:value-type="float" office:value="431754" calcext:value-type="float">
            <text:p>431754</text:p>
          </table:table-cell>
          <table:table-cell office:value-type="float" office:value="141334" calcext:value-type="float">
            <text:p>141334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13137" calcext:value-type="float">
            <text:p>1113137</text:p>
          </table:table-cell>
          <table:table-cell table:formula="of:=[.$N$2]-[.H372]" office:value-type="float" office:value="127434194" calcext:value-type="float">
            <text:p>127434194</text:p>
          </table:table-cell>
          <table:table-cell table:formula="of:=ROUND([.K372]*0.8)" office:value-type="float" office:value="101947355" calcext:value-type="float">
            <text:p>101947355</text:p>
          </table:table-cell>
          <table:table-cell table:formula="of:=[.K372]-[.L372]-[.F372]-[.H372]" office:value-type="float" office:value="23864323" calcext:value-type="float">
            <text:p>23864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96642" calcext:value-type="float">
            <text:p>296642</text:p>
          </table:table-cell>
          <table:table-cell office:value-type="float" office:value="1201637" calcext:value-type="float">
            <text:p>1201637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1498279" calcext:value-type="float">
            <text:p>1498279</text:p>
          </table:table-cell>
          <table:table-cell office:value-type="float" office:value="434441" calcext:value-type="float">
            <text:p>434441</text:p>
          </table:table-cell>
          <table:table-cell office:value-type="float" office:value="142529" calcext:value-type="float">
            <text:p>142529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19968" calcext:value-type="float">
            <text:p>1119968</text:p>
          </table:table-cell>
          <table:table-cell table:formula="of:=[.$N$2]-[.H373]" office:value-type="float" office:value="127432999" calcext:value-type="float">
            <text:p>127432999</text:p>
          </table:table-cell>
          <table:table-cell table:formula="of:=ROUND([.K373]*0.8)" office:value-type="float" office:value="101946399" calcext:value-type="float">
            <text:p>101946399</text:p>
          </table:table-cell>
          <table:table-cell table:formula="of:=[.K373]-[.L373]-[.F373]-[.H373]" office:value-type="float" office:value="23845792" calcext:value-type="float">
            <text:p>23845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98894" calcext:value-type="float">
            <text:p>298894</text:p>
          </table:table-cell>
          <table:table-cell office:value-type="float" office:value="1216692" calcext:value-type="float">
            <text:p>1216692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 office:value-type="float" office:value="1515586" calcext:value-type="float">
            <text:p>1515586</text:p>
          </table:table-cell>
          <table:table-cell office:value-type="float" office:value="438162" calcext:value-type="float">
            <text:p>438162</text:p>
          </table:table-cell>
          <table:table-cell office:value-type="float" office:value="143776" calcext:value-type="float">
            <text:p>143776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27471" calcext:value-type="float">
            <text:p>1127471</text:p>
          </table:table-cell>
          <table:table-cell table:formula="of:=[.$N$2]-[.H374]" office:value-type="float" office:value="127431752" calcext:value-type="float">
            <text:p>127431752</text:p>
          </table:table-cell>
          <table:table-cell table:formula="of:=ROUND([.K374]*0.8)" office:value-type="float" office:value="101945402" calcext:value-type="float">
            <text:p>101945402</text:p>
          </table:table-cell>
          <table:table-cell table:formula="of:=[.K374]-[.L374]-[.F374]-[.H374]" office:value-type="float" office:value="23826988" calcext:value-type="float">
            <text:p>23826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300970" calcext:value-type="float">
            <text:p>300970</text:p>
          </table:table-cell>
          <table:table-cell office:value-type="float" office:value="1231522" calcext:value-type="float">
            <text:p>1231522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 office:value-type="float" office:value="1532492" calcext:value-type="float">
            <text:p>1532492</text:p>
          </table:table-cell>
          <table:table-cell office:value-type="float" office:value="441484" calcext:value-type="float">
            <text:p>441484</text:p>
          </table:table-cell>
          <table:table-cell office:value-type="float" office:value="144907" calcext:value-type="float">
            <text:p>144907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34877" calcext:value-type="float">
            <text:p>1134877</text:p>
          </table:table-cell>
          <table:table-cell table:formula="of:=[.$N$2]-[.H375]" office:value-type="float" office:value="127430621" calcext:value-type="float">
            <text:p>127430621</text:p>
          </table:table-cell>
          <table:table-cell table:formula="of:=ROUND([.K375]*0.8)" office:value-type="float" office:value="101944497" calcext:value-type="float">
            <text:p>101944497</text:p>
          </table:table-cell>
          <table:table-cell table:formula="of:=[.K375]-[.L375]-[.F375]-[.H375]" office:value-type="float" office:value="23808725" calcext:value-type="float">
            <text:p>2380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302722" calcext:value-type="float">
            <text:p>302722</text:p>
          </table:table-cell>
          <table:table-cell office:value-type="float" office:value="1238382" calcext:value-type="float">
            <text:p>1238382</text:p>
          </table:table-cell>
          <table:table-cell office:value-type="float" office:value="5309" calcext:value-type="float">
            <text:p>5309</text:p>
          </table:table-cell>
          <table:table-cell office:value-type="float" office:value="0" calcext:value-type="float">
            <text:p>0</text:p>
          </table:table-cell>
          <table:table-cell office:value-type="float" office:value="1541104" calcext:value-type="float">
            <text:p>1541104</text:p>
          </table:table-cell>
          <table:table-cell office:value-type="float" office:value="443468" calcext:value-type="float">
            <text:p>443468</text:p>
          </table:table-cell>
          <table:table-cell office:value-type="float" office:value="145858" calcext:value-type="float">
            <text:p>145858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43254" calcext:value-type="float">
            <text:p>1143254</text:p>
          </table:table-cell>
          <table:table-cell table:formula="of:=[.$N$2]-[.H376]" office:value-type="float" office:value="127429670" calcext:value-type="float">
            <text:p>127429670</text:p>
          </table:table-cell>
          <table:table-cell table:formula="of:=ROUND([.K376]*0.8)" office:value-type="float" office:value="101943736" calcext:value-type="float">
            <text:p>101943736</text:p>
          </table:table-cell>
          <table:table-cell table:formula="of:=[.K376]-[.L376]-[.F376]-[.H376]" office:value-type="float" office:value="23798972" calcext:value-type="float">
            <text:p>23798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304647" calcext:value-type="float">
            <text:p>304647</text:p>
          </table:table-cell>
          <table:table-cell office:value-type="float" office:value="1241480" calcext:value-type="float">
            <text:p>1241480</text:p>
          </table:table-cell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office:value-type="float" office:value="1546127" calcext:value-type="float">
            <text:p>1546127</text:p>
          </table:table-cell>
          <table:table-cell office:value-type="float" office:value="444409" calcext:value-type="float">
            <text:p>444409</text:p>
          </table:table-cell>
          <table:table-cell office:value-type="float" office:value="146950" calcext:value-type="float">
            <text:p>146950</text:p>
          </table:table-cell>
          <table:table-cell office:value-type="float" office:value="205812" calcext:value-type="float">
            <text:p>205812</text:p>
          </table:table-cell>
          <table:table-cell office:value-type="float" office:value="1150422" calcext:value-type="float">
            <text:p>1150422</text:p>
          </table:table-cell>
          <table:table-cell table:formula="of:=[.$N$2]-[.H377]" office:value-type="float" office:value="127428578" calcext:value-type="float">
            <text:p>127428578</text:p>
          </table:table-cell>
          <table:table-cell table:formula="of:=ROUND([.K377]*0.8)" office:value-type="float" office:value="101942862" calcext:value-type="float">
            <text:p>101942862</text:p>
          </table:table-cell>
          <table:table-cell table:formula="of:=[.K377]-[.L377]-[.F377]-[.H377]" office:value-type="float" office:value="23792639" calcext:value-type="float">
            <text:p>23792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307025" calcext:value-type="float">
            <text:p>307025</text:p>
          </table:table-cell>
          <table:table-cell office:value-type="float" office:value="1258024" calcext:value-type="float">
            <text:p>1258024</text:p>
          </table:table-cell>
          <table:table-cell office:value-type="float" office:value="5377" calcext:value-type="float">
            <text:p>5377</text:p>
          </table:table-cell>
          <table:table-cell office:value-type="float" office:value="0" calcext:value-type="float">
            <text:p>0</text:p>
          </table:table-cell>
          <table:table-cell office:value-type="float" office:value="1565049" calcext:value-type="float">
            <text:p>1565049</text:p>
          </table:table-cell>
          <table:table-cell office:value-type="float" office:value="447692" calcext:value-type="float">
            <text:p>447692</text:p>
          </table:table-cell>
          <table:table-cell office:value-type="float" office:value="148270" calcext:value-type="float">
            <text:p>148270</text:p>
          </table:table-cell>
          <table:table-cell office:value-type="float" office:value="213349" calcext:value-type="float">
            <text:p>213349</text:p>
          </table:table-cell>
          <table:table-cell office:value-type="float" office:value="1160373" calcext:value-type="float">
            <text:p>1160373</text:p>
          </table:table-cell>
          <table:table-cell table:formula="of:=[.$N$2]-[.H378]" office:value-type="float" office:value="127427258" calcext:value-type="float">
            <text:p>127427258</text:p>
          </table:table-cell>
          <table:table-cell table:formula="of:=ROUND([.K378]*0.8)" office:value-type="float" office:value="101941806" calcext:value-type="float">
            <text:p>101941806</text:p>
          </table:table-cell>
          <table:table-cell table:formula="of:=[.K378]-[.L378]-[.F378]-[.H378]" office:value-type="float" office:value="23772133" calcext:value-type="float">
            <text:p>23772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09266" calcext:value-type="float">
            <text:p>309266</text:p>
          </table:table-cell>
          <table:table-cell office:value-type="float" office:value="1273549" calcext:value-type="float">
            <text:p>1273549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582815" calcext:value-type="float">
            <text:p>1582815</text:p>
          </table:table-cell>
          <table:table-cell office:value-type="float" office:value="451396" calcext:value-type="float">
            <text:p>451396</text:p>
          </table:table-cell>
          <table:table-cell office:value-type="float" office:value="149541" calcext:value-type="float">
            <text:p>149541</text:p>
          </table:table-cell>
          <table:table-cell office:value-type="float" office:value="213349" calcext:value-type="float">
            <text:p>213349</text:p>
          </table:table-cell>
          <table:table-cell office:value-type="float" office:value="1168354" calcext:value-type="float">
            <text:p>1168354</text:p>
          </table:table-cell>
          <table:table-cell table:formula="of:=[.$N$2]-[.H379]" office:value-type="float" office:value="127425987" calcext:value-type="float">
            <text:p>127425987</text:p>
          </table:table-cell>
          <table:table-cell table:formula="of:=ROUND([.K379]*0.8)" office:value-type="float" office:value="101940790" calcext:value-type="float">
            <text:p>101940790</text:p>
          </table:table-cell>
          <table:table-cell table:formula="of:=[.K379]-[.L379]-[.F379]-[.H379]" office:value-type="float" office:value="23752841" calcext:value-type="float">
            <text:p>23752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11533" calcext:value-type="float">
            <text:p>311533</text:p>
          </table:table-cell>
          <table:table-cell office:value-type="float" office:value="1287934" calcext:value-type="float">
            <text:p>1287934</text:p>
          </table:table-cell>
          <table:table-cell office:value-type="float" office:value="5497" calcext:value-type="float">
            <text:p>5497</text:p>
          </table:table-cell>
          <table:table-cell office:value-type="float" office:value="0" calcext:value-type="float">
            <text:p>0</text:p>
          </table:table-cell>
          <table:table-cell office:value-type="float" office:value="1599467" calcext:value-type="float">
            <text:p>1599467</text:p>
          </table:table-cell>
          <table:table-cell office:value-type="float" office:value="454636" calcext:value-type="float">
            <text:p>454636</text:p>
          </table:table-cell>
          <table:table-cell office:value-type="float" office:value="150799" calcext:value-type="float">
            <text:p>150799</text:p>
          </table:table-cell>
          <table:table-cell office:value-type="float" office:value="213349" calcext:value-type="float">
            <text:p>213349</text:p>
          </table:table-cell>
          <table:table-cell office:value-type="float" office:value="1176658" calcext:value-type="float">
            <text:p>1176658</text:p>
          </table:table-cell>
          <table:table-cell table:formula="of:=[.$N$2]-[.H380]" office:value-type="float" office:value="127424729" calcext:value-type="float">
            <text:p>127424729</text:p>
          </table:table-cell>
          <table:table-cell table:formula="of:=ROUND([.K380]*0.8)" office:value-type="float" office:value="101939783" calcext:value-type="float">
            <text:p>101939783</text:p>
          </table:table-cell>
          <table:table-cell table:formula="of:=[.K380]-[.L380]-[.F380]-[.H380]" office:value-type="float" office:value="23734680" calcext:value-type="float">
            <text:p>23734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13939" calcext:value-type="float">
            <text:p>313939</text:p>
          </table:table-cell>
          <table:table-cell office:value-type="float" office:value="1302112" calcext:value-type="float">
            <text:p>1302112</text:p>
          </table:table-cell>
          <table:table-cell office:value-type="float" office:value="5541" calcext:value-type="float">
            <text:p>5541</text:p>
          </table:table-cell>
          <table:table-cell office:value-type="float" office:value="0" calcext:value-type="float">
            <text:p>0</text:p>
          </table:table-cell>
          <table:table-cell office:value-type="float" office:value="1616051" calcext:value-type="float">
            <text:p>1616051</text:p>
          </table:table-cell>
          <table:table-cell office:value-type="float" office:value="458032" calcext:value-type="float">
            <text:p>458032</text:p>
          </table:table-cell>
          <table:table-cell office:value-type="float" office:value="152048" calcext:value-type="float">
            <text:p>152048</text:p>
          </table:table-cell>
          <table:table-cell office:value-type="float" office:value="213349" calcext:value-type="float">
            <text:p>213349</text:p>
          </table:table-cell>
          <table:table-cell office:value-type="float" office:value="1185621" calcext:value-type="float">
            <text:p>1185621</text:p>
          </table:table-cell>
          <table:table-cell table:formula="of:=[.$N$2]-[.H381]" office:value-type="float" office:value="127423480" calcext:value-type="float">
            <text:p>127423480</text:p>
          </table:table-cell>
          <table:table-cell table:formula="of:=ROUND([.K381]*0.8)" office:value-type="float" office:value="101938784" calcext:value-type="float">
            <text:p>101938784</text:p>
          </table:table-cell>
          <table:table-cell table:formula="of:=[.K381]-[.L381]-[.F381]-[.H381]" office:value-type="float" office:value="23716597" calcext:value-type="float">
            <text:p>23716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6219" calcext:value-type="float">
            <text:p>316219</text:p>
          </table:table-cell>
          <table:table-cell office:value-type="float" office:value="1315530" calcext:value-type="float">
            <text:p>1315530</text:p>
          </table:table-cell>
          <table:table-cell office:value-type="float" office:value="5584" calcext:value-type="float">
            <text:p>5584</text:p>
          </table:table-cell>
          <table:table-cell office:value-type="float" office:value="0" calcext:value-type="float">
            <text:p>0</text:p>
          </table:table-cell>
          <table:table-cell office:value-type="float" office:value="1631749" calcext:value-type="float">
            <text:p>1631749</text:p>
          </table:table-cell>
          <table:table-cell office:value-type="float" office:value="461230" calcext:value-type="float">
            <text:p>461230</text:p>
          </table:table-cell>
          <table:table-cell office:value-type="float" office:value="153272" calcext:value-type="float">
            <text:p>153272</text:p>
          </table:table-cell>
          <table:table-cell office:value-type="float" office:value="213349" calcext:value-type="float">
            <text:p>213349</text:p>
          </table:table-cell>
          <table:table-cell office:value-type="float" office:value="1199810" calcext:value-type="float">
            <text:p>1199810</text:p>
          </table:table-cell>
          <table:table-cell table:formula="of:=[.$N$2]-[.H382]" office:value-type="float" office:value="127422256" calcext:value-type="float">
            <text:p>127422256</text:p>
          </table:table-cell>
          <table:table-cell table:formula="of:=ROUND([.K382]*0.8)" office:value-type="float" office:value="101937805" calcext:value-type="float">
            <text:p>101937805</text:p>
          </table:table-cell>
          <table:table-cell table:formula="of:=[.K382]-[.L382]-[.F382]-[.H382]" office:value-type="float" office:value="23699430" calcext:value-type="float">
            <text:p>23699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18216" calcext:value-type="float">
            <text:p>318216</text:p>
          </table:table-cell>
          <table:table-cell office:value-type="float" office:value="1321755" calcext:value-type="float">
            <text:p>1321755</text:p>
          </table:table-cell>
          <table:table-cell office:value-type="float" office:value="5607" calcext:value-type="float">
            <text:p>5607</text:p>
          </table:table-cell>
          <table:table-cell office:value-type="float" office:value="0" calcext:value-type="float">
            <text:p>0</text:p>
          </table:table-cell>
          <table:table-cell office:value-type="float" office:value="1639971" calcext:value-type="float">
            <text:p>1639971</text:p>
          </table:table-cell>
          <table:table-cell office:value-type="float" office:value="463135" calcext:value-type="float">
            <text:p>463135</text:p>
          </table:table-cell>
          <table:table-cell office:value-type="float" office:value="154353" calcext:value-type="float">
            <text:p>154353</text:p>
          </table:table-cell>
          <table:table-cell office:value-type="float" office:value="213349" calcext:value-type="float">
            <text:p>213349</text:p>
          </table:table-cell>
          <table:table-cell office:value-type="float" office:value="1212403" calcext:value-type="float">
            <text:p>1212403</text:p>
          </table:table-cell>
          <table:table-cell table:formula="of:=[.$N$2]-[.H383]" office:value-type="float" office:value="127421175" calcext:value-type="float">
            <text:p>127421175</text:p>
          </table:table-cell>
          <table:table-cell table:formula="of:=ROUND([.K383]*0.8)" office:value-type="float" office:value="101936940" calcext:value-type="float">
            <text:p>101936940</text:p>
          </table:table-cell>
          <table:table-cell table:formula="of:=[.K383]-[.L383]-[.F383]-[.H383]" office:value-type="float" office:value="23689911" calcext:value-type="float">
            <text:p>23689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320198" calcext:value-type="float">
            <text:p>320198</text:p>
          </table:table-cell>
          <table:table-cell office:value-type="float" office:value="1324596" calcext:value-type="float">
            <text:p>1324596</text:p>
          </table:table-cell>
          <table:table-cell office:value-type="float" office:value="5617" calcext:value-type="float">
            <text:p>5617</text:p>
          </table:table-cell>
          <table:table-cell office:value-type="float" office:value="0" calcext:value-type="float">
            <text:p>0</text:p>
          </table:table-cell>
          <table:table-cell office:value-type="float" office:value="1644794" calcext:value-type="float">
            <text:p>1644794</text:p>
          </table:table-cell>
          <table:table-cell office:value-type="float" office:value="464109" calcext:value-type="float">
            <text:p>464109</text:p>
          </table:table-cell>
          <table:table-cell office:value-type="float" office:value="155462" calcext:value-type="float">
            <text:p>155462</text:p>
          </table:table-cell>
          <table:table-cell office:value-type="float" office:value="213349" calcext:value-type="float">
            <text:p>213349</text:p>
          </table:table-cell>
          <table:table-cell office:value-type="float" office:value="1223108" calcext:value-type="float">
            <text:p>1223108</text:p>
          </table:table-cell>
          <table:table-cell table:formula="of:=[.$N$2]-[.H384]" office:value-type="float" office:value="127420066" calcext:value-type="float">
            <text:p>127420066</text:p>
          </table:table-cell>
          <table:table-cell table:formula="of:=ROUND([.K384]*0.8)" office:value-type="float" office:value="101936053" calcext:value-type="float">
            <text:p>101936053</text:p>
          </table:table-cell>
          <table:table-cell table:formula="of:=[.K384]-[.L384]-[.F384]-[.H384]" office:value-type="float" office:value="23683757" calcext:value-type="float">
            <text:p>23683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322645" calcext:value-type="float">
            <text:p>322645</text:p>
          </table:table-cell>
          <table:table-cell office:value-type="float" office:value="1339556" calcext:value-type="float">
            <text:p>1339556</text:p>
          </table:table-cell>
          <table:table-cell office:value-type="float" office:value="5656" calcext:value-type="float">
            <text:p>5656</text:p>
          </table:table-cell>
          <table:table-cell office:value-type="float" office:value="0" calcext:value-type="float">
            <text:p>0</text:p>
          </table:table-cell>
          <table:table-cell office:value-type="float" office:value="1662201" calcext:value-type="float">
            <text:p>1662201</text:p>
          </table:table-cell>
          <table:table-cell office:value-type="float" office:value="467746" calcext:value-type="float">
            <text:p>467746</text:p>
          </table:table-cell>
          <table:table-cell office:value-type="float" office:value="156704" calcext:value-type="float">
            <text:p>156704</text:p>
          </table:table-cell>
          <table:table-cell office:value-type="float" office:value="219364" calcext:value-type="float">
            <text:p>219364</text:p>
          </table:table-cell>
          <table:table-cell office:value-type="float" office:value="1237321" calcext:value-type="float">
            <text:p>1237321</text:p>
          </table:table-cell>
          <table:table-cell table:formula="of:=[.$N$2]-[.H385]" office:value-type="float" office:value="127418824" calcext:value-type="float">
            <text:p>127418824</text:p>
          </table:table-cell>
          <table:table-cell table:formula="of:=ROUND([.K385]*0.8)" office:value-type="float" office:value="101935059" calcext:value-type="float">
            <text:p>101935059</text:p>
          </table:table-cell>
          <table:table-cell table:formula="of:=[.K385]-[.L385]-[.F385]-[.H385]" office:value-type="float" office:value="23664860" calcext:value-type="float">
            <text:p>23664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325097" calcext:value-type="float">
            <text:p>325097</text:p>
          </table:table-cell>
          <table:table-cell office:value-type="float" office:value="1354387" calcext:value-type="float">
            <text:p>1354387</text:p>
          </table:table-cell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  <table:table-cell office:value-type="float" office:value="1679484" calcext:value-type="float">
            <text:p>1679484</text:p>
          </table:table-cell>
          <table:table-cell office:value-type="float" office:value="471058" calcext:value-type="float">
            <text:p>471058</text:p>
          </table:table-cell>
          <table:table-cell office:value-type="float" office:value="157986" calcext:value-type="float">
            <text:p>157986</text:p>
          </table:table-cell>
          <table:table-cell office:value-type="float" office:value="219364" calcext:value-type="float">
            <text:p>219364</text:p>
          </table:table-cell>
          <table:table-cell office:value-type="float" office:value="1251782" calcext:value-type="float">
            <text:p>1251782</text:p>
          </table:table-cell>
          <table:table-cell table:formula="of:=[.$N$2]-[.H386]" office:value-type="float" office:value="127417542" calcext:value-type="float">
            <text:p>127417542</text:p>
          </table:table-cell>
          <table:table-cell table:formula="of:=ROUND([.K386]*0.8)" office:value-type="float" office:value="101934034" calcext:value-type="float">
            <text:p>101934034</text:p>
          </table:table-cell>
          <table:table-cell table:formula="of:=[.K386]-[.L386]-[.F386]-[.H386]" office:value-type="float" office:value="23646038" calcext:value-type="float">
            <text:p>23646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327354" calcext:value-type="float">
            <text:p>327354</text:p>
          </table:table-cell>
          <table:table-cell office:value-type="float" office:value="1368167" calcext:value-type="float">
            <text:p>1368167</text:p>
          </table:table-cell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  <table:table-cell office:value-type="float" office:value="1695521" calcext:value-type="float">
            <text:p>1695521</text:p>
          </table:table-cell>
          <table:table-cell office:value-type="float" office:value="474073" calcext:value-type="float">
            <text:p>474073</text:p>
          </table:table-cell>
          <table:table-cell office:value-type="float" office:value="159185" calcext:value-type="float">
            <text:p>159185</text:p>
          </table:table-cell>
          <table:table-cell office:value-type="float" office:value="219364" calcext:value-type="float">
            <text:p>219364</text:p>
          </table:table-cell>
          <table:table-cell office:value-type="float" office:value="1264780" calcext:value-type="float">
            <text:p>1264780</text:p>
          </table:table-cell>
          <table:table-cell table:formula="of:=[.$N$2]-[.H387]" office:value-type="float" office:value="127416343" calcext:value-type="float">
            <text:p>127416343</text:p>
          </table:table-cell>
          <table:table-cell table:formula="of:=ROUND([.K387]*0.8)" office:value-type="float" office:value="101933074" calcext:value-type="float">
            <text:p>101933074</text:p>
          </table:table-cell>
          <table:table-cell table:formula="of:=[.K387]-[.L387]-[.F387]-[.H387]" office:value-type="float" office:value="23628563" calcext:value-type="float">
            <text:p>23628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329619" calcext:value-type="float">
            <text:p>329619</text:p>
          </table:table-cell>
          <table:table-cell office:value-type="float" office:value="1381310" calcext:value-type="float">
            <text:p>1381310</text:p>
          </table:table-cell>
          <table:table-cell office:value-type="float" office:value="5768" calcext:value-type="float">
            <text:p>5768</text:p>
          </table:table-cell>
          <table:table-cell office:value-type="float" office:value="0" calcext:value-type="float">
            <text:p>0</text:p>
          </table:table-cell>
          <table:table-cell office:value-type="float" office:value="1710929" calcext:value-type="float">
            <text:p>1710929</text:p>
          </table:table-cell>
          <table:table-cell office:value-type="float" office:value="477186" calcext:value-type="float">
            <text:p>477186</text:p>
          </table:table-cell>
          <table:table-cell office:value-type="float" office:value="160345" calcext:value-type="float">
            <text:p>160345</text:p>
          </table:table-cell>
          <table:table-cell office:value-type="float" office:value="219364" calcext:value-type="float">
            <text:p>219364</text:p>
          </table:table-cell>
          <table:table-cell office:value-type="float" office:value="1277978" calcext:value-type="float">
            <text:p>1277978</text:p>
          </table:table-cell>
          <table:table-cell table:formula="of:=[.$N$2]-[.H388]" office:value-type="float" office:value="127415183" calcext:value-type="float">
            <text:p>127415183</text:p>
          </table:table-cell>
          <table:table-cell table:formula="of:=ROUND([.K388]*0.8)" office:value-type="float" office:value="101932146" calcext:value-type="float">
            <text:p>101932146</text:p>
          </table:table-cell>
          <table:table-cell table:formula="of:=[.K388]-[.L388]-[.F388]-[.H388]" office:value-type="float" office:value="23611763" calcext:value-type="float">
            <text:p>23611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331736" calcext:value-type="float">
            <text:p>331736</text:p>
          </table:table-cell>
          <table:table-cell office:value-type="float" office:value="1394050" calcext:value-type="float">
            <text:p>1394050</text:p>
          </table:table-cell>
          <table:table-cell office:value-type="float" office:value="5807" calcext:value-type="float">
            <text:p>5807</text:p>
          </table:table-cell>
          <table:table-cell office:value-type="float" office:value="0" calcext:value-type="float">
            <text:p>0</text:p>
          </table:table-cell>
          <table:table-cell office:value-type="float" office:value="1725786" calcext:value-type="float">
            <text:p>1725786</text:p>
          </table:table-cell>
          <table:table-cell office:value-type="float" office:value="480360" calcext:value-type="float">
            <text:p>480360</text:p>
          </table:table-cell>
          <table:table-cell office:value-type="float" office:value="161496" calcext:value-type="float">
            <text:p>161496</text:p>
          </table:table-cell>
          <table:table-cell office:value-type="float" office:value="219364" calcext:value-type="float">
            <text:p>219364</text:p>
          </table:table-cell>
          <table:table-cell office:value-type="float" office:value="1291940" calcext:value-type="float">
            <text:p>1291940</text:p>
          </table:table-cell>
          <table:table-cell table:formula="of:=[.$N$2]-[.H389]" office:value-type="float" office:value="127414032" calcext:value-type="float">
            <text:p>127414032</text:p>
          </table:table-cell>
          <table:table-cell table:formula="of:=ROUND([.K389]*0.8)" office:value-type="float" office:value="101931226" calcext:value-type="float">
            <text:p>101931226</text:p>
          </table:table-cell>
          <table:table-cell table:formula="of:=[.K389]-[.L389]-[.F389]-[.H389]" office:value-type="float" office:value="23595524" calcext:value-type="float">
            <text:p>23595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333621" calcext:value-type="float">
            <text:p>333621</text:p>
          </table:table-cell>
          <table:table-cell office:value-type="float" office:value="1399801" calcext:value-type="float">
            <text:p>1399801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1733422" calcext:value-type="float">
            <text:p>1733422</text:p>
          </table:table-cell>
          <table:table-cell office:value-type="float" office:value="482414" calcext:value-type="float">
            <text:p>482414</text:p>
          </table:table-cell>
          <table:table-cell office:value-type="float" office:value="162465" calcext:value-type="float">
            <text:p>162465</text:p>
          </table:table-cell>
          <table:table-cell office:value-type="float" office:value="219364" calcext:value-type="float">
            <text:p>219364</text:p>
          </table:table-cell>
          <table:table-cell office:value-type="float" office:value="1306138" calcext:value-type="float">
            <text:p>1306138</text:p>
          </table:table-cell>
          <table:table-cell table:formula="of:=[.$N$2]-[.H390]" office:value-type="float" office:value="127413063" calcext:value-type="float">
            <text:p>127413063</text:p>
          </table:table-cell>
          <table:table-cell table:formula="of:=ROUND([.K390]*0.8)" office:value-type="float" office:value="101930450" calcext:value-type="float">
            <text:p>101930450</text:p>
          </table:table-cell>
          <table:table-cell table:formula="of:=[.K390]-[.L390]-[.F390]-[.H390]" office:value-type="float" office:value="23586726" calcext:value-type="float">
            <text:p>23586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335399" calcext:value-type="float">
            <text:p>335399</text:p>
          </table:table-cell>
          <table:table-cell office:value-type="float" office:value="1402375" calcext:value-type="float">
            <text:p>1402375</text:p>
          </table:table-cell>
          <table:table-cell office:value-type="float" office:value="5831" calcext:value-type="float">
            <text:p>5831</text:p>
          </table:table-cell>
          <table:table-cell office:value-type="float" office:value="0" calcext:value-type="float">
            <text:p>0</text:p>
          </table:table-cell>
          <table:table-cell office:value-type="float" office:value="1737774" calcext:value-type="float">
            <text:p>1737774</text:p>
          </table:table-cell>
          <table:table-cell office:value-type="float" office:value="483203" calcext:value-type="float">
            <text:p>483203</text:p>
          </table:table-cell>
          <table:table-cell office:value-type="float" office:value="163421" calcext:value-type="float">
            <text:p>163421</text:p>
          </table:table-cell>
          <table:table-cell office:value-type="float" office:value="219364" calcext:value-type="float">
            <text:p>219364</text:p>
          </table:table-cell>
          <table:table-cell office:value-type="float" office:value="1320448" calcext:value-type="float">
            <text:p>1320448</text:p>
          </table:table-cell>
          <table:table-cell table:formula="of:=[.$N$2]-[.H391]" office:value-type="float" office:value="127412107" calcext:value-type="float">
            <text:p>127412107</text:p>
          </table:table-cell>
          <table:table-cell table:formula="of:=ROUND([.K391]*0.8)" office:value-type="float" office:value="101929686" calcext:value-type="float">
            <text:p>101929686</text:p>
          </table:table-cell>
          <table:table-cell table:formula="of:=[.K391]-[.L391]-[.F391]-[.H391]" office:value-type="float" office:value="23581226" calcext:value-type="float">
            <text:p>23581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37676" calcext:value-type="float">
            <text:p>337676</text:p>
          </table:table-cell>
          <table:table-cell office:value-type="float" office:value="1416377" calcext:value-type="float">
            <text:p>1416377</text:p>
          </table:table-cell>
          <table:table-cell office:value-type="float" office:value="5863" calcext:value-type="float">
            <text:p>5863</text:p>
          </table:table-cell>
          <table:table-cell office:value-type="float" office:value="0" calcext:value-type="float">
            <text:p>0</text:p>
          </table:table-cell>
          <table:table-cell office:value-type="float" office:value="1754053" calcext:value-type="float">
            <text:p>1754053</text:p>
          </table:table-cell>
          <table:table-cell office:value-type="float" office:value="486447" calcext:value-type="float">
            <text:p>486447</text:p>
          </table:table-cell>
          <table:table-cell office:value-type="float" office:value="164552" calcext:value-type="float">
            <text:p>164552</text:p>
          </table:table-cell>
          <table:table-cell office:value-type="float" office:value="222733" calcext:value-type="float">
            <text:p>222733</text:p>
          </table:table-cell>
          <table:table-cell office:value-type="float" office:value="1335876" calcext:value-type="float">
            <text:p>1335876</text:p>
          </table:table-cell>
          <table:table-cell table:formula="of:=[.$N$2]-[.H392]" office:value-type="float" office:value="127410976" calcext:value-type="float">
            <text:p>127410976</text:p>
          </table:table-cell>
          <table:table-cell table:formula="of:=ROUND([.K392]*0.8)" office:value-type="float" office:value="101928781" calcext:value-type="float">
            <text:p>101928781</text:p>
          </table:table-cell>
          <table:table-cell table:formula="of:=[.K392]-[.L392]-[.F392]-[.H392]" office:value-type="float" office:value="23563590" calcext:value-type="float">
            <text:p>23563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39762" calcext:value-type="float">
            <text:p>339762</text:p>
          </table:table-cell>
          <table:table-cell office:value-type="float" office:value="1429732" calcext:value-type="float">
            <text:p>1429732</text:p>
          </table:table-cell>
          <table:table-cell office:value-type="float" office:value="5914" calcext:value-type="float">
            <text:p>5914</text:p>
          </table:table-cell>
          <table:table-cell office:value-type="float" office:value="0" calcext:value-type="float">
            <text:p>0</text:p>
          </table:table-cell>
          <table:table-cell office:value-type="float" office:value="1769494" calcext:value-type="float">
            <text:p>1769494</text:p>
          </table:table-cell>
          <table:table-cell office:value-type="float" office:value="489995" calcext:value-type="float">
            <text:p>489995</text:p>
          </table:table-cell>
          <table:table-cell office:value-type="float" office:value="165616" calcext:value-type="float">
            <text:p>165616</text:p>
          </table:table-cell>
          <table:table-cell office:value-type="float" office:value="222733" calcext:value-type="float">
            <text:p>222733</text:p>
          </table:table-cell>
          <table:table-cell office:value-type="float" office:value="1348660" calcext:value-type="float">
            <text:p>1348660</text:p>
          </table:table-cell>
          <table:table-cell table:formula="of:=[.$N$2]-[.H393]" office:value-type="float" office:value="127409912" calcext:value-type="float">
            <text:p>127409912</text:p>
          </table:table-cell>
          <table:table-cell table:formula="of:=ROUND([.K393]*0.8)" office:value-type="float" office:value="101927930" calcext:value-type="float">
            <text:p>101927930</text:p>
          </table:table-cell>
          <table:table-cell table:formula="of:=[.K393]-[.L393]-[.F393]-[.H393]" office:value-type="float" office:value="23546872" calcext:value-type="float">
            <text:p>2354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41710" calcext:value-type="float">
            <text:p>341710</text:p>
          </table:table-cell>
          <table:table-cell office:value-type="float" office:value="1441368" calcext:value-type="float">
            <text:p>1441368</text:p>
          </table:table-cell>
          <table:table-cell office:value-type="float" office:value="5941" calcext:value-type="float">
            <text:p>5941</text:p>
          </table:table-cell>
          <table:table-cell office:value-type="float" office:value="0" calcext:value-type="float">
            <text:p>0</text:p>
          </table:table-cell>
          <table:table-cell office:value-type="float" office:value="1783078" calcext:value-type="float">
            <text:p>1783078</text:p>
          </table:table-cell>
          <table:table-cell office:value-type="float" office:value="493052" calcext:value-type="float">
            <text:p>493052</text:p>
          </table:table-cell>
          <table:table-cell office:value-type="float" office:value="166553" calcext:value-type="float">
            <text:p>166553</text:p>
          </table:table-cell>
          <table:table-cell office:value-type="float" office:value="222733" calcext:value-type="float">
            <text:p>222733</text:p>
          </table:table-cell>
          <table:table-cell office:value-type="float" office:value="1362535" calcext:value-type="float">
            <text:p>1362535</text:p>
          </table:table-cell>
          <table:table-cell table:formula="of:=[.$N$2]-[.H394]" office:value-type="float" office:value="127408975" calcext:value-type="float">
            <text:p>127408975</text:p>
          </table:table-cell>
          <table:table-cell table:formula="of:=ROUND([.K394]*0.8)" office:value-type="float" office:value="101927180" calcext:value-type="float">
            <text:p>101927180</text:p>
          </table:table-cell>
          <table:table-cell table:formula="of:=[.K394]-[.L394]-[.F394]-[.H394]" office:value-type="float" office:value="23532164" calcext:value-type="float">
            <text:p>23532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3524" calcext:value-type="float">
            <text:p>343524</text:p>
          </table:table-cell>
          <table:table-cell office:value-type="float" office:value="1452265" calcext:value-type="float">
            <text:p>1452265</text:p>
          </table:table-cell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office:value-type="float" office:value="1795789" calcext:value-type="float">
            <text:p>1795789</text:p>
          </table:table-cell>
          <table:table-cell office:value-type="float" office:value="495903" calcext:value-type="float">
            <text:p>495903</text:p>
          </table:table-cell>
          <table:table-cell office:value-type="float" office:value="167492" calcext:value-type="float">
            <text:p>167492</text:p>
          </table:table-cell>
          <table:table-cell office:value-type="float" office:value="222733" calcext:value-type="float">
            <text:p>222733</text:p>
          </table:table-cell>
          <table:table-cell office:value-type="float" office:value="1376073" calcext:value-type="float">
            <text:p>1376073</text:p>
          </table:table-cell>
          <table:table-cell table:formula="of:=[.$N$2]-[.H395]" office:value-type="float" office:value="127408036" calcext:value-type="float">
            <text:p>127408036</text:p>
          </table:table-cell>
          <table:table-cell table:formula="of:=ROUND([.K395]*0.8)" office:value-type="float" office:value="101926429" calcext:value-type="float">
            <text:p>101926429</text:p>
          </table:table-cell>
          <table:table-cell table:formula="of:=[.K395]-[.L395]-[.F395]-[.H395]" office:value-type="float" office:value="23518326" calcext:value-type="float">
            <text:p>23518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45238" calcext:value-type="float">
            <text:p>345238</text:p>
          </table:table-cell>
          <table:table-cell office:value-type="float" office:value="1461530" calcext:value-type="float">
            <text:p>1461530</text:p>
          </table:table-cell>
          <table:table-cell office:value-type="float" office:value="6009" calcext:value-type="float">
            <text:p>6009</text:p>
          </table:table-cell>
          <table:table-cell office:value-type="float" office:value="0" calcext:value-type="float">
            <text:p>0</text:p>
          </table:table-cell>
          <table:table-cell office:value-type="float" office:value="1806768" calcext:value-type="float">
            <text:p>1806768</text:p>
          </table:table-cell>
          <table:table-cell office:value-type="float" office:value="498765" calcext:value-type="float">
            <text:p>498765</text:p>
          </table:table-cell>
          <table:table-cell office:value-type="float" office:value="168330" calcext:value-type="float">
            <text:p>168330</text:p>
          </table:table-cell>
          <table:table-cell office:value-type="float" office:value="222733" calcext:value-type="float">
            <text:p>222733</text:p>
          </table:table-cell>
          <table:table-cell office:value-type="float" office:value="1390906" calcext:value-type="float">
            <text:p>1390906</text:p>
          </table:table-cell>
          <table:table-cell table:formula="of:=[.$N$2]-[.H396]" office:value-type="float" office:value="127407198" calcext:value-type="float">
            <text:p>127407198</text:p>
          </table:table-cell>
          <table:table-cell table:formula="of:=ROUND([.K396]*0.8)" office:value-type="float" office:value="101925758" calcext:value-type="float">
            <text:p>101925758</text:p>
          </table:table-cell>
          <table:table-cell table:formula="of:=[.K396]-[.L396]-[.F396]-[.H396]" office:value-type="float" office:value="23506342" calcext:value-type="float">
            <text:p>23506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46688" calcext:value-type="float">
            <text:p>346688</text:p>
          </table:table-cell>
          <table:table-cell office:value-type="float" office:value="1465842" calcext:value-type="float">
            <text:p>1465842</text:p>
          </table:table-cell>
          <table:table-cell office:value-type="float" office:value="6039" calcext:value-type="float">
            <text:p>6039</text:p>
          </table:table-cell>
          <table:table-cell office:value-type="float" office:value="0" calcext:value-type="float">
            <text:p>0</text:p>
          </table:table-cell>
          <table:table-cell office:value-type="float" office:value="1812530" calcext:value-type="float">
            <text:p>1812530</text:p>
          </table:table-cell>
          <table:table-cell office:value-type="float" office:value="500303" calcext:value-type="float">
            <text:p>500303</text:p>
          </table:table-cell>
          <table:table-cell office:value-type="float" office:value="169068" calcext:value-type="float">
            <text:p>169068</text:p>
          </table:table-cell>
          <table:table-cell office:value-type="float" office:value="222733" calcext:value-type="float">
            <text:p>222733</text:p>
          </table:table-cell>
          <table:table-cell office:value-type="float" office:value="1403064" calcext:value-type="float">
            <text:p>1403064</text:p>
          </table:table-cell>
          <table:table-cell table:formula="of:=[.$N$2]-[.H397]" office:value-type="float" office:value="127406460" calcext:value-type="float">
            <text:p>127406460</text:p>
          </table:table-cell>
          <table:table-cell table:formula="of:=ROUND([.K397]*0.8)" office:value-type="float" office:value="101925168" calcext:value-type="float">
            <text:p>101925168</text:p>
          </table:table-cell>
          <table:table-cell table:formula="of:=[.K397]-[.L397]-[.F397]-[.H397]" office:value-type="float" office:value="23499694" calcext:value-type="float">
            <text:p>23499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48175" calcext:value-type="float">
            <text:p>348175</text:p>
          </table:table-cell>
          <table:table-cell office:value-type="float" office:value="1467770" calcext:value-type="float">
            <text:p>1467770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1815945" calcext:value-type="float">
            <text:p>1815945</text:p>
          </table:table-cell>
          <table:table-cell office:value-type="float" office:value="500984" calcext:value-type="float">
            <text:p>500984</text:p>
          </table:table-cell>
          <table:table-cell office:value-type="float" office:value="169826" calcext:value-type="float">
            <text:p>169826</text:p>
          </table:table-cell>
          <table:table-cell office:value-type="float" office:value="222733" calcext:value-type="float">
            <text:p>222733</text:p>
          </table:table-cell>
          <table:table-cell office:value-type="float" office:value="1412393" calcext:value-type="float">
            <text:p>1412393</text:p>
          </table:table-cell>
          <table:table-cell table:formula="of:=[.$N$2]-[.H398]" office:value-type="float" office:value="127405702" calcext:value-type="float">
            <text:p>127405702</text:p>
          </table:table-cell>
          <table:table-cell table:formula="of:=ROUND([.K398]*0.8)" office:value-type="float" office:value="101924562" calcext:value-type="float">
            <text:p>101924562</text:p>
          </table:table-cell>
          <table:table-cell table:formula="of:=[.K398]-[.L398]-[.F398]-[.H398]" office:value-type="float" office:value="23495369" calcext:value-type="float">
            <text:p>23495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49598" calcext:value-type="float">
            <text:p>349598</text:p>
          </table:table-cell>
          <table:table-cell office:value-type="float" office:value="1470528" calcext:value-type="float">
            <text:p>1470528</text:p>
          </table:table-cell>
          <table:table-cell office:value-type="float" office:value="6061" calcext:value-type="float">
            <text:p>6061</text:p>
          </table:table-cell>
          <table:table-cell office:value-type="float" office:value="0" calcext:value-type="float">
            <text:p>0</text:p>
          </table:table-cell>
          <table:table-cell office:value-type="float" office:value="1820126" calcext:value-type="float">
            <text:p>1820126</text:p>
          </table:table-cell>
          <table:table-cell office:value-type="float" office:value="501877" calcext:value-type="float">
            <text:p>501877</text:p>
          </table:table-cell>
          <table:table-cell office:value-type="float" office:value="170549" calcext:value-type="float">
            <text:p>170549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52748" calcext:value-type="float">
            <text:p>1452748</text:p>
          </table:table-cell>
          <table:table-cell table:formula="of:=[.$N$2]-[.H399]" office:value-type="float" office:value="127404979" calcext:value-type="float">
            <text:p>127404979</text:p>
          </table:table-cell>
          <table:table-cell table:formula="of:=ROUND([.K399]*0.8)" office:value-type="float" office:value="101923983" calcext:value-type="float">
            <text:p>101923983</text:p>
          </table:table-cell>
          <table:table-cell table:formula="of:=[.K399]-[.L399]-[.F399]-[.H399]" office:value-type="float" office:value="23490321" calcext:value-type="float">
            <text:p>23490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51341" calcext:value-type="float">
            <text:p>351341</text:p>
          </table:table-cell>
          <table:table-cell office:value-type="float" office:value="1481005" calcext:value-type="float">
            <text:p>1481005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office:value-type="float" office:value="1832346" calcext:value-type="float">
            <text:p>1832346</text:p>
          </table:table-cell>
          <table:table-cell office:value-type="float" office:value="504689" calcext:value-type="float">
            <text:p>504689</text:p>
          </table:table-cell>
          <table:table-cell office:value-type="float" office:value="171447" calcext:value-type="float">
            <text:p>171447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36482" calcext:value-type="float">
            <text:p>1436482</text:p>
          </table:table-cell>
          <table:table-cell table:formula="of:=[.$N$2]-[.H400]" office:value-type="float" office:value="127404081" calcext:value-type="float">
            <text:p>127404081</text:p>
          </table:table-cell>
          <table:table-cell table:formula="of:=ROUND([.K400]*0.8)" office:value-type="float" office:value="101923265" calcext:value-type="float">
            <text:p>101923265</text:p>
          </table:table-cell>
          <table:table-cell table:formula="of:=[.K400]-[.L400]-[.F400]-[.H400]" office:value-type="float" office:value="23477023" calcext:value-type="float">
            <text:p>23477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52975" calcext:value-type="float">
            <text:p>352975</text:p>
          </table:table-cell>
          <table:table-cell office:value-type="float" office:value="1490056" calcext:value-type="float">
            <text:p>1490056</text:p>
          </table:table-cell>
          <table:table-cell office:value-type="float" office:value="6116" calcext:value-type="float">
            <text:p>6116</text:p>
          </table:table-cell>
          <table:table-cell office:value-type="float" office:value="0" calcext:value-type="float">
            <text:p>0</text:p>
          </table:table-cell>
          <table:table-cell office:value-type="float" office:value="1843031" calcext:value-type="float">
            <text:p>1843031</text:p>
          </table:table-cell>
          <table:table-cell office:value-type="float" office:value="507394" calcext:value-type="float">
            <text:p>507394</text:p>
          </table:table-cell>
          <table:table-cell office:value-type="float" office:value="172270" calcext:value-type="float">
            <text:p>172270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50237" calcext:value-type="float">
            <text:p>1450237</text:p>
          </table:table-cell>
          <table:table-cell table:formula="of:=[.$N$2]-[.H401]" office:value-type="float" office:value="127403258" calcext:value-type="float">
            <text:p>127403258</text:p>
          </table:table-cell>
          <table:table-cell table:formula="of:=ROUND([.K401]*0.8)" office:value-type="float" office:value="101922606" calcext:value-type="float">
            <text:p>101922606</text:p>
          </table:table-cell>
          <table:table-cell table:formula="of:=[.K401]-[.L401]-[.F401]-[.H401]" office:value-type="float" office:value="23465351" calcext:value-type="float">
            <text:p>234653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54430" calcext:value-type="float">
            <text:p>354430</text:p>
          </table:table-cell>
          <table:table-cell office:value-type="float" office:value="1498412" calcext:value-type="float">
            <text:p>1498412</text:p>
          </table:table-cell>
          <table:table-cell office:value-type="float" office:value="6142" calcext:value-type="float">
            <text:p>6142</text:p>
          </table:table-cell>
          <table:table-cell office:value-type="float" office:value="0" calcext:value-type="float">
            <text:p>0</text:p>
          </table:table-cell>
          <table:table-cell office:value-type="float" office:value="1852842" calcext:value-type="float">
            <text:p>1852842</text:p>
          </table:table-cell>
          <table:table-cell office:value-type="float" office:value="509575" calcext:value-type="float">
            <text:p>509575</text:p>
          </table:table-cell>
          <table:table-cell office:value-type="float" office:value="173010" calcext:value-type="float">
            <text:p>173010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61011" calcext:value-type="float">
            <text:p>1461011</text:p>
          </table:table-cell>
          <table:table-cell table:formula="of:=[.$N$2]-[.H402]" office:value-type="float" office:value="127402518" calcext:value-type="float">
            <text:p>127402518</text:p>
          </table:table-cell>
          <table:table-cell table:formula="of:=ROUND([.K402]*0.8)" office:value-type="float" office:value="101922014" calcext:value-type="float">
            <text:p>101922014</text:p>
          </table:table-cell>
          <table:table-cell table:formula="of:=[.K402]-[.L402]-[.F402]-[.H402]" office:value-type="float" office:value="23454652" calcext:value-type="float">
            <text:p>23454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55823" calcext:value-type="float">
            <text:p>355823</text:p>
          </table:table-cell>
          <table:table-cell office:value-type="float" office:value="1506217" calcext:value-type="float">
            <text:p>1506217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office:value-type="float" office:value="1862040" calcext:value-type="float">
            <text:p>1862040</text:p>
          </table:table-cell>
          <table:table-cell office:value-type="float" office:value="511782" calcext:value-type="float">
            <text:p>511782</text:p>
          </table:table-cell>
          <table:table-cell office:value-type="float" office:value="173671" calcext:value-type="float">
            <text:p>173671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72151" calcext:value-type="float">
            <text:p>1472151</text:p>
          </table:table-cell>
          <table:table-cell table:formula="of:=[.$N$2]-[.H403]" office:value-type="float" office:value="127401857" calcext:value-type="float">
            <text:p>127401857</text:p>
          </table:table-cell>
          <table:table-cell table:formula="of:=ROUND([.K403]*0.8)" office:value-type="float" office:value="101921486" calcext:value-type="float">
            <text:p>101921486</text:p>
          </table:table-cell>
          <table:table-cell table:formula="of:=[.K403]-[.L403]-[.F403]-[.H403]" office:value-type="float" office:value="23444660" calcext:value-type="float">
            <text:p>23444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357013" calcext:value-type="float">
            <text:p>357013</text:p>
          </table:table-cell>
          <table:table-cell office:value-type="float" office:value="1509518" calcext:value-type="float">
            <text:p>1509518</text:p>
          </table:table-cell>
          <table:table-cell office:value-type="float" office:value="6181" calcext:value-type="float">
            <text:p>6181</text:p>
          </table:table-cell>
          <table:table-cell office:value-type="float" office:value="0" calcext:value-type="float">
            <text:p>0</text:p>
          </table:table-cell>
          <table:table-cell office:value-type="float" office:value="1866531" calcext:value-type="float">
            <text:p>1866531</text:p>
          </table:table-cell>
          <table:table-cell office:value-type="float" office:value="513220" calcext:value-type="float">
            <text:p>513220</text:p>
          </table:table-cell>
          <table:table-cell office:value-type="float" office:value="174291" calcext:value-type="float">
            <text:p>174291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82138" calcext:value-type="float">
            <text:p>1482138</text:p>
          </table:table-cell>
          <table:table-cell table:formula="of:=[.$N$2]-[.H404]" office:value-type="float" office:value="127401237" calcext:value-type="float">
            <text:p>127401237</text:p>
          </table:table-cell>
          <table:table-cell table:formula="of:=ROUND([.K404]*0.8)" office:value-type="float" office:value="101920990" calcext:value-type="float">
            <text:p>101920990</text:p>
          </table:table-cell>
          <table:table-cell table:formula="of:=[.K404]-[.L404]-[.F404]-[.H404]" office:value-type="float" office:value="23439425" calcext:value-type="float">
            <text:p>23439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358066" calcext:value-type="float">
            <text:p>358066</text:p>
          </table:table-cell>
          <table:table-cell office:value-type="float" office:value="1510985" calcext:value-type="float">
            <text:p>1510985</text:p>
          </table:table-cell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  <table:table-cell office:value-type="float" office:value="1869051" calcext:value-type="float">
            <text:p>1869051</text:p>
          </table:table-cell>
          <table:table-cell office:value-type="float" office:value="513781" calcext:value-type="float">
            <text:p>513781</text:p>
          </table:table-cell>
          <table:table-cell office:value-type="float" office:value="174824" calcext:value-type="float">
            <text:p>174824</text:p>
          </table:table-cell>
          <table:table-cell office:value-type="float" office:value="225042" calcext:value-type="float">
            <text:p>225042</text:p>
          </table:table-cell>
          <table:table-cell office:value-type="float" office:value="1490077" calcext:value-type="float">
            <text:p>1490077</text:p>
          </table:table-cell>
          <table:table-cell table:formula="of:=[.$N$2]-[.H405]" office:value-type="float" office:value="127400704" calcext:value-type="float">
            <text:p>127400704</text:p>
          </table:table-cell>
          <table:table-cell table:formula="of:=ROUND([.K405]*0.8)" office:value-type="float" office:value="101920563" calcext:value-type="float">
            <text:p>101920563</text:p>
          </table:table-cell>
          <table:table-cell table:formula="of:=[.K405]-[.L405]-[.F405]-[.H405]" office:value-type="float" office:value="23436266" calcext:value-type="float">
            <text:p>23436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359486" calcext:value-type="float">
            <text:p>359486</text:p>
          </table:table-cell>
          <table:table-cell office:value-type="float" office:value="1519967" calcext:value-type="float">
            <text:p>1519967</text:p>
          </table:table-cell>
          <table:table-cell office:value-type="float" office:value="6212" calcext:value-type="float">
            <text:p>6212</text:p>
          </table:table-cell>
          <table:table-cell office:value-type="float" office:value="0" calcext:value-type="float">
            <text:p>0</text:p>
          </table:table-cell>
          <table:table-cell office:value-type="float" office:value="1879453" calcext:value-type="float">
            <text:p>1879453</text:p>
          </table:table-cell>
          <table:table-cell office:value-type="float" office:value="516220" calcext:value-type="float">
            <text:p>516220</text:p>
          </table:table-cell>
          <table:table-cell office:value-type="float" office:value="175457" calcext:value-type="float">
            <text:p>175457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01580" calcext:value-type="float">
            <text:p>1501580</text:p>
          </table:table-cell>
          <table:table-cell table:formula="of:=[.$N$2]-[.H406]" office:value-type="float" office:value="127400071" calcext:value-type="float">
            <text:p>127400071</text:p>
          </table:table-cell>
          <table:table-cell table:formula="of:=ROUND([.K406]*0.8)" office:value-type="float" office:value="101920057" calcext:value-type="float">
            <text:p>101920057</text:p>
          </table:table-cell>
          <table:table-cell table:formula="of:=[.K406]-[.L406]-[.F406]-[.H406]" office:value-type="float" office:value="23425104" calcext:value-type="float">
            <text:p>23425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360764" calcext:value-type="float">
            <text:p>360764</text:p>
          </table:table-cell>
          <table:table-cell office:value-type="float" office:value="1527071" calcext:value-type="float">
            <text:p>1527071</text:p>
          </table:table-cell>
          <table:table-cell office:value-type="float" office:value="6229" calcext:value-type="float">
            <text:p>6229</text:p>
          </table:table-cell>
          <table:table-cell office:value-type="float" office:value="0" calcext:value-type="float">
            <text:p>0</text:p>
          </table:table-cell>
          <table:table-cell office:value-type="float" office:value="1887835" calcext:value-type="float">
            <text:p>1887835</text:p>
          </table:table-cell>
          <table:table-cell office:value-type="float" office:value="518205" calcext:value-type="float">
            <text:p>518205</text:p>
          </table:table-cell>
          <table:table-cell office:value-type="float" office:value="176059" calcext:value-type="float">
            <text:p>176059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11199" calcext:value-type="float">
            <text:p>1511199</text:p>
          </table:table-cell>
          <table:table-cell table:formula="of:=[.$N$2]-[.H407]" office:value-type="float" office:value="127399469" calcext:value-type="float">
            <text:p>127399469</text:p>
          </table:table-cell>
          <table:table-cell table:formula="of:=ROUND([.K407]*0.8)" office:value-type="float" office:value="101919575" calcext:value-type="float">
            <text:p>101919575</text:p>
          </table:table-cell>
          <table:table-cell table:formula="of:=[.K407]-[.L407]-[.F407]-[.H407]" office:value-type="float" office:value="23416000" calcext:value-type="float">
            <text:p>2341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362002" calcext:value-type="float">
            <text:p>362002</text:p>
          </table:table-cell>
          <table:table-cell office:value-type="float" office:value="1533573" calcext:value-type="float">
            <text:p>1533573</text:p>
          </table:table-cell>
          <table:table-cell office:value-type="float" office:value="6251" calcext:value-type="float">
            <text:p>6251</text:p>
          </table:table-cell>
          <table:table-cell office:value-type="float" office:value="0" calcext:value-type="float">
            <text:p>0</text:p>
          </table:table-cell>
          <table:table-cell office:value-type="float" office:value="1895575" calcext:value-type="float">
            <text:p>1895575</text:p>
          </table:table-cell>
          <table:table-cell office:value-type="float" office:value="519972" calcext:value-type="float">
            <text:p>519972</text:p>
          </table:table-cell>
          <table:table-cell office:value-type="float" office:value="176620" calcext:value-type="float">
            <text:p>176620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19572" calcext:value-type="float">
            <text:p>1519572</text:p>
          </table:table-cell>
          <table:table-cell table:formula="of:=[.$N$2]-[.H408]" office:value-type="float" office:value="127398908" calcext:value-type="float">
            <text:p>127398908</text:p>
          </table:table-cell>
          <table:table-cell table:formula="of:=ROUND([.K408]*0.8)" office:value-type="float" office:value="101919126" calcext:value-type="float">
            <text:p>101919126</text:p>
          </table:table-cell>
          <table:table-cell table:formula="of:=[.K408]-[.L408]-[.F408]-[.H408]" office:value-type="float" office:value="23407587" calcext:value-type="float">
            <text:p>23407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363117" calcext:value-type="float">
            <text:p>363117</text:p>
          </table:table-cell>
          <table:table-cell office:value-type="float" office:value="1539520" calcext:value-type="float">
            <text:p>1539520</text:p>
          </table:table-cell>
          <table:table-cell office:value-type="float" office:value="6261" calcext:value-type="float">
            <text:p>6261</text:p>
          </table:table-cell>
          <table:table-cell office:value-type="float" office:value="0" calcext:value-type="float">
            <text:p>0</text:p>
          </table:table-cell>
          <table:table-cell office:value-type="float" office:value="1902637" calcext:value-type="float">
            <text:p>1902637</text:p>
          </table:table-cell>
          <table:table-cell office:value-type="float" office:value="521717" calcext:value-type="float">
            <text:p>521717</text:p>
          </table:table-cell>
          <table:table-cell office:value-type="float" office:value="177157" calcext:value-type="float">
            <text:p>177157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28304" calcext:value-type="float">
            <text:p>1528304</text:p>
          </table:table-cell>
          <table:table-cell table:formula="of:=[.$N$2]-[.H409]" office:value-type="float" office:value="127398371" calcext:value-type="float">
            <text:p>127398371</text:p>
          </table:table-cell>
          <table:table-cell table:formula="of:=ROUND([.K409]*0.8)" office:value-type="float" office:value="101918697" calcext:value-type="float">
            <text:p>101918697</text:p>
          </table:table-cell>
          <table:table-cell table:formula="of:=[.K409]-[.L409]-[.F409]-[.H409]" office:value-type="float" office:value="23399880" calcext:value-type="float">
            <text:p>233998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364169" calcext:value-type="float">
            <text:p>364169</text:p>
          </table:table-cell>
          <table:table-cell office:value-type="float" office:value="1545267" calcext:value-type="float">
            <text:p>1545267</text:p>
          </table:table-cell>
          <table:table-cell office:value-type="float" office:value="6277" calcext:value-type="float">
            <text:p>6277</text:p>
          </table:table-cell>
          <table:table-cell office:value-type="float" office:value="0" calcext:value-type="float">
            <text:p>0</text:p>
          </table:table-cell>
          <table:table-cell office:value-type="float" office:value="1909436" calcext:value-type="float">
            <text:p>1909436</text:p>
          </table:table-cell>
          <table:table-cell office:value-type="float" office:value="523491" calcext:value-type="float">
            <text:p>523491</text:p>
          </table:table-cell>
          <table:table-cell office:value-type="float" office:value="177634" calcext:value-type="float">
            <text:p>177634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35786" calcext:value-type="float">
            <text:p>1535786</text:p>
          </table:table-cell>
          <table:table-cell table:formula="of:=[.$N$2]-[.H410]" office:value-type="float" office:value="127397894" calcext:value-type="float">
            <text:p>127397894</text:p>
          </table:table-cell>
          <table:table-cell table:formula="of:=ROUND([.K410]*0.8)" office:value-type="float" office:value="101918315" calcext:value-type="float">
            <text:p>101918315</text:p>
          </table:table-cell>
          <table:table-cell table:formula="of:=[.K410]-[.L410]-[.F410]-[.H410]" office:value-type="float" office:value="23392509" calcext:value-type="float">
            <text:p>23392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365051" calcext:value-type="float">
            <text:p>365051</text:p>
          </table:table-cell>
          <table:table-cell office:value-type="float" office:value="1547571" calcext:value-type="float">
            <text:p>1547571</text:p>
          </table:table-cell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office:value-type="float" office:value="1912622" calcext:value-type="float">
            <text:p>1912622</text:p>
          </table:table-cell>
          <table:table-cell office:value-type="float" office:value="524591" calcext:value-type="float">
            <text:p>524591</text:p>
          </table:table-cell>
          <table:table-cell office:value-type="float" office:value="178035" calcext:value-type="float">
            <text:p>178035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42991" calcext:value-type="float">
            <text:p>1542991</text:p>
          </table:table-cell>
          <table:table-cell table:formula="of:=[.$N$2]-[.H411]" office:value-type="float" office:value="127397493" calcext:value-type="float">
            <text:p>127397493</text:p>
          </table:table-cell>
          <table:table-cell table:formula="of:=ROUND([.K411]*0.8)" office:value-type="float" office:value="101917994" calcext:value-type="float">
            <text:p>101917994</text:p>
          </table:table-cell>
          <table:table-cell table:formula="of:=[.K411]-[.L411]-[.F411]-[.H411]" office:value-type="float" office:value="23388842" calcext:value-type="float">
            <text:p>23388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365986" calcext:value-type="float">
            <text:p>365986</text:p>
          </table:table-cell>
          <table:table-cell office:value-type="float" office:value="1548566" calcext:value-type="float">
            <text:p>1548566</text:p>
          </table:table-cell>
          <table:table-cell office:value-type="float" office:value="6295" calcext:value-type="float">
            <text:p>6295</text:p>
          </table:table-cell>
          <table:table-cell office:value-type="float" office:value="0" calcext:value-type="float">
            <text:p>0</text:p>
          </table:table-cell>
          <table:table-cell office:value-type="float" office:value="1914552" calcext:value-type="float">
            <text:p>1914552</text:p>
          </table:table-cell>
          <table:table-cell office:value-type="float" office:value="525054" calcext:value-type="float">
            <text:p>525054</text:p>
          </table:table-cell>
          <table:table-cell office:value-type="float" office:value="178491" calcext:value-type="float">
            <text:p>178491</text:p>
          </table:table-cell>
          <table:table-cell office:value-type="float" office:value="226669" calcext:value-type="float">
            <text:p>226669</text:p>
          </table:table-cell>
          <table:table-cell office:value-type="float" office:value="1548174" calcext:value-type="float">
            <text:p>1548174</text:p>
          </table:table-cell>
          <table:table-cell table:formula="of:=[.$N$2]-[.H412]" office:value-type="float" office:value="127397037" calcext:value-type="float">
            <text:p>127397037</text:p>
          </table:table-cell>
          <table:table-cell table:formula="of:=ROUND([.K412]*0.8)" office:value-type="float" office:value="101917630" calcext:value-type="float">
            <text:p>101917630</text:p>
          </table:table-cell>
          <table:table-cell table:formula="of:=[.K412]-[.L412]-[.F412]-[.H412]" office:value-type="float" office:value="23386364" calcext:value-type="float">
            <text:p>2338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367103" calcext:value-type="float">
            <text:p>367103</text:p>
          </table:table-cell>
          <table:table-cell office:value-type="float" office:value="1554780" calcext:value-type="float">
            <text:p>1554780</text:p>
          </table:table-cell>
          <table:table-cell office:value-type="float" office:value="6318" calcext:value-type="float">
            <text:p>6318</text:p>
          </table:table-cell>
          <table:table-cell office:value-type="float" office:value="0" calcext:value-type="float">
            <text:p>0</text:p>
          </table:table-cell>
          <table:table-cell office:value-type="float" office:value="1921883" calcext:value-type="float">
            <text:p>1921883</text:p>
          </table:table-cell>
          <table:table-cell office:value-type="float" office:value="526789" calcext:value-type="float">
            <text:p>526789</text:p>
          </table:table-cell>
          <table:table-cell office:value-type="float" office:value="179034" calcext:value-type="float">
            <text:p>179034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55923" calcext:value-type="float">
            <text:p>1555923</text:p>
          </table:table-cell>
          <table:table-cell table:formula="of:=[.$N$2]-[.H413]" office:value-type="float" office:value="127396494" calcext:value-type="float">
            <text:p>127396494</text:p>
          </table:table-cell>
          <table:table-cell table:formula="of:=ROUND([.K413]*0.8)" office:value-type="float" office:value="101917195" calcext:value-type="float">
            <text:p>101917195</text:p>
          </table:table-cell>
          <table:table-cell table:formula="of:=[.K413]-[.L413]-[.F413]-[.H413]" office:value-type="float" office:value="23378382" calcext:value-type="float">
            <text:p>23378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368157" calcext:value-type="float">
            <text:p>368157</text:p>
          </table:table-cell>
          <table:table-cell office:value-type="float" office:value="1560664" calcext:value-type="float">
            <text:p>1560664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office:value-type="float" office:value="1928821" calcext:value-type="float">
            <text:p>1928821</text:p>
          </table:table-cell>
          <table:table-cell office:value-type="float" office:value="528459" calcext:value-type="float">
            <text:p>528459</text:p>
          </table:table-cell>
          <table:table-cell office:value-type="float" office:value="179527" calcext:value-type="float">
            <text:p>179527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63992" calcext:value-type="float">
            <text:p>1563992</text:p>
          </table:table-cell>
          <table:table-cell table:formula="of:=[.$N$2]-[.H414]" office:value-type="float" office:value="127396001" calcext:value-type="float">
            <text:p>127396001</text:p>
          </table:table-cell>
          <table:table-cell table:formula="of:=ROUND([.K414]*0.8)" office:value-type="float" office:value="101916801" calcext:value-type="float">
            <text:p>101916801</text:p>
          </table:table-cell>
          <table:table-cell table:formula="of:=[.K414]-[.L414]-[.F414]-[.H414]" office:value-type="float" office:value="23370852" calcext:value-type="float">
            <text:p>23370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369161" calcext:value-type="float">
            <text:p>369161</text:p>
          </table:table-cell>
          <table:table-cell office:value-type="float" office:value="1565980" calcext:value-type="float">
            <text:p>1565980</text:p>
          </table:table-cell>
          <table:table-cell office:value-type="float" office:value="6344" calcext:value-type="float">
            <text:p>6344</text:p>
          </table:table-cell>
          <table:table-cell office:value-type="float" office:value="0" calcext:value-type="float">
            <text:p>0</text:p>
          </table:table-cell>
          <table:table-cell office:value-type="float" office:value="1935141" calcext:value-type="float">
            <text:p>1935141</text:p>
          </table:table-cell>
          <table:table-cell office:value-type="float" office:value="529912" calcext:value-type="float">
            <text:p>529912</text:p>
          </table:table-cell>
          <table:table-cell office:value-type="float" office:value="179982" calcext:value-type="float">
            <text:p>179982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71071" calcext:value-type="float">
            <text:p>1571071</text:p>
          </table:table-cell>
          <table:table-cell table:formula="of:=[.$N$2]-[.H415]" office:value-type="float" office:value="127395546" calcext:value-type="float">
            <text:p>127395546</text:p>
          </table:table-cell>
          <table:table-cell table:formula="of:=ROUND([.K415]*0.8)" office:value-type="float" office:value="101916437" calcext:value-type="float">
            <text:p>101916437</text:p>
          </table:table-cell>
          <table:table-cell table:formula="of:=[.K415]-[.L415]-[.F415]-[.H415]" office:value-type="float" office:value="23363986" calcext:value-type="float">
            <text:p>23363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370070" calcext:value-type="float">
            <text:p>370070</text:p>
          </table:table-cell>
          <table:table-cell office:value-type="float" office:value="1571266" calcext:value-type="float">
            <text:p>1571266</text:p>
          </table:table-cell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  <table:table-cell office:value-type="float" office:value="1941336" calcext:value-type="float">
            <text:p>1941336</text:p>
          </table:table-cell>
          <table:table-cell office:value-type="float" office:value="531515" calcext:value-type="float">
            <text:p>531515</text:p>
          </table:table-cell>
          <table:table-cell office:value-type="float" office:value="180421" calcext:value-type="float">
            <text:p>180421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77838" calcext:value-type="float">
            <text:p>1577838</text:p>
          </table:table-cell>
          <table:table-cell table:formula="of:=[.$N$2]-[.H416]" office:value-type="float" office:value="127395107" calcext:value-type="float">
            <text:p>127395107</text:p>
          </table:table-cell>
          <table:table-cell table:formula="of:=ROUND([.K416]*0.8)" office:value-type="float" office:value="101916086" calcext:value-type="float">
            <text:p>101916086</text:p>
          </table:table-cell>
          <table:table-cell table:formula="of:=[.K416]-[.L416]-[.F416]-[.H416]" office:value-type="float" office:value="23357264" calcext:value-type="float">
            <text:p>23357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370990" calcext:value-type="float">
            <text:p>370990</text:p>
          </table:table-cell>
          <table:table-cell office:value-type="float" office:value="1576313" calcext:value-type="float">
            <text:p>1576313</text:p>
          </table:table-cell>
          <table:table-cell office:value-type="float" office:value="6378" calcext:value-type="float">
            <text:p>6378</text:p>
          </table:table-cell>
          <table:table-cell office:value-type="float" office:value="0" calcext:value-type="float">
            <text:p>0</text:p>
          </table:table-cell>
          <table:table-cell office:value-type="float" office:value="1947303" calcext:value-type="float">
            <text:p>1947303</text:p>
          </table:table-cell>
          <table:table-cell office:value-type="float" office:value="532891" calcext:value-type="float">
            <text:p>532891</text:p>
          </table:table-cell>
          <table:table-cell office:value-type="float" office:value="180824" calcext:value-type="float">
            <text:p>180824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84704" calcext:value-type="float">
            <text:p>1584704</text:p>
          </table:table-cell>
          <table:table-cell table:formula="of:=[.$N$2]-[.H417]" office:value-type="float" office:value="127394704" calcext:value-type="float">
            <text:p>127394704</text:p>
          </table:table-cell>
          <table:table-cell table:formula="of:=ROUND([.K417]*0.8)" office:value-type="float" office:value="101915763" calcext:value-type="float">
            <text:p>101915763</text:p>
          </table:table-cell>
          <table:table-cell table:formula="of:=[.K417]-[.L417]-[.F417]-[.H417]" office:value-type="float" office:value="23350814" calcext:value-type="float">
            <text:p>23350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371797" calcext:value-type="float">
            <text:p>371797</text:p>
          </table:table-cell>
          <table:table-cell office:value-type="float" office:value="1578488" calcext:value-type="float">
            <text:p>1578488</text:p>
          </table:table-cell>
          <table:table-cell office:value-type="float" office:value="6386" calcext:value-type="float">
            <text:p>6386</text:p>
          </table:table-cell>
          <table:table-cell office:value-type="float" office:value="0" calcext:value-type="float">
            <text:p>0</text:p>
          </table:table-cell>
          <table:table-cell office:value-type="float" office:value="1950285" calcext:value-type="float">
            <text:p>1950285</text:p>
          </table:table-cell>
          <table:table-cell office:value-type="float" office:value="533641" calcext:value-type="float">
            <text:p>533641</text:p>
          </table:table-cell>
          <table:table-cell office:value-type="float" office:value="181212" calcext:value-type="float">
            <text:p>181212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90696" calcext:value-type="float">
            <text:p>1590696</text:p>
          </table:table-cell>
          <table:table-cell table:formula="of:=[.$N$2]-[.H418]" office:value-type="float" office:value="127394316" calcext:value-type="float">
            <text:p>127394316</text:p>
          </table:table-cell>
          <table:table-cell table:formula="of:=ROUND([.K418]*0.8)" office:value-type="float" office:value="101915453" calcext:value-type="float">
            <text:p>101915453</text:p>
          </table:table-cell>
          <table:table-cell table:formula="of:=[.K418]-[.L418]-[.F418]-[.H418]" office:value-type="float" office:value="23347366" calcext:value-type="float">
            <text:p>23347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372580" calcext:value-type="float">
            <text:p>372580</text:p>
          </table:table-cell>
          <table:table-cell office:value-type="float" office:value="1579590" calcext:value-type="float">
            <text:p>1579590</text:p>
          </table:table-cell>
          <table:table-cell office:value-type="float" office:value="6389" calcext:value-type="float">
            <text:p>6389</text:p>
          </table:table-cell>
          <table:table-cell office:value-type="float" office:value="0" calcext:value-type="float">
            <text:p>0</text:p>
          </table:table-cell>
          <table:table-cell office:value-type="float" office:value="1952170" calcext:value-type="float">
            <text:p>1952170</text:p>
          </table:table-cell>
          <table:table-cell office:value-type="float" office:value="534038" calcext:value-type="float">
            <text:p>534038</text:p>
          </table:table-cell>
          <table:table-cell office:value-type="float" office:value="181571" calcext:value-type="float">
            <text:p>181571</text:p>
          </table:table-cell>
          <table:table-cell office:value-type="float" office:value="228124" calcext:value-type="float">
            <text:p>228124</text:p>
          </table:table-cell>
          <table:table-cell office:value-type="float" office:value="1595320" calcext:value-type="float">
            <text:p>1595320</text:p>
          </table:table-cell>
          <table:table-cell table:formula="of:=[.$N$2]-[.H419]" office:value-type="float" office:value="127393957" calcext:value-type="float">
            <text:p>127393957</text:p>
          </table:table-cell>
          <table:table-cell table:formula="of:=ROUND([.K419]*0.8)" office:value-type="float" office:value="101915166" calcext:value-type="float">
            <text:p>101915166</text:p>
          </table:table-cell>
          <table:table-cell table:formula="of:=[.K419]-[.L419]-[.F419]-[.H419]" office:value-type="float" office:value="23345050" calcext:value-type="float">
            <text:p>23345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373544" calcext:value-type="float">
            <text:p>373544</text:p>
          </table:table-cell>
          <table:table-cell office:value-type="float" office:value="1586276" calcext:value-type="float">
            <text:p>1586276</text:p>
          </table:table-cell>
          <table:table-cell office:value-type="float" office:value="6404" calcext:value-type="float">
            <text:p>6404</text:p>
          </table:table-cell>
          <table:table-cell office:value-type="float" office:value="0" calcext:value-type="float">
            <text:p>0</text:p>
          </table:table-cell>
          <table:table-cell office:value-type="float" office:value="1959820" calcext:value-type="float">
            <text:p>1959820</text:p>
          </table:table-cell>
          <table:table-cell office:value-type="float" office:value="535680" calcext:value-type="float">
            <text:p>535680</text:p>
          </table:table-cell>
          <table:table-cell office:value-type="float" office:value="181976" calcext:value-type="float">
            <text:p>181976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02024" calcext:value-type="float">
            <text:p>1602024</text:p>
          </table:table-cell>
          <table:table-cell table:formula="of:=[.$N$2]-[.H420]" office:value-type="float" office:value="127393552" calcext:value-type="float">
            <text:p>127393552</text:p>
          </table:table-cell>
          <table:table-cell table:formula="of:=ROUND([.K420]*0.8)" office:value-type="float" office:value="101914842" calcext:value-type="float">
            <text:p>101914842</text:p>
          </table:table-cell>
          <table:table-cell table:formula="of:=[.K420]-[.L420]-[.F420]-[.H420]" office:value-type="float" office:value="23336914" calcext:value-type="float">
            <text:p>23336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374441" calcext:value-type="float">
            <text:p>374441</text:p>
          </table:table-cell>
          <table:table-cell office:value-type="float" office:value="1591966" calcext:value-type="float">
            <text:p>1591966</text:p>
          </table:table-cell>
          <table:table-cell office:value-type="float" office:value="6419" calcext:value-type="float">
            <text:p>6419</text:p>
          </table:table-cell>
          <table:table-cell office:value-type="float" office:value="0" calcext:value-type="float">
            <text:p>0</text:p>
          </table:table-cell>
          <table:table-cell office:value-type="float" office:value="1966407" calcext:value-type="float">
            <text:p>1966407</text:p>
          </table:table-cell>
          <table:table-cell office:value-type="float" office:value="537065" calcext:value-type="float">
            <text:p>537065</text:p>
          </table:table-cell>
          <table:table-cell office:value-type="float" office:value="182368" calcext:value-type="float">
            <text:p>182368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07869" calcext:value-type="float">
            <text:p>1607869</text:p>
          </table:table-cell>
          <table:table-cell table:formula="of:=[.$N$2]-[.H421]" office:value-type="float" office:value="127393160" calcext:value-type="float">
            <text:p>127393160</text:p>
          </table:table-cell>
          <table:table-cell table:formula="of:=ROUND([.K421]*0.8)" office:value-type="float" office:value="101914528" calcext:value-type="float">
            <text:p>101914528</text:p>
          </table:table-cell>
          <table:table-cell table:formula="of:=[.K421]-[.L421]-[.F421]-[.H421]" office:value-type="float" office:value="23329857" calcext:value-type="float">
            <text:p>23329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375310" calcext:value-type="float">
            <text:p>375310</text:p>
          </table:table-cell>
          <table:table-cell office:value-type="float" office:value="1597156" calcext:value-type="float">
            <text:p>1597156</text:p>
          </table:table-cell>
          <table:table-cell office:value-type="float" office:value="6426" calcext:value-type="float">
            <text:p>6426</text:p>
          </table:table-cell>
          <table:table-cell office:value-type="float" office:value="0" calcext:value-type="float">
            <text:p>0</text:p>
          </table:table-cell>
          <table:table-cell office:value-type="float" office:value="1972466" calcext:value-type="float">
            <text:p>1972466</text:p>
          </table:table-cell>
          <table:table-cell office:value-type="float" office:value="538322" calcext:value-type="float">
            <text:p>538322</text:p>
          </table:table-cell>
          <table:table-cell office:value-type="float" office:value="182731" calcext:value-type="float">
            <text:p>182731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14614" calcext:value-type="float">
            <text:p>1614614</text:p>
          </table:table-cell>
          <table:table-cell table:formula="of:=[.$N$2]-[.H422]" office:value-type="float" office:value="127392797" calcext:value-type="float">
            <text:p>127392797</text:p>
          </table:table-cell>
          <table:table-cell table:formula="of:=ROUND([.K422]*0.8)" office:value-type="float" office:value="101914238" calcext:value-type="float">
            <text:p>101914238</text:p>
          </table:table-cell>
          <table:table-cell table:formula="of:=[.K422]-[.L422]-[.F422]-[.H422]" office:value-type="float" office:value="23323362" calcext:value-type="float">
            <text:p>23323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376193" calcext:value-type="float">
            <text:p>376193</text:p>
          </table:table-cell>
          <table:table-cell office:value-type="float" office:value="1602323" calcext:value-type="float">
            <text:p>1602323</text:p>
          </table:table-cell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office:value-type="float" office:value="1978516" calcext:value-type="float">
            <text:p>1978516</text:p>
          </table:table-cell>
          <table:table-cell office:value-type="float" office:value="539449" calcext:value-type="float">
            <text:p>539449</text:p>
          </table:table-cell>
          <table:table-cell office:value-type="float" office:value="183074" calcext:value-type="float">
            <text:p>183074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20008" calcext:value-type="float">
            <text:p>1620008</text:p>
          </table:table-cell>
          <table:table-cell table:formula="of:=[.$N$2]-[.H423]" office:value-type="float" office:value="127392454" calcext:value-type="float">
            <text:p>127392454</text:p>
          </table:table-cell>
          <table:table-cell table:formula="of:=ROUND([.K423]*0.8)" office:value-type="float" office:value="101913963" calcext:value-type="float">
            <text:p>101913963</text:p>
          </table:table-cell>
          <table:table-cell table:formula="of:=[.K423]-[.L423]-[.F423]-[.H423]" office:value-type="float" office:value="23316901" calcext:value-type="float">
            <text:p>2331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377051" calcext:value-type="float">
            <text:p>377051</text:p>
          </table:table-cell>
          <table:table-cell office:value-type="float" office:value="1607257" calcext:value-type="float">
            <text:p>1607257</text:p>
          </table:table-cell>
          <table:table-cell office:value-type="float" office:value="6469" calcext:value-type="float">
            <text:p>6469</text:p>
          </table:table-cell>
          <table:table-cell office:value-type="float" office:value="0" calcext:value-type="float">
            <text:p>0</text:p>
          </table:table-cell>
          <table:table-cell office:value-type="float" office:value="1984308" calcext:value-type="float">
            <text:p>1984308</text:p>
          </table:table-cell>
          <table:table-cell office:value-type="float" office:value="540936" calcext:value-type="float">
            <text:p>540936</text:p>
          </table:table-cell>
          <table:table-cell office:value-type="float" office:value="183428" calcext:value-type="float">
            <text:p>183428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25328" calcext:value-type="float">
            <text:p>1625328</text:p>
          </table:table-cell>
          <table:table-cell table:formula="of:=[.$N$2]-[.H424]" office:value-type="float" office:value="127392100" calcext:value-type="float">
            <text:p>127392100</text:p>
          </table:table-cell>
          <table:table-cell table:formula="of:=ROUND([.K424]*0.8)" office:value-type="float" office:value="101913680" calcext:value-type="float">
            <text:p>101913680</text:p>
          </table:table-cell>
          <table:table-cell table:formula="of:=[.K424]-[.L424]-[.F424]-[.H424]" office:value-type="float" office:value="23310684" calcext:value-type="float">
            <text:p>23310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377779" calcext:value-type="float">
            <text:p>377779</text:p>
          </table:table-cell>
          <table:table-cell office:value-type="float" office:value="1609456" calcext:value-type="float">
            <text:p>1609456</text:p>
          </table:table-cell>
          <table:table-cell office:value-type="float" office:value="6483" calcext:value-type="float">
            <text:p>6483</text:p>
          </table:table-cell>
          <table:table-cell office:value-type="float" office:value="0" calcext:value-type="float">
            <text:p>0</text:p>
          </table:table-cell>
          <table:table-cell office:value-type="float" office:value="1987235" calcext:value-type="float">
            <text:p>1987235</text:p>
          </table:table-cell>
          <table:table-cell office:value-type="float" office:value="541697" calcext:value-type="float">
            <text:p>541697</text:p>
          </table:table-cell>
          <table:table-cell office:value-type="float" office:value="183730" calcext:value-type="float">
            <text:p>183730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30002" calcext:value-type="float">
            <text:p>1630002</text:p>
          </table:table-cell>
          <table:table-cell table:formula="of:=[.$N$2]-[.H425]" office:value-type="float" office:value="127391798" calcext:value-type="float">
            <text:p>127391798</text:p>
          </table:table-cell>
          <table:table-cell table:formula="of:=ROUND([.K425]*0.8)" office:value-type="float" office:value="101913438" calcext:value-type="float">
            <text:p>101913438</text:p>
          </table:table-cell>
          <table:table-cell table:formula="of:=[.K425]-[.L425]-[.F425]-[.H425]" office:value-type="float" office:value="23307395" calcext:value-type="float">
            <text:p>23307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378529" calcext:value-type="float">
            <text:p>378529</text:p>
          </table:table-cell>
          <table:table-cell office:value-type="float" office:value="1610611" calcext:value-type="float">
            <text:p>1610611</text:p>
          </table:table-cell>
          <table:table-cell office:value-type="float" office:value="6491" calcext:value-type="float">
            <text:p>6491</text:p>
          </table:table-cell>
          <table:table-cell office:value-type="float" office:value="0" calcext:value-type="float">
            <text:p>0</text:p>
          </table:table-cell>
          <table:table-cell office:value-type="float" office:value="1989140" calcext:value-type="float">
            <text:p>1989140</text:p>
          </table:table-cell>
          <table:table-cell office:value-type="float" office:value="542046" calcext:value-type="float">
            <text:p>542046</text:p>
          </table:table-cell>
          <table:table-cell office:value-type="float" office:value="184045" calcext:value-type="float">
            <text:p>184045</text:p>
          </table:table-cell>
          <table:table-cell office:value-type="float" office:value="229422" calcext:value-type="float">
            <text:p>229422</text:p>
          </table:table-cell>
          <table:table-cell office:value-type="float" office:value="1633900" calcext:value-type="float">
            <text:p>1633900</text:p>
          </table:table-cell>
          <table:table-cell table:formula="of:=[.$N$2]-[.H426]" office:value-type="float" office:value="127391483" calcext:value-type="float">
            <text:p>127391483</text:p>
          </table:table-cell>
          <table:table-cell table:formula="of:=ROUND([.K426]*0.8)" office:value-type="float" office:value="101913186" calcext:value-type="float">
            <text:p>101913186</text:p>
          </table:table-cell>
          <table:table-cell table:formula="of:=[.K426]-[.L426]-[.F426]-[.H426]" office:value-type="float" office:value="23305112" calcext:value-type="float">
            <text:p>23305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379470" calcext:value-type="float">
            <text:p>379470</text:p>
          </table:table-cell>
          <table:table-cell office:value-type="float" office:value="1617217" calcext:value-type="float">
            <text:p>1617217</text:p>
          </table:table-cell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  <table:table-cell office:value-type="float" office:value="1996687" calcext:value-type="float">
            <text:p>1996687</text:p>
          </table:table-cell>
          <table:table-cell office:value-type="float" office:value="543537" calcext:value-type="float">
            <text:p>543537</text:p>
          </table:table-cell>
          <table:table-cell office:value-type="float" office:value="184382" calcext:value-type="float">
            <text:p>184382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39943" calcext:value-type="float">
            <text:p>1639943</text:p>
          </table:table-cell>
          <table:table-cell table:formula="of:=[.$N$2]-[.H427]" office:value-type="float" office:value="127391146" calcext:value-type="float">
            <text:p>127391146</text:p>
          </table:table-cell>
          <table:table-cell table:formula="of:=ROUND([.K427]*0.8)" office:value-type="float" office:value="101912917" calcext:value-type="float">
            <text:p>101912917</text:p>
          </table:table-cell>
          <table:table-cell table:formula="of:=[.K427]-[.L427]-[.F427]-[.H427]" office:value-type="float" office:value="23297160" calcext:value-type="float">
            <text:p>23297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380338" calcext:value-type="float">
            <text:p>380338</text:p>
          </table:table-cell>
          <table:table-cell office:value-type="float" office:value="1622259" calcext:value-type="float">
            <text:p>1622259</text:p>
          </table:table-cell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  <table:table-cell office:value-type="float" office:value="2002597" calcext:value-type="float">
            <text:p>2002597</text:p>
          </table:table-cell>
          <table:table-cell office:value-type="float" office:value="544982" calcext:value-type="float">
            <text:p>544982</text:p>
          </table:table-cell>
          <table:table-cell office:value-type="float" office:value="184681" calcext:value-type="float">
            <text:p>184681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45312" calcext:value-type="float">
            <text:p>1645312</text:p>
          </table:table-cell>
          <table:table-cell table:formula="of:=[.$N$2]-[.H428]" office:value-type="float" office:value="127390847" calcext:value-type="float">
            <text:p>127390847</text:p>
          </table:table-cell>
          <table:table-cell table:formula="of:=ROUND([.K428]*0.8)" office:value-type="float" office:value="101912678" calcext:value-type="float">
            <text:p>101912678</text:p>
          </table:table-cell>
          <table:table-cell table:formula="of:=[.K428]-[.L428]-[.F428]-[.H428]" office:value-type="float" office:value="23290891" calcext:value-type="float">
            <text:p>23290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381277" calcext:value-type="float">
            <text:p>381277</text:p>
          </table:table-cell>
          <table:table-cell office:value-type="float" office:value="1626889" calcext:value-type="float">
            <text:p>1626889</text:p>
          </table:table-cell>
          <table:table-cell office:value-type="float" office:value="6542" calcext:value-type="float">
            <text:p>6542</text:p>
          </table:table-cell>
          <table:table-cell office:value-type="float" office:value="0" calcext:value-type="float">
            <text:p>0</text:p>
          </table:table-cell>
          <table:table-cell office:value-type="float" office:value="2008166" calcext:value-type="float">
            <text:p>2008166</text:p>
          </table:table-cell>
          <table:table-cell office:value-type="float" office:value="546339" calcext:value-type="float">
            <text:p>546339</text:p>
          </table:table-cell>
          <table:table-cell office:value-type="float" office:value="185036" calcext:value-type="float">
            <text:p>185036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50230" calcext:value-type="float">
            <text:p>1650230</text:p>
          </table:table-cell>
          <table:table-cell table:formula="of:=[.$N$2]-[.H429]" office:value-type="float" office:value="127390492" calcext:value-type="float">
            <text:p>127390492</text:p>
          </table:table-cell>
          <table:table-cell table:formula="of:=ROUND([.K429]*0.8)" office:value-type="float" office:value="101912394" calcext:value-type="float">
            <text:p>101912394</text:p>
          </table:table-cell>
          <table:table-cell table:formula="of:=[.K429]-[.L429]-[.F429]-[.H429]" office:value-type="float" office:value="23284896" calcext:value-type="float">
            <text:p>232848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382078" calcext:value-type="float">
            <text:p>382078</text:p>
          </table:table-cell>
          <table:table-cell office:value-type="float" office:value="1631421" calcext:value-type="float">
            <text:p>1631421</text:p>
          </table:table-cell>
          <table:table-cell office:value-type="float" office:value="6558" calcext:value-type="float">
            <text:p>6558</text:p>
          </table:table-cell>
          <table:table-cell office:value-type="float" office:value="0" calcext:value-type="float">
            <text:p>0</text:p>
          </table:table-cell>
          <table:table-cell office:value-type="float" office:value="2013499" calcext:value-type="float">
            <text:p>2013499</text:p>
          </table:table-cell>
          <table:table-cell office:value-type="float" office:value="547673" calcext:value-type="float">
            <text:p>547673</text:p>
          </table:table-cell>
          <table:table-cell office:value-type="float" office:value="185328" calcext:value-type="float">
            <text:p>185328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55549" calcext:value-type="float">
            <text:p>1655549</text:p>
          </table:table-cell>
          <table:table-cell table:formula="of:=[.$N$2]-[.H430]" office:value-type="float" office:value="127390200" calcext:value-type="float">
            <text:p>127390200</text:p>
          </table:table-cell>
          <table:table-cell table:formula="of:=ROUND([.K430]*0.8)" office:value-type="float" office:value="101912160" calcext:value-type="float">
            <text:p>101912160</text:p>
          </table:table-cell>
          <table:table-cell table:formula="of:=[.K430]-[.L430]-[.F430]-[.H430]" office:value-type="float" office:value="23279213" calcext:value-type="float">
            <text:p>23279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382858" calcext:value-type="float">
            <text:p>382858</text:p>
          </table:table-cell>
          <table:table-cell office:value-type="float" office:value="1635846" calcext:value-type="float">
            <text:p>1635846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office:value-type="float" office:value="2018704" calcext:value-type="float">
            <text:p>2018704</text:p>
          </table:table-cell>
          <table:table-cell office:value-type="float" office:value="548798" calcext:value-type="float">
            <text:p>548798</text:p>
          </table:table-cell>
          <table:table-cell office:value-type="float" office:value="185560" calcext:value-type="float">
            <text:p>185560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60786" calcext:value-type="float">
            <text:p>1660786</text:p>
          </table:table-cell>
          <table:table-cell table:formula="of:=[.$N$2]-[.H431]" office:value-type="float" office:value="127389968" calcext:value-type="float">
            <text:p>127389968</text:p>
          </table:table-cell>
          <table:table-cell table:formula="of:=ROUND([.K431]*0.8)" office:value-type="float" office:value="101911974" calcext:value-type="float">
            <text:p>101911974</text:p>
          </table:table-cell>
          <table:table-cell table:formula="of:=[.K431]-[.L431]-[.F431]-[.H431]" office:value-type="float" office:value="23273730" calcext:value-type="float">
            <text:p>23273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383485" calcext:value-type="float">
            <text:p>383485</text:p>
          </table:table-cell>
          <table:table-cell office:value-type="float" office:value="1637752" calcext:value-type="float">
            <text:p>1637752</text:p>
          </table:table-cell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 office:value-type="float" office:value="2021237" calcext:value-type="float">
            <text:p>2021237</text:p>
          </table:table-cell>
          <table:table-cell office:value-type="float" office:value="549456" calcext:value-type="float">
            <text:p>549456</text:p>
          </table:table-cell>
          <table:table-cell office:value-type="float" office:value="185771" calcext:value-type="float">
            <text:p>185771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66658" calcext:value-type="float">
            <text:p>1666658</text:p>
          </table:table-cell>
          <table:table-cell table:formula="of:=[.$N$2]-[.H432]" office:value-type="float" office:value="127389757" calcext:value-type="float">
            <text:p>127389757</text:p>
          </table:table-cell>
          <table:table-cell table:formula="of:=ROUND([.K432]*0.8)" office:value-type="float" office:value="101911806" calcext:value-type="float">
            <text:p>101911806</text:p>
          </table:table-cell>
          <table:table-cell table:formula="of:=[.K432]-[.L432]-[.F432]-[.H432]" office:value-type="float" office:value="23270943" calcext:value-type="float">
            <text:p>23270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384208" calcext:value-type="float">
            <text:p>384208</text:p>
          </table:table-cell>
          <table:table-cell office:value-type="float" office:value="1638753" calcext:value-type="float">
            <text:p>1638753</text:p>
          </table:table-cell>
          <table:table-cell office:value-type="float" office:value="6591" calcext:value-type="float">
            <text:p>6591</text:p>
          </table:table-cell>
          <table:table-cell office:value-type="float" office:value="0" calcext:value-type="float">
            <text:p>0</text:p>
          </table:table-cell>
          <table:table-cell office:value-type="float" office:value="2022961" calcext:value-type="float">
            <text:p>2022961</text:p>
          </table:table-cell>
          <table:table-cell office:value-type="float" office:value="549777" calcext:value-type="float">
            <text:p>549777</text:p>
          </table:table-cell>
          <table:table-cell office:value-type="float" office:value="185981" calcext:value-type="float">
            <text:p>185981</text:p>
          </table:table-cell>
          <table:table-cell office:value-type="float" office:value="230533" calcext:value-type="float">
            <text:p>230533</text:p>
          </table:table-cell>
          <table:table-cell office:value-type="float" office:value="1670431" calcext:value-type="float">
            <text:p>1670431</text:p>
          </table:table-cell>
          <table:table-cell table:formula="of:=[.$N$2]-[.H433]" office:value-type="float" office:value="127389547" calcext:value-type="float">
            <text:p>127389547</text:p>
          </table:table-cell>
          <table:table-cell table:formula="of:=ROUND([.K433]*0.8)" office:value-type="float" office:value="101911638" calcext:value-type="float">
            <text:p>101911638</text:p>
          </table:table-cell>
          <table:table-cell table:formula="of:=[.K433]-[.L433]-[.F433]-[.H433]" office:value-type="float" office:value="23268967" calcext:value-type="float">
            <text:p>23268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385052" calcext:value-type="float">
            <text:p>385052</text:p>
          </table:table-cell>
          <table:table-cell office:value-type="float" office:value="1643826" calcext:value-type="float">
            <text:p>1643826</text:p>
          </table:table-cell>
          <table:table-cell office:value-type="float" office:value="6609" calcext:value-type="float">
            <text:p>6609</text:p>
          </table:table-cell>
          <table:table-cell office:value-type="float" office:value="0" calcext:value-type="float">
            <text:p>0</text:p>
          </table:table-cell>
          <table:table-cell office:value-type="float" office:value="2028878" calcext:value-type="float">
            <text:p>2028878</text:p>
          </table:table-cell>
          <table:table-cell office:value-type="float" office:value="551087" calcext:value-type="float">
            <text:p>551087</text:p>
          </table:table-cell>
          <table:table-cell office:value-type="float" office:value="186234" calcext:value-type="float">
            <text:p>186234</text:p>
          </table:table-cell>
          <table:table-cell office:value-type="float" office:value="231341" calcext:value-type="float">
            <text:p>231341</text:p>
          </table:table-cell>
          <table:table-cell office:value-type="float" office:value="1675996" calcext:value-type="float">
            <text:p>1675996</text:p>
          </table:table-cell>
          <table:table-cell table:formula="of:=[.$N$2]-[.H434]" office:value-type="float" office:value="127389294" calcext:value-type="float">
            <text:p>127389294</text:p>
          </table:table-cell>
          <table:table-cell table:formula="of:=ROUND([.K434]*0.8)" office:value-type="float" office:value="101911435" calcext:value-type="float">
            <text:p>101911435</text:p>
          </table:table-cell>
          <table:table-cell table:formula="of:=[.K434]-[.L434]-[.F434]-[.H434]" office:value-type="float" office:value="23262747" calcext:value-type="float">
            <text:p>23262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385798" calcext:value-type="float">
            <text:p>385798</text:p>
          </table:table-cell>
          <table:table-cell office:value-type="float" office:value="1648105" calcext:value-type="float">
            <text:p>1648105</text:p>
          </table:table-cell>
          <table:table-cell office:value-type="float" office:value="6617" calcext:value-type="float">
            <text:p>6617</text:p>
          </table:table-cell>
          <table:table-cell office:value-type="float" office:value="0" calcext:value-type="float">
            <text:p>0</text:p>
          </table:table-cell>
          <table:table-cell office:value-type="float" office:value="2033903" calcext:value-type="float">
            <text:p>2033903</text:p>
          </table:table-cell>
          <table:table-cell office:value-type="float" office:value="552290" calcext:value-type="float">
            <text:p>552290</text:p>
          </table:table-cell>
          <table:table-cell office:value-type="float" office:value="186432" calcext:value-type="float">
            <text:p>186432</text:p>
          </table:table-cell>
          <table:table-cell office:value-type="float" office:value="231341" calcext:value-type="float">
            <text:p>231341</text:p>
          </table:table-cell>
          <table:table-cell office:value-type="float" office:value="1681336" calcext:value-type="float">
            <text:p>1681336</text:p>
          </table:table-cell>
          <table:table-cell table:formula="of:=[.$N$2]-[.H435]" office:value-type="float" office:value="127389096" calcext:value-type="float">
            <text:p>127389096</text:p>
          </table:table-cell>
          <table:table-cell table:formula="of:=ROUND([.K435]*0.8)" office:value-type="float" office:value="101911277" calcext:value-type="float">
            <text:p>101911277</text:p>
          </table:table-cell>
          <table:table-cell table:formula="of:=[.K435]-[.L435]-[.F435]-[.H435]" office:value-type="float" office:value="23257484" calcext:value-type="float">
            <text:p>23257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386460" calcext:value-type="float">
            <text:p>386460</text:p>
          </table:table-cell>
          <table:table-cell office:value-type="float" office:value="1651953" calcext:value-type="float">
            <text:p>1651953</text:p>
          </table:table-cell>
          <table:table-cell office:value-type="float" office:value="6639" calcext:value-type="float">
            <text:p>6639</text:p>
          </table:table-cell>
          <table:table-cell office:value-type="float" office:value="0" calcext:value-type="float">
            <text:p>0</text:p>
          </table:table-cell>
          <table:table-cell office:value-type="float" office:value="2038413" calcext:value-type="float">
            <text:p>2038413</text:p>
          </table:table-cell>
          <table:table-cell office:value-type="float" office:value="553349" calcext:value-type="float">
            <text:p>553349</text:p>
          </table:table-cell>
          <table:table-cell office:value-type="float" office:value="186586" calcext:value-type="float">
            <text:p>186586</text:p>
          </table:table-cell>
          <table:table-cell office:value-type="float" office:value="231341" calcext:value-type="float">
            <text:p>231341</text:p>
          </table:table-cell>
          <table:table-cell office:value-type="float" office:value="1685996" calcext:value-type="float">
            <text:p>1685996</text:p>
          </table:table-cell>
          <table:table-cell table:formula="of:=[.$N$2]-[.H436]" office:value-type="float" office:value="127388942" calcext:value-type="float">
            <text:p>127388942</text:p>
          </table:table-cell>
          <table:table-cell table:formula="of:=ROUND([.K436]*0.8)" office:value-type="float" office:value="101911154" calcext:value-type="float">
            <text:p>101911154</text:p>
          </table:table-cell>
          <table:table-cell table:formula="of:=[.K436]-[.L436]-[.F436]-[.H436]" office:value-type="float" office:value="23252789" calcext:value-type="float">
            <text:p>23252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387117" calcext:value-type="float">
            <text:p>387117</text:p>
          </table:table-cell>
          <table:table-cell office:value-type="float" office:value="1655689" calcext:value-type="float">
            <text:p>1655689</text:p>
          </table:table-cell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  <table:table-cell office:value-type="float" office:value="2042806" calcext:value-type="float">
            <text:p>2042806</text:p>
          </table:table-cell>
          <table:table-cell office:value-type="float" office:value="554540" calcext:value-type="float">
            <text:p>554540</text:p>
          </table:table-cell>
          <table:table-cell office:value-type="float" office:value="186734" calcext:value-type="float">
            <text:p>186734</text:p>
          </table:table-cell>
          <table:table-cell office:value-type="float" office:value="231341" calcext:value-type="float">
            <text:p>231341</text:p>
          </table:table-cell>
          <table:table-cell office:value-type="float" office:value="1691093" calcext:value-type="float">
            <text:p>1691093</text:p>
          </table:table-cell>
          <table:table-cell table:formula="of:=[.$N$2]-[.H437]" office:value-type="float" office:value="127388794" calcext:value-type="float">
            <text:p>127388794</text:p>
          </table:table-cell>
          <table:table-cell table:formula="of:=ROUND([.K437]*0.8)" office:value-type="float" office:value="101911035" calcext:value-type="float">
            <text:p>101911035</text:p>
          </table:table-cell>
          <table:table-cell table:formula="of:=[.K437]-[.L437]-[.F437]-[.H437]" office:value-type="float" office:value="23248219" calcext:value-type="float">
            <text:p>23248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387730" calcext:value-type="float">
            <text:p>387730</text:p>
          </table:table-cell>
          <table:table-cell office:value-type="float" office:value="1659161" calcext:value-type="float">
            <text:p>1659161</text:p>
          </table:table-cell>
          <table:table-cell office:value-type="float" office:value="6658" calcext:value-type="float">
            <text:p>6658</text:p>
          </table:table-cell>
          <table:table-cell office:value-type="float" office:value="0" calcext:value-type="float">
            <text:p>0</text:p>
          </table:table-cell>
          <table:table-cell office:value-type="float" office:value="2046891" calcext:value-type="float">
            <text:p>2046891</text:p>
          </table:table-cell>
          <table:table-cell office:value-type="float" office:value="555776" calcext:value-type="float">
            <text:p>555776</text:p>
          </table:table-cell>
          <table:table-cell office:value-type="float" office:value="186862" calcext:value-type="float">
            <text:p>186862</text:p>
          </table:table-cell>
          <table:table-cell office:value-type="float" office:value="231341" calcext:value-type="float">
            <text:p>231341</text:p>
          </table:table-cell>
          <table:table-cell office:value-type="float" office:value="1696739" calcext:value-type="float">
            <text:p>1696739</text:p>
          </table:table-cell>
          <table:table-cell table:formula="of:=[.$N$2]-[.H438]" office:value-type="float" office:value="127388666" calcext:value-type="float">
            <text:p>127388666</text:p>
          </table:table-cell>
          <table:table-cell table:formula="of:=ROUND([.K438]*0.8)" office:value-type="float" office:value="101910933" calcext:value-type="float">
            <text:p>101910933</text:p>
          </table:table-cell>
          <table:table-cell table:formula="of:=[.K438]-[.L438]-[.F438]-[.H438]" office:value-type="float" office:value="23243980" calcext:value-type="float">
            <text:p>23243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388249" calcext:value-type="float">
            <text:p>388249</text:p>
          </table:table-cell>
          <table:table-cell office:value-type="float" office:value="1660702" calcext:value-type="float">
            <text:p>1660702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2048951" calcext:value-type="float">
            <text:p>2048951</text:p>
          </table:table-cell>
          <table:table-cell office:value-type="float" office:value="556461" calcext:value-type="float">
            <text:p>556461</text:p>
          </table:table-cell>
          <table:table-cell office:value-type="float" office:value="186949" calcext:value-type="float">
            <text:p>186949</text:p>
          </table:table-cell>
          <table:table-cell office:value-type="float" office:value="231341" calcext:value-type="float">
            <text:p>231341</text:p>
          </table:table-cell>
          <table:table-cell office:value-type="float" office:value="1701216" calcext:value-type="float">
            <text:p>1701216</text:p>
          </table:table-cell>
          <table:table-cell table:formula="of:=[.$N$2]-[.H439]" office:value-type="float" office:value="127388579" calcext:value-type="float">
            <text:p>127388579</text:p>
          </table:table-cell>
          <table:table-cell table:formula="of:=ROUND([.K439]*0.8)" office:value-type="float" office:value="101910863" calcext:value-type="float">
            <text:p>101910863</text:p>
          </table:table-cell>
          <table:table-cell table:formula="of:=[.K439]-[.L439]-[.F439]-[.H439]" office:value-type="float" office:value="23241816" calcext:value-type="float">
            <text:p>23241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388753" calcext:value-type="float">
            <text:p>388753</text:p>
          </table:table-cell>
          <table:table-cell office:value-type="float" office:value="1661486" calcext:value-type="float">
            <text:p>1661486</text:p>
          </table:table-cell>
          <table:table-cell office:value-type="float" office:value="6672" calcext:value-type="float">
            <text:p>6672</text:p>
          </table:table-cell>
          <table:table-cell office:value-type="float" office:value="0" calcext:value-type="float">
            <text:p>0</text:p>
          </table:table-cell>
          <table:table-cell office:value-type="float" office:value="2050239" calcext:value-type="float">
            <text:p>2050239</text:p>
          </table:table-cell>
          <table:table-cell office:value-type="float" office:value="556817" calcext:value-type="float">
            <text:p>556817</text:p>
          </table:table-cell>
          <table:table-cell office:value-type="float" office:value="187019" calcext:value-type="float">
            <text:p>187019</text:p>
          </table:table-cell>
          <table:table-cell office:value-type="float" office:value="231341" calcext:value-type="float">
            <text:p>231341</text:p>
          </table:table-cell>
          <table:table-cell office:value-type="float" office:value="1705743" calcext:value-type="float">
            <text:p>1705743</text:p>
          </table:table-cell>
          <table:table-cell table:formula="of:=[.$N$2]-[.H440]" office:value-type="float" office:value="127388509" calcext:value-type="float">
            <text:p>127388509</text:p>
          </table:table-cell>
          <table:table-cell table:formula="of:=ROUND([.K440]*0.8)" office:value-type="float" office:value="101910807" calcext:value-type="float">
            <text:p>101910807</text:p>
          </table:table-cell>
          <table:table-cell table:formula="of:=[.K440]-[.L440]-[.F440]-[.H440]" office:value-type="float" office:value="23240444" calcext:value-type="float">
            <text:p>23240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389340" calcext:value-type="float">
            <text:p>389340</text:p>
          </table:table-cell>
          <table:table-cell office:value-type="float" office:value="1662584" calcext:value-type="float">
            <text:p>1662584</text:p>
          </table:table-cell>
          <table:table-cell office:value-type="float" office:value="6678" calcext:value-type="float">
            <text:p>6678</text:p>
          </table:table-cell>
          <table:table-cell office:value-type="float" office:value="0" calcext:value-type="float">
            <text:p>0</text:p>
          </table:table-cell>
          <table:table-cell office:value-type="float" office:value="2051924" calcext:value-type="float">
            <text:p>2051924</text:p>
          </table:table-cell>
          <table:table-cell office:value-type="float" office:value="557400" calcext:value-type="float">
            <text:p>557400</text:p>
          </table:table-cell>
          <table:table-cell office:value-type="float" office:value="187082" calcext:value-type="float">
            <text:p>187082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11931" calcext:value-type="float">
            <text:p>1711931</text:p>
          </table:table-cell>
          <table:table-cell table:formula="of:=[.$N$2]-[.H441]" office:value-type="float" office:value="127388446" calcext:value-type="float">
            <text:p>127388446</text:p>
          </table:table-cell>
          <table:table-cell table:formula="of:=ROUND([.K441]*0.8)" office:value-type="float" office:value="101910757" calcext:value-type="float">
            <text:p>101910757</text:p>
          </table:table-cell>
          <table:table-cell table:formula="of:=[.K441]-[.L441]-[.F441]-[.H441]" office:value-type="float" office:value="23238683" calcext:value-type="float">
            <text:p>23238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389966" calcext:value-type="float">
            <text:p>389966</text:p>
          </table:table-cell>
          <table:table-cell office:value-type="float" office:value="1667309" calcext:value-type="float">
            <text:p>1667309</text:p>
          </table:table-cell>
          <table:table-cell office:value-type="float" office:value="6691" calcext:value-type="float">
            <text:p>6691</text:p>
          </table:table-cell>
          <table:table-cell office:value-type="float" office:value="0" calcext:value-type="float">
            <text:p>0</text:p>
          </table:table-cell>
          <table:table-cell office:value-type="float" office:value="2057275" calcext:value-type="float">
            <text:p>2057275</text:p>
          </table:table-cell>
          <table:table-cell office:value-type="float" office:value="558796" calcext:value-type="float">
            <text:p>558796</text:p>
          </table:table-cell>
          <table:table-cell office:value-type="float" office:value="187129" calcext:value-type="float">
            <text:p>187129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16135" calcext:value-type="float">
            <text:p>1716135</text:p>
          </table:table-cell>
          <table:table-cell table:formula="of:=[.$N$2]-[.H442]" office:value-type="float" office:value="127388399" calcext:value-type="float">
            <text:p>127388399</text:p>
          </table:table-cell>
          <table:table-cell table:formula="of:=ROUND([.K442]*0.8)" office:value-type="float" office:value="101910719" calcext:value-type="float">
            <text:p>101910719</text:p>
          </table:table-cell>
          <table:table-cell table:formula="of:=[.K442]-[.L442]-[.F442]-[.H442]" office:value-type="float" office:value="23233276" calcext:value-type="float">
            <text:p>2323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390528" calcext:value-type="float">
            <text:p>390528</text:p>
          </table:table-cell>
          <table:table-cell office:value-type="float" office:value="1670763" calcext:value-type="float">
            <text:p>1670763</text:p>
          </table:table-cell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office:value-type="float" office:value="2061291" calcext:value-type="float">
            <text:p>2061291</text:p>
          </table:table-cell>
          <table:table-cell office:value-type="float" office:value="560443" calcext:value-type="float">
            <text:p>560443</text:p>
          </table:table-cell>
          <table:table-cell office:value-type="float" office:value="187159" calcext:value-type="float">
            <text:p>187159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20430" calcext:value-type="float">
            <text:p>1720430</text:p>
          </table:table-cell>
          <table:table-cell table:formula="of:=[.$N$2]-[.H443]" office:value-type="float" office:value="127388369" calcext:value-type="float">
            <text:p>127388369</text:p>
          </table:table-cell>
          <table:table-cell table:formula="of:=ROUND([.K443]*0.8)" office:value-type="float" office:value="101910695" calcext:value-type="float">
            <text:p>101910695</text:p>
          </table:table-cell>
          <table:table-cell table:formula="of:=[.K443]-[.L443]-[.F443]-[.H443]" office:value-type="float" office:value="23229224" calcext:value-type="float">
            <text:p>23229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390945" calcext:value-type="float">
            <text:p>390945</text:p>
          </table:table-cell>
          <table:table-cell office:value-type="float" office:value="1673731" calcext:value-type="float">
            <text:p>1673731</text:p>
          </table:table-cell>
          <table:table-cell office:value-type="float" office:value="6717" calcext:value-type="float">
            <text:p>6717</text:p>
          </table:table-cell>
          <table:table-cell office:value-type="float" office:value="0" calcext:value-type="float">
            <text:p>0</text:p>
          </table:table-cell>
          <table:table-cell office:value-type="float" office:value="2064676" calcext:value-type="float">
            <text:p>2064676</text:p>
          </table:table-cell>
          <table:table-cell office:value-type="float" office:value="562690" calcext:value-type="float">
            <text:p>562690</text:p>
          </table:table-cell>
          <table:table-cell office:value-type="float" office:value="187177" calcext:value-type="float">
            <text:p>187177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24794" calcext:value-type="float">
            <text:p>1724794</text:p>
          </table:table-cell>
          <table:table-cell table:formula="of:=[.$N$2]-[.H444]" office:value-type="float" office:value="127388351" calcext:value-type="float">
            <text:p>127388351</text:p>
          </table:table-cell>
          <table:table-cell table:formula="of:=ROUND([.K444]*0.8)" office:value-type="float" office:value="101910681" calcext:value-type="float">
            <text:p>101910681</text:p>
          </table:table-cell>
          <table:table-cell table:formula="of:=[.K444]-[.L444]-[.F444]-[.H444]" office:value-type="float" office:value="23225817" calcext:value-type="float">
            <text:p>23225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391242" calcext:value-type="float">
            <text:p>391242</text:p>
          </table:table-cell>
          <table:table-cell office:value-type="float" office:value="1675844" calcext:value-type="float">
            <text:p>1675844</text:p>
          </table:table-cell>
          <table:table-cell office:value-type="float" office:value="6730" calcext:value-type="float">
            <text:p>6730</text:p>
          </table:table-cell>
          <table:table-cell office:value-type="float" office:value="0" calcext:value-type="float">
            <text:p>0</text:p>
          </table:table-cell>
          <table:table-cell office:value-type="float" office:value="2067086" calcext:value-type="float">
            <text:p>2067086</text:p>
          </table:table-cell>
          <table:table-cell office:value-type="float" office:value="565699" calcext:value-type="float">
            <text:p>565699</text:p>
          </table:table-cell>
          <table:table-cell office:value-type="float" office:value="187186" calcext:value-type="float">
            <text:p>187186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29269" calcext:value-type="float">
            <text:p>1729269</text:p>
          </table:table-cell>
          <table:table-cell table:formula="of:=[.$N$2]-[.H445]" office:value-type="float" office:value="127388342" calcext:value-type="float">
            <text:p>127388342</text:p>
          </table:table-cell>
          <table:table-cell table:formula="of:=ROUND([.K445]*0.8)" office:value-type="float" office:value="101910674" calcext:value-type="float">
            <text:p>101910674</text:p>
          </table:table-cell>
          <table:table-cell table:formula="of:=[.K445]-[.L445]-[.F445]-[.H445]" office:value-type="float" office:value="23223396" calcext:value-type="float">
            <text:p>23223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391345" calcext:value-type="float">
            <text:p>391345</text:p>
          </table:table-cell>
          <table:table-cell office:value-type="float" office:value="1676394" calcext:value-type="float">
            <text:p>1676394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2067739" calcext:value-type="float">
            <text:p>2067739</text:p>
          </table:table-cell>
          <table:table-cell office:value-type="float" office:value="567218" calcext:value-type="float">
            <text:p>567218</text:p>
          </table:table-cell>
          <table:table-cell office:value-type="float" office:value="187190" calcext:value-type="float">
            <text:p>187190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33089" calcext:value-type="float">
            <text:p>1733089</text:p>
          </table:table-cell>
          <table:table-cell table:formula="of:=[.$N$2]-[.H446]" office:value-type="float" office:value="127388338" calcext:value-type="float">
            <text:p>127388338</text:p>
          </table:table-cell>
          <table:table-cell table:formula="of:=ROUND([.K446]*0.8)" office:value-type="float" office:value="101910670" calcext:value-type="float">
            <text:p>101910670</text:p>
          </table:table-cell>
          <table:table-cell table:formula="of:=[.K446]-[.L446]-[.F446]-[.H446]" office:value-type="float" office:value="23222739" calcext:value-type="float">
            <text:p>232227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391354" calcext:value-type="float">
            <text:p>391354</text:p>
          </table:table-cell>
          <table:table-cell office:value-type="float" office:value="1676395" calcext:value-type="float">
            <text:p>1676395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2067749" calcext:value-type="float">
            <text:p>2067749</text:p>
          </table:table-cell>
          <table:table-cell office:value-type="float" office:value="567250" calcext:value-type="float">
            <text:p>567250</text:p>
          </table:table-cell>
          <table:table-cell office:value-type="float" office:value="187190" calcext:value-type="float">
            <text:p>187190</text:p>
          </table:table-cell>
          <table:table-cell office:value-type="float" office:value="232066" calcext:value-type="float">
            <text:p>232066</text:p>
          </table:table-cell>
          <table:table-cell office:value-type="float" office:value="1736159" calcext:value-type="float">
            <text:p>1736159</text:p>
          </table:table-cell>
          <table:table-cell table:formula="of:=[.$N$2]-[.H447]" office:value-type="float" office:value="127388338" calcext:value-type="float">
            <text:p>127388338</text:p>
          </table:table-cell>
          <table:table-cell table:formula="of:=ROUND([.K447]*0.8)" office:value-type="float" office:value="101910670" calcext:value-type="float">
            <text:p>101910670</text:p>
          </table:table-cell>
          <table:table-cell table:formula="of:=[.K447]-[.L447]-[.F447]-[.H447]" office:value-type="float" office:value="23222729" calcext:value-type="float">
            <text:p>232227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2T20:48:01.890000000</dc:date>
    <dc:creator>Yoltic Cruz Tello</dc:creator>
    <meta:editing-duration>PT20S</meta:editing-duration>
    <meta:editing-cycles>1</meta:editing-cycles>
    <meta:document-statistic meta:table-count="1" meta:cell-count="5813" meta:object-count="0"/>
    <meta:generator>LibreOffice/7.0.4.2$Windows_X86_64 LibreOffice_project/dcf040e67528d9187c66b2379df5ea4407429775</meta:generator>
  </office:meta>
</office:document-meta>
</file>